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Bueno" style:data-style-name="N0">
      <style:table-cell-properties fo:background-color="#C6EFCE"/>
      <style:text-properties fo:color="#006100"/>
    </style:style>
    <style:style style:name="ce5" style:family="table-cell" style:parent-style-name="Default" style:data-style-name="N2"/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4.65666666666667cm" style:use-optimal-column-width="true"/>
    </style:style>
    <style:style style:name="co3" style:family="table-column">
      <style:table-column-properties fo:break-before="auto" style:column-width="4.826cm" style:use-optimal-column-width="true"/>
    </style:style>
    <style:style style:name="co4" style:family="table-column">
      <style:table-column-properties fo:break-before="auto" style:column-width="3.28083333333333cm" style:use-optimal-column-width="true"/>
    </style:style>
    <style:style style:name="co5" style:family="table-column">
      <style:table-column-properties fo:break-before="auto" style:column-width="2.94216666666667cm" style:use-optimal-column-width="true"/>
    </style:style>
    <style:style style:name="co6" style:family="table-column">
      <style:table-column-properties fo:break-before="auto" style:column-width="2.62466666666667cm" style:use-optimal-column-width="true"/>
    </style:style>
    <style:style style:name="co7" style:family="table-column">
      <style:table-column-properties fo:break-before="auto" style:column-width="1.5875cm"/>
    </style:style>
    <style:style style:name="co8" style:family="table-column">
      <style:table-column-properties fo:break-before="auto" style:column-width="4.0005cm" style:use-optimal-column-width="true"/>
    </style:style>
    <style:style style:name="co9" style:family="table-column">
      <style:table-column-properties fo:break-before="auto" style:column-width="4.1275cm" style:use-optimal-column-width="true"/>
    </style:style>
    <style:style style:name="co10" style:family="table-column">
      <style:table-column-properties fo:break-before="auto" style:column-width="3.937cm" style:use-optimal-column-width="true"/>
    </style:style>
    <style:style style:name="co11" style:family="table-column">
      <style:table-column-properties fo:break-before="auto" style:column-width="3.93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 style:parent-style-name="Graphics">
      <style:graphic-properties draw:fill="none" fo:clip="rect(0.03024in, 0in, 0in, 0.15801in)" draw:stroke="solid" svg:stroke-width="0.01736in" svg:stroke-color="#ffc000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rag_For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ime [s]</text:p>
          </table:table-cell>
          <table:table-cell office:value-type="string" table:style-name="ce1">
            <text:p>Force.x [N/m] DBC</text:p>
          </table:table-cell>
          <table:table-cell office:value-type="string" table:style-name="ce1">
            <text:p>Force.x [N/m] mDBC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8.824765426420001" table:style-name="ce2">
            <text:p>6.88E+01</text:p>
          </table:table-cell>
          <table:table-cell office:value-type="float" office:value="69.880578002899995" table:style-name="ce2">
            <text:p>6.99E+01</text:p>
          </table:table-cell>
          <table:table-cell table:number-columns-repeated="16381"/>
        </table:table-row>
        <table:table-row table:style-name="ro1">
          <table:table-cell office:value-type="float" office:value="0.02" table:style-name="ce1">
            <text:p>0.02</text:p>
          </table:table-cell>
          <table:table-cell office:value-type="float" office:value="521.12163185229997" table:style-name="ce2">
            <text:p>5.21E+02</text:p>
          </table:table-cell>
          <table:table-cell office:value-type="float" office:value="412.83471611020002" table:style-name="ce2">
            <text:p>4.13E+02</text:p>
          </table:table-cell>
          <table:table-cell table:number-columns-repeated="16381"/>
        </table:table-row>
        <table:table-row table:style-name="ro1">
          <table:table-cell office:value-type="float" office:value="0.04" table:style-name="ce1">
            <text:p>0.04</text:p>
          </table:table-cell>
          <table:table-cell office:value-type="float" office:value="92.392066162120003" table:style-name="ce2">
            <text:p>9.24E+01</text:p>
          </table:table-cell>
          <table:table-cell office:value-type="float" office:value="205.53925208890001" table:style-name="ce2">
            <text:p>2.06E+02</text:p>
          </table:table-cell>
          <table:table-cell table:style-name="ce1">
            <draw:frame draw:z-index="1" draw:id="id0" draw:style-name="a0" draw:name="Gráfico 3" svg:x="0.26667in" svg:y="0.15833in" svg:width="5.33333in" svg:height="3.2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0.06" table:style-name="ce1">
            <text:p>0.06</text:p>
          </table:table-cell>
          <table:table-cell office:value-type="float" office:value="731.05364681809999" table:style-name="ce2">
            <text:p>7.31E+02</text:p>
          </table:table-cell>
          <table:table-cell office:value-type="float" office:value="728.72244011930002" table:style-name="ce2">
            <text:p>7.29E+02</text:p>
          </table:table-cell>
          <table:table-cell table:number-columns-repeated="16381"/>
        </table:table-row>
        <table:table-row table:style-name="ro1">
          <table:table-cell office:value-type="float" office:value="0.08" table:style-name="ce1">
            <text:p>0.08</text:p>
          </table:table-cell>
          <table:table-cell office:value-type="float" office:value="-167.14110747730001" table:style-name="ce2">
            <text:p>-1.67E+02</text:p>
          </table:table-cell>
          <table:table-cell office:value-type="float" office:value="-1.928922972901" table:style-name="ce2">
            <text:p>-1.93E+00</text:p>
          </table:table-cell>
          <table:table-cell table:number-columns-repeated="16381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59.830510256140002" table:style-name="ce2">
            <text:p>5.98E+01</text:p>
          </table:table-cell>
          <table:table-cell office:value-type="float" office:value="104.1590801084" table:style-name="ce2">
            <text:p>1.04E+02</text:p>
          </table:table-cell>
          <table:table-cell table:number-columns-repeated="16381"/>
        </table:table-row>
        <table:table-row table:style-name="ro1">
          <table:table-cell office:value-type="float" office:value="0.12" table:style-name="ce1">
            <text:p>0.12</text:p>
          </table:table-cell>
          <table:table-cell office:value-type="float" office:value="80.762878421600007" table:style-name="ce2">
            <text:p>8.08E+01</text:p>
          </table:table-cell>
          <table:table-cell office:value-type="float" office:value="60.43361152592" table:style-name="ce2">
            <text:p>6.04E+01</text:p>
          </table:table-cell>
          <table:table-cell table:number-columns-repeated="16381"/>
        </table:table-row>
        <table:table-row table:style-name="ro1">
          <table:table-cell office:value-type="float" office:value="0.14000000000000001" table:style-name="ce1">
            <text:p>0.14</text:p>
          </table:table-cell>
          <table:table-cell office:value-type="float" office:value="379.95494571500001" table:style-name="ce2">
            <text:p>3.80E+02</text:p>
          </table:table-cell>
          <table:table-cell office:value-type="float" office:value="442.41543332280003" table:style-name="ce2">
            <text:p>4.42E+02</text:p>
          </table:table-cell>
          <table:table-cell table:number-columns-repeated="16381"/>
        </table:table-row>
        <table:table-row table:style-name="ro1">
          <table:table-cell office:value-type="float" office:value="0.16" table:style-name="ce1">
            <text:p>0.16</text:p>
          </table:table-cell>
          <table:table-cell office:value-type="float" office:value="36.872120657060002" table:style-name="ce2">
            <text:p>3.69E+01</text:p>
          </table:table-cell>
          <table:table-cell office:value-type="float" office:value="55.091557977790004" table:style-name="ce2">
            <text:p>5.51E+01</text:p>
          </table:table-cell>
          <table:table-cell table:number-columns-repeated="16381"/>
        </table:table-row>
        <table:table-row table:style-name="ro1">
          <table:table-cell office:value-type="float" office:value="0.18" table:style-name="ce1">
            <text:p>0.18</text:p>
          </table:table-cell>
          <table:table-cell office:value-type="float" office:value="91.303697324170003" table:style-name="ce2">
            <text:p>9.13E+01</text:p>
          </table:table-cell>
          <table:table-cell office:value-type="float" office:value="113.5584449144" table:style-name="ce2">
            <text:p>1.14E+02</text:p>
          </table:table-cell>
          <table:table-cell table:number-columns-repeated="1638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65.82652770569999" table:style-name="ce2">
            <text:p>1.66E+02</text:p>
          </table:table-cell>
          <table:table-cell office:value-type="float" office:value="144.17200096049999" table:style-name="ce2">
            <text:p>1.44E+02</text:p>
          </table:table-cell>
          <table:table-cell table:number-columns-repeated="16381"/>
        </table:table-row>
        <table:table-row table:style-name="ro1">
          <table:table-cell office:value-type="float" office:value="0.22" table:style-name="ce1">
            <text:p>0.22</text:p>
          </table:table-cell>
          <table:table-cell office:value-type="float" office:value="124.8649141595" table:style-name="ce2">
            <text:p>1.25E+02</text:p>
          </table:table-cell>
          <table:table-cell office:value-type="float" office:value="133.19190523750001" table:style-name="ce2">
            <text:p>1.33E+02</text:p>
          </table:table-cell>
          <table:table-cell table:number-columns-repeated="16381"/>
        </table:table-row>
        <table:table-row table:style-name="ro1">
          <table:table-cell office:value-type="float" office:value="0.24" table:style-name="ce1">
            <text:p>0.24</text:p>
          </table:table-cell>
          <table:table-cell office:value-type="float" office:value="183.05989851339999" table:style-name="ce2">
            <text:p>1.83E+02</text:p>
          </table:table-cell>
          <table:table-cell office:value-type="float" office:value="177.3417977249" table:style-name="ce2">
            <text:p>1.77E+02</text:p>
          </table:table-cell>
          <table:table-cell table:number-columns-repeated="1638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80.6602597598" table:style-name="ce2">
            <text:p>1.81E+02</text:p>
          </table:table-cell>
          <table:table-cell office:value-type="float" office:value="180.1031452906" table:style-name="ce2">
            <text:p>1.80E+02</text:p>
          </table:table-cell>
          <table:table-cell table:number-columns-repeated="16381"/>
        </table:table-row>
        <table:table-row table:style-name="ro1">
          <table:table-cell office:value-type="float" office:value="0.28000000000000003" table:style-name="ce1">
            <text:p>0.28</text:p>
          </table:table-cell>
          <table:table-cell office:value-type="float" office:value="125.3827575023" table:style-name="ce2">
            <text:p>1.25E+02</text:p>
          </table:table-cell>
          <table:table-cell office:value-type="float" office:value="155.14958771760001" table:style-name="ce2">
            <text:p>1.55E+02</text:p>
          </table:table-cell>
          <table:table-cell table:number-columns-repeated="1638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09.05301915539999" table:style-name="ce2">
            <text:p>1.09E+02</text:p>
          </table:table-cell>
          <table:table-cell office:value-type="float" office:value="115.6203058941" table:style-name="ce2">
            <text:p>1.16E+02</text:p>
          </table:table-cell>
          <table:table-cell table:number-columns-repeated="16381"/>
        </table:table-row>
        <table:table-row table:style-name="ro1">
          <table:table-cell office:value-type="float" office:value="0.32" table:style-name="ce1">
            <text:p>0.32</text:p>
          </table:table-cell>
          <table:table-cell office:value-type="float" office:value="150.19806976979999" table:style-name="ce2">
            <text:p>1.50E+02</text:p>
          </table:table-cell>
          <table:table-cell office:value-type="float" office:value="160.07590989440001" table:style-name="ce2">
            <text:p>1.60E+02</text:p>
          </table:table-cell>
          <table:table-cell table:number-columns-repeated="16381"/>
        </table:table-row>
        <table:table-row table:style-name="ro1">
          <table:table-cell office:value-type="float" office:value="0.34" table:style-name="ce1">
            <text:p>0.34</text:p>
          </table:table-cell>
          <table:table-cell office:value-type="float" office:value="112.6154461191" table:style-name="ce2">
            <text:p>1.13E+02</text:p>
          </table:table-cell>
          <table:table-cell office:value-type="float" office:value="105.66178437169999" table:style-name="ce2">
            <text:p>1.06E+02</text:p>
          </table:table-cell>
          <table:table-cell table:number-columns-repeated="16381"/>
        </table:table-row>
        <table:table-row table:style-name="ro1">
          <table:table-cell office:value-type="float" office:value="0.36" table:style-name="ce1">
            <text:p>0.36</text:p>
          </table:table-cell>
          <table:table-cell office:value-type="float" office:value="174.75455861859999" table:style-name="ce2">
            <text:p>1.75E+02</text:p>
          </table:table-cell>
          <table:table-cell office:value-type="float" office:value="191.04496041709999" table:style-name="ce2">
            <text:p>1.91E+02</text:p>
          </table:table-cell>
          <table:table-cell table:number-columns-repeated="16381"/>
        </table:table-row>
        <table:table-row table:style-name="ro1">
          <table:table-cell office:value-type="float" office:value="0.38" table:style-name="ce1">
            <text:p>0.38</text:p>
          </table:table-cell>
          <table:table-cell office:value-type="float" office:value="171.93834433820001" table:style-name="ce2">
            <text:p>1.72E+02</text:p>
          </table:table-cell>
          <table:table-cell office:value-type="float" office:value="159.5392766226" table:style-name="ce2">
            <text:p>1.60E+02</text:p>
          </table:table-cell>
          <table:table-cell table:number-columns-repeated="1638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209.37203965789999" table:style-name="ce2">
            <text:p>2.09E+02</text:p>
          </table:table-cell>
          <table:table-cell office:value-type="float" office:value="240.80063528060001" table:style-name="ce2">
            <text:p>2.41E+02</text:p>
          </table:table-cell>
          <table:table-cell table:number-columns-repeated="16381"/>
        </table:table-row>
        <table:table-row table:style-name="ro1">
          <table:table-cell office:value-type="float" office:value="0.42" table:style-name="ce1">
            <text:p>0.42</text:p>
          </table:table-cell>
          <table:table-cell office:value-type="float" office:value="91.055814308980004" table:style-name="ce2">
            <text:p>9.11E+01</text:p>
          </table:table-cell>
          <table:table-cell office:value-type="float" office:value="90.201575453399997" table:style-name="ce2">
            <text:p>9.02E+01</text:p>
          </table:table-cell>
          <table:table-cell table:number-columns-repeated="16381"/>
        </table:table-row>
        <table:table-row table:style-name="ro1">
          <table:table-cell office:value-type="float" office:value="0.44" table:style-name="ce1">
            <text:p>0.44</text:p>
          </table:table-cell>
          <table:table-cell office:value-type="float" office:value="147.09458799910001" table:style-name="ce2">
            <text:p>1.47E+02</text:p>
          </table:table-cell>
          <table:table-cell office:value-type="float" office:value="139.4749829145" table:style-name="ce2">
            <text:p>1.39E+02</text:p>
          </table:table-cell>
          <table:table-cell table:number-columns-repeated="16381"/>
        </table:table-row>
        <table:table-row table:style-name="ro1">
          <table:table-cell office:value-type="float" office:value="0.46" table:style-name="ce1">
            <text:p>0.46</text:p>
          </table:table-cell>
          <table:table-cell office:value-type="float" office:value="144.2313098608" table:style-name="ce2">
            <text:p>1.44E+02</text:p>
          </table:table-cell>
          <table:table-cell office:value-type="float" office:value="144.51845655029999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0.48" table:style-name="ce1">
            <text:p>0.48</text:p>
          </table:table-cell>
          <table:table-cell office:value-type="float" office:value="149.29024172449999" table:style-name="ce2">
            <text:p>1.49E+02</text:p>
          </table:table-cell>
          <table:table-cell office:value-type="float" office:value="162.0201329603" table:style-name="ce2">
            <text:p>1.62E+02</text:p>
          </table:table-cell>
          <table:table-cell table:number-columns-repeated="1638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157.92985893709999" table:style-name="ce2">
            <text:p>1.58E+02</text:p>
          </table:table-cell>
          <table:table-cell office:value-type="float" office:value="159.8423253709" table:style-name="ce2">
            <text:p>1.60E+02</text:p>
          </table:table-cell>
          <table:table-cell table:number-columns-repeated="16381"/>
        </table:table-row>
        <table:table-row table:style-name="ro1">
          <table:table-cell office:value-type="float" office:value="0.52" table:style-name="ce1">
            <text:p>0.52</text:p>
          </table:table-cell>
          <table:table-cell office:value-type="float" office:value="129.3805699154" table:style-name="ce2">
            <text:p>1.29E+02</text:p>
          </table:table-cell>
          <table:table-cell office:value-type="float" office:value="133.89805019010001" table:style-name="ce2">
            <text:p>1.34E+02</text:p>
          </table:table-cell>
          <table:table-cell table:number-columns-repeated="16381"/>
        </table:table-row>
        <table:table-row table:style-name="ro1">
          <table:table-cell office:value-type="float" office:value="0.54" table:style-name="ce1">
            <text:p>0.54</text:p>
          </table:table-cell>
          <table:table-cell office:value-type="float" office:value="174.9244041028" table:style-name="ce2">
            <text:p>1.75E+02</text:p>
          </table:table-cell>
          <table:table-cell office:value-type="float" office:value="167.58069753539999" table:style-name="ce2">
            <text:p>1.68E+02</text:p>
          </table:table-cell>
          <table:table-cell table:number-columns-repeated="16381"/>
        </table:table-row>
        <table:table-row table:style-name="ro1">
          <table:table-cell office:value-type="float" office:value="0.56000000000000005" table:style-name="ce1">
            <text:p>0.56</text:p>
          </table:table-cell>
          <table:table-cell office:value-type="float" office:value="138.8069012894" table:style-name="ce2">
            <text:p>1.39E+02</text:p>
          </table:table-cell>
          <table:table-cell office:value-type="float" office:value="134.79770060780001" table:style-name="ce2">
            <text:p>1.35E+02</text:p>
          </table:table-cell>
          <table:table-cell table:number-columns-repeated="16381"/>
        </table:table-row>
        <table:table-row table:style-name="ro1">
          <table:table-cell office:value-type="float" office:value="0.57999999999999996" table:style-name="ce1">
            <text:p>0.58</text:p>
          </table:table-cell>
          <table:table-cell office:value-type="float" office:value="136.5658773374" table:style-name="ce2">
            <text:p>1.37E+02</text:p>
          </table:table-cell>
          <table:table-cell office:value-type="float" office:value="146.4739527939" table:style-name="ce2">
            <text:p>1.46E+02</text:p>
          </table:table-cell>
          <table:table-cell table:number-columns-repeated="1638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130.62329243319999" table:style-name="ce2">
            <text:p>1.31E+02</text:p>
          </table:table-cell>
          <table:table-cell office:value-type="float" office:value="122.2241551218" table:style-name="ce2">
            <text:p>1.22E+02</text:p>
          </table:table-cell>
          <table:table-cell table:number-columns-repeated="16381"/>
        </table:table-row>
        <table:table-row table:style-name="ro1">
          <table:table-cell office:value-type="float" office:value="0.62" table:style-name="ce1">
            <text:p>0.62</text:p>
          </table:table-cell>
          <table:table-cell office:value-type="float" office:value="148.53937086240001" table:style-name="ce2">
            <text:p>1.49E+02</text:p>
          </table:table-cell>
          <table:table-cell office:value-type="float" office:value="165.0213385648" table:style-name="ce2">
            <text:p>1.65E+02</text:p>
          </table:table-cell>
          <table:table-cell table:number-columns-repeated="16381"/>
        </table:table-row>
        <table:table-row table:style-name="ro1">
          <table:table-cell office:value-type="float" office:value="0.64" table:style-name="ce1">
            <text:p>0.64</text:p>
          </table:table-cell>
          <table:table-cell office:value-type="float" office:value="145.3863177833" table:style-name="ce2">
            <text:p>1.45E+02</text:p>
          </table:table-cell>
          <table:table-cell office:value-type="float" office:value="152.0982363347" table:style-name="ce2">
            <text:p>1.52E+02</text:p>
          </table:table-cell>
          <table:table-cell table:number-columns-repeated="16381"/>
        </table:table-row>
        <table:table-row table:style-name="ro1">
          <table:table-cell office:value-type="float" office:value="0.66" table:style-name="ce1">
            <text:p>0.66</text:p>
          </table:table-cell>
          <table:table-cell office:value-type="float" office:value="153.50891373900001" table:style-name="ce2">
            <text:p>1.54E+02</text:p>
          </table:table-cell>
          <table:table-cell office:value-type="float" office:value="144.90227851910001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0.68" table:style-name="ce1">
            <text:p>0.68</text:p>
          </table:table-cell>
          <table:table-cell office:value-type="float" office:value="124.7168443131" table:style-name="ce2">
            <text:p>1.25E+02</text:p>
          </table:table-cell>
          <table:table-cell office:value-type="float" office:value="114.1003050076" table:style-name="ce2">
            <text:p>1.14E+02</text:p>
          </table:table-cell>
          <table:table-cell table:number-columns-repeated="16381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131.819251138" table:style-name="ce2">
            <text:p>1.32E+02</text:p>
          </table:table-cell>
          <table:table-cell office:value-type="float" office:value="143.95094286240001" table:style-name="ce2">
            <text:p>1.44E+02</text:p>
          </table:table-cell>
          <table:table-cell table:number-columns-repeated="16381"/>
        </table:table-row>
        <table:table-row table:style-name="ro1">
          <table:table-cell office:value-type="float" office:value="0.72" table:style-name="ce1">
            <text:p>0.72</text:p>
          </table:table-cell>
          <table:table-cell office:value-type="float" office:value="141.94016195099999" table:style-name="ce2">
            <text:p>1.42E+02</text:p>
          </table:table-cell>
          <table:table-cell office:value-type="float" office:value="152.786800881" table:style-name="ce2">
            <text:p>1.53E+02</text:p>
          </table:table-cell>
          <table:table-cell table:number-columns-repeated="16381"/>
        </table:table-row>
        <table:table-row table:style-name="ro1">
          <table:table-cell office:value-type="float" office:value="0.74" table:style-name="ce1">
            <text:p>0.74</text:p>
          </table:table-cell>
          <table:table-cell office:value-type="float" office:value="119.4206834192" table:style-name="ce2">
            <text:p>1.19E+02</text:p>
          </table:table-cell>
          <table:table-cell office:value-type="float" office:value="119.2467593046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0.76" table:style-name="ce1">
            <text:p>0.76</text:p>
          </table:table-cell>
          <table:table-cell office:value-type="float" office:value="158.5361066872" table:style-name="ce2">
            <text:p>1.59E+02</text:p>
          </table:table-cell>
          <table:table-cell office:value-type="float" office:value="156.73218176189999" table:style-name="ce2">
            <text:p>1.57E+02</text:p>
          </table:table-cell>
          <table:table-cell table:number-columns-repeated="16381"/>
        </table:table-row>
        <table:table-row table:style-name="ro1">
          <table:table-cell office:value-type="float" office:value="0.78" table:style-name="ce1">
            <text:p>0.78</text:p>
          </table:table-cell>
          <table:table-cell office:value-type="float" office:value="145.55646781409999" table:style-name="ce2">
            <text:p>1.46E+02</text:p>
          </table:table-cell>
          <table:table-cell office:value-type="float" office:value="138.7947047493" table:style-name="ce2">
            <text:p>1.39E+02</text:p>
          </table:table-cell>
          <table:table-cell table:number-columns-repeated="1638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124.1835390196" table:style-name="ce2">
            <text:p>1.24E+02</text:p>
          </table:table-cell>
          <table:table-cell office:value-type="float" office:value="132.70886168519999" table:style-name="ce2">
            <text:p>1.33E+02</text:p>
          </table:table-cell>
          <table:table-cell table:number-columns-repeated="16381"/>
        </table:table-row>
        <table:table-row table:style-name="ro1">
          <table:table-cell office:value-type="float" office:value="0.82" table:style-name="ce1">
            <text:p>0.82</text:p>
          </table:table-cell>
          <table:table-cell office:value-type="float" office:value="127.5943776126" table:style-name="ce2">
            <text:p>1.28E+02</text:p>
          </table:table-cell>
          <table:table-cell office:value-type="float" office:value="119.9612080413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0.84" table:style-name="ce1">
            <text:p>0.84</text:p>
          </table:table-cell>
          <table:table-cell office:value-type="float" office:value="139.81457603659999" table:style-name="ce2">
            <text:p>1.40E+02</text:p>
          </table:table-cell>
          <table:table-cell office:value-type="float" office:value="150.41163581219999" table:style-name="ce2">
            <text:p>1.50E+02</text:p>
          </table:table-cell>
          <table:table-cell table:number-columns-repeated="16381"/>
        </table:table-row>
        <table:table-row table:style-name="ro1">
          <table:table-cell office:value-type="float" office:value="0.86" table:style-name="ce1">
            <text:p>0.86</text:p>
          </table:table-cell>
          <table:table-cell office:value-type="float" office:value="129.39336781200001" table:style-name="ce2">
            <text:p>1.29E+02</text:p>
          </table:table-cell>
          <table:table-cell office:value-type="float" office:value="136.86941449439999" table:style-name="ce2">
            <text:p>1.37E+02</text:p>
          </table:table-cell>
          <table:table-cell table:number-columns-repeated="16381"/>
        </table:table-row>
        <table:table-row table:style-name="ro1">
          <table:table-cell office:value-type="float" office:value="0.88" table:style-name="ce1">
            <text:p>0.88</text:p>
          </table:table-cell>
          <table:table-cell office:value-type="float" office:value="137.07872727750001" table:style-name="ce2">
            <text:p>1.37E+02</text:p>
          </table:table-cell>
          <table:table-cell office:value-type="float" office:value="143.06954872860001" table:style-name="ce2">
            <text:p>1.43E+02</text:p>
          </table:table-cell>
          <table:table-cell table:number-columns-repeated="16381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148.23292262609999" table:style-name="ce2">
            <text:p>1.48E+02</text:p>
          </table:table-cell>
          <table:table-cell office:value-type="float" office:value="136.07342046330001" table:style-name="ce2">
            <text:p>1.36E+02</text:p>
          </table:table-cell>
          <table:table-cell table:number-columns-repeated="16381"/>
        </table:table-row>
        <table:table-row table:style-name="ro1">
          <table:table-cell office:value-type="float" office:value="0.92" table:style-name="ce1">
            <text:p>0.92</text:p>
          </table:table-cell>
          <table:table-cell office:value-type="float" office:value="120.3648597931" table:style-name="ce2">
            <text:p>1.20E+02</text:p>
          </table:table-cell>
          <table:table-cell office:value-type="float" office:value="118.6124748366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0.94" table:style-name="ce1">
            <text:p>0.94</text:p>
          </table:table-cell>
          <table:table-cell office:value-type="float" office:value="130.14583192640001" table:style-name="ce2">
            <text:p>1.30E+02</text:p>
          </table:table-cell>
          <table:table-cell office:value-type="float" office:value="138.87666824920001" table:style-name="ce2">
            <text:p>1.39E+02</text:p>
          </table:table-cell>
          <table:table-cell table:number-columns-repeated="16381"/>
        </table:table-row>
        <table:table-row table:style-name="ro1">
          <table:table-cell office:value-type="float" office:value="0.96" table:style-name="ce1">
            <text:p>0.96</text:p>
          </table:table-cell>
          <table:table-cell office:value-type="float" office:value="132.30501469480001" table:style-name="ce2">
            <text:p>1.32E+02</text:p>
          </table:table-cell>
          <table:table-cell office:value-type="float" office:value="139.32184736280001" table:style-name="ce2">
            <text:p>1.39E+02</text:p>
          </table:table-cell>
          <table:table-cell table:number-columns-repeated="16381"/>
        </table:table-row>
        <table:table-row table:style-name="ro1">
          <table:table-cell office:value-type="float" office:value="0.98" table:style-name="ce1">
            <text:p>0.98</text:p>
          </table:table-cell>
          <table:table-cell office:value-type="float" office:value="131.9092006148" table:style-name="ce2">
            <text:p>1.32E+02</text:p>
          </table:table-cell>
          <table:table-cell office:value-type="float" office:value="136.88249205880001" table:style-name="ce2">
            <text:p>1.37E+02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2.1597261293" table:style-name="ce2">
            <text:p>1.32E+02</text:p>
          </table:table-cell>
          <table:table-cell office:value-type="float" office:value="132.49731390229999" table:style-name="ce2">
            <text:p>1.32E+02</text:p>
          </table:table-cell>
          <table:table-cell table:number-columns-repeated="16381"/>
        </table:table-row>
        <table:table-row table:style-name="ro1">
          <table:table-cell office:value-type="float" office:value="1.02" table:style-name="ce1">
            <text:p>1.02</text:p>
          </table:table-cell>
          <table:table-cell office:value-type="float" office:value="138.08461650410001" table:style-name="ce2">
            <text:p>1.38E+02</text:p>
          </table:table-cell>
          <table:table-cell office:value-type="float" office:value="136.09571630089999" table:style-name="ce2">
            <text:p>1.36E+02</text:p>
          </table:table-cell>
          <table:table-cell table:number-columns-repeated="16381"/>
        </table:table-row>
        <table:table-row table:style-name="ro1">
          <table:table-cell office:value-type="float" office:value="1.04" table:style-name="ce1">
            <text:p>1.04</text:p>
          </table:table-cell>
          <table:table-cell office:value-type="float" office:value="124.8970700799" table:style-name="ce2">
            <text:p>1.25E+02</text:p>
          </table:table-cell>
          <table:table-cell office:value-type="float" office:value="120.60178673279999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1.06" table:style-name="ce1">
            <text:p>1.06</text:p>
          </table:table-cell>
          <table:table-cell office:value-type="float" office:value="125.14354289880001" table:style-name="ce2">
            <text:p>1.25E+02</text:p>
          </table:table-cell>
          <table:table-cell office:value-type="float" office:value="130.63295884300001" table:style-name="ce2">
            <text:p>1.31E+02</text:p>
          </table:table-cell>
          <table:table-cell table:number-columns-repeated="16381"/>
        </table:table-row>
        <table:table-row table:style-name="ro1">
          <table:table-cell office:value-type="float" office:value="1.08" table:style-name="ce1">
            <text:p>1.08</text:p>
          </table:table-cell>
          <table:table-cell office:value-type="float" office:value="136.65169954620001" table:style-name="ce2">
            <text:p>1.37E+02</text:p>
          </table:table-cell>
          <table:table-cell office:value-type="float" office:value="139.99365694970001" table:style-name="ce2">
            <text:p>1.40E+02</text:p>
          </table:table-cell>
          <table:table-cell table:number-columns-repeated="16381"/>
        </table:table-row>
        <table:table-row table:style-name="ro1">
          <table:table-cell office:value-type="float" office:value="1.1000000000000001" table:style-name="ce1">
            <text:p>1.1</text:p>
          </table:table-cell>
          <table:table-cell office:value-type="float" office:value="131.64058052479999" table:style-name="ce2">
            <text:p>1.32E+02</text:p>
          </table:table-cell>
          <table:table-cell office:value-type="float" office:value="134.875103532" table:style-name="ce2">
            <text:p>1.35E+02</text:p>
          </table:table-cell>
          <table:table-cell table:number-columns-repeated="16381"/>
        </table:table-row>
        <table:table-row table:style-name="ro1">
          <table:table-cell office:value-type="float" office:value="1.1200000000000001" table:style-name="ce1">
            <text:p>1.12</text:p>
          </table:table-cell>
          <table:table-cell office:value-type="float" office:value="129.72754614230001" table:style-name="ce2">
            <text:p>1.30E+02</text:p>
          </table:table-cell>
          <table:table-cell office:value-type="float" office:value="130.61574711790001" table:style-name="ce2">
            <text:p>1.31E+02</text:p>
          </table:table-cell>
          <table:table-cell table:number-columns-repeated="16381"/>
        </table:table-row>
        <table:table-row table:style-name="ro1">
          <table:table-cell office:value-type="float" office:value="1.1399999999999999" table:style-name="ce1">
            <text:p>1.14</text:p>
          </table:table-cell>
          <table:table-cell office:value-type="float" office:value="133.00445237700001" table:style-name="ce2">
            <text:p>1.33E+02</text:p>
          </table:table-cell>
          <table:table-cell office:value-type="float" office:value="127.5283328455" table:style-name="ce2">
            <text:p>1.28E+02</text:p>
          </table:table-cell>
          <table:table-cell table:number-columns-repeated="16381"/>
        </table:table-row>
        <table:table-row table:style-name="ro1">
          <table:table-cell office:value-type="float" office:value="1.1599999999999999" table:style-name="ce1">
            <text:p>1.16</text:p>
          </table:table-cell>
          <table:table-cell office:value-type="float" office:value="124.9036017769" table:style-name="ce2">
            <text:p>1.25E+02</text:p>
          </table:table-cell>
          <table:table-cell office:value-type="float" office:value="124.88751337879999" table:style-name="ce2">
            <text:p>1.25E+02</text:p>
          </table:table-cell>
          <table:table-cell table:number-columns-repeated="16381"/>
        </table:table-row>
        <table:table-row table:style-name="ro1">
          <table:table-cell office:value-type="float" office:value="1.18" table:style-name="ce1">
            <text:p>1.18</text:p>
          </table:table-cell>
          <table:table-cell office:value-type="float" office:value="120.97866667789999" table:style-name="ce2">
            <text:p>1.21E+02</text:p>
          </table:table-cell>
          <table:table-cell office:value-type="float" office:value="131.6656808509" table:style-name="ce2">
            <text:p>1.32E+02</text:p>
          </table:table-cell>
          <table:table-cell table:number-columns-repeated="16381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134.78723193319999" table:style-name="ce2">
            <text:p>1.35E+02</text:p>
          </table:table-cell>
          <table:table-cell office:value-type="float" office:value="135.98772960049999" table:style-name="ce2">
            <text:p>1.36E+02</text:p>
          </table:table-cell>
          <table:table-cell table:number-columns-repeated="16381"/>
        </table:table-row>
        <table:table-row table:style-name="ro1">
          <table:table-cell office:value-type="float" office:value="1.22" table:style-name="ce1">
            <text:p>1.22</text:p>
          </table:table-cell>
          <table:table-cell office:value-type="float" office:value="131.21259277179999" table:style-name="ce2">
            <text:p>1.31E+02</text:p>
          </table:table-cell>
          <table:table-cell office:value-type="float" office:value="130.87916000440001" table:style-name="ce2">
            <text:p>1.31E+02</text:p>
          </table:table-cell>
          <table:table-cell table:number-columns-repeated="16381"/>
        </table:table-row>
        <table:table-row table:style-name="ro1">
          <table:table-cell office:value-type="float" office:value="1.24" table:style-name="ce1">
            <text:p>1.24</text:p>
          </table:table-cell>
          <table:table-cell office:value-type="float" office:value="128.3210174891" table:style-name="ce2">
            <text:p>1.28E+02</text:p>
          </table:table-cell>
          <table:table-cell office:value-type="float" office:value="128.1760133084" table:style-name="ce2">
            <text:p>1.28E+02</text:p>
          </table:table-cell>
          <table:table-cell table:number-columns-repeated="16381"/>
        </table:table-row>
        <table:table-row table:style-name="ro1">
          <table:table-cell office:value-type="float" office:value="1.26" table:style-name="ce1">
            <text:p>1.26</text:p>
          </table:table-cell>
          <table:table-cell office:value-type="float" office:value="129.9942761838" table:style-name="ce2">
            <text:p>1.30E+02</text:p>
          </table:table-cell>
          <table:table-cell office:value-type="float" office:value="127.49131516120001" table:style-name="ce2">
            <text:p>1.27E+02</text:p>
          </table:table-cell>
          <table:table-cell table:number-columns-repeated="16381"/>
        </table:table-row>
        <table:table-row table:style-name="ro1">
          <table:table-cell office:value-type="float" office:value="1.28" table:style-name="ce1">
            <text:p>1.28</text:p>
          </table:table-cell>
          <table:table-cell office:value-type="float" office:value="124.7108661697" table:style-name="ce2">
            <text:p>1.25E+02</text:p>
          </table:table-cell>
          <table:table-cell office:value-type="float" office:value="127.7673316592" table:style-name="ce2">
            <text:p>1.28E+02</text:p>
          </table:table-cell>
          <table:table-cell table:number-columns-repeated="16381"/>
        </table:table-row>
        <table:table-row table:style-name="ro1">
          <table:table-cell office:value-type="float" office:value="1.3" table:style-name="ce1">
            <text:p>1.3</text:p>
          </table:table-cell>
          <table:table-cell office:value-type="float" office:value="126.4769068258" table:style-name="ce2">
            <text:p>1.26E+02</text:p>
          </table:table-cell>
          <table:table-cell office:value-type="float" office:value="126.25858498540001" table:style-name="ce2">
            <text:p>1.26E+02</text:p>
          </table:table-cell>
          <table:table-cell table:number-columns-repeated="16381"/>
        </table:table-row>
        <table:table-row table:style-name="ro1">
          <table:table-cell office:value-type="float" office:value="1.32" table:style-name="ce1">
            <text:p>1.32</text:p>
          </table:table-cell>
          <table:table-cell office:value-type="float" office:value="130.46436532320001" table:style-name="ce2">
            <text:p>1.30E+02</text:p>
          </table:table-cell>
          <table:table-cell office:value-type="float" office:value="133.4222408194" table:style-name="ce2">
            <text:p>1.33E+02</text:p>
          </table:table-cell>
          <table:table-cell table:number-columns-repeated="16381"/>
        </table:table-row>
        <table:table-row table:style-name="ro1">
          <table:table-cell office:value-type="float" office:value="1.34" table:style-name="ce1">
            <text:p>1.34</text:p>
          </table:table-cell>
          <table:table-cell office:value-type="float" office:value="130.50030635260001" table:style-name="ce2">
            <text:p>1.31E+02</text:p>
          </table:table-cell>
          <table:table-cell office:value-type="float" office:value="130.89580860640001" table:style-name="ce2">
            <text:p>1.31E+02</text:p>
          </table:table-cell>
          <table:table-cell table:number-columns-repeated="16381"/>
        </table:table-row>
        <table:table-row table:style-name="ro1">
          <table:table-cell office:value-type="float" office:value="1.36" table:style-name="ce1">
            <text:p>1.36</text:p>
          </table:table-cell>
          <table:table-cell office:value-type="float" office:value="124.4282189659" table:style-name="ce2">
            <text:p>1.24E+02</text:p>
          </table:table-cell>
          <table:table-cell office:value-type="float" office:value="128.2165739948" table:style-name="ce2">
            <text:p>1.28E+02</text:p>
          </table:table-cell>
          <table:table-cell table:number-columns-repeated="16381"/>
        </table:table-row>
        <table:table-row table:style-name="ro1">
          <table:table-cell office:value-type="float" office:value="1.38" table:style-name="ce1">
            <text:p>1.38</text:p>
          </table:table-cell>
          <table:table-cell office:value-type="float" office:value="125.4528153648" table:style-name="ce2">
            <text:p>1.25E+02</text:p>
          </table:table-cell>
          <table:table-cell office:value-type="float" office:value="124.750907024" table:style-name="ce2">
            <text:p>1.25E+02</text:p>
          </table:table-cell>
          <table:table-cell table:number-columns-repeated="16381"/>
        </table:table-row>
        <table:table-row table:style-name="ro1">
          <table:table-cell office:value-type="float" office:value="1.4" table:style-name="ce1">
            <text:p>1.4</text:p>
          </table:table-cell>
          <table:table-cell office:value-type="float" office:value="126.89728757020001" table:style-name="ce2">
            <text:p>1.27E+02</text:p>
          </table:table-cell>
          <table:table-cell office:value-type="float" office:value="128.24283288730001" table:style-name="ce2">
            <text:p>1.28E+02</text:p>
          </table:table-cell>
          <table:table-cell table:number-columns-repeated="16381"/>
        </table:table-row>
        <table:table-row table:style-name="ro1">
          <table:table-cell office:value-type="float" office:value="1.42" table:style-name="ce1">
            <text:p>1.42</text:p>
          </table:table-cell>
          <table:table-cell office:value-type="float" office:value="125.1933373119" table:style-name="ce2">
            <text:p>1.25E+02</text:p>
          </table:table-cell>
          <table:table-cell office:value-type="float" office:value="125.36576649049999" table:style-name="ce2">
            <text:p>1.25E+02</text:p>
          </table:table-cell>
          <table:table-cell table:number-columns-repeated="16381"/>
        </table:table-row>
        <table:table-row table:style-name="ro1">
          <table:table-cell office:value-type="float" office:value="1.44" table:style-name="ce1">
            <text:p>1.44</text:p>
          </table:table-cell>
          <table:table-cell office:value-type="float" office:value="124.2377151179" table:style-name="ce2">
            <text:p>1.24E+02</text:p>
          </table:table-cell>
          <table:table-cell office:value-type="float" office:value="128.672109154" table:style-name="ce2">
            <text:p>1.29E+02</text:p>
          </table:table-cell>
          <table:table-cell table:number-columns-repeated="16381"/>
        </table:table-row>
        <table:table-row table:style-name="ro1">
          <table:table-cell office:value-type="float" office:value="1.46" table:style-name="ce1">
            <text:p>1.46</text:p>
          </table:table-cell>
          <table:table-cell office:value-type="float" office:value="125.7726792503" table:style-name="ce2">
            <text:p>1.26E+02</text:p>
          </table:table-cell>
          <table:table-cell office:value-type="float" office:value="129.6763855172" table:style-name="ce2">
            <text:p>1.30E+02</text:p>
          </table:table-cell>
          <table:table-cell table:number-columns-repeated="16381"/>
        </table:table-row>
        <table:table-row table:style-name="ro1">
          <table:table-cell office:value-type="float" office:value="1.48" table:style-name="ce1">
            <text:p>1.48</text:p>
          </table:table-cell>
          <table:table-cell office:value-type="float" office:value="124.1435161764" table:style-name="ce2">
            <text:p>1.24E+02</text:p>
          </table:table-cell>
          <table:table-cell office:value-type="float" office:value="125.2581720303" table:style-name="ce2">
            <text:p>1.25E+02</text:p>
          </table:table-cell>
          <table:table-cell table:number-columns-repeated="16381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126.3471631668" table:style-name="ce2">
            <text:p>1.26E+02</text:p>
          </table:table-cell>
          <table:table-cell office:value-type="float" office:value="127.52082930820001" table:style-name="ce2">
            <text:p>1.28E+02</text:p>
          </table:table-cell>
          <table:table-cell table:number-columns-repeated="16381"/>
        </table:table-row>
        <table:table-row table:style-name="ro1">
          <table:table-cell office:value-type="float" office:value="1.52" table:style-name="ce1">
            <text:p>1.52</text:p>
          </table:table-cell>
          <table:table-cell office:value-type="float" office:value="128.77777797089999" table:style-name="ce2">
            <text:p>1.29E+02</text:p>
          </table:table-cell>
          <table:table-cell office:value-type="float" office:value="125.9595139165" table:style-name="ce2">
            <text:p>1.26E+02</text:p>
          </table:table-cell>
          <table:table-cell table:number-columns-repeated="16381"/>
        </table:table-row>
        <table:table-row table:style-name="ro1">
          <table:table-cell office:value-type="float" office:value="1.54" table:style-name="ce1">
            <text:p>1.54</text:p>
          </table:table-cell>
          <table:table-cell office:value-type="float" office:value="125.27629496180001" table:style-name="ce2">
            <text:p>1.25E+02</text:p>
          </table:table-cell>
          <table:table-cell office:value-type="float" office:value="125.5388502859" table:style-name="ce2">
            <text:p>1.26E+02</text:p>
          </table:table-cell>
          <table:table-cell table:number-columns-repeated="16381"/>
        </table:table-row>
        <table:table-row table:style-name="ro1">
          <table:table-cell office:value-type="float" office:value="1.56" table:style-name="ce1">
            <text:p>1.56</text:p>
          </table:table-cell>
          <table:table-cell office:value-type="float" office:value="119.87683863380001" table:style-name="ce2">
            <text:p>1.20E+02</text:p>
          </table:table-cell>
          <table:table-cell office:value-type="float" office:value="123.914213609" table:style-name="ce2">
            <text:p>1.24E+02</text:p>
          </table:table-cell>
          <table:table-cell table:number-columns-repeated="16381"/>
        </table:table-row>
        <table:table-row table:style-name="ro1">
          <table:table-cell office:value-type="float" office:value="1.58" table:style-name="ce1">
            <text:p>1.58</text:p>
          </table:table-cell>
          <table:table-cell office:value-type="float" office:value="123.2352250766" table:style-name="ce2">
            <text:p>1.23E+02</text:p>
          </table:table-cell>
          <table:table-cell office:value-type="float" office:value="130.1732848115" table:style-name="ce2">
            <text:p>1.30E+02</text:p>
          </table:table-cell>
          <table:table-cell table:number-columns-repeated="16381"/>
        </table:table-row>
        <table:table-row table:style-name="ro1">
          <table:table-cell office:value-type="float" office:value="1.6" table:style-name="ce1">
            <text:p>1.6</text:p>
          </table:table-cell>
          <table:table-cell office:value-type="float" office:value="124.4780007813" table:style-name="ce2">
            <text:p>1.24E+02</text:p>
          </table:table-cell>
          <table:table-cell office:value-type="float" office:value="125.1690585815" table:style-name="ce2">
            <text:p>1.25E+02</text:p>
          </table:table-cell>
          <table:table-cell table:number-columns-repeated="16381"/>
        </table:table-row>
        <table:table-row table:style-name="ro1">
          <table:table-cell office:value-type="float" office:value="1.62" table:style-name="ce1">
            <text:p>1.62</text:p>
          </table:table-cell>
          <table:table-cell office:value-type="float" office:value="125.5712061131" table:style-name="ce2">
            <text:p>1.26E+02</text:p>
          </table:table-cell>
          <table:table-cell office:value-type="float" office:value="125.0420506863" table:style-name="ce2">
            <text:p>1.25E+02</text:p>
          </table:table-cell>
          <table:table-cell table:number-columns-repeated="16381"/>
        </table:table-row>
        <table:table-row table:style-name="ro1">
          <table:table-cell office:value-type="float" office:value="1.64" table:style-name="ce1">
            <text:p>1.64</text:p>
          </table:table-cell>
          <table:table-cell office:value-type="float" office:value="125.6789917063" table:style-name="ce2">
            <text:p>1.26E+02</text:p>
          </table:table-cell>
          <table:table-cell office:value-type="float" office:value="125.81990334539999" table:style-name="ce2">
            <text:p>1.26E+02</text:p>
          </table:table-cell>
          <table:table-cell table:number-columns-repeated="16381"/>
        </table:table-row>
        <table:table-row table:style-name="ro1">
          <table:table-cell office:value-type="float" office:value="1.66" table:style-name="ce1">
            <text:p>1.66</text:p>
          </table:table-cell>
          <table:table-cell office:value-type="float" office:value="124.3419029933" table:style-name="ce2">
            <text:p>1.24E+02</text:p>
          </table:table-cell>
          <table:table-cell office:value-type="float" office:value="125.63083320609999" table:style-name="ce2">
            <text:p>1.26E+02</text:p>
          </table:table-cell>
          <table:table-cell table:number-columns-repeated="16381"/>
        </table:table-row>
        <table:table-row table:style-name="ro1">
          <table:table-cell office:value-type="float" office:value="1.68" table:style-name="ce1">
            <text:p>1.68</text:p>
          </table:table-cell>
          <table:table-cell office:value-type="float" office:value="120.0245490498" table:style-name="ce2">
            <text:p>1.20E+02</text:p>
          </table:table-cell>
          <table:table-cell office:value-type="float" office:value="123.02607271239999" table:style-name="ce2">
            <text:p>1.23E+02</text:p>
          </table:table-cell>
          <table:table-cell table:number-columns-repeated="16381"/>
        </table:table-row>
        <table:table-row table:style-name="ro1">
          <table:table-cell office:value-type="float" office:value="1.7" table:style-name="ce1">
            <text:p>1.7</text:p>
          </table:table-cell>
          <table:table-cell office:value-type="float" office:value="120.9350645545" table:style-name="ce2">
            <text:p>1.21E+02</text:p>
          </table:table-cell>
          <table:table-cell office:value-type="float" office:value="126.30349424249999" table:style-name="ce2">
            <text:p>1.26E+02</text:p>
          </table:table-cell>
          <table:table-cell table:number-columns-repeated="16381"/>
        </table:table-row>
        <table:table-row table:style-name="ro1">
          <table:table-cell office:value-type="float" office:value="1.72" table:style-name="ce1">
            <text:p>1.72</text:p>
          </table:table-cell>
          <table:table-cell office:value-type="float" office:value="124.66506598070001" table:style-name="ce2">
            <text:p>1.25E+02</text:p>
          </table:table-cell>
          <table:table-cell office:value-type="float" office:value="127.0043426136" table:style-name="ce2">
            <text:p>1.27E+02</text:p>
          </table:table-cell>
          <table:table-cell table:number-columns-repeated="16381"/>
        </table:table-row>
        <table:table-row table:style-name="ro1">
          <table:table-cell office:value-type="float" office:value="1.74" table:style-name="ce1">
            <text:p>1.74</text:p>
          </table:table-cell>
          <table:table-cell office:value-type="float" office:value="123.2009962586" table:style-name="ce2">
            <text:p>1.23E+02</text:p>
          </table:table-cell>
          <table:table-cell office:value-type="float" office:value="123.1166191545" table:style-name="ce2">
            <text:p>1.23E+02</text:p>
          </table:table-cell>
          <table:table-cell table:number-columns-repeated="16381"/>
        </table:table-row>
        <table:table-row table:style-name="ro1">
          <table:table-cell office:value-type="float" office:value="1.76" table:style-name="ce1">
            <text:p>1.76</text:p>
          </table:table-cell>
          <table:table-cell office:value-type="float" office:value="122.1235824809" table:style-name="ce2">
            <text:p>1.22E+02</text:p>
          </table:table-cell>
          <table:table-cell office:value-type="float" office:value="126.2468154142" table:style-name="ce2">
            <text:p>1.26E+02</text:p>
          </table:table-cell>
          <table:table-cell table:number-columns-repeated="16381"/>
        </table:table-row>
        <table:table-row table:style-name="ro1">
          <table:table-cell office:value-type="float" office:value="1.78" table:style-name="ce1">
            <text:p>1.78</text:p>
          </table:table-cell>
          <table:table-cell office:value-type="float" office:value="127.7297465174" table:style-name="ce2">
            <text:p>1.28E+02</text:p>
          </table:table-cell>
          <table:table-cell office:value-type="float" office:value="123.6414613055" table:style-name="ce2">
            <text:p>1.24E+02</text:p>
          </table:table-cell>
          <table:table-cell table:number-columns-repeated="16381"/>
        </table:table-row>
        <table:table-row table:style-name="ro1">
          <table:table-cell office:value-type="float" office:value="1.8" table:style-name="ce1">
            <text:p>1.8</text:p>
          </table:table-cell>
          <table:table-cell office:value-type="float" office:value="123.2649073123" table:style-name="ce2">
            <text:p>1.23E+02</text:p>
          </table:table-cell>
          <table:table-cell office:value-type="float" office:value="124.12422978559999" table:style-name="ce2">
            <text:p>1.24E+02</text:p>
          </table:table-cell>
          <table:table-cell table:number-columns-repeated="16381"/>
        </table:table-row>
        <table:table-row table:style-name="ro1">
          <table:table-cell office:value-type="float" office:value="1.82" table:style-name="ce1">
            <text:p>1.82</text:p>
          </table:table-cell>
          <table:table-cell office:value-type="float" office:value="121.8177016412" table:style-name="ce2">
            <text:p>1.22E+02</text:p>
          </table:table-cell>
          <table:table-cell office:value-type="float" office:value="123.906114031" table:style-name="ce2">
            <text:p>1.24E+02</text:p>
          </table:table-cell>
          <table:table-cell table:number-columns-repeated="16381"/>
        </table:table-row>
        <table:table-row table:style-name="ro1">
          <table:table-cell office:value-type="float" office:value="1.84" table:style-name="ce1">
            <text:p>1.84</text:p>
          </table:table-cell>
          <table:table-cell office:value-type="float" office:value="123.41259927580001" table:style-name="ce2">
            <text:p>1.23E+02</text:p>
          </table:table-cell>
          <table:table-cell office:value-type="float" office:value="126.8055384422" table:style-name="ce2">
            <text:p>1.27E+02</text:p>
          </table:table-cell>
          <table:table-cell table:number-columns-repeated="16381"/>
        </table:table-row>
        <table:table-row table:style-name="ro1">
          <table:table-cell office:value-type="float" office:value="1.86" table:style-name="ce1">
            <text:p>1.86</text:p>
          </table:table-cell>
          <table:table-cell office:value-type="float" office:value="123.83709674489999" table:style-name="ce2">
            <text:p>1.24E+02</text:p>
          </table:table-cell>
          <table:table-cell office:value-type="float" office:value="122.6298656175" table:style-name="ce2">
            <text:p>1.23E+02</text:p>
          </table:table-cell>
          <table:table-cell table:number-columns-repeated="16381"/>
        </table:table-row>
        <table:table-row table:style-name="ro1">
          <table:table-cell office:value-type="float" office:value="1.88" table:style-name="ce1">
            <text:p>1.88</text:p>
          </table:table-cell>
          <table:table-cell office:value-type="float" office:value="123.90579071649999" table:style-name="ce2">
            <text:p>1.24E+02</text:p>
          </table:table-cell>
          <table:table-cell office:value-type="float" office:value="123.8929097788" table:style-name="ce2">
            <text:p>1.24E+02</text:p>
          </table:table-cell>
          <table:table-cell table:number-columns-repeated="16381"/>
        </table:table-row>
        <table:table-row table:style-name="ro1">
          <table:table-cell office:value-type="float" office:value="1.9" table:style-name="ce1">
            <text:p>1.9</text:p>
          </table:table-cell>
          <table:table-cell office:value-type="float" office:value="123.39545914289999" table:style-name="ce2">
            <text:p>1.23E+02</text:p>
          </table:table-cell>
          <table:table-cell office:value-type="float" office:value="125.48990753459999" table:style-name="ce2">
            <text:p>1.25E+02</text:p>
          </table:table-cell>
          <table:table-cell table:number-columns-repeated="16381"/>
        </table:table-row>
        <table:table-row table:style-name="ro1">
          <table:table-cell office:value-type="float" office:value="1.92" table:style-name="ce1">
            <text:p>1.92</text:p>
          </table:table-cell>
          <table:table-cell office:value-type="float" office:value="122.277565567" table:style-name="ce2">
            <text:p>1.22E+02</text:p>
          </table:table-cell>
          <table:table-cell office:value-type="float" office:value="121.3873969258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1.94" table:style-name="ce1">
            <text:p>1.94</text:p>
          </table:table-cell>
          <table:table-cell office:value-type="float" office:value="121.0136022863" table:style-name="ce2">
            <text:p>1.21E+02</text:p>
          </table:table-cell>
          <table:table-cell office:value-type="float" office:value="124.53065834589999" table:style-name="ce2">
            <text:p>1.25E+02</text:p>
          </table:table-cell>
          <table:table-cell table:number-columns-repeated="16381"/>
        </table:table-row>
        <table:table-row table:style-name="ro1">
          <table:table-cell office:value-type="float" office:value="1.96" table:style-name="ce1">
            <text:p>1.96</text:p>
          </table:table-cell>
          <table:table-cell office:value-type="float" office:value="121.62321381" table:style-name="ce2">
            <text:p>1.22E+02</text:p>
          </table:table-cell>
          <table:table-cell office:value-type="float" office:value="122.6578501521" table:style-name="ce2">
            <text:p>1.23E+02</text:p>
          </table:table-cell>
          <table:table-cell table:number-columns-repeated="16381"/>
        </table:table-row>
        <table:table-row table:style-name="ro1">
          <table:table-cell office:value-type="float" office:value="1.98" table:style-name="ce1">
            <text:p>1.98</text:p>
          </table:table-cell>
          <table:table-cell office:value-type="float" office:value="122.41793358309999" table:style-name="ce2">
            <text:p>1.22E+02</text:p>
          </table:table-cell>
          <table:table-cell office:value-type="float" office:value="124.3472793335" table:style-name="ce2">
            <text:p>1.24E+0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1.8939399193" table:style-name="ce2">
            <text:p>1.22E+02</text:p>
          </table:table-cell>
          <table:table-cell office:value-type="float" office:value="122.174077576" table:style-name="ce2">
            <text:p>1.22E+02</text:p>
          </table:table-cell>
          <table:table-cell table:number-columns-repeated="16381"/>
        </table:table-row>
        <table:table-row table:style-name="ro1">
          <table:table-cell office:value-type="float" office:value="2.02" table:style-name="ce1">
            <text:p>2.02</text:p>
          </table:table-cell>
          <table:table-cell office:value-type="float" office:value="122.2694938349" table:style-name="ce2">
            <text:p>1.22E+02</text:p>
          </table:table-cell>
          <table:table-cell office:value-type="float" office:value="123.6348654728" table:style-name="ce2">
            <text:p>1.24E+02</text:p>
          </table:table-cell>
          <table:table-cell table:number-columns-repeated="16381"/>
        </table:table-row>
        <table:table-row table:style-name="ro1">
          <table:table-cell office:value-type="float" office:value="2.04" table:style-name="ce1">
            <text:p>2.04</text:p>
          </table:table-cell>
          <table:table-cell office:value-type="float" office:value="124.53637144379999" table:style-name="ce2">
            <text:p>1.25E+02</text:p>
          </table:table-cell>
          <table:table-cell office:value-type="float" office:value="124.2883231348" table:style-name="ce2">
            <text:p>1.24E+02</text:p>
          </table:table-cell>
          <table:table-cell table:number-columns-repeated="16381"/>
        </table:table-row>
        <table:table-row table:style-name="ro1">
          <table:table-cell office:value-type="float" office:value="2.06" table:style-name="ce1">
            <text:p>2.06</text:p>
          </table:table-cell>
          <table:table-cell office:value-type="float" office:value="121.0153162941" table:style-name="ce2">
            <text:p>1.21E+02</text:p>
          </table:table-cell>
          <table:table-cell office:value-type="float" office:value="121.6939590935" table:style-name="ce2">
            <text:p>1.22E+02</text:p>
          </table:table-cell>
          <table:table-cell table:number-columns-repeated="16381"/>
        </table:table-row>
        <table:table-row table:style-name="ro1">
          <table:table-cell office:value-type="float" office:value="2.08" table:style-name="ce1">
            <text:p>2.08</text:p>
          </table:table-cell>
          <table:table-cell office:value-type="float" office:value="122.1899440447" table:style-name="ce2">
            <text:p>1.22E+02</text:p>
          </table:table-cell>
          <table:table-cell office:value-type="float" office:value="123.6921676099" table:style-name="ce2">
            <text:p>1.24E+02</text:p>
          </table:table-cell>
          <table:table-cell table:number-columns-repeated="16381"/>
        </table:table-row>
        <table:table-row table:style-name="ro1">
          <table:table-cell office:value-type="float" office:value="2.1" table:style-name="ce1">
            <text:p>2.1</text:p>
          </table:table-cell>
          <table:table-cell office:value-type="float" office:value="120.88267515930001" table:style-name="ce2">
            <text:p>1.21E+02</text:p>
          </table:table-cell>
          <table:table-cell office:value-type="float" office:value="122.1155522503" table:style-name="ce2">
            <text:p>1.22E+02</text:p>
          </table:table-cell>
          <table:table-cell table:number-columns-repeated="16381"/>
        </table:table-row>
        <table:table-row table:style-name="ro1">
          <table:table-cell office:value-type="float" office:value="2.12" table:style-name="ce1">
            <text:p>2.12</text:p>
          </table:table-cell>
          <table:table-cell office:value-type="float" office:value="123.33044174130001" table:style-name="ce2">
            <text:p>1.23E+02</text:p>
          </table:table-cell>
          <table:table-cell office:value-type="float" office:value="123.0827793185" table:style-name="ce2">
            <text:p>1.23E+02</text:p>
          </table:table-cell>
          <table:table-cell table:number-columns-repeated="16381"/>
        </table:table-row>
        <table:table-row table:style-name="ro1">
          <table:table-cell office:value-type="float" office:value="2.14" table:style-name="ce1">
            <text:p>2.14</text:p>
          </table:table-cell>
          <table:table-cell office:value-type="float" office:value="119.2028466407" table:style-name="ce2">
            <text:p>1.19E+02</text:p>
          </table:table-cell>
          <table:table-cell office:value-type="float" office:value="122.43371147400001" table:style-name="ce2">
            <text:p>1.22E+02</text:p>
          </table:table-cell>
          <table:table-cell table:number-columns-repeated="16381"/>
        </table:table-row>
        <table:table-row table:style-name="ro1">
          <table:table-cell office:value-type="float" office:value="2.16" table:style-name="ce1">
            <text:p>2.16</text:p>
          </table:table-cell>
          <table:table-cell office:value-type="float" office:value="120.9435030978" table:style-name="ce2">
            <text:p>1.21E+02</text:p>
          </table:table-cell>
          <table:table-cell office:value-type="float" office:value="123.5580041915" table:style-name="ce2">
            <text:p>1.24E+02</text:p>
          </table:table-cell>
          <table:table-cell table:number-columns-repeated="16381"/>
        </table:table-row>
        <table:table-row table:style-name="ro1">
          <table:table-cell office:value-type="float" office:value="2.1800000000000002" table:style-name="ce1">
            <text:p>2.18</text:p>
          </table:table-cell>
          <table:table-cell office:value-type="float" office:value="121.8234279461" table:style-name="ce2">
            <text:p>1.22E+02</text:p>
          </table:table-cell>
          <table:table-cell office:value-type="float" office:value="122.31047037899999" table:style-name="ce2">
            <text:p>1.22E+02</text:p>
          </table:table-cell>
          <table:table-cell table:number-columns-repeated="16381"/>
        </table:table-row>
        <table:table-row table:style-name="ro1">
          <table:table-cell office:value-type="float" office:value="2.2000000000000002" table:style-name="ce1">
            <text:p>2.2</text:p>
          </table:table-cell>
          <table:table-cell office:value-type="float" office:value="120.9888158575" table:style-name="ce2">
            <text:p>1.21E+02</text:p>
          </table:table-cell>
          <table:table-cell office:value-type="float" office:value="122.35910471859999" table:style-name="ce2">
            <text:p>1.22E+02</text:p>
          </table:table-cell>
          <table:table-cell table:number-columns-repeated="16381"/>
        </table:table-row>
        <table:table-row table:style-name="ro1">
          <table:table-cell office:value-type="float" office:value="2.2200000000000002" table:style-name="ce1">
            <text:p>2.22</text:p>
          </table:table-cell>
          <table:table-cell office:value-type="float" office:value="121.8441371797" table:style-name="ce2">
            <text:p>1.22E+02</text:p>
          </table:table-cell>
          <table:table-cell office:value-type="float" office:value="122.05503397859999" table:style-name="ce2">
            <text:p>1.22E+02</text:p>
          </table:table-cell>
          <table:table-cell table:number-columns-repeated="16381"/>
        </table:table-row>
        <table:table-row table:style-name="ro1">
          <table:table-cell office:value-type="float" office:value="2.2400000000000002" table:style-name="ce1">
            <text:p>2.24</text:p>
          </table:table-cell>
          <table:table-cell office:value-type="float" office:value="121.66687210489999" table:style-name="ce2">
            <text:p>1.22E+02</text:p>
          </table:table-cell>
          <table:table-cell office:value-type="float" office:value="121.87694542929999" table:style-name="ce2">
            <text:p>1.22E+02</text:p>
          </table:table-cell>
          <table:table-cell table:number-columns-repeated="16381"/>
        </table:table-row>
        <table:table-row table:style-name="ro1">
          <table:table-cell office:value-type="float" office:value="2.2599999999999998" table:style-name="ce1">
            <text:p>2.26</text:p>
          </table:table-cell>
          <table:table-cell office:value-type="float" office:value="123.1493252674" table:style-name="ce2">
            <text:p>1.23E+02</text:p>
          </table:table-cell>
          <table:table-cell office:value-type="float" office:value="122.8857711341" table:style-name="ce2">
            <text:p>1.23E+02</text:p>
          </table:table-cell>
          <table:table-cell table:number-columns-repeated="16381"/>
        </table:table-row>
        <table:table-row table:style-name="ro1">
          <table:table-cell office:value-type="float" office:value="2.2799999999999998" table:style-name="ce1">
            <text:p>2.28</text:p>
          </table:table-cell>
          <table:table-cell office:value-type="float" office:value="120.2515603695" table:style-name="ce2">
            <text:p>1.20E+02</text:p>
          </table:table-cell>
          <table:table-cell office:value-type="float" office:value="122.0973167893" table:style-name="ce2">
            <text:p>1.22E+02</text:p>
          </table:table-cell>
          <table:table-cell table:number-columns-repeated="16381"/>
        </table:table-row>
        <table:table-row table:style-name="ro1">
          <table:table-cell office:value-type="float" office:value="2.2999999999999998" table:style-name="ce1">
            <text:p>2.3</text:p>
          </table:table-cell>
          <table:table-cell office:value-type="float" office:value="119.2105069542" table:style-name="ce2">
            <text:p>1.19E+02</text:p>
          </table:table-cell>
          <table:table-cell office:value-type="float" office:value="122.13554204570001" table:style-name="ce2">
            <text:p>1.22E+02</text:p>
          </table:table-cell>
          <table:table-cell table:number-columns-repeated="16381"/>
        </table:table-row>
        <table:table-row table:style-name="ro1">
          <table:table-cell office:value-type="float" office:value="2.3199999999999998" table:style-name="ce1">
            <text:p>2.32</text:p>
          </table:table-cell>
          <table:table-cell office:value-type="float" office:value="119.8654958258" table:style-name="ce2">
            <text:p>1.20E+02</text:p>
          </table:table-cell>
          <table:table-cell office:value-type="float" office:value="121.4953677698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2.34" table:style-name="ce1">
            <text:p>2.34</text:p>
          </table:table-cell>
          <table:table-cell office:value-type="float" office:value="119.3608950797" table:style-name="ce2">
            <text:p>1.19E+02</text:p>
          </table:table-cell>
          <table:table-cell office:value-type="float" office:value="122.7005277821" table:style-name="ce2">
            <text:p>1.23E+02</text:p>
          </table:table-cell>
          <table:table-cell table:number-columns-repeated="16381"/>
        </table:table-row>
        <table:table-row table:style-name="ro1">
          <table:table-cell office:value-type="float" office:value="2.36" table:style-name="ce1">
            <text:p>2.36</text:p>
          </table:table-cell>
          <table:table-cell office:value-type="float" office:value="120.5450815969" table:style-name="ce2">
            <text:p>1.21E+02</text:p>
          </table:table-cell>
          <table:table-cell office:value-type="float" office:value="120.8736823715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2.38" table:style-name="ce1">
            <text:p>2.38</text:p>
          </table:table-cell>
          <table:table-cell office:value-type="float" office:value="121.3288372335" table:style-name="ce2">
            <text:p>1.21E+02</text:p>
          </table:table-cell>
          <table:table-cell office:value-type="float" office:value="122.2347948407" table:style-name="ce2">
            <text:p>1.22E+02</text:p>
          </table:table-cell>
          <table:table-cell table:number-columns-repeated="16381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120.6962741757" table:style-name="ce2">
            <text:p>1.21E+02</text:p>
          </table:table-cell>
          <table:table-cell office:value-type="float" office:value="121.6501524392" table:style-name="ce2">
            <text:p>1.22E+02</text:p>
          </table:table-cell>
          <table:table-cell table:number-columns-repeated="16381"/>
        </table:table-row>
        <table:table-row table:style-name="ro1">
          <table:table-cell office:value-type="float" office:value="2.42" table:style-name="ce1">
            <text:p>2.42</text:p>
          </table:table-cell>
          <table:table-cell office:value-type="float" office:value="120.5773439913" table:style-name="ce2">
            <text:p>1.21E+02</text:p>
          </table:table-cell>
          <table:table-cell office:value-type="float" office:value="120.99650576339999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2.44" table:style-name="ce1">
            <text:p>2.44</text:p>
          </table:table-cell>
          <table:table-cell office:value-type="float" office:value="119.6462758852" table:style-name="ce2">
            <text:p>1.20E+02</text:p>
          </table:table-cell>
          <table:table-cell office:value-type="float" office:value="122.3281433909" table:style-name="ce2">
            <text:p>1.22E+02</text:p>
          </table:table-cell>
          <table:table-cell table:number-columns-repeated="16381"/>
        </table:table-row>
        <table:table-row table:style-name="ro1">
          <table:table-cell office:value-type="float" office:value="2.46" table:style-name="ce1">
            <text:p>2.46</text:p>
          </table:table-cell>
          <table:table-cell office:value-type="float" office:value="118.8387864316" table:style-name="ce2">
            <text:p>1.19E+02</text:p>
          </table:table-cell>
          <table:table-cell office:value-type="float" office:value="120.4626384111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2.48" table:style-name="ce1">
            <text:p>2.48</text:p>
          </table:table-cell>
          <table:table-cell office:value-type="float" office:value="120.4266340243" table:style-name="ce2">
            <text:p>1.20E+02</text:p>
          </table:table-cell>
          <table:table-cell office:value-type="float" office:value="122.502384827" table:style-name="ce2">
            <text:p>1.23E+02</text:p>
          </table:table-cell>
          <table:table-cell table:number-columns-repeated="16381"/>
        </table:table-row>
        <table:table-row table:style-name="ro1">
          <table:table-cell office:value-type="float" office:value="2.5" table:style-name="ce1">
            <text:p>2.5</text:p>
          </table:table-cell>
          <table:table-cell office:value-type="float" office:value="123.94919799589999" table:style-name="ce2">
            <text:p>1.24E+02</text:p>
          </table:table-cell>
          <table:table-cell office:value-type="float" office:value="120.64540012419999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2.52" table:style-name="ce1">
            <text:p>2.52</text:p>
          </table:table-cell>
          <table:table-cell office:value-type="float" office:value="120.8400377032" table:style-name="ce2">
            <text:p>1.21E+02</text:p>
          </table:table-cell>
          <table:table-cell office:value-type="float" office:value="121.3586434321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2.54" table:style-name="ce1">
            <text:p>2.54</text:p>
          </table:table-cell>
          <table:table-cell office:value-type="float" office:value="122.12651111930001" table:style-name="ce2">
            <text:p>1.22E+02</text:p>
          </table:table-cell>
          <table:table-cell office:value-type="float" office:value="121.02773461370001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2.56" table:style-name="ce1">
            <text:p>2.56</text:p>
          </table:table-cell>
          <table:table-cell office:value-type="float" office:value="117.5510124931" table:style-name="ce2">
            <text:p>1.18E+02</text:p>
          </table:table-cell>
          <table:table-cell office:value-type="float" office:value="120.7042291115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2.58" table:style-name="ce1">
            <text:p>2.58</text:p>
          </table:table-cell>
          <table:table-cell office:value-type="float" office:value="123.0357480525" table:style-name="ce2">
            <text:p>1.23E+02</text:p>
          </table:table-cell>
          <table:table-cell office:value-type="float" office:value="122.13149571939999" table:style-name="ce2">
            <text:p>1.22E+02</text:p>
          </table:table-cell>
          <table:table-cell table:number-columns-repeated="16381"/>
        </table:table-row>
        <table:table-row table:style-name="ro1">
          <table:table-cell office:value-type="float" office:value="2.6" table:style-name="ce1">
            <text:p>2.6</text:p>
          </table:table-cell>
          <table:table-cell office:value-type="float" office:value="121.78139213199999" table:style-name="ce2">
            <text:p>1.22E+02</text:p>
          </table:table-cell>
          <table:table-cell office:value-type="float" office:value="120.3411514328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2.62" table:style-name="ce1">
            <text:p>2.62</text:p>
          </table:table-cell>
          <table:table-cell office:value-type="float" office:value="120.0626015329" table:style-name="ce2">
            <text:p>1.20E+02</text:p>
          </table:table-cell>
          <table:table-cell office:value-type="float" office:value="121.72878921589999" table:style-name="ce2">
            <text:p>1.22E+02</text:p>
          </table:table-cell>
          <table:table-cell table:number-columns-repeated="16381"/>
        </table:table-row>
        <table:table-row table:style-name="ro1">
          <table:table-cell office:value-type="float" office:value="2.64" table:style-name="ce1">
            <text:p>2.64</text:p>
          </table:table-cell>
          <table:table-cell office:value-type="float" office:value="116.5592372606" table:style-name="ce2">
            <text:p>1.17E+02</text:p>
          </table:table-cell>
          <table:table-cell office:value-type="float" office:value="120.86140978980001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2.66" table:style-name="ce1">
            <text:p>2.66</text:p>
          </table:table-cell>
          <table:table-cell office:value-type="float" office:value="120.2048523853" table:style-name="ce2">
            <text:p>1.20E+02</text:p>
          </table:table-cell>
          <table:table-cell office:value-type="float" office:value="121.62629903200001" table:style-name="ce2">
            <text:p>1.22E+02</text:p>
          </table:table-cell>
          <table:table-cell table:number-columns-repeated="16381"/>
        </table:table-row>
        <table:table-row table:style-name="ro1">
          <table:table-cell office:value-type="float" office:value="2.68" table:style-name="ce1">
            <text:p>2.68</text:p>
          </table:table-cell>
          <table:table-cell office:value-type="float" office:value="122.09765302380001" table:style-name="ce2">
            <text:p>1.22E+02</text:p>
          </table:table-cell>
          <table:table-cell office:value-type="float" office:value="119.78788583150001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2.7" table:style-name="ce1">
            <text:p>2.7</text:p>
          </table:table-cell>
          <table:table-cell office:value-type="float" office:value="120.2205455622" table:style-name="ce2">
            <text:p>1.20E+02</text:p>
          </table:table-cell>
          <table:table-cell office:value-type="float" office:value="121.226481521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2.72" table:style-name="ce1">
            <text:p>2.72</text:p>
          </table:table-cell>
          <table:table-cell office:value-type="float" office:value="121.9993578712" table:style-name="ce2">
            <text:p>1.22E+02</text:p>
          </table:table-cell>
          <table:table-cell office:value-type="float" office:value="120.2129492709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2.74" table:style-name="ce1">
            <text:p>2.74</text:p>
          </table:table-cell>
          <table:table-cell office:value-type="float" office:value="118.9508613428" table:style-name="ce2">
            <text:p>1.19E+02</text:p>
          </table:table-cell>
          <table:table-cell office:value-type="float" office:value="120.7123200428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2.76" table:style-name="ce1">
            <text:p>2.76</text:p>
          </table:table-cell>
          <table:table-cell office:value-type="float" office:value="118.8497079885" table:style-name="ce2">
            <text:p>1.19E+02</text:p>
          </table:table-cell>
          <table:table-cell office:value-type="float" office:value="121.4481985306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2.78" table:style-name="ce1">
            <text:p>2.78</text:p>
          </table:table-cell>
          <table:table-cell office:value-type="float" office:value="120.9231681018" table:style-name="ce2">
            <text:p>1.21E+02</text:p>
          </table:table-cell>
          <table:table-cell office:value-type="float" office:value="120.272953073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2.8" table:style-name="ce1">
            <text:p>2.8</text:p>
          </table:table-cell>
          <table:table-cell office:value-type="float" office:value="121.1533064573" table:style-name="ce2">
            <text:p>1.21E+02</text:p>
          </table:table-cell>
          <table:table-cell office:value-type="float" office:value="121.3091328447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2.82" table:style-name="ce1">
            <text:p>2.82</text:p>
          </table:table-cell>
          <table:table-cell office:value-type="float" office:value="121.5369646548" table:style-name="ce2">
            <text:p>1.22E+02</text:p>
          </table:table-cell>
          <table:table-cell office:value-type="float" office:value="120.20929402509999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2.84" table:style-name="ce1">
            <text:p>2.84</text:p>
          </table:table-cell>
          <table:table-cell office:value-type="float" office:value="120.9538925936" table:style-name="ce2">
            <text:p>1.21E+02</text:p>
          </table:table-cell>
          <table:table-cell office:value-type="float" office:value="120.8673420419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2.86" table:style-name="ce1">
            <text:p>2.86</text:p>
          </table:table-cell>
          <table:table-cell office:value-type="float" office:value="120.1442822882" table:style-name="ce2">
            <text:p>1.20E+02</text:p>
          </table:table-cell>
          <table:table-cell office:value-type="float" office:value="119.6198232136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2.88" table:style-name="ce1">
            <text:p>2.88</text:p>
          </table:table-cell>
          <table:table-cell office:value-type="float" office:value="119.5477984557" table:style-name="ce2">
            <text:p>1.20E+02</text:p>
          </table:table-cell>
          <table:table-cell office:value-type="float" office:value="120.9101226734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2.9" table:style-name="ce1">
            <text:p>2.9</text:p>
          </table:table-cell>
          <table:table-cell office:value-type="float" office:value="122.6738796698" table:style-name="ce2">
            <text:p>1.23E+02</text:p>
          </table:table-cell>
          <table:table-cell office:value-type="float" office:value="120.1111215618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2.92" table:style-name="ce1">
            <text:p>2.92</text:p>
          </table:table-cell>
          <table:table-cell office:value-type="float" office:value="121.6034485255" table:style-name="ce2">
            <text:p>1.22E+02</text:p>
          </table:table-cell>
          <table:table-cell office:value-type="float" office:value="120.0551801144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2.94" table:style-name="ce1">
            <text:p>2.94</text:p>
          </table:table-cell>
          <table:table-cell office:value-type="float" office:value="120.27538289509999" table:style-name="ce2">
            <text:p>1.20E+02</text:p>
          </table:table-cell>
          <table:table-cell office:value-type="float" office:value="120.10783721350001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2.96" table:style-name="ce1">
            <text:p>2.96</text:p>
          </table:table-cell>
          <table:table-cell office:value-type="float" office:value="120.410986186" table:style-name="ce2">
            <text:p>1.20E+02</text:p>
          </table:table-cell>
          <table:table-cell office:value-type="float" office:value="120.3939599161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2.98" table:style-name="ce1">
            <text:p>2.98</text:p>
          </table:table-cell>
          <table:table-cell office:value-type="float" office:value="119.5253735659" table:style-name="ce2">
            <text:p>1.20E+02</text:p>
          </table:table-cell>
          <table:table-cell office:value-type="float" office:value="120.47277915940001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2.4213700785" table:style-name="ce2">
            <text:p>1.22E+02</text:p>
          </table:table-cell>
          <table:table-cell office:value-type="float" office:value="119.9696814019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02" table:style-name="ce1">
            <text:p>3.02</text:p>
          </table:table-cell>
          <table:table-cell office:value-type="float" office:value="122.8074984536" table:style-name="ce2">
            <text:p>1.23E+02</text:p>
          </table:table-cell>
          <table:table-cell office:value-type="float" office:value="120.55431786370001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3.04" table:style-name="ce1">
            <text:p>3.04</text:p>
          </table:table-cell>
          <table:table-cell office:value-type="float" office:value="119.7177242273" table:style-name="ce2">
            <text:p>1.20E+02</text:p>
          </table:table-cell>
          <table:table-cell office:value-type="float" office:value="119.7378613496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06" table:style-name="ce1">
            <text:p>3.06</text:p>
          </table:table-cell>
          <table:table-cell office:value-type="float" office:value="120.43551850039999" table:style-name="ce2">
            <text:p>1.20E+02</text:p>
          </table:table-cell>
          <table:table-cell office:value-type="float" office:value="120.16052872349999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08" table:style-name="ce1">
            <text:p>3.08</text:p>
          </table:table-cell>
          <table:table-cell office:value-type="float" office:value="121.4205902349" table:style-name="ce2">
            <text:p>1.21E+02</text:p>
          </table:table-cell>
          <table:table-cell office:value-type="float" office:value="119.32650185209999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1" table:style-name="ce1">
            <text:p>3.1</text:p>
          </table:table-cell>
          <table:table-cell office:value-type="float" office:value="122.572792944" table:style-name="ce2">
            <text:p>1.23E+02</text:p>
          </table:table-cell>
          <table:table-cell office:value-type="float" office:value="119.9179548314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12" table:style-name="ce1">
            <text:p>3.12</text:p>
          </table:table-cell>
          <table:table-cell office:value-type="float" office:value="117.90209909479999" table:style-name="ce2">
            <text:p>1.18E+02</text:p>
          </table:table-cell>
          <table:table-cell office:value-type="float" office:value="119.2954455224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14" table:style-name="ce1">
            <text:p>3.14</text:p>
          </table:table-cell>
          <table:table-cell office:value-type="float" office:value="121.0341605261" table:style-name="ce2">
            <text:p>1.21E+02</text:p>
          </table:table-cell>
          <table:table-cell office:value-type="float" office:value="119.73999314460001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16" table:style-name="ce1">
            <text:p>3.16</text:p>
          </table:table-cell>
          <table:table-cell office:value-type="float" office:value="122.464016161" table:style-name="ce2">
            <text:p>1.22E+02</text:p>
          </table:table-cell>
          <table:table-cell office:value-type="float" office:value="119.92286976690001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18" table:style-name="ce1">
            <text:p>3.18</text:p>
          </table:table-cell>
          <table:table-cell office:value-type="float" office:value="121.0588848013" table:style-name="ce2">
            <text:p>1.21E+02</text:p>
          </table:table-cell>
          <table:table-cell office:value-type="float" office:value="119.9384092753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2" table:style-name="ce1">
            <text:p>3.2</text:p>
          </table:table-cell>
          <table:table-cell office:value-type="float" office:value="121.44740176160001" table:style-name="ce2">
            <text:p>1.21E+02</text:p>
          </table:table-cell>
          <table:table-cell office:value-type="float" office:value="119.79426891830001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22" table:style-name="ce1">
            <text:p>3.22</text:p>
          </table:table-cell>
          <table:table-cell office:value-type="float" office:value="119.9857642628" table:style-name="ce2">
            <text:p>1.20E+02</text:p>
          </table:table-cell>
          <table:table-cell office:value-type="float" office:value="119.4046670841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24" table:style-name="ce1">
            <text:p>3.24</text:p>
          </table:table-cell>
          <table:table-cell office:value-type="float" office:value="122.496645731" table:style-name="ce2">
            <text:p>1.22E+02</text:p>
          </table:table-cell>
          <table:table-cell office:value-type="float" office:value="119.9437842789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26" table:style-name="ce1">
            <text:p>3.26</text:p>
          </table:table-cell>
          <table:table-cell office:value-type="float" office:value="119.7045272421" table:style-name="ce2">
            <text:p>1.20E+02</text:p>
          </table:table-cell>
          <table:table-cell office:value-type="float" office:value="119.7015786625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28" table:style-name="ce1">
            <text:p>3.28</text:p>
          </table:table-cell>
          <table:table-cell office:value-type="float" office:value="121.0096777917" table:style-name="ce2">
            <text:p>1.21E+02</text:p>
          </table:table-cell>
          <table:table-cell office:value-type="float" office:value="120.44873110339999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3" table:style-name="ce1">
            <text:p>3.3</text:p>
          </table:table-cell>
          <table:table-cell office:value-type="float" office:value="119.235210334" table:style-name="ce2">
            <text:p>1.19E+02</text:p>
          </table:table-cell>
          <table:table-cell office:value-type="float" office:value="119.3400590201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32" table:style-name="ce1">
            <text:p>3.32</text:p>
          </table:table-cell>
          <table:table-cell office:value-type="float" office:value="122.0985463266" table:style-name="ce2">
            <text:p>1.22E+02</text:p>
          </table:table-cell>
          <table:table-cell office:value-type="float" office:value="119.3294853954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34" table:style-name="ce1">
            <text:p>3.34</text:p>
          </table:table-cell>
          <table:table-cell office:value-type="float" office:value="120.8675935779" table:style-name="ce2">
            <text:p>1.21E+02</text:p>
          </table:table-cell>
          <table:table-cell office:value-type="float" office:value="119.46880177360001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36" table:style-name="ce1">
            <text:p>3.36</text:p>
          </table:table-cell>
          <table:table-cell office:value-type="float" office:value="120.205826707" table:style-name="ce2">
            <text:p>1.20E+02</text:p>
          </table:table-cell>
          <table:table-cell office:value-type="float" office:value="119.5776654929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38" table:style-name="ce1">
            <text:p>3.38</text:p>
          </table:table-cell>
          <table:table-cell office:value-type="float" office:value="121.3178752983" table:style-name="ce2">
            <text:p>1.21E+02</text:p>
          </table:table-cell>
          <table:table-cell office:value-type="float" office:value="119.46610037000001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4" table:style-name="ce1">
            <text:p>3.4</text:p>
          </table:table-cell>
          <table:table-cell office:value-type="float" office:value="125.00073198690001" table:style-name="ce2">
            <text:p>1.25E+02</text:p>
          </table:table-cell>
          <table:table-cell office:value-type="float" office:value="119.98409376079999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42" table:style-name="ce1">
            <text:p>3.42</text:p>
          </table:table-cell>
          <table:table-cell office:value-type="float" office:value="122.61987709890001" table:style-name="ce2">
            <text:p>1.23E+02</text:p>
          </table:table-cell>
          <table:table-cell office:value-type="float" office:value="120.0602802901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44" table:style-name="ce1">
            <text:p>3.44</text:p>
          </table:table-cell>
          <table:table-cell office:value-type="float" office:value="123.4152582813" table:style-name="ce2">
            <text:p>1.23E+02</text:p>
          </table:table-cell>
          <table:table-cell office:value-type="float" office:value="118.738350857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46" table:style-name="ce1">
            <text:p>3.46</text:p>
          </table:table-cell>
          <table:table-cell office:value-type="float" office:value="127.8753464716" table:style-name="ce2">
            <text:p>1.28E+02</text:p>
          </table:table-cell>
          <table:table-cell office:value-type="float" office:value="120.1880852993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48" table:style-name="ce1">
            <text:p>3.48</text:p>
          </table:table-cell>
          <table:table-cell office:value-type="float" office:value="122.2893549814" table:style-name="ce2">
            <text:p>1.22E+02</text:p>
          </table:table-cell>
          <table:table-cell office:value-type="float" office:value="119.55243454089999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5" table:style-name="ce1">
            <text:p>3.5</text:p>
          </table:table-cell>
          <table:table-cell office:value-type="float" office:value="126.16580166689999" table:style-name="ce2">
            <text:p>1.26E+02</text:p>
          </table:table-cell>
          <table:table-cell office:value-type="float" office:value="118.96252456960001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52" table:style-name="ce1">
            <text:p>3.52</text:p>
          </table:table-cell>
          <table:table-cell office:value-type="float" office:value="123.859332643" table:style-name="ce2">
            <text:p>1.24E+02</text:p>
          </table:table-cell>
          <table:table-cell office:value-type="float" office:value="119.0755258759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54" table:style-name="ce1">
            <text:p>3.54</text:p>
          </table:table-cell>
          <table:table-cell office:value-type="float" office:value="125.80195341220001" table:style-name="ce2">
            <text:p>1.26E+02</text:p>
          </table:table-cell>
          <table:table-cell office:value-type="float" office:value="119.68126197470001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56" table:style-name="ce1">
            <text:p>3.56</text:p>
          </table:table-cell>
          <table:table-cell office:value-type="float" office:value="123.4676771168" table:style-name="ce2">
            <text:p>1.23E+02</text:p>
          </table:table-cell>
          <table:table-cell office:value-type="float" office:value="119.3805679158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58" table:style-name="ce1">
            <text:p>3.58</text:p>
          </table:table-cell>
          <table:table-cell office:value-type="float" office:value="124.5823082025" table:style-name="ce2">
            <text:p>1.25E+02</text:p>
          </table:table-cell>
          <table:table-cell office:value-type="float" office:value="119.9686470485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6" table:style-name="ce1">
            <text:p>3.6</text:p>
          </table:table-cell>
          <table:table-cell office:value-type="float" office:value="123.0274515425" table:style-name="ce2">
            <text:p>1.23E+02</text:p>
          </table:table-cell>
          <table:table-cell office:value-type="float" office:value="118.9926410974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62" table:style-name="ce1">
            <text:p>3.62</text:p>
          </table:table-cell>
          <table:table-cell office:value-type="float" office:value="126.12092092250001" table:style-name="ce2">
            <text:p>1.26E+02</text:p>
          </table:table-cell>
          <table:table-cell office:value-type="float" office:value="118.6517613303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64" table:style-name="ce1">
            <text:p>3.64</text:p>
          </table:table-cell>
          <table:table-cell office:value-type="float" office:value="124.7966110616" table:style-name="ce2">
            <text:p>1.25E+02</text:p>
          </table:table-cell>
          <table:table-cell office:value-type="float" office:value="119.74159587440001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66" table:style-name="ce1">
            <text:p>3.66</text:p>
          </table:table-cell>
          <table:table-cell office:value-type="float" office:value="125.0539762782" table:style-name="ce2">
            <text:p>1.25E+02</text:p>
          </table:table-cell>
          <table:table-cell office:value-type="float" office:value="119.31465701339999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68" table:style-name="ce1">
            <text:p>3.68</text:p>
          </table:table-cell>
          <table:table-cell office:value-type="float" office:value="125.4049627105" table:style-name="ce2">
            <text:p>1.25E+02</text:p>
          </table:table-cell>
          <table:table-cell office:value-type="float" office:value="119.1491411132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7" table:style-name="ce1">
            <text:p>3.7</text:p>
          </table:table-cell>
          <table:table-cell office:value-type="float" office:value="128.03405877770001" table:style-name="ce2">
            <text:p>1.28E+02</text:p>
          </table:table-cell>
          <table:table-cell office:value-type="float" office:value="119.48294804450001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72" table:style-name="ce1">
            <text:p>3.72</text:p>
          </table:table-cell>
          <table:table-cell office:value-type="float" office:value="125.5687574753" table:style-name="ce2">
            <text:p>1.26E+02</text:p>
          </table:table-cell>
          <table:table-cell office:value-type="float" office:value="119.1025334263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74" table:style-name="ce1">
            <text:p>3.74</text:p>
          </table:table-cell>
          <table:table-cell office:value-type="float" office:value="126.70711442450001" table:style-name="ce2">
            <text:p>1.27E+02</text:p>
          </table:table-cell>
          <table:table-cell office:value-type="float" office:value="118.4909156122" table:style-name="ce2">
            <text:p>1.18E+02</text:p>
          </table:table-cell>
          <table:table-cell table:number-columns-repeated="16381"/>
        </table:table-row>
        <table:table-row table:style-name="ro1">
          <table:table-cell office:value-type="float" office:value="3.76" table:style-name="ce1">
            <text:p>3.76</text:p>
          </table:table-cell>
          <table:table-cell office:value-type="float" office:value="127.4492077431" table:style-name="ce2">
            <text:p>1.27E+02</text:p>
          </table:table-cell>
          <table:table-cell office:value-type="float" office:value="118.91180906850001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78" table:style-name="ce1">
            <text:p>3.78</text:p>
          </table:table-cell>
          <table:table-cell office:value-type="float" office:value="127.08224589380001" table:style-name="ce2">
            <text:p>1.27E+02</text:p>
          </table:table-cell>
          <table:table-cell office:value-type="float" office:value="119.23428970080001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8" table:style-name="ce1">
            <text:p>3.8</text:p>
          </table:table-cell>
          <table:table-cell office:value-type="float" office:value="129.570083361" table:style-name="ce2">
            <text:p>1.30E+02</text:p>
          </table:table-cell>
          <table:table-cell office:value-type="float" office:value="120.1818902994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82" table:style-name="ce1">
            <text:p>3.82</text:p>
          </table:table-cell>
          <table:table-cell office:value-type="float" office:value="125.3801276085" table:style-name="ce2">
            <text:p>1.25E+02</text:p>
          </table:table-cell>
          <table:table-cell office:value-type="float" office:value="118.80240883010001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84" table:style-name="ce1">
            <text:p>3.84</text:p>
          </table:table-cell>
          <table:table-cell office:value-type="float" office:value="128.19225392359999" table:style-name="ce2">
            <text:p>1.28E+02</text:p>
          </table:table-cell>
          <table:table-cell office:value-type="float" office:value="118.98868958920001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86" table:style-name="ce1">
            <text:p>3.86</text:p>
          </table:table-cell>
          <table:table-cell office:value-type="float" office:value="128.05715010719999" table:style-name="ce2">
            <text:p>1.28E+02</text:p>
          </table:table-cell>
          <table:table-cell office:value-type="float" office:value="119.4736345643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88" table:style-name="ce1">
            <text:p>3.88</text:p>
          </table:table-cell>
          <table:table-cell office:value-type="float" office:value="129.62566161519999" table:style-name="ce2">
            <text:p>1.30E+02</text:p>
          </table:table-cell>
          <table:table-cell office:value-type="float" office:value="119.2075304274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9" table:style-name="ce1">
            <text:p>3.9</text:p>
          </table:table-cell>
          <table:table-cell office:value-type="float" office:value="129.2963562043" table:style-name="ce2">
            <text:p>1.29E+02</text:p>
          </table:table-cell>
          <table:table-cell office:value-type="float" office:value="119.7950787426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92" table:style-name="ce1">
            <text:p>3.92</text:p>
          </table:table-cell>
          <table:table-cell office:value-type="float" office:value="128.74886613469999" table:style-name="ce2">
            <text:p>1.29E+02</text:p>
          </table:table-cell>
          <table:table-cell office:value-type="float" office:value="119.7778731162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94" table:style-name="ce1">
            <text:p>3.94</text:p>
          </table:table-cell>
          <table:table-cell office:value-type="float" office:value="131.782152467" table:style-name="ce2">
            <text:p>1.32E+02</text:p>
          </table:table-cell>
          <table:table-cell office:value-type="float" office:value="119.6868104536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3.96" table:style-name="ce1">
            <text:p>3.96</text:p>
          </table:table-cell>
          <table:table-cell office:value-type="float" office:value="131.57953430239999" table:style-name="ce2">
            <text:p>1.32E+02</text:p>
          </table:table-cell>
          <table:table-cell office:value-type="float" office:value="119.3151701577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3.98" table:style-name="ce1">
            <text:p>3.98</text:p>
          </table:table-cell>
          <table:table-cell office:value-type="float" office:value="134.075961165" table:style-name="ce2">
            <text:p>1.34E+02</text:p>
          </table:table-cell>
          <table:table-cell office:value-type="float" office:value="119.93095330609999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2.69025894730001" table:style-name="ce2">
            <text:p>1.33E+02</text:p>
          </table:table-cell>
          <table:table-cell office:value-type="float" office:value="119.45696226619999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4.0199999999999996" table:style-name="ce1">
            <text:p>4.02</text:p>
          </table:table-cell>
          <table:table-cell office:value-type="float" office:value="131.83560604260001" table:style-name="ce2">
            <text:p>1.32E+02</text:p>
          </table:table-cell>
          <table:table-cell office:value-type="float" office:value="119.9496327733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4.04" table:style-name="ce1">
            <text:p>4.04</text:p>
          </table:table-cell>
          <table:table-cell office:value-type="float" office:value="137.53653870080001" table:style-name="ce2">
            <text:p>1.38E+02</text:p>
          </table:table-cell>
          <table:table-cell office:value-type="float" office:value="120.213996587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4.0599999999999996" table:style-name="ce1">
            <text:p>4.06</text:p>
          </table:table-cell>
          <table:table-cell office:value-type="float" office:value="136.12938993040001" table:style-name="ce2">
            <text:p>1.36E+02</text:p>
          </table:table-cell>
          <table:table-cell office:value-type="float" office:value="120.2527043396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4.08" table:style-name="ce1">
            <text:p>4.08</text:p>
          </table:table-cell>
          <table:table-cell office:value-type="float" office:value="134.94447431110001" table:style-name="ce2">
            <text:p>1.35E+02</text:p>
          </table:table-cell>
          <table:table-cell office:value-type="float" office:value="119.04632436209999" table:style-name="ce2">
            <text:p>1.19E+02</text:p>
          </table:table-cell>
          <table:table-cell table:number-columns-repeated="16381"/>
        </table:table-row>
        <table:table-row table:style-name="ro1">
          <table:table-cell office:value-type="float" office:value="4.0999999999999996" table:style-name="ce1">
            <text:p>4.1</text:p>
          </table:table-cell>
          <table:table-cell office:value-type="float" office:value="136.4963724033" table:style-name="ce2">
            <text:p>1.36E+02</text:p>
          </table:table-cell>
          <table:table-cell office:value-type="float" office:value="120.58291979240001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4.12" table:style-name="ce1">
            <text:p>4.12</text:p>
          </table:table-cell>
          <table:table-cell office:value-type="float" office:value="140.4309248797" table:style-name="ce2">
            <text:p>1.40E+02</text:p>
          </table:table-cell>
          <table:table-cell office:value-type="float" office:value="120.4335023144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4.1399999999999997" table:style-name="ce1">
            <text:p>4.14</text:p>
          </table:table-cell>
          <table:table-cell office:value-type="float" office:value="138.74366835719999" table:style-name="ce2">
            <text:p>1.39E+02</text:p>
          </table:table-cell>
          <table:table-cell office:value-type="float" office:value="120.1326087745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4.16" table:style-name="ce1">
            <text:p>4.16</text:p>
          </table:table-cell>
          <table:table-cell office:value-type="float" office:value="140.37434627179999" table:style-name="ce2">
            <text:p>1.40E+02</text:p>
          </table:table-cell>
          <table:table-cell office:value-type="float" office:value="120.21557043519999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4.18" table:style-name="ce1">
            <text:p>4.18</text:p>
          </table:table-cell>
          <table:table-cell office:value-type="float" office:value="139.45928316499999" table:style-name="ce2">
            <text:p>1.39E+02</text:p>
          </table:table-cell>
          <table:table-cell office:value-type="float" office:value="120.0785668601" table:style-name="ce2">
            <text:p>1.20E+02</text:p>
          </table:table-cell>
          <table:table-cell table:number-columns-repeated="16381"/>
        </table:table-row>
        <table:table-row table:style-name="ro1">
          <table:table-cell office:value-type="float" office:value="4.2" table:style-name="ce1">
            <text:p>4.2</text:p>
          </table:table-cell>
          <table:table-cell office:value-type="float" office:value="139.4234313588" table:style-name="ce2">
            <text:p>1.39E+02</text:p>
          </table:table-cell>
          <table:table-cell office:value-type="float" office:value="120.775672353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4.22" table:style-name="ce1">
            <text:p>4.22</text:p>
          </table:table-cell>
          <table:table-cell office:value-type="float" office:value="139.0517162214" table:style-name="ce2">
            <text:p>1.39E+02</text:p>
          </table:table-cell>
          <table:table-cell office:value-type="float" office:value="120.78873103879999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4.24" table:style-name="ce1">
            <text:p>4.24</text:p>
          </table:table-cell>
          <table:table-cell office:value-type="float" office:value="140.14500982659999" table:style-name="ce2">
            <text:p>1.40E+02</text:p>
          </table:table-cell>
          <table:table-cell office:value-type="float" office:value="120.70847349580001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4.26" table:style-name="ce1">
            <text:p>4.26</text:p>
          </table:table-cell>
          <table:table-cell office:value-type="float" office:value="141.20060631129999" table:style-name="ce2">
            <text:p>1.41E+02</text:p>
          </table:table-cell>
          <table:table-cell office:value-type="float" office:value="120.79590353499999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4.28" table:style-name="ce1">
            <text:p>4.28</text:p>
          </table:table-cell>
          <table:table-cell office:value-type="float" office:value="138.91689174960001" table:style-name="ce2">
            <text:p>1.39E+02</text:p>
          </table:table-cell>
          <table:table-cell office:value-type="float" office:value="121.4045787939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4.3" table:style-name="ce1">
            <text:p>4.3</text:p>
          </table:table-cell>
          <table:table-cell office:value-type="float" office:value="142.9703406843" table:style-name="ce2">
            <text:p>1.43E+02</text:p>
          </table:table-cell>
          <table:table-cell office:value-type="float" office:value="120.8106587024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4.32" table:style-name="ce1">
            <text:p>4.32</text:p>
          </table:table-cell>
          <table:table-cell office:value-type="float" office:value="142.0067049299" table:style-name="ce2">
            <text:p>1.42E+02</text:p>
          </table:table-cell>
          <table:table-cell office:value-type="float" office:value="120.6312917906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4.34" table:style-name="ce1">
            <text:p>4.34</text:p>
          </table:table-cell>
          <table:table-cell office:value-type="float" office:value="141.81523463010001" table:style-name="ce2">
            <text:p>1.42E+02</text:p>
          </table:table-cell>
          <table:table-cell office:value-type="float" office:value="121.6601483133" table:style-name="ce2">
            <text:p>1.22E+02</text:p>
          </table:table-cell>
          <table:table-cell table:number-columns-repeated="16381"/>
        </table:table-row>
        <table:table-row table:style-name="ro1">
          <table:table-cell office:value-type="float" office:value="4.3600000000000003" table:style-name="ce1">
            <text:p>4.36</text:p>
          </table:table-cell>
          <table:table-cell office:value-type="float" office:value="143.97917289430001" table:style-name="ce2">
            <text:p>1.44E+02</text:p>
          </table:table-cell>
          <table:table-cell office:value-type="float" office:value="121.45212437249999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4.38" table:style-name="ce1">
            <text:p>4.38</text:p>
          </table:table-cell>
          <table:table-cell office:value-type="float" office:value="145.36479564730001" table:style-name="ce2">
            <text:p>1.45E+02</text:p>
          </table:table-cell>
          <table:table-cell office:value-type="float" office:value="121.66927192510001" table:style-name="ce2">
            <text:p>1.22E+02</text:p>
          </table:table-cell>
          <table:table-cell table:number-columns-repeated="16381"/>
        </table:table-row>
        <table:table-row table:style-name="ro1">
          <table:table-cell office:value-type="float" office:value="4.4000000000000004" table:style-name="ce1">
            <text:p>4.4</text:p>
          </table:table-cell>
          <table:table-cell office:value-type="float" office:value="144.48280670930001" table:style-name="ce2">
            <text:p>1.44E+02</text:p>
          </table:table-cell>
          <table:table-cell office:value-type="float" office:value="121.1409902626" table:style-name="ce2">
            <text:p>1.21E+02</text:p>
          </table:table-cell>
          <table:table-cell table:number-columns-repeated="16381"/>
        </table:table-row>
        <table:table-row table:style-name="ro1">
          <table:table-cell office:value-type="float" office:value="4.42" table:style-name="ce1">
            <text:p>4.42</text:p>
          </table:table-cell>
          <table:table-cell office:value-type="float" office:value="146.60632398109999" table:style-name="ce2">
            <text:p>1.47E+02</text:p>
          </table:table-cell>
          <table:table-cell office:value-type="float" office:value="121.82559138000001" table:style-name="ce2">
            <text:p>1.22E+02</text:p>
          </table:table-cell>
          <table:table-cell table:number-columns-repeated="16381"/>
        </table:table-row>
        <table:table-row table:style-name="ro1">
          <table:table-cell office:value-type="float" office:value="4.4400000000000004" table:style-name="ce1">
            <text:p>4.44</text:p>
          </table:table-cell>
          <table:table-cell office:value-type="float" office:value="146.03129484569999" table:style-name="ce2">
            <text:p>1.46E+02</text:p>
          </table:table-cell>
          <table:table-cell office:value-type="float" office:value="122.5106288424" table:style-name="ce2">
            <text:p>1.23E+02</text:p>
          </table:table-cell>
          <table:table-cell table:number-columns-repeated="16381"/>
        </table:table-row>
        <table:table-row table:style-name="ro1">
          <table:table-cell office:value-type="float" office:value="4.46" table:style-name="ce1">
            <text:p>4.46</text:p>
          </table:table-cell>
          <table:table-cell office:value-type="float" office:value="144.08082372050001" table:style-name="ce2">
            <text:p>1.44E+02</text:p>
          </table:table-cell>
          <table:table-cell office:value-type="float" office:value="122.73510434470001" table:style-name="ce2">
            <text:p>1.23E+02</text:p>
          </table:table-cell>
          <table:table-cell table:number-columns-repeated="16381"/>
        </table:table-row>
        <table:table-row table:style-name="ro1">
          <table:table-cell office:value-type="float" office:value="4.4800000000000004" table:style-name="ce1">
            <text:p>4.48</text:p>
          </table:table-cell>
          <table:table-cell office:value-type="float" office:value="146.97655011360001" table:style-name="ce2">
            <text:p>1.47E+02</text:p>
          </table:table-cell>
          <table:table-cell office:value-type="float" office:value="123.0127338674" table:style-name="ce2">
            <text:p>1.23E+02</text:p>
          </table:table-cell>
          <table:table-cell table:number-columns-repeated="16381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146.66017193249999" table:style-name="ce2">
            <text:p>1.47E+02</text:p>
          </table:table-cell>
          <table:table-cell office:value-type="float" office:value="123.193262128" table:style-name="ce2">
            <text:p>1.23E+02</text:p>
          </table:table-cell>
          <table:table-cell table:number-columns-repeated="16381"/>
        </table:table-row>
        <table:table-row table:style-name="ro1">
          <table:table-cell office:value-type="float" office:value="4.5199999999999996" table:style-name="ce1">
            <text:p>4.52</text:p>
          </table:table-cell>
          <table:table-cell office:value-type="float" office:value="144.17474517150001" table:style-name="ce2">
            <text:p>1.44E+02</text:p>
          </table:table-cell>
          <table:table-cell office:value-type="float" office:value="123.1404235956" table:style-name="ce2">
            <text:p>1.23E+02</text:p>
          </table:table-cell>
          <table:table-cell table:number-columns-repeated="16381"/>
        </table:table-row>
        <table:table-row table:style-name="ro1">
          <table:table-cell office:value-type="float" office:value="4.54" table:style-name="ce1">
            <text:p>4.54</text:p>
          </table:table-cell>
          <table:table-cell office:value-type="float" office:value="152.567458507" table:style-name="ce2">
            <text:p>1.53E+02</text:p>
          </table:table-cell>
          <table:table-cell office:value-type="float" office:value="123.9975132455" table:style-name="ce2">
            <text:p>1.24E+02</text:p>
          </table:table-cell>
          <table:table-cell table:number-columns-repeated="16381"/>
        </table:table-row>
        <table:table-row table:style-name="ro1">
          <table:table-cell office:value-type="float" office:value="4.5599999999999996" table:style-name="ce1">
            <text:p>4.56</text:p>
          </table:table-cell>
          <table:table-cell office:value-type="float" office:value="148.96048323159999" table:style-name="ce2">
            <text:p>1.49E+02</text:p>
          </table:table-cell>
          <table:table-cell office:value-type="float" office:value="124.419577809" table:style-name="ce2">
            <text:p>1.24E+02</text:p>
          </table:table-cell>
          <table:table-cell table:number-columns-repeated="16381"/>
        </table:table-row>
        <table:table-row table:style-name="ro1">
          <table:table-cell office:value-type="float" office:value="4.58" table:style-name="ce1">
            <text:p>4.58</text:p>
          </table:table-cell>
          <table:table-cell office:value-type="float" office:value="153.6637602221" table:style-name="ce2">
            <text:p>1.54E+02</text:p>
          </table:table-cell>
          <table:table-cell office:value-type="float" office:value="124.1196498118" table:style-name="ce2">
            <text:p>1.24E+02</text:p>
          </table:table-cell>
          <table:table-cell table:number-columns-repeated="16381"/>
        </table:table-row>
        <table:table-row table:style-name="ro1">
          <table:table-cell office:value-type="float" office:value="4.5999999999999996" table:style-name="ce1">
            <text:p>4.6</text:p>
          </table:table-cell>
          <table:table-cell office:value-type="float" office:value="151.01401983119999" table:style-name="ce2">
            <text:p>1.51E+02</text:p>
          </table:table-cell>
          <table:table-cell office:value-type="float" office:value="125.27449796240001" table:style-name="ce2">
            <text:p>1.25E+02</text:p>
          </table:table-cell>
          <table:table-cell table:number-columns-repeated="16381"/>
        </table:table-row>
        <table:table-row table:style-name="ro1">
          <table:table-cell office:value-type="float" office:value="4.62" table:style-name="ce1">
            <text:p>4.62</text:p>
          </table:table-cell>
          <table:table-cell office:value-type="float" office:value="148.05640700230001" table:style-name="ce2">
            <text:p>1.48E+02</text:p>
          </table:table-cell>
          <table:table-cell office:value-type="float" office:value="125.7280275212" table:style-name="ce2">
            <text:p>1.26E+02</text:p>
          </table:table-cell>
          <table:table-cell table:number-columns-repeated="16381"/>
        </table:table-row>
        <table:table-row table:style-name="ro1">
          <table:table-cell office:value-type="float" office:value="4.6399999999999997" table:style-name="ce1">
            <text:p>4.64</text:p>
          </table:table-cell>
          <table:table-cell office:value-type="float" office:value="150.5784586019" table:style-name="ce2">
            <text:p>1.51E+02</text:p>
          </table:table-cell>
          <table:table-cell office:value-type="float" office:value="125.808568017" table:style-name="ce2">
            <text:p>1.26E+02</text:p>
          </table:table-cell>
          <table:table-cell table:number-columns-repeated="16381"/>
        </table:table-row>
        <table:table-row table:style-name="ro1">
          <table:table-cell office:value-type="float" office:value="4.66" table:style-name="ce1">
            <text:p>4.66</text:p>
          </table:table-cell>
          <table:table-cell office:value-type="float" office:value="153.23919781320001" table:style-name="ce2">
            <text:p>1.53E+02</text:p>
          </table:table-cell>
          <table:table-cell office:value-type="float" office:value="126.2668383061" table:style-name="ce2">
            <text:p>1.26E+02</text:p>
          </table:table-cell>
          <table:table-cell table:number-columns-repeated="16381"/>
        </table:table-row>
        <table:table-row table:style-name="ro1">
          <table:table-cell office:value-type="float" office:value="4.68" table:style-name="ce1">
            <text:p>4.68</text:p>
          </table:table-cell>
          <table:table-cell office:value-type="float" office:value="149.23055115899999" table:style-name="ce2">
            <text:p>1.49E+02</text:p>
          </table:table-cell>
          <table:table-cell office:value-type="float" office:value="126.8044994576" table:style-name="ce2">
            <text:p>1.27E+02</text:p>
          </table:table-cell>
          <table:table-cell table:number-columns-repeated="16381"/>
        </table:table-row>
        <table:table-row table:style-name="ro1">
          <table:table-cell office:value-type="float" office:value="4.7" table:style-name="ce1">
            <text:p>4.7</text:p>
          </table:table-cell>
          <table:table-cell office:value-type="float" office:value="143.06769862440001" table:style-name="ce2">
            <text:p>1.43E+02</text:p>
          </table:table-cell>
          <table:table-cell office:value-type="float" office:value="127.100148533" table:style-name="ce2">
            <text:p>1.27E+02</text:p>
          </table:table-cell>
          <table:table-cell table:number-columns-repeated="16381"/>
        </table:table-row>
        <table:table-row table:style-name="ro1">
          <table:table-cell office:value-type="float" office:value="4.72" table:style-name="ce1">
            <text:p>4.72</text:p>
          </table:table-cell>
          <table:table-cell office:value-type="float" office:value="148.97571897590001" table:style-name="ce2">
            <text:p>1.49E+02</text:p>
          </table:table-cell>
          <table:table-cell office:value-type="float" office:value="127.6162113593" table:style-name="ce2">
            <text:p>1.28E+02</text:p>
          </table:table-cell>
          <table:table-cell table:number-columns-repeated="16381"/>
        </table:table-row>
        <table:table-row table:style-name="ro1">
          <table:table-cell office:value-type="float" office:value="4.74" table:style-name="ce1">
            <text:p>4.74</text:p>
          </table:table-cell>
          <table:table-cell office:value-type="float" office:value="143.38966601339999" table:style-name="ce2">
            <text:p>1.43E+02</text:p>
          </table:table-cell>
          <table:table-cell office:value-type="float" office:value="127.5014655514" table:style-name="ce2">
            <text:p>1.28E+02</text:p>
          </table:table-cell>
          <table:table-cell table:number-columns-repeated="16381"/>
        </table:table-row>
        <table:table-row table:style-name="ro1">
          <table:table-cell office:value-type="float" office:value="4.76" table:style-name="ce1">
            <text:p>4.76</text:p>
          </table:table-cell>
          <table:table-cell office:value-type="float" office:value="146.28488144880001" table:style-name="ce2">
            <text:p>1.46E+02</text:p>
          </table:table-cell>
          <table:table-cell office:value-type="float" office:value="129.09184780050001" table:style-name="ce2">
            <text:p>1.29E+02</text:p>
          </table:table-cell>
          <table:table-cell table:number-columns-repeated="16381"/>
        </table:table-row>
        <table:table-row table:style-name="ro1">
          <table:table-cell office:value-type="float" office:value="4.78" table:style-name="ce1">
            <text:p>4.78</text:p>
          </table:table-cell>
          <table:table-cell office:value-type="float" office:value="140.06471076490001" table:style-name="ce2">
            <text:p>1.40E+02</text:p>
          </table:table-cell>
          <table:table-cell office:value-type="float" office:value="127.8016083145" table:style-name="ce2">
            <text:p>1.28E+02</text:p>
          </table:table-cell>
          <table:table-cell table:number-columns-repeated="16381"/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142.8513908228" table:style-name="ce2">
            <text:p>1.43E+02</text:p>
          </table:table-cell>
          <table:table-cell office:value-type="float" office:value="129.1087470965" table:style-name="ce2">
            <text:p>1.29E+02</text:p>
          </table:table-cell>
          <table:table-cell table:number-columns-repeated="16381"/>
        </table:table-row>
        <table:table-row table:style-name="ro1">
          <table:table-cell office:value-type="float" office:value="4.82" table:style-name="ce1">
            <text:p>4.82</text:p>
          </table:table-cell>
          <table:table-cell office:value-type="float" office:value="142.64035734079999" table:style-name="ce2">
            <text:p>1.43E+02</text:p>
          </table:table-cell>
          <table:table-cell office:value-type="float" office:value="129.86449907740001" table:style-name="ce2">
            <text:p>1.30E+02</text:p>
          </table:table-cell>
          <table:table-cell table:number-columns-repeated="16381"/>
        </table:table-row>
        <table:table-row table:style-name="ro1">
          <table:table-cell office:value-type="float" office:value="4.84" table:style-name="ce1">
            <text:p>4.84</text:p>
          </table:table-cell>
          <table:table-cell office:value-type="float" office:value="142.3984419203" table:style-name="ce2">
            <text:p>1.42E+02</text:p>
          </table:table-cell>
          <table:table-cell office:value-type="float" office:value="130.14168413249999" table:style-name="ce2">
            <text:p>1.30E+02</text:p>
          </table:table-cell>
          <table:table-cell table:number-columns-repeated="16381"/>
        </table:table-row>
        <table:table-row table:style-name="ro1">
          <table:table-cell office:value-type="float" office:value="4.8600000000000003" table:style-name="ce1">
            <text:p>4.86</text:p>
          </table:table-cell>
          <table:table-cell office:value-type="float" office:value="146.72330949709999" table:style-name="ce2">
            <text:p>1.47E+02</text:p>
          </table:table-cell>
          <table:table-cell office:value-type="float" office:value="130.60979684680001" table:style-name="ce2">
            <text:p>1.31E+02</text:p>
          </table:table-cell>
          <table:table-cell table:number-columns-repeated="16381"/>
        </table:table-row>
        <table:table-row table:style-name="ro1">
          <table:table-cell office:value-type="float" office:value="4.88" table:style-name="ce1">
            <text:p>4.88</text:p>
          </table:table-cell>
          <table:table-cell office:value-type="float" office:value="145.9467532601" table:style-name="ce2">
            <text:p>1.46E+02</text:p>
          </table:table-cell>
          <table:table-cell office:value-type="float" office:value="130.4936205482" table:style-name="ce2">
            <text:p>1.30E+02</text:p>
          </table:table-cell>
          <table:table-cell table:number-columns-repeated="16381"/>
        </table:table-row>
        <table:table-row table:style-name="ro1">
          <table:table-cell office:value-type="float" office:value="4.9000000000000004" table:style-name="ce1">
            <text:p>4.9</text:p>
          </table:table-cell>
          <table:table-cell office:value-type="float" office:value="150.05070711760001" table:style-name="ce2">
            <text:p>1.50E+02</text:p>
          </table:table-cell>
          <table:table-cell office:value-type="float" office:value="130.27404201530001" table:style-name="ce2">
            <text:p>1.30E+02</text:p>
          </table:table-cell>
          <table:table-cell table:number-columns-repeated="16381"/>
        </table:table-row>
        <table:table-row table:style-name="ro1">
          <table:table-cell office:value-type="float" office:value="4.92" table:style-name="ce1">
            <text:p>4.92</text:p>
          </table:table-cell>
          <table:table-cell office:value-type="float" office:value="149.4034586537" table:style-name="ce2">
            <text:p>1.49E+02</text:p>
          </table:table-cell>
          <table:table-cell office:value-type="float" office:value="131.38901582930001" table:style-name="ce2">
            <text:p>1.31E+02</text:p>
          </table:table-cell>
          <table:table-cell table:number-columns-repeated="16381"/>
        </table:table-row>
        <table:table-row table:style-name="ro1">
          <table:table-cell office:value-type="float" office:value="4.9400000000000004" table:style-name="ce1">
            <text:p>4.94</text:p>
          </table:table-cell>
          <table:table-cell office:value-type="float" office:value="152.34633433019999" table:style-name="ce2">
            <text:p>1.52E+02</text:p>
          </table:table-cell>
          <table:table-cell office:value-type="float" office:value="132.8784960939" table:style-name="ce2">
            <text:p>1.33E+02</text:p>
          </table:table-cell>
          <table:table-cell table:number-columns-repeated="16381"/>
        </table:table-row>
        <table:table-row table:style-name="ro1">
          <table:table-cell office:value-type="float" office:value="4.96" table:style-name="ce1">
            <text:p>4.96</text:p>
          </table:table-cell>
          <table:table-cell office:value-type="float" office:value="152.0073907229" table:style-name="ce2">
            <text:p>1.52E+02</text:p>
          </table:table-cell>
          <table:table-cell office:value-type="float" office:value="132.86147520579999" table:style-name="ce2">
            <text:p>1.33E+02</text:p>
          </table:table-cell>
          <table:table-cell table:number-columns-repeated="16381"/>
        </table:table-row>
        <table:table-row table:style-name="ro1">
          <table:table-cell office:value-type="float" office:value="4.9800000000000004" table:style-name="ce1">
            <text:p>4.98</text:p>
          </table:table-cell>
          <table:table-cell office:value-type="float" office:value="149.73434199510001" table:style-name="ce2">
            <text:p>1.50E+02</text:p>
          </table:table-cell>
          <table:table-cell office:value-type="float" office:value="132.49725346770001" table:style-name="ce2">
            <text:p>1.32E+0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6.3778759091" table:style-name="ce2">
            <text:p>1.46E+02</text:p>
          </table:table-cell>
          <table:table-cell office:value-type="float" office:value="133.94962569329999" table:style-name="ce2">
            <text:p>1.34E+02</text:p>
          </table:table-cell>
          <table:table-cell table:number-columns-repeated="16381"/>
        </table:table-row>
        <table:table-row table:style-name="ro1">
          <table:table-cell office:value-type="float" office:value="5.0199999999999996" table:style-name="ce1">
            <text:p>5.02</text:p>
          </table:table-cell>
          <table:table-cell office:value-type="float" office:value="146.44934374440001" table:style-name="ce2">
            <text:p>1.46E+02</text:p>
          </table:table-cell>
          <table:table-cell office:value-type="float" office:value="135.8123804242" table:style-name="ce2">
            <text:p>1.36E+02</text:p>
          </table:table-cell>
          <table:table-cell table:number-columns-repeated="16381"/>
        </table:table-row>
        <table:table-row table:style-name="ro1">
          <table:table-cell office:value-type="float" office:value="5.04" table:style-name="ce1">
            <text:p>5.04</text:p>
          </table:table-cell>
          <table:table-cell office:value-type="float" office:value="146.6618166392" table:style-name="ce2">
            <text:p>1.47E+02</text:p>
          </table:table-cell>
          <table:table-cell office:value-type="float" office:value="135.25547274709999" table:style-name="ce2">
            <text:p>1.35E+02</text:p>
          </table:table-cell>
          <table:table-cell table:number-columns-repeated="16381"/>
        </table:table-row>
        <table:table-row table:style-name="ro1">
          <table:table-cell office:value-type="float" office:value="5.0599999999999996" table:style-name="ce1">
            <text:p>5.06</text:p>
          </table:table-cell>
          <table:table-cell office:value-type="float" office:value="149.6296455991" table:style-name="ce2">
            <text:p>1.50E+02</text:p>
          </table:table-cell>
          <table:table-cell office:value-type="float" office:value="137.7500412723" table:style-name="ce2">
            <text:p>1.38E+02</text:p>
          </table:table-cell>
          <table:table-cell table:number-columns-repeated="16381"/>
        </table:table-row>
        <table:table-row table:style-name="ro1">
          <table:table-cell office:value-type="float" office:value="5.08" table:style-name="ce1">
            <text:p>5.08</text:p>
          </table:table-cell>
          <table:table-cell office:value-type="float" office:value="146.36104192499999" table:style-name="ce2">
            <text:p>1.46E+02</text:p>
          </table:table-cell>
          <table:table-cell office:value-type="float" office:value="137.02559050630001" table:style-name="ce2">
            <text:p>1.37E+02</text:p>
          </table:table-cell>
          <table:table-cell table:number-columns-repeated="16381"/>
        </table:table-row>
        <table:table-row table:style-name="ro1">
          <table:table-cell office:value-type="float" office:value="5.0999999999999996" table:style-name="ce1">
            <text:p>5.1</text:p>
          </table:table-cell>
          <table:table-cell office:value-type="float" office:value="144.69247210040001" table:style-name="ce2">
            <text:p>1.45E+02</text:p>
          </table:table-cell>
          <table:table-cell office:value-type="float" office:value="139.07814829099999" table:style-name="ce2">
            <text:p>1.39E+02</text:p>
          </table:table-cell>
          <table:table-cell table:number-columns-repeated="16381"/>
        </table:table-row>
        <table:table-row table:style-name="ro1">
          <table:table-cell office:value-type="float" office:value="5.12" table:style-name="ce1">
            <text:p>5.12</text:p>
          </table:table-cell>
          <table:table-cell office:value-type="float" office:value="142.10040550670001" table:style-name="ce2">
            <text:p>1.42E+02</text:p>
          </table:table-cell>
          <table:table-cell office:value-type="float" office:value="138.7804323858" table:style-name="ce2">
            <text:p>1.39E+02</text:p>
          </table:table-cell>
          <table:table-cell table:number-columns-repeated="16381"/>
        </table:table-row>
        <table:table-row table:style-name="ro1">
          <table:table-cell office:value-type="float" office:value="5.14" table:style-name="ce1">
            <text:p>5.14</text:p>
          </table:table-cell>
          <table:table-cell office:value-type="float" office:value="146.10305140049999" table:style-name="ce2">
            <text:p>1.46E+02</text:p>
          </table:table-cell>
          <table:table-cell office:value-type="float" office:value="139.56513585179999" table:style-name="ce2">
            <text:p>1.40E+02</text:p>
          </table:table-cell>
          <table:table-cell table:number-columns-repeated="16381"/>
        </table:table-row>
        <table:table-row table:style-name="ro1">
          <table:table-cell office:value-type="float" office:value="5.16" table:style-name="ce1">
            <text:p>5.16</text:p>
          </table:table-cell>
          <table:table-cell office:value-type="float" office:value="145.1204568151" table:style-name="ce2">
            <text:p>1.45E+02</text:p>
          </table:table-cell>
          <table:table-cell office:value-type="float" office:value="141.08655996179999" table:style-name="ce2">
            <text:p>1.41E+02</text:p>
          </table:table-cell>
          <table:table-cell table:number-columns-repeated="16381"/>
        </table:table-row>
        <table:table-row table:style-name="ro1">
          <table:table-cell office:value-type="float" office:value="5.18" table:style-name="ce1">
            <text:p>5.18</text:p>
          </table:table-cell>
          <table:table-cell office:value-type="float" office:value="146.42077440930001" table:style-name="ce2">
            <text:p>1.46E+02</text:p>
          </table:table-cell>
          <table:table-cell office:value-type="float" office:value="140.80587497030001" table:style-name="ce2">
            <text:p>1.41E+02</text:p>
          </table:table-cell>
          <table:table-cell table:number-columns-repeated="16381"/>
        </table:table-row>
        <table:table-row table:style-name="ro1">
          <table:table-cell office:value-type="float" office:value="5.2" table:style-name="ce1">
            <text:p>5.2</text:p>
          </table:table-cell>
          <table:table-cell office:value-type="float" office:value="146.61063577120001" table:style-name="ce2">
            <text:p>1.47E+02</text:p>
          </table:table-cell>
          <table:table-cell office:value-type="float" office:value="142.00932171220001" table:style-name="ce2">
            <text:p>1.42E+02</text:p>
          </table:table-cell>
          <table:table-cell table:number-columns-repeated="16381"/>
        </table:table-row>
        <table:table-row table:style-name="ro1">
          <table:table-cell office:value-type="float" office:value="5.22" table:style-name="ce1">
            <text:p>5.22</text:p>
          </table:table-cell>
          <table:table-cell office:value-type="float" office:value="150.07678643240001" table:style-name="ce2">
            <text:p>1.50E+02</text:p>
          </table:table-cell>
          <table:table-cell office:value-type="float" office:value="141.38844835169999" table:style-name="ce2">
            <text:p>1.41E+02</text:p>
          </table:table-cell>
          <table:table-cell table:number-columns-repeated="16381"/>
        </table:table-row>
        <table:table-row table:style-name="ro1">
          <table:table-cell office:value-type="float" office:value="5.24" table:style-name="ce1">
            <text:p>5.24</text:p>
          </table:table-cell>
          <table:table-cell office:value-type="float" office:value="152.2357236762" table:style-name="ce2">
            <text:p>1.52E+02</text:p>
          </table:table-cell>
          <table:table-cell office:value-type="float" office:value="141.5797577546" table:style-name="ce2">
            <text:p>1.42E+02</text:p>
          </table:table-cell>
          <table:table-cell table:number-columns-repeated="16381"/>
        </table:table-row>
        <table:table-row table:style-name="ro1">
          <table:table-cell office:value-type="float" office:value="5.26" table:style-name="ce1">
            <text:p>5.26</text:p>
          </table:table-cell>
          <table:table-cell office:value-type="float" office:value="147.94988415149999" table:style-name="ce2">
            <text:p>1.48E+02</text:p>
          </table:table-cell>
          <table:table-cell office:value-type="float" office:value="141.8164215454" table:style-name="ce2">
            <text:p>1.42E+02</text:p>
          </table:table-cell>
          <table:table-cell table:number-columns-repeated="16381"/>
        </table:table-row>
        <table:table-row table:style-name="ro1">
          <table:table-cell office:value-type="float" office:value="5.28" table:style-name="ce1">
            <text:p>5.28</text:p>
          </table:table-cell>
          <table:table-cell office:value-type="float" office:value="145.8239753508" table:style-name="ce2">
            <text:p>1.46E+02</text:p>
          </table:table-cell>
          <table:table-cell office:value-type="float" office:value="141.3175974138" table:style-name="ce2">
            <text:p>1.41E+02</text:p>
          </table:table-cell>
          <table:table-cell table:number-columns-repeated="16381"/>
        </table:table-row>
        <table:table-row table:style-name="ro1">
          <table:table-cell office:value-type="float" office:value="5.3" table:style-name="ce1">
            <text:p>5.3</text:p>
          </table:table-cell>
          <table:table-cell office:value-type="float" office:value="142.92904354789999" table:style-name="ce2">
            <text:p>1.43E+02</text:p>
          </table:table-cell>
          <table:table-cell office:value-type="float" office:value="142.7175751138" table:style-name="ce2">
            <text:p>1.43E+02</text:p>
          </table:table-cell>
          <table:table-cell table:number-columns-repeated="16381"/>
        </table:table-row>
        <table:table-row table:style-name="ro1">
          <table:table-cell office:value-type="float" office:value="5.32" table:style-name="ce1">
            <text:p>5.32</text:p>
          </table:table-cell>
          <table:table-cell office:value-type="float" office:value="145.1580038827" table:style-name="ce2">
            <text:p>1.45E+02</text:p>
          </table:table-cell>
          <table:table-cell office:value-type="float" office:value="140.88928665669999" table:style-name="ce2">
            <text:p>1.41E+02</text:p>
          </table:table-cell>
          <table:table-cell table:number-columns-repeated="16381"/>
        </table:table-row>
        <table:table-row table:style-name="ro1">
          <table:table-cell office:value-type="float" office:value="5.34" table:style-name="ce1">
            <text:p>5.34</text:p>
          </table:table-cell>
          <table:table-cell office:value-type="float" office:value="145.99480195449999" table:style-name="ce2">
            <text:p>1.46E+02</text:p>
          </table:table-cell>
          <table:table-cell office:value-type="float" office:value="140.36902394609999" table:style-name="ce2">
            <text:p>1.40E+02</text:p>
          </table:table-cell>
          <table:table-cell table:number-columns-repeated="16381"/>
        </table:table-row>
        <table:table-row table:style-name="ro1">
          <table:table-cell office:value-type="float" office:value="5.36" table:style-name="ce1">
            <text:p>5.36</text:p>
          </table:table-cell>
          <table:table-cell office:value-type="float" office:value="140.06032861049999" table:style-name="ce2">
            <text:p>1.40E+02</text:p>
          </table:table-cell>
          <table:table-cell office:value-type="float" office:value="140.451143573" table:style-name="ce2">
            <text:p>1.40E+02</text:p>
          </table:table-cell>
          <table:table-cell table:number-columns-repeated="16381"/>
        </table:table-row>
        <table:table-row table:style-name="ro1">
          <table:table-cell office:value-type="float" office:value="5.38" table:style-name="ce1">
            <text:p>5.38</text:p>
          </table:table-cell>
          <table:table-cell office:value-type="float" office:value="135.5812495159" table:style-name="ce2">
            <text:p>1.36E+02</text:p>
          </table:table-cell>
          <table:table-cell office:value-type="float" office:value="140.3981831504" table:style-name="ce2">
            <text:p>1.40E+02</text:p>
          </table:table-cell>
          <table:table-cell table:number-columns-repeated="16381"/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137.94168073469999" table:style-name="ce2">
            <text:p>1.38E+02</text:p>
          </table:table-cell>
          <table:table-cell office:value-type="float" office:value="141.8010892536" table:style-name="ce2">
            <text:p>1.42E+02</text:p>
          </table:table-cell>
          <table:table-cell table:number-columns-repeated="16381"/>
        </table:table-row>
        <table:table-row table:style-name="ro1">
          <table:table-cell office:value-type="float" office:value="5.42" table:style-name="ce1">
            <text:p>5.42</text:p>
          </table:table-cell>
          <table:table-cell office:value-type="float" office:value="146.61303267310001" table:style-name="ce2">
            <text:p>1.47E+02</text:p>
          </table:table-cell>
          <table:table-cell office:value-type="float" office:value="142.062789659" table:style-name="ce2">
            <text:p>1.42E+02</text:p>
          </table:table-cell>
          <table:table-cell table:number-columns-repeated="16381"/>
        </table:table-row>
        <table:table-row table:style-name="ro1">
          <table:table-cell office:value-type="float" office:value="5.44" table:style-name="ce1">
            <text:p>5.44</text:p>
          </table:table-cell>
          <table:table-cell office:value-type="float" office:value="152.2297718399" table:style-name="ce2">
            <text:p>1.52E+02</text:p>
          </table:table-cell>
          <table:table-cell office:value-type="float" office:value="141.20915934280001" table:style-name="ce2">
            <text:p>1.41E+02</text:p>
          </table:table-cell>
          <table:table-cell table:number-columns-repeated="16381"/>
        </table:table-row>
        <table:table-row table:style-name="ro1">
          <table:table-cell office:value-type="float" office:value="5.46" table:style-name="ce1">
            <text:p>5.46</text:p>
          </table:table-cell>
          <table:table-cell office:value-type="float" office:value="150.5942661313" table:style-name="ce2">
            <text:p>1.51E+02</text:p>
          </table:table-cell>
          <table:table-cell office:value-type="float" office:value="142.5985340249" table:style-name="ce2">
            <text:p>1.43E+02</text:p>
          </table:table-cell>
          <table:table-cell table:number-columns-repeated="16381"/>
        </table:table-row>
        <table:table-row table:style-name="ro1">
          <table:table-cell office:value-type="float" office:value="5.48" table:style-name="ce1">
            <text:p>5.48</text:p>
          </table:table-cell>
          <table:table-cell office:value-type="float" office:value="148.68959710359999" table:style-name="ce2">
            <text:p>1.49E+02</text:p>
          </table:table-cell>
          <table:table-cell office:value-type="float" office:value="141.71762850979999" table:style-name="ce2">
            <text:p>1.42E+02</text:p>
          </table:table-cell>
          <table:table-cell table:number-columns-repeated="16381"/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147.61740467620001" table:style-name="ce2">
            <text:p>1.48E+02</text:p>
          </table:table-cell>
          <table:table-cell office:value-type="float" office:value="143.84512571330001" table:style-name="ce2">
            <text:p>1.44E+02</text:p>
          </table:table-cell>
          <table:table-cell table:number-columns-repeated="16381"/>
        </table:table-row>
        <table:table-row table:style-name="ro1">
          <table:table-cell office:value-type="float" office:value="5.52" table:style-name="ce1">
            <text:p>5.52</text:p>
          </table:table-cell>
          <table:table-cell office:value-type="float" office:value="148.81977397369999" table:style-name="ce2">
            <text:p>1.49E+02</text:p>
          </table:table-cell>
          <table:table-cell office:value-type="float" office:value="143.41640698809999" table:style-name="ce2">
            <text:p>1.43E+02</text:p>
          </table:table-cell>
          <table:table-cell table:number-columns-repeated="16381"/>
        </table:table-row>
        <table:table-row table:style-name="ro1">
          <table:table-cell office:value-type="float" office:value="5.54" table:style-name="ce1">
            <text:p>5.54</text:p>
          </table:table-cell>
          <table:table-cell office:value-type="float" office:value="150.64890218939999" table:style-name="ce2">
            <text:p>1.51E+02</text:p>
          </table:table-cell>
          <table:table-cell office:value-type="float" office:value="143.55606225299999" table:style-name="ce2">
            <text:p>1.44E+02</text:p>
          </table:table-cell>
          <table:table-cell table:number-columns-repeated="16381"/>
        </table:table-row>
        <table:table-row table:style-name="ro1">
          <table:table-cell office:value-type="float" office:value="5.56" table:style-name="ce1">
            <text:p>5.56</text:p>
          </table:table-cell>
          <table:table-cell office:value-type="float" office:value="149.50633313029999" table:style-name="ce2">
            <text:p>1.50E+02</text:p>
          </table:table-cell>
          <table:table-cell office:value-type="float" office:value="143.58271493429999" table:style-name="ce2">
            <text:p>1.44E+02</text:p>
          </table:table-cell>
          <table:table-cell table:number-columns-repeated="16381"/>
        </table:table-row>
        <table:table-row table:style-name="ro1">
          <table:table-cell office:value-type="float" office:value="5.58" table:style-name="ce1">
            <text:p>5.58</text:p>
          </table:table-cell>
          <table:table-cell office:value-type="float" office:value="146.88669238380001" table:style-name="ce2">
            <text:p>1.47E+02</text:p>
          </table:table-cell>
          <table:table-cell office:value-type="float" office:value="144.6421236345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5.6" table:style-name="ce1">
            <text:p>5.6</text:p>
          </table:table-cell>
          <table:table-cell office:value-type="float" office:value="144.93273462319999" table:style-name="ce2">
            <text:p>1.45E+02</text:p>
          </table:table-cell>
          <table:table-cell office:value-type="float" office:value="145.23802213670001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5.62" table:style-name="ce1">
            <text:p>5.62</text:p>
          </table:table-cell>
          <table:table-cell office:value-type="float" office:value="145.69534826020001" table:style-name="ce2">
            <text:p>1.46E+02</text:p>
          </table:table-cell>
          <table:table-cell office:value-type="float" office:value="142.65515638880001" table:style-name="ce2">
            <text:p>1.43E+02</text:p>
          </table:table-cell>
          <table:table-cell table:number-columns-repeated="16381"/>
        </table:table-row>
        <table:table-row table:style-name="ro1">
          <table:table-cell office:value-type="float" office:value="5.64" table:style-name="ce1">
            <text:p>5.64</text:p>
          </table:table-cell>
          <table:table-cell office:value-type="float" office:value="147.02881380759999" table:style-name="ce2">
            <text:p>1.47E+02</text:p>
          </table:table-cell>
          <table:table-cell office:value-type="float" office:value="145.3092144636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5.66" table:style-name="ce1">
            <text:p>5.66</text:p>
          </table:table-cell>
          <table:table-cell office:value-type="float" office:value="150.82639594669999" table:style-name="ce2">
            <text:p>1.51E+02</text:p>
          </table:table-cell>
          <table:table-cell office:value-type="float" office:value="144.7267060918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5.68" table:style-name="ce1">
            <text:p>5.68</text:p>
          </table:table-cell>
          <table:table-cell office:value-type="float" office:value="155.7416847403" table:style-name="ce2">
            <text:p>1.56E+02</text:p>
          </table:table-cell>
          <table:table-cell office:value-type="float" office:value="144.631621682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150.0087604862" table:style-name="ce2">
            <text:p>1.50E+02</text:p>
          </table:table-cell>
          <table:table-cell office:value-type="float" office:value="145.6689248902" table:style-name="ce2">
            <text:p>1.46E+02</text:p>
          </table:table-cell>
          <table:table-cell table:number-columns-repeated="16381"/>
        </table:table-row>
        <table:table-row table:style-name="ro1">
          <table:table-cell office:value-type="float" office:value="5.72" table:style-name="ce1">
            <text:p>5.72</text:p>
          </table:table-cell>
          <table:table-cell office:value-type="float" office:value="148.33160184830001" table:style-name="ce2">
            <text:p>1.48E+02</text:p>
          </table:table-cell>
          <table:table-cell office:value-type="float" office:value="145.235185546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5.74" table:style-name="ce1">
            <text:p>5.74</text:p>
          </table:table-cell>
          <table:table-cell office:value-type="float" office:value="149.16150743930001" table:style-name="ce2">
            <text:p>1.49E+02</text:p>
          </table:table-cell>
          <table:table-cell office:value-type="float" office:value="145.624983649" table:style-name="ce2">
            <text:p>1.46E+02</text:p>
          </table:table-cell>
          <table:table-cell table:number-columns-repeated="16381"/>
        </table:table-row>
        <table:table-row table:style-name="ro1">
          <table:table-cell office:value-type="float" office:value="5.76" table:style-name="ce1">
            <text:p>5.76</text:p>
          </table:table-cell>
          <table:table-cell office:value-type="float" office:value="152.84535249960001" table:style-name="ce2">
            <text:p>1.53E+02</text:p>
          </table:table-cell>
          <table:table-cell office:value-type="float" office:value="145.5398028072" table:style-name="ce2">
            <text:p>1.46E+02</text:p>
          </table:table-cell>
          <table:table-cell table:number-columns-repeated="16381"/>
        </table:table-row>
        <table:table-row table:style-name="ro1">
          <table:table-cell office:value-type="float" office:value="5.78" table:style-name="ce1">
            <text:p>5.78</text:p>
          </table:table-cell>
          <table:table-cell office:value-type="float" office:value="151.0533179988" table:style-name="ce2">
            <text:p>1.51E+02</text:p>
          </table:table-cell>
          <table:table-cell office:value-type="float" office:value="141.50539267280001" table:style-name="ce2">
            <text:p>1.42E+02</text:p>
          </table:table-cell>
          <table:table-cell table:number-columns-repeated="16381"/>
        </table:table-row>
        <table:table-row table:style-name="ro1">
          <table:table-cell office:value-type="float" office:value="5.8" table:style-name="ce1">
            <text:p>5.8</text:p>
          </table:table-cell>
          <table:table-cell office:value-type="float" office:value="150.67002970959999" table:style-name="ce2">
            <text:p>1.51E+02</text:p>
          </table:table-cell>
          <table:table-cell office:value-type="float" office:value="138.3154001435" table:style-name="ce2">
            <text:p>1.38E+02</text:p>
          </table:table-cell>
          <table:table-cell table:number-columns-repeated="16381"/>
        </table:table-row>
        <table:table-row table:style-name="ro1">
          <table:table-cell office:value-type="float" office:value="5.82" table:style-name="ce1">
            <text:p>5.82</text:p>
          </table:table-cell>
          <table:table-cell office:value-type="float" office:value="144.3841321541" table:style-name="ce2">
            <text:p>1.44E+02</text:p>
          </table:table-cell>
          <table:table-cell office:value-type="float" office:value="138.31187402969999" table:style-name="ce2">
            <text:p>1.38E+02</text:p>
          </table:table-cell>
          <table:table-cell table:number-columns-repeated="16381"/>
        </table:table-row>
        <table:table-row table:style-name="ro1">
          <table:table-cell office:value-type="float" office:value="5.84" table:style-name="ce1">
            <text:p>5.84</text:p>
          </table:table-cell>
          <table:table-cell office:value-type="float" office:value="145.94697648819999" table:style-name="ce2">
            <text:p>1.46E+02</text:p>
          </table:table-cell>
          <table:table-cell office:value-type="float" office:value="137.5713238573" table:style-name="ce2">
            <text:p>1.38E+02</text:p>
          </table:table-cell>
          <table:table-cell table:number-columns-repeated="16381"/>
        </table:table-row>
        <table:table-row table:style-name="ro1">
          <table:table-cell office:value-type="float" office:value="5.86" table:style-name="ce1">
            <text:p>5.86</text:p>
          </table:table-cell>
          <table:table-cell office:value-type="float" office:value="149.71373271120001" table:style-name="ce2">
            <text:p>1.50E+02</text:p>
          </table:table-cell>
          <table:table-cell office:value-type="float" office:value="130.2322155665" table:style-name="ce2">
            <text:p>1.30E+02</text:p>
          </table:table-cell>
          <table:table-cell table:number-columns-repeated="16381"/>
        </table:table-row>
        <table:table-row table:style-name="ro1">
          <table:table-cell office:value-type="float" office:value="5.88" table:style-name="ce1">
            <text:p>5.88</text:p>
          </table:table-cell>
          <table:table-cell office:value-type="float" office:value="151.03586307399999" table:style-name="ce2">
            <text:p>1.51E+02</text:p>
          </table:table-cell>
          <table:table-cell office:value-type="float" office:value="127.0551946228" table:style-name="ce2">
            <text:p>1.27E+02</text:p>
          </table:table-cell>
          <table:table-cell table:number-columns-repeated="16381"/>
        </table:table-row>
        <table:table-row table:style-name="ro1">
          <table:table-cell office:value-type="float" office:value="5.9" table:style-name="ce1">
            <text:p>5.9</text:p>
          </table:table-cell>
          <table:table-cell office:value-type="float" office:value="148.6800345858" table:style-name="ce2">
            <text:p>1.49E+02</text:p>
          </table:table-cell>
          <table:table-cell office:value-type="float" office:value="125.1348161152" table:style-name="ce2">
            <text:p>1.25E+02</text:p>
          </table:table-cell>
          <table:table-cell table:number-columns-repeated="16381"/>
        </table:table-row>
        <table:table-row table:style-name="ro1">
          <table:table-cell office:value-type="float" office:value="5.92" table:style-name="ce1">
            <text:p>5.92</text:p>
          </table:table-cell>
          <table:table-cell office:value-type="float" office:value="148.61838472150001" table:style-name="ce2">
            <text:p>1.49E+02</text:p>
          </table:table-cell>
          <table:table-cell office:value-type="float" office:value="132.0712084136" table:style-name="ce2">
            <text:p>1.32E+02</text:p>
          </table:table-cell>
          <table:table-cell table:number-columns-repeated="16381"/>
        </table:table-row>
        <table:table-row table:style-name="ro1">
          <table:table-cell office:value-type="float" office:value="5.94" table:style-name="ce1">
            <text:p>5.94</text:p>
          </table:table-cell>
          <table:table-cell office:value-type="float" office:value="149.27699121789999" table:style-name="ce2">
            <text:p>1.49E+02</text:p>
          </table:table-cell>
          <table:table-cell office:value-type="float" office:value="136.49510091810001" table:style-name="ce2">
            <text:p>1.36E+02</text:p>
          </table:table-cell>
          <table:table-cell table:number-columns-repeated="16381"/>
        </table:table-row>
        <table:table-row table:style-name="ro1">
          <table:table-cell office:value-type="float" office:value="5.96" table:style-name="ce1">
            <text:p>5.96</text:p>
          </table:table-cell>
          <table:table-cell office:value-type="float" office:value="151.05228190779999" table:style-name="ce2">
            <text:p>1.51E+02</text:p>
          </table:table-cell>
          <table:table-cell office:value-type="float" office:value="136.07267353660001" table:style-name="ce2">
            <text:p>1.36E+02</text:p>
          </table:table-cell>
          <table:table-cell table:number-columns-repeated="16381"/>
        </table:table-row>
        <table:table-row table:style-name="ro1">
          <table:table-cell office:value-type="float" office:value="5.98" table:style-name="ce1">
            <text:p>5.98</text:p>
          </table:table-cell>
          <table:table-cell office:value-type="float" office:value="154.01431418070001" table:style-name="ce2">
            <text:p>1.54E+02</text:p>
          </table:table-cell>
          <table:table-cell office:value-type="float" office:value="139.58159968850001" table:style-name="ce2">
            <text:p>1.40E+02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2.88856330460001" table:style-name="ce2">
            <text:p>1.53E+02</text:p>
          </table:table-cell>
          <table:table-cell office:value-type="float" office:value="144.0169905294" table:style-name="ce2">
            <text:p>1.44E+02</text:p>
          </table:table-cell>
          <table:table-cell table:number-columns-repeated="16381"/>
        </table:table-row>
        <table:table-row table:style-name="ro1">
          <table:table-cell office:value-type="float" office:value="6.02" table:style-name="ce1">
            <text:p>6.02</text:p>
          </table:table-cell>
          <table:table-cell office:value-type="float" office:value="151.72797248489999" table:style-name="ce2">
            <text:p>1.52E+02</text:p>
          </table:table-cell>
          <table:table-cell office:value-type="float" office:value="143.6583760529" table:style-name="ce2">
            <text:p>1.44E+02</text:p>
          </table:table-cell>
          <table:table-cell table:number-columns-repeated="16381"/>
        </table:table-row>
        <table:table-row table:style-name="ro1">
          <table:table-cell office:value-type="float" office:value="6.04" table:style-name="ce1">
            <text:p>6.04</text:p>
          </table:table-cell>
          <table:table-cell office:value-type="float" office:value="153.26909958460001" table:style-name="ce2">
            <text:p>1.53E+02</text:p>
          </table:table-cell>
          <table:table-cell office:value-type="float" office:value="148.14350990010001" table:style-name="ce2">
            <text:p>1.48E+02</text:p>
          </table:table-cell>
          <table:table-cell table:number-columns-repeated="16381"/>
        </table:table-row>
        <table:table-row table:style-name="ro1">
          <table:table-cell office:value-type="float" office:value="6.06" table:style-name="ce1">
            <text:p>6.06</text:p>
          </table:table-cell>
          <table:table-cell office:value-type="float" office:value="156.5466344866" table:style-name="ce2">
            <text:p>1.57E+02</text:p>
          </table:table-cell>
          <table:table-cell office:value-type="float" office:value="146.2070495641" table:style-name="ce2">
            <text:p>1.46E+02</text:p>
          </table:table-cell>
          <table:table-cell table:number-columns-repeated="16381"/>
        </table:table-row>
        <table:table-row table:style-name="ro1">
          <table:table-cell office:value-type="float" office:value="6.08" table:style-name="ce1">
            <text:p>6.08</text:p>
          </table:table-cell>
          <table:table-cell office:value-type="float" office:value="155.72424241850001" table:style-name="ce2">
            <text:p>1.56E+02</text:p>
          </table:table-cell>
          <table:table-cell office:value-type="float" office:value="138.86830120409999" table:style-name="ce2">
            <text:p>1.39E+02</text:p>
          </table:table-cell>
          <table:table-cell table:number-columns-repeated="16381"/>
        </table:table-row>
        <table:table-row table:style-name="ro1">
          <table:table-cell office:value-type="float" office:value="6.1" table:style-name="ce1">
            <text:p>6.1</text:p>
          </table:table-cell>
          <table:table-cell office:value-type="float" office:value="155.71568086330001" table:style-name="ce2">
            <text:p>1.56E+02</text:p>
          </table:table-cell>
          <table:table-cell office:value-type="float" office:value="138.9582678065" table:style-name="ce2">
            <text:p>1.39E+02</text:p>
          </table:table-cell>
          <table:table-cell table:number-columns-repeated="16381"/>
        </table:table-row>
        <table:table-row table:style-name="ro1">
          <table:table-cell office:value-type="float" office:value="6.12" table:style-name="ce1">
            <text:p>6.12</text:p>
          </table:table-cell>
          <table:table-cell office:value-type="float" office:value="155.6164282748" table:style-name="ce2">
            <text:p>1.56E+02</text:p>
          </table:table-cell>
          <table:table-cell office:value-type="float" office:value="135.93632888869999" table:style-name="ce2">
            <text:p>1.36E+02</text:p>
          </table:table-cell>
          <table:table-cell table:number-columns-repeated="16381"/>
        </table:table-row>
        <table:table-row table:style-name="ro1">
          <table:table-cell office:value-type="float" office:value="6.14" table:style-name="ce1">
            <text:p>6.14</text:p>
          </table:table-cell>
          <table:table-cell office:value-type="float" office:value="156.15393142389999" table:style-name="ce2">
            <text:p>1.56E+02</text:p>
          </table:table-cell>
          <table:table-cell office:value-type="float" office:value="136.53752167569999" table:style-name="ce2">
            <text:p>1.37E+02</text:p>
          </table:table-cell>
          <table:table-cell table:number-columns-repeated="16381"/>
        </table:table-row>
        <table:table-row table:style-name="ro1">
          <table:table-cell office:value-type="float" office:value="6.16" table:style-name="ce1">
            <text:p>6.16</text:p>
          </table:table-cell>
          <table:table-cell office:value-type="float" office:value="154.43708950289999" table:style-name="ce2">
            <text:p>1.54E+02</text:p>
          </table:table-cell>
          <table:table-cell office:value-type="float" office:value="138.9596873747" table:style-name="ce2">
            <text:p>1.39E+02</text:p>
          </table:table-cell>
          <table:table-cell table:number-columns-repeated="16381"/>
        </table:table-row>
        <table:table-row table:style-name="ro1">
          <table:table-cell office:value-type="float" office:value="6.18" table:style-name="ce1">
            <text:p>6.18</text:p>
          </table:table-cell>
          <table:table-cell office:value-type="float" office:value="149.33431107370001" table:style-name="ce2">
            <text:p>1.49E+02</text:p>
          </table:table-cell>
          <table:table-cell office:value-type="float" office:value="135.99795145639999" table:style-name="ce2">
            <text:p>1.36E+02</text:p>
          </table:table-cell>
          <table:table-cell table:number-columns-repeated="16381"/>
        </table:table-row>
        <table:table-row table:style-name="ro1">
          <table:table-cell office:value-type="float" office:value="6.2" table:style-name="ce1">
            <text:p>6.2</text:p>
          </table:table-cell>
          <table:table-cell office:value-type="float" office:value="146.27560736629999" table:style-name="ce2">
            <text:p>1.46E+02</text:p>
          </table:table-cell>
          <table:table-cell office:value-type="float" office:value="135.68506517430001" table:style-name="ce2">
            <text:p>1.36E+02</text:p>
          </table:table-cell>
          <table:table-cell table:number-columns-repeated="16381"/>
        </table:table-row>
        <table:table-row table:style-name="ro1">
          <table:table-cell office:value-type="float" office:value="6.22" table:style-name="ce1">
            <text:p>6.22</text:p>
          </table:table-cell>
          <table:table-cell office:value-type="float" office:value="146.79224806069999" table:style-name="ce2">
            <text:p>1.47E+02</text:p>
          </table:table-cell>
          <table:table-cell office:value-type="float" office:value="136.86522775079999" table:style-name="ce2">
            <text:p>1.37E+02</text:p>
          </table:table-cell>
          <table:table-cell table:number-columns-repeated="16381"/>
        </table:table-row>
        <table:table-row table:style-name="ro1">
          <table:table-cell office:value-type="float" office:value="6.24" table:style-name="ce1">
            <text:p>6.24</text:p>
          </table:table-cell>
          <table:table-cell office:value-type="float" office:value="149.39664101989999" table:style-name="ce2">
            <text:p>1.49E+02</text:p>
          </table:table-cell>
          <table:table-cell office:value-type="float" office:value="142.25530394169999" table:style-name="ce2">
            <text:p>1.42E+02</text:p>
          </table:table-cell>
          <table:table-cell table:number-columns-repeated="16381"/>
        </table:table-row>
        <table:table-row table:style-name="ro1">
          <table:table-cell office:value-type="float" office:value="6.26" table:style-name="ce1">
            <text:p>6.26</text:p>
          </table:table-cell>
          <table:table-cell office:value-type="float" office:value="149.3050255329" table:style-name="ce2">
            <text:p>1.49E+02</text:p>
          </table:table-cell>
          <table:table-cell office:value-type="float" office:value="144.41085335650001" table:style-name="ce2">
            <text:p>1.44E+02</text:p>
          </table:table-cell>
          <table:table-cell table:number-columns-repeated="16381"/>
        </table:table-row>
        <table:table-row table:style-name="ro1">
          <table:table-cell office:value-type="float" office:value="6.28" table:style-name="ce1">
            <text:p>6.28</text:p>
          </table:table-cell>
          <table:table-cell office:value-type="float" office:value="153.688410852" table:style-name="ce2">
            <text:p>1.54E+02</text:p>
          </table:table-cell>
          <table:table-cell office:value-type="float" office:value="140.09101338580001" table:style-name="ce2">
            <text:p>1.40E+02</text:p>
          </table:table-cell>
          <table:table-cell table:number-columns-repeated="16381"/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155.73854435679999" table:style-name="ce2">
            <text:p>1.56E+02</text:p>
          </table:table-cell>
          <table:table-cell office:value-type="float" office:value="133.67105516449999" table:style-name="ce2">
            <text:p>1.34E+02</text:p>
          </table:table-cell>
          <table:table-cell table:number-columns-repeated="16381"/>
        </table:table-row>
        <table:table-row table:style-name="ro1">
          <table:table-cell office:value-type="float" office:value="6.32" table:style-name="ce1">
            <text:p>6.32</text:p>
          </table:table-cell>
          <table:table-cell office:value-type="float" office:value="158.79963647849999" table:style-name="ce2">
            <text:p>1.59E+02</text:p>
          </table:table-cell>
          <table:table-cell office:value-type="float" office:value="134.95239419890001" table:style-name="ce2">
            <text:p>1.35E+02</text:p>
          </table:table-cell>
          <table:table-cell table:number-columns-repeated="16381"/>
        </table:table-row>
        <table:table-row table:style-name="ro1">
          <table:table-cell office:value-type="float" office:value="6.34" table:style-name="ce1">
            <text:p>6.34</text:p>
          </table:table-cell>
          <table:table-cell office:value-type="float" office:value="162.45744622140001" table:style-name="ce2">
            <text:p>1.62E+02</text:p>
          </table:table-cell>
          <table:table-cell office:value-type="float" office:value="138.93880750439999" table:style-name="ce2">
            <text:p>1.39E+02</text:p>
          </table:table-cell>
          <table:table-cell table:number-columns-repeated="16381"/>
        </table:table-row>
        <table:table-row table:style-name="ro1">
          <table:table-cell office:value-type="float" office:value="6.36" table:style-name="ce1">
            <text:p>6.36</text:p>
          </table:table-cell>
          <table:table-cell office:value-type="float" office:value="161.95081297530001" table:style-name="ce2">
            <text:p>1.62E+02</text:p>
          </table:table-cell>
          <table:table-cell office:value-type="float" office:value="138.92025052490001" table:style-name="ce2">
            <text:p>1.39E+02</text:p>
          </table:table-cell>
          <table:table-cell table:number-columns-repeated="16381"/>
        </table:table-row>
        <table:table-row table:style-name="ro1">
          <table:table-cell office:value-type="float" office:value="6.38" table:style-name="ce1">
            <text:p>6.38</text:p>
          </table:table-cell>
          <table:table-cell office:value-type="float" office:value="160.58823735830001" table:style-name="ce2">
            <text:p>1.61E+02</text:p>
          </table:table-cell>
          <table:table-cell office:value-type="float" office:value="135.0694274283" table:style-name="ce2">
            <text:p>1.35E+02</text:p>
          </table:table-cell>
          <table:table-cell table:number-columns-repeated="16381"/>
        </table:table-row>
        <table:table-row table:style-name="ro1">
          <table:table-cell office:value-type="float" office:value="6.4" table:style-name="ce1">
            <text:p>6.4</text:p>
          </table:table-cell>
          <table:table-cell office:value-type="float" office:value="157.07761856959999" table:style-name="ce2">
            <text:p>1.57E+02</text:p>
          </table:table-cell>
          <table:table-cell office:value-type="float" office:value="135.27657768430001" table:style-name="ce2">
            <text:p>1.35E+02</text:p>
          </table:table-cell>
          <table:table-cell table:number-columns-repeated="16381"/>
        </table:table-row>
        <table:table-row table:style-name="ro1">
          <table:table-cell office:value-type="float" office:value="6.42" table:style-name="ce1">
            <text:p>6.42</text:p>
          </table:table-cell>
          <table:table-cell office:value-type="float" office:value="154.58277770250001" table:style-name="ce2">
            <text:p>1.55E+02</text:p>
          </table:table-cell>
          <table:table-cell office:value-type="float" office:value="136.95288070480001" table:style-name="ce2">
            <text:p>1.37E+02</text:p>
          </table:table-cell>
          <table:table-cell table:number-columns-repeated="16381"/>
        </table:table-row>
        <table:table-row table:style-name="ro1">
          <table:table-cell office:value-type="float" office:value="6.44" table:style-name="ce1">
            <text:p>6.44</text:p>
          </table:table-cell>
          <table:table-cell office:value-type="float" office:value="153.1294200175" table:style-name="ce2">
            <text:p>1.53E+02</text:p>
          </table:table-cell>
          <table:table-cell office:value-type="float" office:value="143.88182460830001" table:style-name="ce2">
            <text:p>1.44E+02</text:p>
          </table:table-cell>
          <table:table-cell table:number-columns-repeated="16381"/>
        </table:table-row>
        <table:table-row table:style-name="ro1">
          <table:table-cell office:value-type="float" office:value="6.46" table:style-name="ce1">
            <text:p>6.46</text:p>
          </table:table-cell>
          <table:table-cell office:value-type="float" office:value="149.07058802660001" table:style-name="ce2">
            <text:p>1.49E+02</text:p>
          </table:table-cell>
          <table:table-cell office:value-type="float" office:value="141.13904666889999" table:style-name="ce2">
            <text:p>1.41E+02</text:p>
          </table:table-cell>
          <table:table-cell table:number-columns-repeated="16381"/>
        </table:table-row>
        <table:table-row table:style-name="ro1">
          <table:table-cell office:value-type="float" office:value="6.48" table:style-name="ce1">
            <text:p>6.48</text:p>
          </table:table-cell>
          <table:table-cell office:value-type="float" office:value="150.45748262379999" table:style-name="ce2">
            <text:p>1.50E+02</text:p>
          </table:table-cell>
          <table:table-cell office:value-type="float" office:value="139.41974253999999" table:style-name="ce2">
            <text:p>1.39E+02</text:p>
          </table:table-cell>
          <table:table-cell table:number-columns-repeated="16381"/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152.46019905259999" table:style-name="ce2">
            <text:p>1.52E+02</text:p>
          </table:table-cell>
          <table:table-cell office:value-type="float" office:value="140.08682154959999" table:style-name="ce2">
            <text:p>1.40E+02</text:p>
          </table:table-cell>
          <table:table-cell table:number-columns-repeated="16381"/>
        </table:table-row>
        <table:table-row table:style-name="ro1">
          <table:table-cell office:value-type="float" office:value="6.52" table:style-name="ce1">
            <text:p>6.52</text:p>
          </table:table-cell>
          <table:table-cell office:value-type="float" office:value="154.6040321824" table:style-name="ce2">
            <text:p>1.55E+02</text:p>
          </table:table-cell>
          <table:table-cell office:value-type="float" office:value="137.54077743619999" table:style-name="ce2">
            <text:p>1.38E+02</text:p>
          </table:table-cell>
          <table:table-cell table:number-columns-repeated="16381"/>
        </table:table-row>
        <table:table-row table:style-name="ro1">
          <table:table-cell office:value-type="float" office:value="6.54" table:style-name="ce1">
            <text:p>6.54</text:p>
          </table:table-cell>
          <table:table-cell office:value-type="float" office:value="153.45172591170001" table:style-name="ce2">
            <text:p>1.53E+02</text:p>
          </table:table-cell>
          <table:table-cell office:value-type="float" office:value="139.64432776570001" table:style-name="ce2">
            <text:p>1.40E+02</text:p>
          </table:table-cell>
          <table:table-cell table:number-columns-repeated="16381"/>
        </table:table-row>
        <table:table-row table:style-name="ro1">
          <table:table-cell office:value-type="float" office:value="6.56" table:style-name="ce1">
            <text:p>6.56</text:p>
          </table:table-cell>
          <table:table-cell office:value-type="float" office:value="154.49233004960001" table:style-name="ce2">
            <text:p>1.54E+02</text:p>
          </table:table-cell>
          <table:table-cell office:value-type="float" office:value="142.64140538589999" table:style-name="ce2">
            <text:p>1.43E+02</text:p>
          </table:table-cell>
          <table:table-cell table:number-columns-repeated="16381"/>
        </table:table-row>
        <table:table-row table:style-name="ro1">
          <table:table-cell office:value-type="float" office:value="6.58" table:style-name="ce1">
            <text:p>6.58</text:p>
          </table:table-cell>
          <table:table-cell office:value-type="float" office:value="156.3835182027" table:style-name="ce2">
            <text:p>1.56E+02</text:p>
          </table:table-cell>
          <table:table-cell office:value-type="float" office:value="141.19727578909999" table:style-name="ce2">
            <text:p>1.41E+02</text:p>
          </table:table-cell>
          <table:table-cell table:number-columns-repeated="16381"/>
        </table:table-row>
        <table:table-row table:style-name="ro1">
          <table:table-cell office:value-type="float" office:value="6.6" table:style-name="ce1">
            <text:p>6.6</text:p>
          </table:table-cell>
          <table:table-cell office:value-type="float" office:value="158.13080621450001" table:style-name="ce2">
            <text:p>1.58E+02</text:p>
          </table:table-cell>
          <table:table-cell office:value-type="float" office:value="141.45804332380001" table:style-name="ce2">
            <text:p>1.41E+02</text:p>
          </table:table-cell>
          <table:table-cell table:number-columns-repeated="16381"/>
        </table:table-row>
        <table:table-row table:style-name="ro1">
          <table:table-cell office:value-type="float" office:value="6.62" table:style-name="ce1">
            <text:p>6.62</text:p>
          </table:table-cell>
          <table:table-cell office:value-type="float" office:value="160.34153656379999" table:style-name="ce2">
            <text:p>1.60E+02</text:p>
          </table:table-cell>
          <table:table-cell office:value-type="float" office:value="142.96261344370001" table:style-name="ce2">
            <text:p>1.43E+02</text:p>
          </table:table-cell>
          <table:table-cell table:number-columns-repeated="16381"/>
        </table:table-row>
        <table:table-row table:style-name="ro1">
          <table:table-cell office:value-type="float" office:value="6.64" table:style-name="ce1">
            <text:p>6.64</text:p>
          </table:table-cell>
          <table:table-cell office:value-type="float" office:value="158.24154348659999" table:style-name="ce2">
            <text:p>1.58E+02</text:p>
          </table:table-cell>
          <table:table-cell office:value-type="float" office:value="141.61881174000001" table:style-name="ce2">
            <text:p>1.42E+02</text:p>
          </table:table-cell>
          <table:table-cell table:number-columns-repeated="16381"/>
        </table:table-row>
        <table:table-row table:style-name="ro1">
          <table:table-cell office:value-type="float" office:value="6.66" table:style-name="ce1">
            <text:p>6.66</text:p>
          </table:table-cell>
          <table:table-cell office:value-type="float" office:value="158.06795099179999" table:style-name="ce2">
            <text:p>1.58E+02</text:p>
          </table:table-cell>
          <table:table-cell office:value-type="float" office:value="143.40933163369999" table:style-name="ce2">
            <text:p>1.43E+02</text:p>
          </table:table-cell>
          <table:table-cell table:number-columns-repeated="16381"/>
        </table:table-row>
        <table:table-row table:style-name="ro1">
          <table:table-cell office:value-type="float" office:value="6.68" table:style-name="ce1">
            <text:p>6.68</text:p>
          </table:table-cell>
          <table:table-cell office:value-type="float" office:value="155.32889652079999" table:style-name="ce2">
            <text:p>1.55E+02</text:p>
          </table:table-cell>
          <table:table-cell office:value-type="float" office:value="148.7979815198" table:style-name="ce2">
            <text:p>1.49E+02</text:p>
          </table:table-cell>
          <table:table-cell table:number-columns-repeated="16381"/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154.30029780730001" table:style-name="ce2">
            <text:p>1.54E+02</text:p>
          </table:table-cell>
          <table:table-cell office:value-type="float" office:value="149.0223555238" table:style-name="ce2">
            <text:p>1.49E+02</text:p>
          </table:table-cell>
          <table:table-cell table:number-columns-repeated="16381"/>
        </table:table-row>
        <table:table-row table:style-name="ro1">
          <table:table-cell office:value-type="float" office:value="6.72" table:style-name="ce1">
            <text:p>6.72</text:p>
          </table:table-cell>
          <table:table-cell office:value-type="float" office:value="158.36271358560001" table:style-name="ce2">
            <text:p>1.58E+02</text:p>
          </table:table-cell>
          <table:table-cell office:value-type="float" office:value="146.6560184837" table:style-name="ce2">
            <text:p>1.47E+02</text:p>
          </table:table-cell>
          <table:table-cell table:number-columns-repeated="16381"/>
        </table:table-row>
        <table:table-row table:style-name="ro1">
          <table:table-cell office:value-type="float" office:value="6.74" table:style-name="ce1">
            <text:p>6.74</text:p>
          </table:table-cell>
          <table:table-cell office:value-type="float" office:value="157.08664539669999" table:style-name="ce2">
            <text:p>1.57E+02</text:p>
          </table:table-cell>
          <table:table-cell office:value-type="float" office:value="143.0351266214" table:style-name="ce2">
            <text:p>1.43E+02</text:p>
          </table:table-cell>
          <table:table-cell table:number-columns-repeated="16381"/>
        </table:table-row>
        <table:table-row table:style-name="ro1">
          <table:table-cell office:value-type="float" office:value="6.76" table:style-name="ce1">
            <text:p>6.76</text:p>
          </table:table-cell>
          <table:table-cell office:value-type="float" office:value="156.4776907646" table:style-name="ce2">
            <text:p>1.56E+02</text:p>
          </table:table-cell>
          <table:table-cell office:value-type="float" office:value="143.8389418845" table:style-name="ce2">
            <text:p>1.44E+02</text:p>
          </table:table-cell>
          <table:table-cell table:number-columns-repeated="16381"/>
        </table:table-row>
        <table:table-row table:style-name="ro1">
          <table:table-cell office:value-type="float" office:value="6.78" table:style-name="ce1">
            <text:p>6.78</text:p>
          </table:table-cell>
          <table:table-cell office:value-type="float" office:value="157.31270147399999" table:style-name="ce2">
            <text:p>1.57E+02</text:p>
          </table:table-cell>
          <table:table-cell office:value-type="float" office:value="143.54078767179999" table:style-name="ce2">
            <text:p>1.44E+02</text:p>
          </table:table-cell>
          <table:table-cell table:number-columns-repeated="16381"/>
        </table:table-row>
        <table:table-row table:style-name="ro1">
          <table:table-cell office:value-type="float" office:value="6.8" table:style-name="ce1">
            <text:p>6.8</text:p>
          </table:table-cell>
          <table:table-cell office:value-type="float" office:value="156.2546062154" table:style-name="ce2">
            <text:p>1.56E+02</text:p>
          </table:table-cell>
          <table:table-cell office:value-type="float" office:value="140.10742900459999" table:style-name="ce2">
            <text:p>1.40E+02</text:p>
          </table:table-cell>
          <table:table-cell table:number-columns-repeated="16381"/>
        </table:table-row>
        <table:table-row table:style-name="ro1">
          <table:table-cell office:value-type="float" office:value="6.82" table:style-name="ce1">
            <text:p>6.82</text:p>
          </table:table-cell>
          <table:table-cell office:value-type="float" office:value="157.46459920870001" table:style-name="ce2">
            <text:p>1.57E+02</text:p>
          </table:table-cell>
          <table:table-cell office:value-type="float" office:value="137.03755000039999" table:style-name="ce2">
            <text:p>1.37E+02</text:p>
          </table:table-cell>
          <table:table-cell table:number-columns-repeated="16381"/>
        </table:table-row>
        <table:table-row table:style-name="ro1">
          <table:table-cell office:value-type="float" office:value="6.84" table:style-name="ce1">
            <text:p>6.84</text:p>
          </table:table-cell>
          <table:table-cell office:value-type="float" office:value="156.64061736439999" table:style-name="ce2">
            <text:p>1.57E+02</text:p>
          </table:table-cell>
          <table:table-cell office:value-type="float" office:value="135.92526559340001" table:style-name="ce2">
            <text:p>1.36E+02</text:p>
          </table:table-cell>
          <table:table-cell table:number-columns-repeated="16381"/>
        </table:table-row>
        <table:table-row table:style-name="ro1">
          <table:table-cell office:value-type="float" office:value="6.86" table:style-name="ce1">
            <text:p>6.86</text:p>
          </table:table-cell>
          <table:table-cell office:value-type="float" office:value="154.8009661927" table:style-name="ce2">
            <text:p>1.55E+02</text:p>
          </table:table-cell>
          <table:table-cell office:value-type="float" office:value="138.70471823259999" table:style-name="ce2">
            <text:p>1.39E+02</text:p>
          </table:table-cell>
          <table:table-cell table:number-columns-repeated="16381"/>
        </table:table-row>
        <table:table-row table:style-name="ro1">
          <table:table-cell office:value-type="float" office:value="6.88" table:style-name="ce1">
            <text:p>6.88</text:p>
          </table:table-cell>
          <table:table-cell office:value-type="float" office:value="154.8185562354" table:style-name="ce2">
            <text:p>1.55E+02</text:p>
          </table:table-cell>
          <table:table-cell office:value-type="float" office:value="141.61027500040001" table:style-name="ce2">
            <text:p>1.42E+02</text:p>
          </table:table-cell>
          <table:table-cell table:number-columns-repeated="16381"/>
        </table:table-row>
        <table:table-row table:style-name="ro1">
          <table:table-cell office:value-type="float" office:value="6.9" table:style-name="ce1">
            <text:p>6.9</text:p>
          </table:table-cell>
          <table:table-cell office:value-type="float" office:value="151.6625080881" table:style-name="ce2">
            <text:p>1.52E+02</text:p>
          </table:table-cell>
          <table:table-cell office:value-type="float" office:value="139.8840922174" table:style-name="ce2">
            <text:p>1.40E+02</text:p>
          </table:table-cell>
          <table:table-cell table:number-columns-repeated="16381"/>
        </table:table-row>
        <table:table-row table:style-name="ro1">
          <table:table-cell office:value-type="float" office:value="6.92" table:style-name="ce1">
            <text:p>6.92</text:p>
          </table:table-cell>
          <table:table-cell office:value-type="float" office:value="151.45399783799999" table:style-name="ce2">
            <text:p>1.51E+02</text:p>
          </table:table-cell>
          <table:table-cell office:value-type="float" office:value="143.33304340340001" table:style-name="ce2">
            <text:p>1.43E+02</text:p>
          </table:table-cell>
          <table:table-cell table:number-columns-repeated="16381"/>
        </table:table-row>
        <table:table-row table:style-name="ro1">
          <table:table-cell office:value-type="float" office:value="6.94" table:style-name="ce1">
            <text:p>6.94</text:p>
          </table:table-cell>
          <table:table-cell office:value-type="float" office:value="151.9571338778" table:style-name="ce2">
            <text:p>1.52E+02</text:p>
          </table:table-cell>
          <table:table-cell office:value-type="float" office:value="144.5747408368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6.96" table:style-name="ce1">
            <text:p>6.96</text:p>
          </table:table-cell>
          <table:table-cell office:value-type="float" office:value="153.88877915579999" table:style-name="ce2">
            <text:p>1.54E+02</text:p>
          </table:table-cell>
          <table:table-cell office:value-type="float" office:value="143.01734704469999" table:style-name="ce2">
            <text:p>1.43E+02</text:p>
          </table:table-cell>
          <table:table-cell table:number-columns-repeated="16381"/>
        </table:table-row>
        <table:table-row table:style-name="ro1">
          <table:table-cell office:value-type="float" office:value="6.98" table:style-name="ce1">
            <text:p>6.98</text:p>
          </table:table-cell>
          <table:table-cell office:value-type="float" office:value="152.5957574956" table:style-name="ce2">
            <text:p>1.53E+02</text:p>
          </table:table-cell>
          <table:table-cell office:value-type="float" office:value="146.3749349313" table:style-name="ce2">
            <text:p>1.46E+0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5.6159264595" table:style-name="ce2">
            <text:p>1.56E+02</text:p>
          </table:table-cell>
          <table:table-cell office:value-type="float" office:value="144.5980915515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7.02" table:style-name="ce1">
            <text:p>7.02</text:p>
          </table:table-cell>
          <table:table-cell office:value-type="float" office:value="158.5086440696" table:style-name="ce2">
            <text:p>1.59E+02</text:p>
          </table:table-cell>
          <table:table-cell office:value-type="float" office:value="147.68004045430001" table:style-name="ce2">
            <text:p>1.48E+02</text:p>
          </table:table-cell>
          <table:table-cell table:number-columns-repeated="16381"/>
        </table:table-row>
        <table:table-row table:style-name="ro1">
          <table:table-cell office:value-type="float" office:value="7.04" table:style-name="ce1">
            <text:p>7.04</text:p>
          </table:table-cell>
          <table:table-cell office:value-type="float" office:value="158.49810664469999" table:style-name="ce2">
            <text:p>1.58E+02</text:p>
          </table:table-cell>
          <table:table-cell office:value-type="float" office:value="146.3694044865" table:style-name="ce2">
            <text:p>1.46E+02</text:p>
          </table:table-cell>
          <table:table-cell table:number-columns-repeated="16381"/>
        </table:table-row>
        <table:table-row table:style-name="ro1">
          <table:table-cell office:value-type="float" office:value="7.06" table:style-name="ce1">
            <text:p>7.06</text:p>
          </table:table-cell>
          <table:table-cell office:value-type="float" office:value="160.78043064030001" table:style-name="ce2">
            <text:p>1.61E+02</text:p>
          </table:table-cell>
          <table:table-cell office:value-type="float" office:value="148.53895999619999" table:style-name="ce2">
            <text:p>1.49E+02</text:p>
          </table:table-cell>
          <table:table-cell table:number-columns-repeated="16381"/>
        </table:table-row>
        <table:table-row table:style-name="ro1">
          <table:table-cell office:value-type="float" office:value="7.08" table:style-name="ce1">
            <text:p>7.08</text:p>
          </table:table-cell>
          <table:table-cell office:value-type="float" office:value="160.805257485" table:style-name="ce2">
            <text:p>1.61E+02</text:p>
          </table:table-cell>
          <table:table-cell office:value-type="float" office:value="147.14949107000001" table:style-name="ce2">
            <text:p>1.47E+02</text:p>
          </table:table-cell>
          <table:table-cell table:number-columns-repeated="16381"/>
        </table:table-row>
        <table:table-row table:style-name="ro1">
          <table:table-cell office:value-type="float" office:value="7.1" table:style-name="ce1">
            <text:p>7.1</text:p>
          </table:table-cell>
          <table:table-cell office:value-type="float" office:value="160.43090379360001" table:style-name="ce2">
            <text:p>1.60E+02</text:p>
          </table:table-cell>
          <table:table-cell office:value-type="float" office:value="150.59284973179999" table:style-name="ce2">
            <text:p>1.51E+02</text:p>
          </table:table-cell>
          <table:table-cell table:number-columns-repeated="16381"/>
        </table:table-row>
        <table:table-row table:style-name="ro1">
          <table:table-cell office:value-type="float" office:value="7.12" table:style-name="ce1">
            <text:p>7.12</text:p>
          </table:table-cell>
          <table:table-cell office:value-type="float" office:value="161.30656235800001" table:style-name="ce2">
            <text:p>1.61E+02</text:p>
          </table:table-cell>
          <table:table-cell office:value-type="float" office:value="147.86995573589999" table:style-name="ce2">
            <text:p>1.48E+02</text:p>
          </table:table-cell>
          <table:table-cell table:number-columns-repeated="16381"/>
        </table:table-row>
        <table:table-row table:style-name="ro1">
          <table:table-cell office:value-type="float" office:value="7.14" table:style-name="ce1">
            <text:p>7.14</text:p>
          </table:table-cell>
          <table:table-cell office:value-type="float" office:value="160.84748674790001" table:style-name="ce2">
            <text:p>1.61E+02</text:p>
          </table:table-cell>
          <table:table-cell office:value-type="float" office:value="146.29902801989999" table:style-name="ce2">
            <text:p>1.46E+02</text:p>
          </table:table-cell>
          <table:table-cell table:number-columns-repeated="16381"/>
        </table:table-row>
        <table:table-row table:style-name="ro1">
          <table:table-cell office:value-type="float" office:value="7.16" table:style-name="ce1">
            <text:p>7.16</text:p>
          </table:table-cell>
          <table:table-cell office:value-type="float" office:value="156.6908877784" table:style-name="ce2">
            <text:p>1.57E+02</text:p>
          </table:table-cell>
          <table:table-cell office:value-type="float" office:value="143.13086907229999" table:style-name="ce2">
            <text:p>1.43E+02</text:p>
          </table:table-cell>
          <table:table-cell table:number-columns-repeated="16381"/>
        </table:table-row>
        <table:table-row table:style-name="ro1">
          <table:table-cell office:value-type="float" office:value="7.18" table:style-name="ce1">
            <text:p>7.18</text:p>
          </table:table-cell>
          <table:table-cell office:value-type="float" office:value="154.94107138140001" table:style-name="ce2">
            <text:p>1.55E+02</text:p>
          </table:table-cell>
          <table:table-cell office:value-type="float" office:value="144.9207607463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7.2" table:style-name="ce1">
            <text:p>7.2</text:p>
          </table:table-cell>
          <table:table-cell office:value-type="float" office:value="156.2101351499" table:style-name="ce2">
            <text:p>1.56E+02</text:p>
          </table:table-cell>
          <table:table-cell office:value-type="float" office:value="142.93742648369999" table:style-name="ce2">
            <text:p>1.43E+02</text:p>
          </table:table-cell>
          <table:table-cell table:number-columns-repeated="16381"/>
        </table:table-row>
        <table:table-row table:style-name="ro1">
          <table:table-cell office:value-type="float" office:value="7.22" table:style-name="ce1">
            <text:p>7.22</text:p>
          </table:table-cell>
          <table:table-cell office:value-type="float" office:value="152.7883591046" table:style-name="ce2">
            <text:p>1.53E+02</text:p>
          </table:table-cell>
          <table:table-cell office:value-type="float" office:value="146.12312255379999" table:style-name="ce2">
            <text:p>1.46E+02</text:p>
          </table:table-cell>
          <table:table-cell table:number-columns-repeated="16381"/>
        </table:table-row>
        <table:table-row table:style-name="ro1">
          <table:table-cell office:value-type="float" office:value="7.24" table:style-name="ce1">
            <text:p>7.24</text:p>
          </table:table-cell>
          <table:table-cell office:value-type="float" office:value="153.568791258" table:style-name="ce2">
            <text:p>1.54E+02</text:p>
          </table:table-cell>
          <table:table-cell office:value-type="float" office:value="144.480998333" table:style-name="ce2">
            <text:p>1.44E+02</text:p>
          </table:table-cell>
          <table:table-cell table:number-columns-repeated="16381"/>
        </table:table-row>
        <table:table-row table:style-name="ro1">
          <table:table-cell office:value-type="float" office:value="7.26" table:style-name="ce1">
            <text:p>7.26</text:p>
          </table:table-cell>
          <table:table-cell office:value-type="float" office:value="152.08665339820001" table:style-name="ce2">
            <text:p>1.52E+02</text:p>
          </table:table-cell>
          <table:table-cell office:value-type="float" office:value="144.07696078039999" table:style-name="ce2">
            <text:p>1.44E+02</text:p>
          </table:table-cell>
          <table:table-cell table:number-columns-repeated="16381"/>
        </table:table-row>
        <table:table-row table:style-name="ro1">
          <table:table-cell office:value-type="float" office:value="7.28" table:style-name="ce1">
            <text:p>7.28</text:p>
          </table:table-cell>
          <table:table-cell office:value-type="float" office:value="151.6457414194" table:style-name="ce2">
            <text:p>1.52E+02</text:p>
          </table:table-cell>
          <table:table-cell office:value-type="float" office:value="145.55357281709999" table:style-name="ce2">
            <text:p>1.46E+02</text:p>
          </table:table-cell>
          <table:table-cell table:number-columns-repeated="16381"/>
        </table:table-row>
        <table:table-row table:style-name="ro1">
          <table:table-cell office:value-type="float" office:value="7.3" table:style-name="ce1">
            <text:p>7.3</text:p>
          </table:table-cell>
          <table:table-cell office:value-type="float" office:value="152.46985315929999" table:style-name="ce2">
            <text:p>1.52E+02</text:p>
          </table:table-cell>
          <table:table-cell office:value-type="float" office:value="150.08264452200001" table:style-name="ce2">
            <text:p>1.50E+02</text:p>
          </table:table-cell>
          <table:table-cell table:number-columns-repeated="16381"/>
        </table:table-row>
        <table:table-row table:style-name="ro1">
          <table:table-cell office:value-type="float" office:value="7.32" table:style-name="ce1">
            <text:p>7.32</text:p>
          </table:table-cell>
          <table:table-cell office:value-type="float" office:value="152.6443486718" table:style-name="ce2">
            <text:p>1.53E+02</text:p>
          </table:table-cell>
          <table:table-cell office:value-type="float" office:value="152.56694453579999" table:style-name="ce2">
            <text:p>1.53E+02</text:p>
          </table:table-cell>
          <table:table-cell table:number-columns-repeated="16381"/>
        </table:table-row>
        <table:table-row table:style-name="ro1">
          <table:table-cell office:value-type="float" office:value="7.34" table:style-name="ce1">
            <text:p>7.34</text:p>
          </table:table-cell>
          <table:table-cell office:value-type="float" office:value="153.1253066052" table:style-name="ce2">
            <text:p>1.53E+02</text:p>
          </table:table-cell>
          <table:table-cell office:value-type="float" office:value="149.0827479774" table:style-name="ce2">
            <text:p>1.49E+02</text:p>
          </table:table-cell>
          <table:table-cell table:number-columns-repeated="16381"/>
        </table:table-row>
        <table:table-row table:style-name="ro1">
          <table:table-cell office:value-type="float" office:value="7.36" table:style-name="ce1">
            <text:p>7.36</text:p>
          </table:table-cell>
          <table:table-cell office:value-type="float" office:value="153.7898261261" table:style-name="ce2">
            <text:p>1.54E+02</text:p>
          </table:table-cell>
          <table:table-cell office:value-type="float" office:value="144.84897905950001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7.38" table:style-name="ce1">
            <text:p>7.38</text:p>
          </table:table-cell>
          <table:table-cell office:value-type="float" office:value="151.41362078840001" table:style-name="ce2">
            <text:p>1.51E+02</text:p>
          </table:table-cell>
          <table:table-cell office:value-type="float" office:value="144.92179141720001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7.4" table:style-name="ce1">
            <text:p>7.4</text:p>
          </table:table-cell>
          <table:table-cell office:value-type="float" office:value="153.82198829399999" table:style-name="ce2">
            <text:p>1.54E+02</text:p>
          </table:table-cell>
          <table:table-cell office:value-type="float" office:value="147.92908690359999" table:style-name="ce2">
            <text:p>1.48E+02</text:p>
          </table:table-cell>
          <table:table-cell table:number-columns-repeated="16381"/>
        </table:table-row>
        <table:table-row table:style-name="ro1">
          <table:table-cell office:value-type="float" office:value="7.42" table:style-name="ce1">
            <text:p>7.42</text:p>
          </table:table-cell>
          <table:table-cell office:value-type="float" office:value="155.48327878500001" table:style-name="ce2">
            <text:p>1.55E+02</text:p>
          </table:table-cell>
          <table:table-cell office:value-type="float" office:value="144.6254092954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7.44" table:style-name="ce1">
            <text:p>7.44</text:p>
          </table:table-cell>
          <table:table-cell office:value-type="float" office:value="156.86938287359999" table:style-name="ce2">
            <text:p>1.57E+02</text:p>
          </table:table-cell>
          <table:table-cell office:value-type="float" office:value="144.5759678181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7.46" table:style-name="ce1">
            <text:p>7.46</text:p>
          </table:table-cell>
          <table:table-cell office:value-type="float" office:value="158.71392115539999" table:style-name="ce2">
            <text:p>1.59E+02</text:p>
          </table:table-cell>
          <table:table-cell office:value-type="float" office:value="144.8405989151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7.48" table:style-name="ce1">
            <text:p>7.48</text:p>
          </table:table-cell>
          <table:table-cell office:value-type="float" office:value="158.37275621040001" table:style-name="ce2">
            <text:p>1.58E+02</text:p>
          </table:table-cell>
          <table:table-cell office:value-type="float" office:value="142.8961079609" table:style-name="ce2">
            <text:p>1.43E+02</text:p>
          </table:table-cell>
          <table:table-cell table:number-columns-repeated="16381"/>
        </table:table-row>
        <table:table-row table:style-name="ro1">
          <table:table-cell office:value-type="float" office:value="7.5" table:style-name="ce1">
            <text:p>7.5</text:p>
          </table:table-cell>
          <table:table-cell office:value-type="float" office:value="162.06670081269999" table:style-name="ce2">
            <text:p>1.62E+02</text:p>
          </table:table-cell>
          <table:table-cell office:value-type="float" office:value="145.10141183409999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7.52" table:style-name="ce1">
            <text:p>7.52</text:p>
          </table:table-cell>
          <table:table-cell office:value-type="float" office:value="160.83113961879999" table:style-name="ce2">
            <text:p>1.61E+02</text:p>
          </table:table-cell>
          <table:table-cell office:value-type="float" office:value="147.76261295309999" table:style-name="ce2">
            <text:p>1.48E+02</text:p>
          </table:table-cell>
          <table:table-cell table:number-columns-repeated="16381"/>
        </table:table-row>
        <table:table-row table:style-name="ro1">
          <table:table-cell office:value-type="float" office:value="7.54" table:style-name="ce1">
            <text:p>7.54</text:p>
          </table:table-cell>
          <table:table-cell office:value-type="float" office:value="161.6356501027" table:style-name="ce2">
            <text:p>1.62E+02</text:p>
          </table:table-cell>
          <table:table-cell office:value-type="float" office:value="148.82948988460001" table:style-name="ce2">
            <text:p>1.49E+02</text:p>
          </table:table-cell>
          <table:table-cell table:number-columns-repeated="16381"/>
        </table:table-row>
        <table:table-row table:style-name="ro1">
          <table:table-cell office:value-type="float" office:value="7.56" table:style-name="ce1">
            <text:p>7.56</text:p>
          </table:table-cell>
          <table:table-cell office:value-type="float" office:value="164.80885112959999" table:style-name="ce2">
            <text:p>1.65E+02</text:p>
          </table:table-cell>
          <table:table-cell office:value-type="float" office:value="149.87940677590001" table:style-name="ce2">
            <text:p>1.50E+02</text:p>
          </table:table-cell>
          <table:table-cell table:number-columns-repeated="16381"/>
        </table:table-row>
        <table:table-row table:style-name="ro1">
          <table:table-cell office:value-type="float" office:value="7.58" table:style-name="ce1">
            <text:p>7.58</text:p>
          </table:table-cell>
          <table:table-cell office:value-type="float" office:value="164.08099116389999" table:style-name="ce2">
            <text:p>1.64E+02</text:p>
          </table:table-cell>
          <table:table-cell office:value-type="float" office:value="151.67464038919999" table:style-name="ce2">
            <text:p>1.52E+02</text:p>
          </table:table-cell>
          <table:table-cell table:number-columns-repeated="16381"/>
        </table:table-row>
        <table:table-row table:style-name="ro1">
          <table:table-cell office:value-type="float" office:value="7.6" table:style-name="ce1">
            <text:p>7.6</text:p>
          </table:table-cell>
          <table:table-cell office:value-type="float" office:value="160.97420440400001" table:style-name="ce2">
            <text:p>1.61E+02</text:p>
          </table:table-cell>
          <table:table-cell office:value-type="float" office:value="151.40484175270001" table:style-name="ce2">
            <text:p>1.51E+02</text:p>
          </table:table-cell>
          <table:table-cell table:number-columns-repeated="16381"/>
        </table:table-row>
        <table:table-row table:style-name="ro1">
          <table:table-cell office:value-type="float" office:value="7.62" table:style-name="ce1">
            <text:p>7.62</text:p>
          </table:table-cell>
          <table:table-cell office:value-type="float" office:value="158.92993444839999" table:style-name="ce2">
            <text:p>1.59E+02</text:p>
          </table:table-cell>
          <table:table-cell office:value-type="float" office:value="152.8154300567" table:style-name="ce2">
            <text:p>1.53E+02</text:p>
          </table:table-cell>
          <table:table-cell table:number-columns-repeated="16381"/>
        </table:table-row>
        <table:table-row table:style-name="ro1">
          <table:table-cell office:value-type="float" office:value="7.64" table:style-name="ce1">
            <text:p>7.64</text:p>
          </table:table-cell>
          <table:table-cell office:value-type="float" office:value="155.57248865579999" table:style-name="ce2">
            <text:p>1.56E+02</text:p>
          </table:table-cell>
          <table:table-cell office:value-type="float" office:value="151.41331624239999" table:style-name="ce2">
            <text:p>1.51E+02</text:p>
          </table:table-cell>
          <table:table-cell table:number-columns-repeated="16381"/>
        </table:table-row>
        <table:table-row table:style-name="ro1">
          <table:table-cell office:value-type="float" office:value="7.66" table:style-name="ce1">
            <text:p>7.66</text:p>
          </table:table-cell>
          <table:table-cell office:value-type="float" office:value="155.9712328322" table:style-name="ce2">
            <text:p>1.56E+02</text:p>
          </table:table-cell>
          <table:table-cell office:value-type="float" office:value="149.62959183780001" table:style-name="ce2">
            <text:p>1.50E+02</text:p>
          </table:table-cell>
          <table:table-cell table:number-columns-repeated="16381"/>
        </table:table-row>
        <table:table-row table:style-name="ro1">
          <table:table-cell office:value-type="float" office:value="7.68" table:style-name="ce1">
            <text:p>7.68</text:p>
          </table:table-cell>
          <table:table-cell office:value-type="float" office:value="154.45285556939999" table:style-name="ce2">
            <text:p>1.54E+02</text:p>
          </table:table-cell>
          <table:table-cell office:value-type="float" office:value="148.81978746639999" table:style-name="ce2">
            <text:p>1.49E+02</text:p>
          </table:table-cell>
          <table:table-cell table:number-columns-repeated="16381"/>
        </table:table-row>
        <table:table-row table:style-name="ro1">
          <table:table-cell office:value-type="float" office:value="7.7" table:style-name="ce1">
            <text:p>7.7</text:p>
          </table:table-cell>
          <table:table-cell office:value-type="float" office:value="152.6858250672" table:style-name="ce2">
            <text:p>1.53E+02</text:p>
          </table:table-cell>
          <table:table-cell office:value-type="float" office:value="148.15734224799999" table:style-name="ce2">
            <text:p>1.48E+02</text:p>
          </table:table-cell>
          <table:table-cell table:number-columns-repeated="16381"/>
        </table:table-row>
        <table:table-row table:style-name="ro1">
          <table:table-cell office:value-type="float" office:value="7.72" table:style-name="ce1">
            <text:p>7.72</text:p>
          </table:table-cell>
          <table:table-cell office:value-type="float" office:value="153.0538741782" table:style-name="ce2">
            <text:p>1.53E+02</text:p>
          </table:table-cell>
          <table:table-cell office:value-type="float" office:value="143.77463715179999" table:style-name="ce2">
            <text:p>1.44E+02</text:p>
          </table:table-cell>
          <table:table-cell table:number-columns-repeated="16381"/>
        </table:table-row>
        <table:table-row table:style-name="ro1">
          <table:table-cell office:value-type="float" office:value="7.74" table:style-name="ce1">
            <text:p>7.74</text:p>
          </table:table-cell>
          <table:table-cell office:value-type="float" office:value="150.482021199" table:style-name="ce2">
            <text:p>1.50E+02</text:p>
          </table:table-cell>
          <table:table-cell office:value-type="float" office:value="143.6188067917" table:style-name="ce2">
            <text:p>1.44E+02</text:p>
          </table:table-cell>
          <table:table-cell table:number-columns-repeated="16381"/>
        </table:table-row>
        <table:table-row table:style-name="ro1">
          <table:table-cell office:value-type="float" office:value="7.76" table:style-name="ce1">
            <text:p>7.76</text:p>
          </table:table-cell>
          <table:table-cell office:value-type="float" office:value="151.64855687670001" table:style-name="ce2">
            <text:p>1.52E+02</text:p>
          </table:table-cell>
          <table:table-cell office:value-type="float" office:value="145.00399031160001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7.78" table:style-name="ce1">
            <text:p>7.78</text:p>
          </table:table-cell>
          <table:table-cell office:value-type="float" office:value="155.00698865850001" table:style-name="ce2">
            <text:p>1.55E+02</text:p>
          </table:table-cell>
          <table:table-cell office:value-type="float" office:value="145.74582688090001" table:style-name="ce2">
            <text:p>1.46E+02</text:p>
          </table:table-cell>
          <table:table-cell table:number-columns-repeated="16381"/>
        </table:table-row>
        <table:table-row table:style-name="ro1">
          <table:table-cell office:value-type="float" office:value="7.8" table:style-name="ce1">
            <text:p>7.8</text:p>
          </table:table-cell>
          <table:table-cell office:value-type="float" office:value="154.12907561599999" table:style-name="ce2">
            <text:p>1.54E+02</text:p>
          </table:table-cell>
          <table:table-cell office:value-type="float" office:value="143.1241969555" table:style-name="ce2">
            <text:p>1.43E+02</text:p>
          </table:table-cell>
          <table:table-cell table:number-columns-repeated="16381"/>
        </table:table-row>
        <table:table-row table:style-name="ro1">
          <table:table-cell office:value-type="float" office:value="7.82" table:style-name="ce1">
            <text:p>7.82</text:p>
          </table:table-cell>
          <table:table-cell office:value-type="float" office:value="154.84534850270001" table:style-name="ce2">
            <text:p>1.55E+02</text:p>
          </table:table-cell>
          <table:table-cell office:value-type="float" office:value="144.02219822590001" table:style-name="ce2">
            <text:p>1.44E+02</text:p>
          </table:table-cell>
          <table:table-cell table:number-columns-repeated="16381"/>
        </table:table-row>
        <table:table-row table:style-name="ro1">
          <table:table-cell office:value-type="float" office:value="7.84" table:style-name="ce1">
            <text:p>7.84</text:p>
          </table:table-cell>
          <table:table-cell office:value-type="float" office:value="156.9791939346" table:style-name="ce2">
            <text:p>1.57E+02</text:p>
          </table:table-cell>
          <table:table-cell office:value-type="float" office:value="146.4838995515" table:style-name="ce2">
            <text:p>1.46E+02</text:p>
          </table:table-cell>
          <table:table-cell table:number-columns-repeated="16381"/>
        </table:table-row>
        <table:table-row table:style-name="ro1">
          <table:table-cell office:value-type="float" office:value="7.86" table:style-name="ce1">
            <text:p>7.86</text:p>
          </table:table-cell>
          <table:table-cell office:value-type="float" office:value="156.6083418588" table:style-name="ce2">
            <text:p>1.57E+02</text:p>
          </table:table-cell>
          <table:table-cell office:value-type="float" office:value="144.2649502818" table:style-name="ce2">
            <text:p>1.44E+02</text:p>
          </table:table-cell>
          <table:table-cell table:number-columns-repeated="16381"/>
        </table:table-row>
        <table:table-row table:style-name="ro1">
          <table:table-cell office:value-type="float" office:value="7.88" table:style-name="ce1">
            <text:p>7.88</text:p>
          </table:table-cell>
          <table:table-cell office:value-type="float" office:value="159.57637031670001" table:style-name="ce2">
            <text:p>1.60E+02</text:p>
          </table:table-cell>
          <table:table-cell office:value-type="float" office:value="147.2077972564" table:style-name="ce2">
            <text:p>1.47E+02</text:p>
          </table:table-cell>
          <table:table-cell table:number-columns-repeated="16381"/>
        </table:table-row>
        <table:table-row table:style-name="ro1">
          <table:table-cell office:value-type="float" office:value="7.9" table:style-name="ce1">
            <text:p>7.9</text:p>
          </table:table-cell>
          <table:table-cell office:value-type="float" office:value="159.55770889179999" table:style-name="ce2">
            <text:p>1.60E+02</text:p>
          </table:table-cell>
          <table:table-cell office:value-type="float" office:value="144.844415054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7.92" table:style-name="ce1">
            <text:p>7.92</text:p>
          </table:table-cell>
          <table:table-cell office:value-type="float" office:value="162.36621245680001" table:style-name="ce2">
            <text:p>1.62E+02</text:p>
          </table:table-cell>
          <table:table-cell office:value-type="float" office:value="147.1968393484" table:style-name="ce2">
            <text:p>1.47E+02</text:p>
          </table:table-cell>
          <table:table-cell table:number-columns-repeated="16381"/>
        </table:table-row>
        <table:table-row table:style-name="ro1">
          <table:table-cell office:value-type="float" office:value="7.94" table:style-name="ce1">
            <text:p>7.94</text:p>
          </table:table-cell>
          <table:table-cell office:value-type="float" office:value="162.4371839586" table:style-name="ce2">
            <text:p>1.62E+02</text:p>
          </table:table-cell>
          <table:table-cell office:value-type="float" office:value="145.60059311820001" table:style-name="ce2">
            <text:p>1.46E+02</text:p>
          </table:table-cell>
          <table:table-cell table:number-columns-repeated="16381"/>
        </table:table-row>
        <table:table-row table:style-name="ro1">
          <table:table-cell office:value-type="float" office:value="7.96" table:style-name="ce1">
            <text:p>7.96</text:p>
          </table:table-cell>
          <table:table-cell office:value-type="float" office:value="164.32888346230001" table:style-name="ce2">
            <text:p>1.64E+02</text:p>
          </table:table-cell>
          <table:table-cell office:value-type="float" office:value="149.4000449607" table:style-name="ce2">
            <text:p>1.49E+02</text:p>
          </table:table-cell>
          <table:table-cell table:number-columns-repeated="16381"/>
        </table:table-row>
        <table:table-row table:style-name="ro1">
          <table:table-cell office:value-type="float" office:value="7.98" table:style-name="ce1">
            <text:p>7.98</text:p>
          </table:table-cell>
          <table:table-cell office:value-type="float" office:value="164.77596607800001" table:style-name="ce2">
            <text:p>1.65E+02</text:p>
          </table:table-cell>
          <table:table-cell office:value-type="float" office:value="149.06226211820001" table:style-name="ce2">
            <text:p>1.49E+0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4.7563655797" table:style-name="ce2">
            <text:p>1.65E+02</text:p>
          </table:table-cell>
          <table:table-cell office:value-type="float" office:value="151.39980310449999" table:style-name="ce2">
            <text:p>1.51E+02</text:p>
          </table:table-cell>
          <table:table-cell table:number-columns-repeated="16381"/>
        </table:table-row>
        <table:table-row table:style-name="ro1">
          <table:table-cell office:value-type="float" office:value="8.02" table:style-name="ce1">
            <text:p>8.02</text:p>
          </table:table-cell>
          <table:table-cell office:value-type="float" office:value="164.08876368919999" table:style-name="ce2">
            <text:p>1.64E+02</text:p>
          </table:table-cell>
          <table:table-cell office:value-type="float" office:value="149.7797209016" table:style-name="ce2">
            <text:p>1.50E+02</text:p>
          </table:table-cell>
          <table:table-cell table:number-columns-repeated="16381"/>
        </table:table-row>
        <table:table-row table:style-name="ro1">
          <table:table-cell office:value-type="float" office:value="8.0399999999999991" table:style-name="ce1">
            <text:p>8.04</text:p>
          </table:table-cell>
          <table:table-cell office:value-type="float" office:value="161.26524671990001" table:style-name="ce2">
            <text:p>1.61E+02</text:p>
          </table:table-cell>
          <table:table-cell office:value-type="float" office:value="154.48960344739999" table:style-name="ce2">
            <text:p>1.54E+02</text:p>
          </table:table-cell>
          <table:table-cell table:number-columns-repeated="16381"/>
        </table:table-row>
        <table:table-row table:style-name="ro1">
          <table:table-cell office:value-type="float" office:value="8.06" table:style-name="ce1">
            <text:p>8.06</text:p>
          </table:table-cell>
          <table:table-cell office:value-type="float" office:value="157.49370825139999" table:style-name="ce2">
            <text:p>1.57E+02</text:p>
          </table:table-cell>
          <table:table-cell office:value-type="float" office:value="153.10870358099999" table:style-name="ce2">
            <text:p>1.53E+02</text:p>
          </table:table-cell>
          <table:table-cell table:number-columns-repeated="16381"/>
        </table:table-row>
        <table:table-row table:style-name="ro1">
          <table:table-cell office:value-type="float" office:value="8.08" table:style-name="ce1">
            <text:p>8.08</text:p>
          </table:table-cell>
          <table:table-cell office:value-type="float" office:value="155.16915635469999" table:style-name="ce2">
            <text:p>1.55E+02</text:p>
          </table:table-cell>
          <table:table-cell office:value-type="float" office:value="152.38033494269999" table:style-name="ce2">
            <text:p>1.52E+02</text:p>
          </table:table-cell>
          <table:table-cell table:number-columns-repeated="16381"/>
        </table:table-row>
        <table:table-row table:style-name="ro1">
          <table:table-cell office:value-type="float" office:value="8.1" table:style-name="ce1">
            <text:p>8.1</text:p>
          </table:table-cell>
          <table:table-cell office:value-type="float" office:value="153.818215149" table:style-name="ce2">
            <text:p>1.54E+02</text:p>
          </table:table-cell>
          <table:table-cell office:value-type="float" office:value="149.83322919610001" table:style-name="ce2">
            <text:p>1.50E+02</text:p>
          </table:table-cell>
          <table:table-cell table:number-columns-repeated="16381"/>
        </table:table-row>
        <table:table-row table:style-name="ro1">
          <table:table-cell office:value-type="float" office:value="8.1199999999999992" table:style-name="ce1">
            <text:p>8.12</text:p>
          </table:table-cell>
          <table:table-cell office:value-type="float" office:value="150.89339635569999" table:style-name="ce2">
            <text:p>1.51E+02</text:p>
          </table:table-cell>
          <table:table-cell office:value-type="float" office:value="149.65335029010001" table:style-name="ce2">
            <text:p>1.50E+02</text:p>
          </table:table-cell>
          <table:table-cell table:number-columns-repeated="16381"/>
        </table:table-row>
        <table:table-row table:style-name="ro1">
          <table:table-cell office:value-type="float" office:value="8.14" table:style-name="ce1">
            <text:p>8.14</text:p>
          </table:table-cell>
          <table:table-cell office:value-type="float" office:value="152.15842534410001" table:style-name="ce2">
            <text:p>1.52E+02</text:p>
          </table:table-cell>
          <table:table-cell office:value-type="float" office:value="149.56910902819999" table:style-name="ce2">
            <text:p>1.50E+02</text:p>
          </table:table-cell>
          <table:table-cell table:number-columns-repeated="16381"/>
        </table:table-row>
        <table:table-row table:style-name="ro1">
          <table:table-cell office:value-type="float" office:value="8.16" table:style-name="ce1">
            <text:p>8.16</text:p>
          </table:table-cell>
          <table:table-cell office:value-type="float" office:value="151.51786722189999" table:style-name="ce2">
            <text:p>1.52E+02</text:p>
          </table:table-cell>
          <table:table-cell office:value-type="float" office:value="146.56775414419999" table:style-name="ce2">
            <text:p>1.47E+02</text:p>
          </table:table-cell>
          <table:table-cell table:number-columns-repeated="16381"/>
        </table:table-row>
        <table:table-row table:style-name="ro1">
          <table:table-cell office:value-type="float" office:value="8.18" table:style-name="ce1">
            <text:p>8.18</text:p>
          </table:table-cell>
          <table:table-cell office:value-type="float" office:value="154.43080458919999" table:style-name="ce2">
            <text:p>1.54E+02</text:p>
          </table:table-cell>
          <table:table-cell office:value-type="float" office:value="145.01736693870001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8.1999999999999993" table:style-name="ce1">
            <text:p>8.2</text:p>
          </table:table-cell>
          <table:table-cell office:value-type="float" office:value="150.91425093300001" table:style-name="ce2">
            <text:p>1.51E+02</text:p>
          </table:table-cell>
          <table:table-cell office:value-type="float" office:value="145.1171418694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8.2200000000000006" table:style-name="ce1">
            <text:p>8.22</text:p>
          </table:table-cell>
          <table:table-cell office:value-type="float" office:value="154.30553760769999" table:style-name="ce2">
            <text:p>1.54E+02</text:p>
          </table:table-cell>
          <table:table-cell office:value-type="float" office:value="141.12198764210001" table:style-name="ce2">
            <text:p>1.41E+02</text:p>
          </table:table-cell>
          <table:table-cell table:number-columns-repeated="16381"/>
        </table:table-row>
        <table:table-row table:style-name="ro1">
          <table:table-cell office:value-type="float" office:value="8.24" table:style-name="ce1">
            <text:p>8.24</text:p>
          </table:table-cell>
          <table:table-cell office:value-type="float" office:value="156.9042760065" table:style-name="ce2">
            <text:p>1.57E+02</text:p>
          </table:table-cell>
          <table:table-cell office:value-type="float" office:value="143.15229100089999" table:style-name="ce2">
            <text:p>1.43E+02</text:p>
          </table:table-cell>
          <table:table-cell table:number-columns-repeated="16381"/>
        </table:table-row>
        <table:table-row table:style-name="ro1">
          <table:table-cell office:value-type="float" office:value="8.26" table:style-name="ce1">
            <text:p>8.26</text:p>
          </table:table-cell>
          <table:table-cell office:value-type="float" office:value="156.85889981650001" table:style-name="ce2">
            <text:p>1.57E+02</text:p>
          </table:table-cell>
          <table:table-cell office:value-type="float" office:value="144.88725739009999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8.2799999999999994" table:style-name="ce1">
            <text:p>8.28</text:p>
          </table:table-cell>
          <table:table-cell office:value-type="float" office:value="158.37048676379999" table:style-name="ce2">
            <text:p>1.58E+02</text:p>
          </table:table-cell>
          <table:table-cell office:value-type="float" office:value="146.9659659932" table:style-name="ce2">
            <text:p>1.47E+02</text:p>
          </table:table-cell>
          <table:table-cell table:number-columns-repeated="16381"/>
        </table:table-row>
        <table:table-row table:style-name="ro1">
          <table:table-cell office:value-type="float" office:value="8.3000000000000007" table:style-name="ce1">
            <text:p>8.3</text:p>
          </table:table-cell>
          <table:table-cell office:value-type="float" office:value="156.59131378980001" table:style-name="ce2">
            <text:p>1.57E+02</text:p>
          </table:table-cell>
          <table:table-cell office:value-type="float" office:value="145.93313700440001" table:style-name="ce2">
            <text:p>1.46E+02</text:p>
          </table:table-cell>
          <table:table-cell table:number-columns-repeated="16381"/>
        </table:table-row>
        <table:table-row table:style-name="ro1">
          <table:table-cell office:value-type="float" office:value="8.32" table:style-name="ce1">
            <text:p>8.32</text:p>
          </table:table-cell>
          <table:table-cell office:value-type="float" office:value="157.75772501489999" table:style-name="ce2">
            <text:p>1.58E+02</text:p>
          </table:table-cell>
          <table:table-cell office:value-type="float" office:value="145.11759434429999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8.34" table:style-name="ce1">
            <text:p>8.34</text:p>
          </table:table-cell>
          <table:table-cell office:value-type="float" office:value="158.59256982420001" table:style-name="ce2">
            <text:p>1.59E+02</text:p>
          </table:table-cell>
          <table:table-cell office:value-type="float" office:value="148.2594502076" table:style-name="ce2">
            <text:p>1.48E+02</text:p>
          </table:table-cell>
          <table:table-cell table:number-columns-repeated="16381"/>
        </table:table-row>
        <table:table-row table:style-name="ro1">
          <table:table-cell office:value-type="float" office:value="8.36" table:style-name="ce1">
            <text:p>8.36</text:p>
          </table:table-cell>
          <table:table-cell office:value-type="float" office:value="162.06003253259999" table:style-name="ce2">
            <text:p>1.62E+02</text:p>
          </table:table-cell>
          <table:table-cell office:value-type="float" office:value="149.8828297769" table:style-name="ce2">
            <text:p>1.50E+02</text:p>
          </table:table-cell>
          <table:table-cell table:number-columns-repeated="16381"/>
        </table:table-row>
        <table:table-row table:style-name="ro1">
          <table:table-cell office:value-type="float" office:value="8.3800000000000008" table:style-name="ce1">
            <text:p>8.38</text:p>
          </table:table-cell>
          <table:table-cell office:value-type="float" office:value="163.63614340839999" table:style-name="ce2">
            <text:p>1.64E+02</text:p>
          </table:table-cell>
          <table:table-cell office:value-type="float" office:value="150.0940236216" table:style-name="ce2">
            <text:p>1.50E+02</text:p>
          </table:table-cell>
          <table:table-cell table:number-columns-repeated="16381"/>
        </table:table-row>
        <table:table-row table:style-name="ro1">
          <table:table-cell office:value-type="float" office:value="8.4" table:style-name="ce1">
            <text:p>8.4</text:p>
          </table:table-cell>
          <table:table-cell office:value-type="float" office:value="163.29544003230001" table:style-name="ce2">
            <text:p>1.63E+02</text:p>
          </table:table-cell>
          <table:table-cell office:value-type="float" office:value="151.8463857319" table:style-name="ce2">
            <text:p>1.52E+02</text:p>
          </table:table-cell>
          <table:table-cell table:number-columns-repeated="16381"/>
        </table:table-row>
        <table:table-row table:style-name="ro1">
          <table:table-cell office:value-type="float" office:value="8.42" table:style-name="ce1">
            <text:p>8.42</text:p>
          </table:table-cell>
          <table:table-cell office:value-type="float" office:value="161.12896151749999" table:style-name="ce2">
            <text:p>1.61E+02</text:p>
          </table:table-cell>
          <table:table-cell office:value-type="float" office:value="152.14943323049999" table:style-name="ce2">
            <text:p>1.52E+02</text:p>
          </table:table-cell>
          <table:table-cell table:number-columns-repeated="16381"/>
        </table:table-row>
        <table:table-row table:style-name="ro1">
          <table:table-cell office:value-type="float" office:value="8.44" table:style-name="ce1">
            <text:p>8.44</text:p>
          </table:table-cell>
          <table:table-cell office:value-type="float" office:value="160.812837796" table:style-name="ce2">
            <text:p>1.61E+02</text:p>
          </table:table-cell>
          <table:table-cell office:value-type="float" office:value="152.21721192960001" table:style-name="ce2">
            <text:p>1.52E+02</text:p>
          </table:table-cell>
          <table:table-cell table:number-columns-repeated="16381"/>
        </table:table-row>
        <table:table-row table:style-name="ro1">
          <table:table-cell office:value-type="float" office:value="8.4600000000000009" table:style-name="ce1">
            <text:p>8.46</text:p>
          </table:table-cell>
          <table:table-cell office:value-type="float" office:value="161.7610432246" table:style-name="ce2">
            <text:p>1.62E+02</text:p>
          </table:table-cell>
          <table:table-cell office:value-type="float" office:value="156.09194437799999" table:style-name="ce2">
            <text:p>1.56E+02</text:p>
          </table:table-cell>
          <table:table-cell table:number-columns-repeated="16381"/>
        </table:table-row>
        <table:table-row table:style-name="ro1">
          <table:table-cell office:value-type="float" office:value="8.48" table:style-name="ce1">
            <text:p>8.48</text:p>
          </table:table-cell>
          <table:table-cell office:value-type="float" office:value="159.6497663353" table:style-name="ce2">
            <text:p>1.60E+02</text:p>
          </table:table-cell>
          <table:table-cell office:value-type="float" office:value="153.9686870578" table:style-name="ce2">
            <text:p>1.54E+02</text:p>
          </table:table-cell>
          <table:table-cell table:number-columns-repeated="16381"/>
        </table:table-row>
        <table:table-row table:style-name="ro1">
          <table:table-cell office:value-type="float" office:value="8.5" table:style-name="ce1">
            <text:p>8.5</text:p>
          </table:table-cell>
          <table:table-cell office:value-type="float" office:value="157.3227758081" table:style-name="ce2">
            <text:p>1.57E+02</text:p>
          </table:table-cell>
          <table:table-cell office:value-type="float" office:value="155.6669976197" table:style-name="ce2">
            <text:p>1.56E+02</text:p>
          </table:table-cell>
          <table:table-cell table:number-columns-repeated="16381"/>
        </table:table-row>
        <table:table-row table:style-name="ro1">
          <table:table-cell office:value-type="float" office:value="8.52" table:style-name="ce1">
            <text:p>8.52</text:p>
          </table:table-cell>
          <table:table-cell office:value-type="float" office:value="153.665460588" table:style-name="ce2">
            <text:p>1.54E+02</text:p>
          </table:table-cell>
          <table:table-cell office:value-type="float" office:value="152.76607693049999" table:style-name="ce2">
            <text:p>1.53E+02</text:p>
          </table:table-cell>
          <table:table-cell table:number-columns-repeated="16381"/>
        </table:table-row>
        <table:table-row table:style-name="ro1">
          <table:table-cell office:value-type="float" office:value="8.5399999999999991" table:style-name="ce1">
            <text:p>8.54</text:p>
          </table:table-cell>
          <table:table-cell office:value-type="float" office:value="152.9560979071" table:style-name="ce2">
            <text:p>1.53E+02</text:p>
          </table:table-cell>
          <table:table-cell office:value-type="float" office:value="153.5830394411" table:style-name="ce2">
            <text:p>1.54E+02</text:p>
          </table:table-cell>
          <table:table-cell table:number-columns-repeated="16381"/>
        </table:table-row>
        <table:table-row table:style-name="ro1">
          <table:table-cell office:value-type="float" office:value="8.56" table:style-name="ce1">
            <text:p>8.56</text:p>
          </table:table-cell>
          <table:table-cell office:value-type="float" office:value="152.17734765669999" table:style-name="ce2">
            <text:p>1.52E+02</text:p>
          </table:table-cell>
          <table:table-cell office:value-type="float" office:value="152.70532141160001" table:style-name="ce2">
            <text:p>1.53E+02</text:p>
          </table:table-cell>
          <table:table-cell table:number-columns-repeated="16381"/>
        </table:table-row>
        <table:table-row table:style-name="ro1">
          <table:table-cell office:value-type="float" office:value="8.58" table:style-name="ce1">
            <text:p>8.58</text:p>
          </table:table-cell>
          <table:table-cell office:value-type="float" office:value="156.77926043260001" table:style-name="ce2">
            <text:p>1.57E+02</text:p>
          </table:table-cell>
          <table:table-cell office:value-type="float" office:value="149.26354627730001" table:style-name="ce2">
            <text:p>1.49E+02</text:p>
          </table:table-cell>
          <table:table-cell table:number-columns-repeated="16381"/>
        </table:table-row>
        <table:table-row table:style-name="ro1">
          <table:table-cell office:value-type="float" office:value="8.6" table:style-name="ce1">
            <text:p>8.6</text:p>
          </table:table-cell>
          <table:table-cell office:value-type="float" office:value="157.60983073989999" table:style-name="ce2">
            <text:p>1.58E+02</text:p>
          </table:table-cell>
          <table:table-cell office:value-type="float" office:value="146.87696273270001" table:style-name="ce2">
            <text:p>1.47E+02</text:p>
          </table:table-cell>
          <table:table-cell table:number-columns-repeated="16381"/>
        </table:table-row>
        <table:table-row table:style-name="ro1">
          <table:table-cell office:value-type="float" office:value="8.6199999999999992" table:style-name="ce1">
            <text:p>8.62</text:p>
          </table:table-cell>
          <table:table-cell office:value-type="float" office:value="154.7645871297" table:style-name="ce2">
            <text:p>1.55E+02</text:p>
          </table:table-cell>
          <table:table-cell office:value-type="float" office:value="147.09747332430001" table:style-name="ce2">
            <text:p>1.47E+02</text:p>
          </table:table-cell>
          <table:table-cell table:number-columns-repeated="16381"/>
        </table:table-row>
        <table:table-row table:style-name="ro1">
          <table:table-cell office:value-type="float" office:value="8.64" table:style-name="ce1">
            <text:p>8.64</text:p>
          </table:table-cell>
          <table:table-cell office:value-type="float" office:value="152.99945514609999" table:style-name="ce2">
            <text:p>1.53E+02</text:p>
          </table:table-cell>
          <table:table-cell office:value-type="float" office:value="145.4075331727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8.66" table:style-name="ce1">
            <text:p>8.66</text:p>
          </table:table-cell>
          <table:table-cell office:value-type="float" office:value="153.638791338" table:style-name="ce2">
            <text:p>1.54E+02</text:p>
          </table:table-cell>
          <table:table-cell office:value-type="float" office:value="141.9711149961" table:style-name="ce2">
            <text:p>1.42E+02</text:p>
          </table:table-cell>
          <table:table-cell table:number-columns-repeated="16381"/>
        </table:table-row>
        <table:table-row table:style-name="ro1">
          <table:table-cell office:value-type="float" office:value="8.68" table:style-name="ce1">
            <text:p>8.68</text:p>
          </table:table-cell>
          <table:table-cell office:value-type="float" office:value="157.04341452349999" table:style-name="ce2">
            <text:p>1.57E+02</text:p>
          </table:table-cell>
          <table:table-cell office:value-type="float" office:value="143.47707648330001" table:style-name="ce2">
            <text:p>1.43E+02</text:p>
          </table:table-cell>
          <table:table-cell table:number-columns-repeated="16381"/>
        </table:table-row>
        <table:table-row table:style-name="ro1">
          <table:table-cell office:value-type="float" office:value="8.6999999999999993" table:style-name="ce1">
            <text:p>8.7</text:p>
          </table:table-cell>
          <table:table-cell office:value-type="float" office:value="154.25573063909999" table:style-name="ce2">
            <text:p>1.54E+02</text:p>
          </table:table-cell>
          <table:table-cell office:value-type="float" office:value="143.06397448940001" table:style-name="ce2">
            <text:p>1.43E+02</text:p>
          </table:table-cell>
          <table:table-cell table:number-columns-repeated="16381"/>
        </table:table-row>
        <table:table-row table:style-name="ro1">
          <table:table-cell office:value-type="float" office:value="8.7200000000000006" table:style-name="ce1">
            <text:p>8.72</text:p>
          </table:table-cell>
          <table:table-cell office:value-type="float" office:value="156.10660071800001" table:style-name="ce2">
            <text:p>1.56E+02</text:p>
          </table:table-cell>
          <table:table-cell office:value-type="float" office:value="145.53785464539999" table:style-name="ce2">
            <text:p>1.46E+02</text:p>
          </table:table-cell>
          <table:table-cell table:number-columns-repeated="16381"/>
        </table:table-row>
        <table:table-row table:style-name="ro1">
          <table:table-cell office:value-type="float" office:value="8.74" table:style-name="ce1">
            <text:p>8.74</text:p>
          </table:table-cell>
          <table:table-cell office:value-type="float" office:value="155.64435392440001" table:style-name="ce2">
            <text:p>1.56E+02</text:p>
          </table:table-cell>
          <table:table-cell office:value-type="float" office:value="148.75387767289999" table:style-name="ce2">
            <text:p>1.49E+02</text:p>
          </table:table-cell>
          <table:table-cell table:number-columns-repeated="16381"/>
        </table:table-row>
        <table:table-row table:style-name="ro1">
          <table:table-cell office:value-type="float" office:value="8.76" table:style-name="ce1">
            <text:p>8.76</text:p>
          </table:table-cell>
          <table:table-cell office:value-type="float" office:value="155.3660528238" table:style-name="ce2">
            <text:p>1.55E+02</text:p>
          </table:table-cell>
          <table:table-cell office:value-type="float" office:value="149.50259068310001" table:style-name="ce2">
            <text:p>1.50E+02</text:p>
          </table:table-cell>
          <table:table-cell table:number-columns-repeated="16381"/>
        </table:table-row>
        <table:table-row table:style-name="ro1">
          <table:table-cell office:value-type="float" office:value="8.7799999999999994" table:style-name="ce1">
            <text:p>8.78</text:p>
          </table:table-cell>
          <table:table-cell office:value-type="float" office:value="158.26647715909999" table:style-name="ce2">
            <text:p>1.58E+02</text:p>
          </table:table-cell>
          <table:table-cell office:value-type="float" office:value="148.58955529650001" table:style-name="ce2">
            <text:p>1.49E+02</text:p>
          </table:table-cell>
          <table:table-cell table:number-columns-repeated="16381"/>
        </table:table-row>
        <table:table-row table:style-name="ro1">
          <table:table-cell office:value-type="float" office:value="8.8000000000000007" table:style-name="ce1">
            <text:p>8.8</text:p>
          </table:table-cell>
          <table:table-cell office:value-type="float" office:value="159.15623779629999" table:style-name="ce2">
            <text:p>1.59E+02</text:p>
          </table:table-cell>
          <table:table-cell office:value-type="float" office:value="149.71127985909999" table:style-name="ce2">
            <text:p>1.50E+02</text:p>
          </table:table-cell>
          <table:table-cell table:number-columns-repeated="16381"/>
        </table:table-row>
        <table:table-row table:style-name="ro1">
          <table:table-cell office:value-type="float" office:value="8.82" table:style-name="ce1">
            <text:p>8.82</text:p>
          </table:table-cell>
          <table:table-cell office:value-type="float" office:value="162.57895991289999" table:style-name="ce2">
            <text:p>1.63E+02</text:p>
          </table:table-cell>
          <table:table-cell office:value-type="float" office:value="152.4781498088" table:style-name="ce2">
            <text:p>1.52E+02</text:p>
          </table:table-cell>
          <table:table-cell table:number-columns-repeated="16381"/>
        </table:table-row>
        <table:table-row table:style-name="ro1">
          <table:table-cell office:value-type="float" office:value="8.84" table:style-name="ce1">
            <text:p>8.84</text:p>
          </table:table-cell>
          <table:table-cell office:value-type="float" office:value="166.8144522458" table:style-name="ce2">
            <text:p>1.67E+02</text:p>
          </table:table-cell>
          <table:table-cell office:value-type="float" office:value="152.60395026290001" table:style-name="ce2">
            <text:p>1.53E+02</text:p>
          </table:table-cell>
          <table:table-cell table:number-columns-repeated="16381"/>
        </table:table-row>
        <table:table-row table:style-name="ro1">
          <table:table-cell office:value-type="float" office:value="8.86" table:style-name="ce1">
            <text:p>8.86</text:p>
          </table:table-cell>
          <table:table-cell office:value-type="float" office:value="164.10371071700001" table:style-name="ce2">
            <text:p>1.64E+02</text:p>
          </table:table-cell>
          <table:table-cell office:value-type="float" office:value="153.34906632889999" table:style-name="ce2">
            <text:p>1.53E+02</text:p>
          </table:table-cell>
          <table:table-cell table:number-columns-repeated="16381"/>
        </table:table-row>
        <table:table-row table:style-name="ro1">
          <table:table-cell office:value-type="float" office:value="8.8800000000000008" table:style-name="ce1">
            <text:p>8.88</text:p>
          </table:table-cell>
          <table:table-cell office:value-type="float" office:value="163.2226384425" table:style-name="ce2">
            <text:p>1.63E+02</text:p>
          </table:table-cell>
          <table:table-cell office:value-type="float" office:value="154.27383551400001" table:style-name="ce2">
            <text:p>1.54E+02</text:p>
          </table:table-cell>
          <table:table-cell table:number-columns-repeated="16381"/>
        </table:table-row>
        <table:table-row table:style-name="ro1">
          <table:table-cell office:value-type="float" office:value="8.9" table:style-name="ce1">
            <text:p>8.9</text:p>
          </table:table-cell>
          <table:table-cell office:value-type="float" office:value="163.10836012839999" table:style-name="ce2">
            <text:p>1.63E+02</text:p>
          </table:table-cell>
          <table:table-cell office:value-type="float" office:value="154.83134396630001" table:style-name="ce2">
            <text:p>1.55E+02</text:p>
          </table:table-cell>
          <table:table-cell table:number-columns-repeated="16381"/>
        </table:table-row>
        <table:table-row table:style-name="ro1">
          <table:table-cell office:value-type="float" office:value="8.92" table:style-name="ce1">
            <text:p>8.92</text:p>
          </table:table-cell>
          <table:table-cell office:value-type="float" office:value="156.69069852800001" table:style-name="ce2">
            <text:p>1.57E+02</text:p>
          </table:table-cell>
          <table:table-cell office:value-type="float" office:value="154.3495491203" table:style-name="ce2">
            <text:p>1.54E+02</text:p>
          </table:table-cell>
          <table:table-cell table:number-columns-repeated="16381"/>
        </table:table-row>
        <table:table-row table:style-name="ro1">
          <table:table-cell office:value-type="float" office:value="8.94" table:style-name="ce1">
            <text:p>8.94</text:p>
          </table:table-cell>
          <table:table-cell office:value-type="float" office:value="156.05939856309999" table:style-name="ce2">
            <text:p>1.56E+02</text:p>
          </table:table-cell>
          <table:table-cell office:value-type="float" office:value="157.84978901529999" table:style-name="ce2">
            <text:p>1.58E+02</text:p>
          </table:table-cell>
          <table:table-cell table:number-columns-repeated="16381"/>
        </table:table-row>
        <table:table-row table:style-name="ro1">
          <table:table-cell office:value-type="float" office:value="8.9600000000000009" table:style-name="ce1">
            <text:p>8.96</text:p>
          </table:table-cell>
          <table:table-cell office:value-type="float" office:value="155.08610308670001" table:style-name="ce2">
            <text:p>1.55E+02</text:p>
          </table:table-cell>
          <table:table-cell office:value-type="float" office:value="154.66915175419999" table:style-name="ce2">
            <text:p>1.55E+02</text:p>
          </table:table-cell>
          <table:table-cell table:number-columns-repeated="16381"/>
        </table:table-row>
        <table:table-row table:style-name="ro1">
          <table:table-cell office:value-type="float" office:value="8.98" table:style-name="ce1">
            <text:p>8.98</text:p>
          </table:table-cell>
          <table:table-cell office:value-type="float" office:value="153.8742151566" table:style-name="ce2">
            <text:p>1.54E+02</text:p>
          </table:table-cell>
          <table:table-cell office:value-type="float" office:value="153.57482884500001" table:style-name="ce2">
            <text:p>1.54E+0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4.3300581675" table:style-name="ce2">
            <text:p>1.54E+02</text:p>
          </table:table-cell>
          <table:table-cell office:value-type="float" office:value="151.49434542660001" table:style-name="ce2">
            <text:p>1.51E+02</text:p>
          </table:table-cell>
          <table:table-cell table:number-columns-repeated="16381"/>
        </table:table-row>
        <table:table-row table:style-name="ro1">
          <table:table-cell office:value-type="float" office:value="9.02" table:style-name="ce1">
            <text:p>9.02</text:p>
          </table:table-cell>
          <table:table-cell office:value-type="float" office:value="151.2293256401" table:style-name="ce2">
            <text:p>1.51E+02</text:p>
          </table:table-cell>
          <table:table-cell office:value-type="float" office:value="148.71049659900001" table:style-name="ce2">
            <text:p>1.49E+02</text:p>
          </table:table-cell>
          <table:table-cell table:number-columns-repeated="16381"/>
        </table:table-row>
        <table:table-row table:style-name="ro1">
          <table:table-cell office:value-type="float" office:value="9.0399999999999991" table:style-name="ce1">
            <text:p>9.04</text:p>
          </table:table-cell>
          <table:table-cell office:value-type="float" office:value="150.75443456490001" table:style-name="ce2">
            <text:p>1.51E+02</text:p>
          </table:table-cell>
          <table:table-cell office:value-type="float" office:value="144.6853927276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9.06" table:style-name="ce1">
            <text:p>9.06</text:p>
          </table:table-cell>
          <table:table-cell office:value-type="float" office:value="154.64998322509999" table:style-name="ce2">
            <text:p>1.55E+02</text:p>
          </table:table-cell>
          <table:table-cell office:value-type="float" office:value="144.1677699144" table:style-name="ce2">
            <text:p>1.44E+02</text:p>
          </table:table-cell>
          <table:table-cell table:number-columns-repeated="16381"/>
        </table:table-row>
        <table:table-row table:style-name="ro1">
          <table:table-cell office:value-type="float" office:value="9.08" table:style-name="ce1">
            <text:p>9.08</text:p>
          </table:table-cell>
          <table:table-cell office:value-type="float" office:value="156.29073837920001" table:style-name="ce2">
            <text:p>1.56E+02</text:p>
          </table:table-cell>
          <table:table-cell office:value-type="float" office:value="145.7123093857" table:style-name="ce2">
            <text:p>1.46E+02</text:p>
          </table:table-cell>
          <table:table-cell table:number-columns-repeated="16381"/>
        </table:table-row>
        <table:table-row table:style-name="ro1">
          <table:table-cell office:value-type="float" office:value="9.1" table:style-name="ce1">
            <text:p>9.1</text:p>
          </table:table-cell>
          <table:table-cell office:value-type="float" office:value="153.7437937901" table:style-name="ce2">
            <text:p>1.54E+02</text:p>
          </table:table-cell>
          <table:table-cell office:value-type="float" office:value="147.3612735243" table:style-name="ce2">
            <text:p>1.47E+02</text:p>
          </table:table-cell>
          <table:table-cell table:number-columns-repeated="16381"/>
        </table:table-row>
        <table:table-row table:style-name="ro1">
          <table:table-cell office:value-type="float" office:value="9.1199999999999992" table:style-name="ce1">
            <text:p>9.12</text:p>
          </table:table-cell>
          <table:table-cell office:value-type="float" office:value="152.532876786" table:style-name="ce2">
            <text:p>1.53E+02</text:p>
          </table:table-cell>
          <table:table-cell office:value-type="float" office:value="145.9231987581" table:style-name="ce2">
            <text:p>1.46E+02</text:p>
          </table:table-cell>
          <table:table-cell table:number-columns-repeated="16381"/>
        </table:table-row>
        <table:table-row table:style-name="ro1">
          <table:table-cell office:value-type="float" office:value="9.14" table:style-name="ce1">
            <text:p>9.14</text:p>
          </table:table-cell>
          <table:table-cell office:value-type="float" office:value="153.21443792950001" table:style-name="ce2">
            <text:p>1.53E+02</text:p>
          </table:table-cell>
          <table:table-cell office:value-type="float" office:value="146.11683019680001" table:style-name="ce2">
            <text:p>1.46E+02</text:p>
          </table:table-cell>
          <table:table-cell table:number-columns-repeated="16381"/>
        </table:table-row>
        <table:table-row table:style-name="ro1">
          <table:table-cell office:value-type="float" office:value="9.16" table:style-name="ce1">
            <text:p>9.16</text:p>
          </table:table-cell>
          <table:table-cell office:value-type="float" office:value="155.24277326469999" table:style-name="ce2">
            <text:p>1.55E+02</text:p>
          </table:table-cell>
          <table:table-cell office:value-type="float" office:value="145.0713029124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9.18" table:style-name="ce1">
            <text:p>9.18</text:p>
          </table:table-cell>
          <table:table-cell office:value-type="float" office:value="156.9540240332" table:style-name="ce2">
            <text:p>1.57E+02</text:p>
          </table:table-cell>
          <table:table-cell office:value-type="float" office:value="148.65332183819999" table:style-name="ce2">
            <text:p>1.49E+02</text:p>
          </table:table-cell>
          <table:table-cell table:number-columns-repeated="16381"/>
        </table:table-row>
        <table:table-row table:style-name="ro1">
          <table:table-cell office:value-type="float" office:value="9.1999999999999993" table:style-name="ce1">
            <text:p>9.2</text:p>
          </table:table-cell>
          <table:table-cell office:value-type="float" office:value="155.52413957740001" table:style-name="ce2">
            <text:p>1.56E+02</text:p>
          </table:table-cell>
          <table:table-cell office:value-type="float" office:value="152.4552749831" table:style-name="ce2">
            <text:p>1.52E+02</text:p>
          </table:table-cell>
          <table:table-cell table:number-columns-repeated="16381"/>
        </table:table-row>
        <table:table-row table:style-name="ro1">
          <table:table-cell office:value-type="float" office:value="9.2200000000000006" table:style-name="ce1">
            <text:p>9.22</text:p>
          </table:table-cell>
          <table:table-cell office:value-type="float" office:value="158.20194162109999" table:style-name="ce2">
            <text:p>1.58E+02</text:p>
          </table:table-cell>
          <table:table-cell office:value-type="float" office:value="150.88316113889999" table:style-name="ce2">
            <text:p>1.51E+02</text:p>
          </table:table-cell>
          <table:table-cell table:number-columns-repeated="16381"/>
        </table:table-row>
        <table:table-row table:style-name="ro1">
          <table:table-cell office:value-type="float" office:value="9.24" table:style-name="ce1">
            <text:p>9.24</text:p>
          </table:table-cell>
          <table:table-cell office:value-type="float" office:value="161.51197539340001" table:style-name="ce2">
            <text:p>1.62E+02</text:p>
          </table:table-cell>
          <table:table-cell office:value-type="float" office:value="150.3218510033" table:style-name="ce2">
            <text:p>1.50E+02</text:p>
          </table:table-cell>
          <table:table-cell table:number-columns-repeated="16381"/>
        </table:table-row>
        <table:table-row table:style-name="ro1">
          <table:table-cell office:value-type="float" office:value="9.26" table:style-name="ce1">
            <text:p>9.26</text:p>
          </table:table-cell>
          <table:table-cell office:value-type="float" office:value="165.73471607159999" table:style-name="ce2">
            <text:p>1.66E+02</text:p>
          </table:table-cell>
          <table:table-cell office:value-type="float" office:value="152.5074662502" table:style-name="ce2">
            <text:p>1.53E+02</text:p>
          </table:table-cell>
          <table:table-cell table:number-columns-repeated="16381"/>
        </table:table-row>
        <table:table-row table:style-name="ro1">
          <table:table-cell office:value-type="float" office:value="9.2799999999999994" table:style-name="ce1">
            <text:p>9.28</text:p>
          </table:table-cell>
          <table:table-cell office:value-type="float" office:value="163.73824093760001" table:style-name="ce2">
            <text:p>1.64E+02</text:p>
          </table:table-cell>
          <table:table-cell office:value-type="float" office:value="148.21877779370001" table:style-name="ce2">
            <text:p>1.48E+02</text:p>
          </table:table-cell>
          <table:table-cell table:number-columns-repeated="16381"/>
        </table:table-row>
        <table:table-row table:style-name="ro1">
          <table:table-cell office:value-type="float" office:value="9.3000000000000007" table:style-name="ce1">
            <text:p>9.3</text:p>
          </table:table-cell>
          <table:table-cell office:value-type="float" office:value="162.05512660319999" table:style-name="ce2">
            <text:p>1.62E+02</text:p>
          </table:table-cell>
          <table:table-cell office:value-type="float" office:value="153.77136658149999" table:style-name="ce2">
            <text:p>1.54E+02</text:p>
          </table:table-cell>
          <table:table-cell table:number-columns-repeated="16381"/>
        </table:table-row>
        <table:table-row table:style-name="ro1">
          <table:table-cell office:value-type="float" office:value="9.32" table:style-name="ce1">
            <text:p>9.32</text:p>
          </table:table-cell>
          <table:table-cell office:value-type="float" office:value="162.1979463568" table:style-name="ce2">
            <text:p>1.62E+02</text:p>
          </table:table-cell>
          <table:table-cell office:value-type="float" office:value="156.55568317699999" table:style-name="ce2">
            <text:p>1.57E+02</text:p>
          </table:table-cell>
          <table:table-cell table:number-columns-repeated="16381"/>
        </table:table-row>
        <table:table-row table:style-name="ro1">
          <table:table-cell office:value-type="float" office:value="9.34" table:style-name="ce1">
            <text:p>9.34</text:p>
          </table:table-cell>
          <table:table-cell office:value-type="float" office:value="163.5259860443" table:style-name="ce2">
            <text:p>1.64E+02</text:p>
          </table:table-cell>
          <table:table-cell office:value-type="float" office:value="154.8009301907" table:style-name="ce2">
            <text:p>1.55E+02</text:p>
          </table:table-cell>
          <table:table-cell table:number-columns-repeated="16381"/>
        </table:table-row>
        <table:table-row table:style-name="ro1">
          <table:table-cell office:value-type="float" office:value="9.36" table:style-name="ce1">
            <text:p>9.36</text:p>
          </table:table-cell>
          <table:table-cell office:value-type="float" office:value="162.40982352509999" table:style-name="ce2">
            <text:p>1.62E+02</text:p>
          </table:table-cell>
          <table:table-cell office:value-type="float" office:value="156.31717258290001" table:style-name="ce2">
            <text:p>1.56E+02</text:p>
          </table:table-cell>
          <table:table-cell table:number-columns-repeated="16381"/>
        </table:table-row>
        <table:table-row table:style-name="ro1">
          <table:table-cell office:value-type="float" office:value="9.3800000000000008" table:style-name="ce1">
            <text:p>9.38</text:p>
          </table:table-cell>
          <table:table-cell office:value-type="float" office:value="155.86152211300001" table:style-name="ce2">
            <text:p>1.56E+02</text:p>
          </table:table-cell>
          <table:table-cell office:value-type="float" office:value="152.40999878069999" table:style-name="ce2">
            <text:p>1.52E+02</text:p>
          </table:table-cell>
          <table:table-cell table:number-columns-repeated="16381"/>
        </table:table-row>
        <table:table-row table:style-name="ro1">
          <table:table-cell office:value-type="float" office:value="9.4" table:style-name="ce1">
            <text:p>9.4</text:p>
          </table:table-cell>
          <table:table-cell office:value-type="float" office:value="154.71357693409999" table:style-name="ce2">
            <text:p>1.55E+02</text:p>
          </table:table-cell>
          <table:table-cell office:value-type="float" office:value="153.64615349370001" table:style-name="ce2">
            <text:p>1.54E+02</text:p>
          </table:table-cell>
          <table:table-cell table:number-columns-repeated="16381"/>
        </table:table-row>
        <table:table-row table:style-name="ro1">
          <table:table-cell office:value-type="float" office:value="9.42" table:style-name="ce1">
            <text:p>9.42</text:p>
          </table:table-cell>
          <table:table-cell office:value-type="float" office:value="154.45591405490001" table:style-name="ce2">
            <text:p>1.54E+02</text:p>
          </table:table-cell>
          <table:table-cell office:value-type="float" office:value="151.6887023582" table:style-name="ce2">
            <text:p>1.52E+02</text:p>
          </table:table-cell>
          <table:table-cell table:number-columns-repeated="16381"/>
        </table:table-row>
        <table:table-row table:style-name="ro1">
          <table:table-cell office:value-type="float" office:value="9.44" table:style-name="ce1">
            <text:p>9.44</text:p>
          </table:table-cell>
          <table:table-cell office:value-type="float" office:value="153.1210545765" table:style-name="ce2">
            <text:p>1.53E+02</text:p>
          </table:table-cell>
          <table:table-cell office:value-type="float" office:value="151.31128427389999" table:style-name="ce2">
            <text:p>1.51E+02</text:p>
          </table:table-cell>
          <table:table-cell table:number-columns-repeated="16381"/>
        </table:table-row>
        <table:table-row table:style-name="ro1">
          <table:table-cell office:value-type="float" office:value="9.4600000000000009" table:style-name="ce1">
            <text:p>9.46</text:p>
          </table:table-cell>
          <table:table-cell office:value-type="float" office:value="153.13860043119999" table:style-name="ce2">
            <text:p>1.53E+02</text:p>
          </table:table-cell>
          <table:table-cell office:value-type="float" office:value="148.1202803038" table:style-name="ce2">
            <text:p>1.48E+02</text:p>
          </table:table-cell>
          <table:table-cell table:number-columns-repeated="16381"/>
        </table:table-row>
        <table:table-row table:style-name="ro1">
          <table:table-cell office:value-type="float" office:value="9.48" table:style-name="ce1">
            <text:p>9.48</text:p>
          </table:table-cell>
          <table:table-cell office:value-type="float" office:value="153.87858183329999" table:style-name="ce2">
            <text:p>1.54E+02</text:p>
          </table:table-cell>
          <table:table-cell office:value-type="float" office:value="145.2903106732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9.5" table:style-name="ce1">
            <text:p>9.5</text:p>
          </table:table-cell>
          <table:table-cell office:value-type="float" office:value="154.98945732850001" table:style-name="ce2">
            <text:p>1.55E+02</text:p>
          </table:table-cell>
          <table:table-cell office:value-type="float" office:value="144.2309592515" table:style-name="ce2">
            <text:p>1.44E+02</text:p>
          </table:table-cell>
          <table:table-cell table:number-columns-repeated="16381"/>
        </table:table-row>
        <table:table-row table:style-name="ro1">
          <table:table-cell office:value-type="float" office:value="9.52" table:style-name="ce1">
            <text:p>9.52</text:p>
          </table:table-cell>
          <table:table-cell office:value-type="float" office:value="152.8895166449" table:style-name="ce2">
            <text:p>1.53E+02</text:p>
          </table:table-cell>
          <table:table-cell office:value-type="float" office:value="145.4332965756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9.5399999999999991" table:style-name="ce1">
            <text:p>9.54</text:p>
          </table:table-cell>
          <table:table-cell office:value-type="float" office:value="154.68451593090001" table:style-name="ce2">
            <text:p>1.55E+02</text:p>
          </table:table-cell>
          <table:table-cell office:value-type="float" office:value="146.56980839330001" table:style-name="ce2">
            <text:p>1.47E+02</text:p>
          </table:table-cell>
          <table:table-cell table:number-columns-repeated="16381"/>
        </table:table-row>
        <table:table-row table:style-name="ro1">
          <table:table-cell office:value-type="float" office:value="9.56" table:style-name="ce1">
            <text:p>9.56</text:p>
          </table:table-cell>
          <table:table-cell office:value-type="float" office:value="155.01336217529999" table:style-name="ce2">
            <text:p>1.55E+02</text:p>
          </table:table-cell>
          <table:table-cell office:value-type="float" office:value="145.8711369934" table:style-name="ce2">
            <text:p>1.46E+02</text:p>
          </table:table-cell>
          <table:table-cell table:number-columns-repeated="16381"/>
        </table:table-row>
        <table:table-row table:style-name="ro1">
          <table:table-cell office:value-type="float" office:value="9.58" table:style-name="ce1">
            <text:p>9.58</text:p>
          </table:table-cell>
          <table:table-cell office:value-type="float" office:value="156.0177006845" table:style-name="ce2">
            <text:p>1.56E+02</text:p>
          </table:table-cell>
          <table:table-cell office:value-type="float" office:value="147.1806762599" table:style-name="ce2">
            <text:p>1.47E+02</text:p>
          </table:table-cell>
          <table:table-cell table:number-columns-repeated="16381"/>
        </table:table-row>
        <table:table-row table:style-name="ro1">
          <table:table-cell office:value-type="float" office:value="9.6" table:style-name="ce1">
            <text:p>9.6</text:p>
          </table:table-cell>
          <table:table-cell office:value-type="float" office:value="156.61557223470001" table:style-name="ce2">
            <text:p>1.57E+02</text:p>
          </table:table-cell>
          <table:table-cell office:value-type="float" office:value="148.191340551" table:style-name="ce2">
            <text:p>1.48E+02</text:p>
          </table:table-cell>
          <table:table-cell table:number-columns-repeated="16381"/>
        </table:table-row>
        <table:table-row table:style-name="ro1">
          <table:table-cell office:value-type="float" office:value="9.6199999999999992" table:style-name="ce1">
            <text:p>9.62</text:p>
          </table:table-cell>
          <table:table-cell office:value-type="float" office:value="155.47008835029999" table:style-name="ce2">
            <text:p>1.55E+02</text:p>
          </table:table-cell>
          <table:table-cell office:value-type="float" office:value="144.9757874213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9.64" table:style-name="ce1">
            <text:p>9.64</text:p>
          </table:table-cell>
          <table:table-cell office:value-type="float" office:value="158.2257217042" table:style-name="ce2">
            <text:p>1.58E+02</text:p>
          </table:table-cell>
          <table:table-cell office:value-type="float" office:value="148.3816408676" table:style-name="ce2">
            <text:p>1.48E+02</text:p>
          </table:table-cell>
          <table:table-cell table:number-columns-repeated="16381"/>
        </table:table-row>
        <table:table-row table:style-name="ro1">
          <table:table-cell office:value-type="float" office:value="9.66" table:style-name="ce1">
            <text:p>9.66</text:p>
          </table:table-cell>
          <table:table-cell office:value-type="float" office:value="160.17814675139999" table:style-name="ce2">
            <text:p>1.60E+02</text:p>
          </table:table-cell>
          <table:table-cell office:value-type="float" office:value="149.57665263760001" table:style-name="ce2">
            <text:p>1.50E+02</text:p>
          </table:table-cell>
          <table:table-cell table:number-columns-repeated="16381"/>
        </table:table-row>
        <table:table-row table:style-name="ro1">
          <table:table-cell office:value-type="float" office:value="9.68" table:style-name="ce1">
            <text:p>9.68</text:p>
          </table:table-cell>
          <table:table-cell office:value-type="float" office:value="162.32567260370001" table:style-name="ce2">
            <text:p>1.62E+02</text:p>
          </table:table-cell>
          <table:table-cell office:value-type="float" office:value="149.43800570299999" table:style-name="ce2">
            <text:p>1.49E+02</text:p>
          </table:table-cell>
          <table:table-cell table:number-columns-repeated="16381"/>
        </table:table-row>
        <table:table-row table:style-name="ro1">
          <table:table-cell office:value-type="float" office:value="9.6999999999999993" table:style-name="ce1">
            <text:p>9.7</text:p>
          </table:table-cell>
          <table:table-cell office:value-type="float" office:value="163.10051959169999" table:style-name="ce2">
            <text:p>1.63E+02</text:p>
          </table:table-cell>
          <table:table-cell office:value-type="float" office:value="149.504875336" table:style-name="ce2">
            <text:p>1.50E+02</text:p>
          </table:table-cell>
          <table:table-cell table:number-columns-repeated="16381"/>
        </table:table-row>
        <table:table-row table:style-name="ro1">
          <table:table-cell office:value-type="float" office:value="9.7200000000000006" table:style-name="ce1">
            <text:p>9.72</text:p>
          </table:table-cell>
          <table:table-cell office:value-type="float" office:value="164.25521978399999" table:style-name="ce2">
            <text:p>1.64E+02</text:p>
          </table:table-cell>
          <table:table-cell office:value-type="float" office:value="150.59095797969999" table:style-name="ce2">
            <text:p>1.51E+02</text:p>
          </table:table-cell>
          <table:table-cell table:number-columns-repeated="16381"/>
        </table:table-row>
        <table:table-row table:style-name="ro1">
          <table:table-cell office:value-type="float" office:value="9.74" table:style-name="ce1">
            <text:p>9.74</text:p>
          </table:table-cell>
          <table:table-cell office:value-type="float" office:value="164.1228618081" table:style-name="ce2">
            <text:p>1.64E+02</text:p>
          </table:table-cell>
          <table:table-cell office:value-type="float" office:value="157.20928631710001" table:style-name="ce2">
            <text:p>1.57E+02</text:p>
          </table:table-cell>
          <table:table-cell table:number-columns-repeated="16381"/>
        </table:table-row>
        <table:table-row table:style-name="ro1">
          <table:table-cell office:value-type="float" office:value="9.76" table:style-name="ce1">
            <text:p>9.76</text:p>
          </table:table-cell>
          <table:table-cell office:value-type="float" office:value="163.27880224040001" table:style-name="ce2">
            <text:p>1.63E+02</text:p>
          </table:table-cell>
          <table:table-cell office:value-type="float" office:value="155.62852677469999" table:style-name="ce2">
            <text:p>1.56E+02</text:p>
          </table:table-cell>
          <table:table-cell table:number-columns-repeated="16381"/>
        </table:table-row>
        <table:table-row table:style-name="ro1">
          <table:table-cell office:value-type="float" office:value="9.7799999999999994" table:style-name="ce1">
            <text:p>9.78</text:p>
          </table:table-cell>
          <table:table-cell office:value-type="float" office:value="160.17135579169999" table:style-name="ce2">
            <text:p>1.60E+02</text:p>
          </table:table-cell>
          <table:table-cell office:value-type="float" office:value="153.2992328956" table:style-name="ce2">
            <text:p>1.53E+02</text:p>
          </table:table-cell>
          <table:table-cell table:number-columns-repeated="16381"/>
        </table:table-row>
        <table:table-row table:style-name="ro1">
          <table:table-cell office:value-type="float" office:value="9.8000000000000007" table:style-name="ce1">
            <text:p>9.8</text:p>
          </table:table-cell>
          <table:table-cell office:value-type="float" office:value="159.8591142269" table:style-name="ce2">
            <text:p>1.60E+02</text:p>
          </table:table-cell>
          <table:table-cell office:value-type="float" office:value="155.365516681" table:style-name="ce2">
            <text:p>1.55E+02</text:p>
          </table:table-cell>
          <table:table-cell table:number-columns-repeated="16381"/>
        </table:table-row>
        <table:table-row table:style-name="ro1">
          <table:table-cell office:value-type="float" office:value="9.82" table:style-name="ce1">
            <text:p>9.82</text:p>
          </table:table-cell>
          <table:table-cell office:value-type="float" office:value="156.46843473800001" table:style-name="ce2">
            <text:p>1.56E+02</text:p>
          </table:table-cell>
          <table:table-cell office:value-type="float" office:value="154.74666343449999" table:style-name="ce2">
            <text:p>1.55E+02</text:p>
          </table:table-cell>
          <table:table-cell table:number-columns-repeated="16381"/>
        </table:table-row>
        <table:table-row table:style-name="ro1">
          <table:table-cell office:value-type="float" office:value="9.84" table:style-name="ce1">
            <text:p>9.84</text:p>
          </table:table-cell>
          <table:table-cell office:value-type="float" office:value="154.22536484599999" table:style-name="ce2">
            <text:p>1.54E+02</text:p>
          </table:table-cell>
          <table:table-cell office:value-type="float" office:value="153.56377881130001" table:style-name="ce2">
            <text:p>1.54E+02</text:p>
          </table:table-cell>
          <table:table-cell table:number-columns-repeated="16381"/>
        </table:table-row>
        <table:table-row table:style-name="ro1">
          <table:table-cell office:value-type="float" office:value="9.86" table:style-name="ce1">
            <text:p>9.86</text:p>
          </table:table-cell>
          <table:table-cell office:value-type="float" office:value="154.5936680083" table:style-name="ce2">
            <text:p>1.55E+02</text:p>
          </table:table-cell>
          <table:table-cell office:value-type="float" office:value="151.7183695706" table:style-name="ce2">
            <text:p>1.52E+02</text:p>
          </table:table-cell>
          <table:table-cell table:number-columns-repeated="16381"/>
        </table:table-row>
        <table:table-row table:style-name="ro1">
          <table:table-cell office:value-type="float" office:value="9.8800000000000008" table:style-name="ce1">
            <text:p>9.88</text:p>
          </table:table-cell>
          <table:table-cell office:value-type="float" office:value="153.14828501369999" table:style-name="ce2">
            <text:p>1.53E+02</text:p>
          </table:table-cell>
          <table:table-cell office:value-type="float" office:value="147.0437006734" table:style-name="ce2">
            <text:p>1.47E+02</text:p>
          </table:table-cell>
          <table:table-cell table:number-columns-repeated="16381"/>
        </table:table-row>
        <table:table-row table:style-name="ro1">
          <table:table-cell office:value-type="float" office:value="9.9" table:style-name="ce1">
            <text:p>9.9</text:p>
          </table:table-cell>
          <table:table-cell office:value-type="float" office:value="152.1911674991" table:style-name="ce2">
            <text:p>1.52E+02</text:p>
          </table:table-cell>
          <table:table-cell office:value-type="float" office:value="145.0766224738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9.92" table:style-name="ce1">
            <text:p>9.92</text:p>
          </table:table-cell>
          <table:table-cell office:value-type="float" office:value="153.24201905210001" table:style-name="ce2">
            <text:p>1.53E+02</text:p>
          </table:table-cell>
          <table:table-cell office:value-type="float" office:value="146.43496768200001" table:style-name="ce2">
            <text:p>1.46E+02</text:p>
          </table:table-cell>
          <table:table-cell table:number-columns-repeated="16381"/>
        </table:table-row>
        <table:table-row table:style-name="ro1">
          <table:table-cell office:value-type="float" office:value="9.94" table:style-name="ce1">
            <text:p>9.94</text:p>
          </table:table-cell>
          <table:table-cell office:value-type="float" office:value="153.83821413570001" table:style-name="ce2">
            <text:p>1.54E+02</text:p>
          </table:table-cell>
          <table:table-cell office:value-type="float" office:value="145.7773116905" table:style-name="ce2">
            <text:p>1.46E+02</text:p>
          </table:table-cell>
          <table:table-cell table:number-columns-repeated="16381"/>
        </table:table-row>
        <table:table-row table:style-name="ro1">
          <table:table-cell office:value-type="float" office:value="9.9600000000000009" table:style-name="ce1">
            <text:p>9.96</text:p>
          </table:table-cell>
          <table:table-cell office:value-type="float" office:value="154.64723820169999" table:style-name="ce2">
            <text:p>1.55E+02</text:p>
          </table:table-cell>
          <table:table-cell office:value-type="float" office:value="146.14957457119999" table:style-name="ce2">
            <text:p>1.46E+02</text:p>
          </table:table-cell>
          <table:table-cell table:number-columns-repeated="16381"/>
        </table:table-row>
        <table:table-row table:style-name="ro1">
          <table:table-cell office:value-type="float" office:value="9.98" table:style-name="ce1">
            <text:p>9.98</text:p>
          </table:table-cell>
          <table:table-cell office:value-type="float" office:value="154.44255502370001" table:style-name="ce2">
            <text:p>1.54E+02</text:p>
          </table:table-cell>
          <table:table-cell office:value-type="float" office:value="144.77763676390001" table:style-name="ce2">
            <text:p>1.45E+02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5.82537952359999" table:style-name="ce2">
            <text:p>1.56E+02</text:p>
          </table:table-cell>
          <table:table-cell office:value-type="float" office:value="144.72852651349999" table:style-name="ce2">
            <text:p>1.45E+02</text:p>
          </table:table-cell>
          <table:table-cell table:number-columns-repeated="16381"/>
        </table:table-row>
        <table:table-row table:number-rows-repeated="1048074" table:style-name="ro1">
          <table:table-cell table:number-columns-repeated="16384"/>
        </table:table-row>
      </table:table>
      <table:table table:name="Drag_Coefficient" table:style-name="ta2"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3" table:default-cell-style-name="ce1"/>
        <table:table-row table:style-name="ro1">
          <table:table-cell table:number-columns-repeated="3" table:style-name="ce1"/>
          <table:table-cell office:value-type="string" table:style-name="ce1">
            <text:p>Time [s]</text:p>
          </table:table-cell>
          <table:table-cell office:value-type="string" table:style-name="ce1">
            <text:p>Cd DBC</text:p>
          </table:table-cell>
          <table:table-cell office:value-type="string" table:style-name="ce1">
            <text:p>Cd mDBC</text:p>
          </table:table-cell>
          <table:table-cell table:number-columns-repeated="4" table:style-name="ce1"/>
          <table:table-cell table:style-name="ce3"/>
          <table:table-cell table:number-columns-repeated="16373"/>
        </table:table-row>
        <table:table-row table:style-name="ro1">
          <table:table-cell office:value-type="string" table:style-name="ce3">
            <text:p>density [kg/m^3]</text:p>
          </table:table-cell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0" table:formula="of:=[Drag_Force.A2]" table:style-name="ce1">
            <text:p>0</text:p>
          </table:table-cell>
          <table:table-cell office:value-type="float" office:value="0.68824765426419998" table:formula="of:=[Drag_Force.B2]/(0.5*[.$B$2]*[.$B$4]*[.$B$3]^2)" table:style-name="ce1">
            <text:p>0.688247654</text:p>
          </table:table-cell>
          <table:table-cell office:value-type="float" office:value="0.69880578002899996" table:formula="of:=[Drag_Force.C2]/(0.5*[.$B$2]*[.$B$4]*[.$B$3]^2)" table:style-name="ce1">
            <text:p>0.6988057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U: velocity [m/s]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02" table:formula="of:=[Drag_Force.A3]" table:style-name="ce1">
            <text:p>0.02</text:p>
          </table:table-cell>
          <table:table-cell office:value-type="float" office:value="5.2112163185229994" table:formula="of:=[Drag_Force.B3]/(0.5*[.$B$2]*[.$B$4]*[.$B$3]^2)" table:style-name="ce1">
            <text:p>5.211216319</text:p>
          </table:table-cell>
          <table:table-cell office:value-type="float" office:value="4.128347161102" table:formula="of:=[Drag_Force.C3]/(0.5*[.$B$2]*[.$B$4]*[.$B$3]^2)" table:style-name="ce1">
            <text:p>4.128347161</text:p>
          </table:table-cell>
          <table:table-cell table:style-name="ce1">
            <draw:frame draw:z-index="1" draw:id="id1" draw:style-name="a1" draw:name="Gráfico 2" svg:x="0.60833in" svg:y="0.09583in" svg:width="6.41667in" svg:height="3.870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D: diameter [m]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float" office:value="0.04" table:formula="of:=[Drag_Force.A4]" table:style-name="ce1">
            <text:p>0.04</text:p>
          </table:table-cell>
          <table:table-cell office:value-type="float" office:value="0.92392066162120001" table:formula="of:=[Drag_Force.B4]/(0.5*[.$B$2]*[.$B$4]*[.$B$3]^2)" table:style-name="ce1">
            <text:p>0.923920662</text:p>
          </table:table-cell>
          <table:table-cell office:value-type="float" office:value="2.0553925208890003" table:formula="of:=[Drag_Force.C4]/(0.5*[.$B$2]*[.$B$4]*[.$B$3]^2)" table:style-name="ce1">
            <text:p>2.055392521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office:value-type="float" office:value="0.06" table:formula="of:=[Drag_Force.A5]" table:style-name="ce1">
            <text:p>0.06</text:p>
          </table:table-cell>
          <table:table-cell office:value-type="float" office:value="7.3105364681809997" table:formula="of:=[Drag_Force.B5]/(0.5*[.$B$2]*[.$B$4]*[.$B$3]^2)" table:style-name="ce1">
            <text:p>7.310536468</text:p>
          </table:table-cell>
          <table:table-cell office:value-type="float" office:value="7.2872244011929999" table:formula="of:=[Drag_Force.C5]/(0.5*[.$B$2]*[.$B$4]*[.$B$3]^2)" table:style-name="ce1">
            <text:p>7.287224401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office:value-type="float" office:value="0.08" table:formula="of:=[Drag_Force.A6]" table:style-name="ce1">
            <text:p>0.08</text:p>
          </table:table-cell>
          <table:table-cell office:value-type="float" office:value="-1.6714110747730002" table:formula="of:=[Drag_Force.B6]/(0.5*[.$B$2]*[.$B$4]*[.$B$3]^2)" table:style-name="ce1">
            <text:p>-1.671411075</text:p>
          </table:table-cell>
          <table:table-cell office:value-type="float" office:value="-1.928922972901E-2" table:formula="of:=[Drag_Force.C6]/(0.5*[.$B$2]*[.$B$4]*[.$B$3]^2)" table:style-name="ce1">
            <text:p>-0.01928923</text:p>
          </table:table-cell>
          <table:table-cell table:number-columns-repeated="16378" table:style-name="ce1"/>
        </table:table-row>
        <table:table-row table:style-name="ro1">
          <table:table-cell table:style-name="ce1">
            <draw:frame draw:z-index="2" draw:id="id2" draw:style-name="a2" draw:name="Imagen 3" svg:x="0.38333in" svg:y="0.08333in" svg:width="2.29167in" svg:height="0.31667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office:value-type="float" office:value="0.1" table:formula="of:=[Drag_Force.A7]" table:style-name="ce1">
            <text:p>0.1</text:p>
          </table:table-cell>
          <table:table-cell office:value-type="float" office:value="0.59830510256140002" table:formula="of:=[Drag_Force.B7]/(0.5*[.$B$2]*[.$B$4]*[.$B$3]^2)" table:style-name="ce1">
            <text:p>0.598305103</text:p>
          </table:table-cell>
          <table:table-cell office:value-type="float" office:value="1.041590801084" table:formula="of:=[Drag_Force.C7]/(0.5*[.$B$2]*[.$B$4]*[.$B$3]^2)" table:style-name="ce1">
            <text:p>1.041590801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office:value-type="float" office:value="0.12" table:formula="of:=[Drag_Force.A8]" table:style-name="ce1">
            <text:p>0.12</text:p>
          </table:table-cell>
          <table:table-cell office:value-type="float" office:value="0.80762878421600004" table:formula="of:=[Drag_Force.B8]/(0.5*[.$B$2]*[.$B$4]*[.$B$3]^2)" table:style-name="ce1">
            <text:p>0.807628784</text:p>
          </table:table-cell>
          <table:table-cell office:value-type="float" office:value="0.60433611525919995" table:formula="of:=[Drag_Force.C8]/(0.5*[.$B$2]*[.$B$4]*[.$B$3]^2)" table:style-name="ce1">
            <text:p>0.604336115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office:value-type="float" office:value="0.14000000000000001" table:formula="of:=[Drag_Force.A9]" table:style-name="ce1">
            <text:p>0.14</text:p>
          </table:table-cell>
          <table:table-cell office:value-type="float" office:value="3.7995494571499999" table:formula="of:=[Drag_Force.B9]/(0.5*[.$B$2]*[.$B$4]*[.$B$3]^2)" table:style-name="ce1">
            <text:p>3.799549457</text:p>
          </table:table-cell>
          <table:table-cell office:value-type="float" office:value="4.4241543332280004" table:formula="of:=[Drag_Force.C9]/(0.5*[.$B$2]*[.$B$4]*[.$B$3]^2)" table:style-name="ce1">
            <text:p>4.4241543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Tafuni et al. (2018)<text:s/></text:p>
          </table:table-cell>
          <table:table-cell office:value-type="string" table:style-name="ce1">
            <text:p>dp=D/100</text:p>
          </table:table-cell>
          <table:table-cell office:value-type="float" office:value="1.46" table:style-name="ce4">
            <text:p>1.46</text:p>
          </table:table-cell>
          <table:table-cell office:value-type="float" office:value="0.16" table:formula="of:=[Drag_Force.A10]" table:style-name="ce1">
            <text:p>0.16</text:p>
          </table:table-cell>
          <table:table-cell office:value-type="float" office:value="0.36872120657060004" table:formula="of:=[Drag_Force.B10]/(0.5*[.$B$2]*[.$B$4]*[.$B$3]^2)" table:style-name="ce1">
            <text:p>0.368721207</text:p>
          </table:table-cell>
          <table:table-cell office:value-type="float" office:value="0.55091557977790007" table:formula="of:=[Drag_Force.C10]/(0.5*[.$B$2]*[.$B$4]*[.$B$3]^2)" table:style-name="ce1">
            <text:p>0.5509155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Cd DBC</text:p>
          </table:table-cell>
          <table:table-cell office:value-type="string" table:style-name="ce1">
            <text:p>dp=D/40</text:p>
          </table:table-cell>
          <table:table-cell office:value-type="float" office:value="1.5724376306255026" table:formula="of:=AVERAGE([.E352:.E500])" table:style-name="ce5">
            <text:p>1.57</text:p>
          </table:table-cell>
          <table:table-cell office:value-type="float" office:value="0.18" table:formula="of:=[Drag_Force.A11]" table:style-name="ce1">
            <text:p>0.18</text:p>
          </table:table-cell>
          <table:table-cell office:value-type="float" office:value="0.91303697324170008" table:formula="of:=[Drag_Force.B11]/(0.5*[.$B$2]*[.$B$4]*[.$B$3]^2)" table:style-name="ce1">
            <text:p>0.913036973</text:p>
          </table:table-cell>
          <table:table-cell office:value-type="float" office:value="1.1355844491439999" table:formula="of:=[Drag_Force.C11]/(0.5*[.$B$2]*[.$B$4]*[.$B$3]^2)" table:style-name="ce1">
            <text:p>1.13558444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Cd mDBC</text:p>
          </table:table-cell>
          <table:table-cell office:value-type="string" table:style-name="ce1">
            <text:p>dp=D/40</text:p>
          </table:table-cell>
          <table:table-cell office:value-type="float" office:value="1.4872645463424765" table:formula="of:=AVERAGE([.F352:.F500])" table:style-name="ce5">
            <text:p>1.49</text:p>
          </table:table-cell>
          <table:table-cell office:value-type="float" office:value="0.2" table:formula="of:=[Drag_Force.A12]" table:style-name="ce1">
            <text:p>0.2</text:p>
          </table:table-cell>
          <table:table-cell office:value-type="float" office:value="1.6582652770569999" table:formula="of:=[Drag_Force.B12]/(0.5*[.$B$2]*[.$B$4]*[.$B$3]^2)" table:style-name="ce1">
            <text:p>1.658265277</text:p>
          </table:table-cell>
          <table:table-cell office:value-type="float" office:value="1.4417200096049998" table:formula="of:=[Drag_Force.C12]/(0.5*[.$B$2]*[.$B$4]*[.$B$3]^2)" table:style-name="ce1">
            <text:p>1.44172001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office:value-type="float" office:value="0.22" table:formula="of:=[Drag_Force.A13]" table:style-name="ce1">
            <text:p>0.22</text:p>
          </table:table-cell>
          <table:table-cell office:value-type="float" office:value="1.2486491415950001" table:formula="of:=[Drag_Force.B13]/(0.5*[.$B$2]*[.$B$4]*[.$B$3]^2)" table:style-name="ce1">
            <text:p>1.248649142</text:p>
          </table:table-cell>
          <table:table-cell office:value-type="float" office:value="1.3319190523750002" table:formula="of:=[Drag_Force.C13]/(0.5*[.$B$2]*[.$B$4]*[.$B$3]^2)" table:style-name="ce1">
            <text:p>1.331919052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office:value-type="float" office:value="0.24" table:formula="of:=[Drag_Force.A14]" table:style-name="ce1">
            <text:p>0.24</text:p>
          </table:table-cell>
          <table:table-cell office:value-type="float" office:value="1.8305989851339999" table:formula="of:=[Drag_Force.B14]/(0.5*[.$B$2]*[.$B$4]*[.$B$3]^2)" table:style-name="ce1">
            <text:p>1.830598985</text:p>
          </table:table-cell>
          <table:table-cell office:value-type="float" office:value="1.773417977249" table:formula="of:=[Drag_Force.C14]/(0.5*[.$B$2]*[.$B$4]*[.$B$3]^2)" table:style-name="ce1">
            <text:p>1.773417977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office:value-type="float" office:value="0.26" table:formula="of:=[Drag_Force.A15]" table:style-name="ce1">
            <text:p>0.26</text:p>
          </table:table-cell>
          <table:table-cell office:value-type="float" office:value="1.806602597598" table:formula="of:=[Drag_Force.B15]/(0.5*[.$B$2]*[.$B$4]*[.$B$3]^2)" table:style-name="ce1">
            <text:p>1.806602598</text:p>
          </table:table-cell>
          <table:table-cell office:value-type="float" office:value="1.8010314529059999" table:formula="of:=[Drag_Force.C15]/(0.5*[.$B$2]*[.$B$4]*[.$B$3]^2)" table:style-name="ce1">
            <text:p>1.801031453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office:value-type="float" office:value="0.28000000000000003" table:formula="of:=[Drag_Force.A16]" table:style-name="ce1">
            <text:p>0.28</text:p>
          </table:table-cell>
          <table:table-cell office:value-type="float" office:value="1.2538275750229999" table:formula="of:=[Drag_Force.B16]/(0.5*[.$B$2]*[.$B$4]*[.$B$3]^2)" table:style-name="ce1">
            <text:p>1.253827575</text:p>
          </table:table-cell>
          <table:table-cell office:value-type="float" office:value="1.5514958771760001" table:formula="of:=[Drag_Force.C16]/(0.5*[.$B$2]*[.$B$4]*[.$B$3]^2)" table:style-name="ce1">
            <text:p>1.551495877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float" office:value="0.3" table:formula="of:=[Drag_Force.A17]" table:style-name="ce1">
            <text:p>0.3</text:p>
          </table:table-cell>
          <table:table-cell office:value-type="float" office:value="1.090530191554" table:formula="of:=[Drag_Force.B17]/(0.5*[.$B$2]*[.$B$4]*[.$B$3]^2)" table:style-name="ce1">
            <text:p>1.090530192</text:p>
          </table:table-cell>
          <table:table-cell office:value-type="float" office:value="1.156203058941" table:formula="of:=[Drag_Force.C17]/(0.5*[.$B$2]*[.$B$4]*[.$B$3]^2)" table:style-name="ce1">
            <text:p>1.15620305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32" table:formula="of:=[Drag_Force.A18]" table:style-name="ce1">
            <text:p>0.32</text:p>
          </table:table-cell>
          <table:table-cell office:value-type="float" office:value="1.5019806976979999" table:formula="of:=[Drag_Force.B18]/(0.5*[.$B$2]*[.$B$4]*[.$B$3]^2)" table:style-name="ce1">
            <text:p>1.501980698</text:p>
          </table:table-cell>
          <table:table-cell office:value-type="float" office:value="1.6007590989440001" table:formula="of:=[Drag_Force.C18]/(0.5*[.$B$2]*[.$B$4]*[.$B$3]^2)" table:style-name="ce1">
            <text:p>1.60075909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34" table:formula="of:=[Drag_Force.A19]" table:style-name="ce1">
            <text:p>0.34</text:p>
          </table:table-cell>
          <table:table-cell office:value-type="float" office:value="1.1261544611909999" table:formula="of:=[Drag_Force.B19]/(0.5*[.$B$2]*[.$B$4]*[.$B$3]^2)" table:style-name="ce1">
            <text:p>1.126154461</text:p>
          </table:table-cell>
          <table:table-cell office:value-type="float" office:value="1.056617843717" table:formula="of:=[Drag_Force.C19]/(0.5*[.$B$2]*[.$B$4]*[.$B$3]^2)" table:style-name="ce1">
            <text:p>1.05661784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36" table:formula="of:=[Drag_Force.A20]" table:style-name="ce1">
            <text:p>0.36</text:p>
          </table:table-cell>
          <table:table-cell office:value-type="float" office:value="1.7475455861859999" table:formula="of:=[Drag_Force.B20]/(0.5*[.$B$2]*[.$B$4]*[.$B$3]^2)" table:style-name="ce1">
            <text:p>1.747545586</text:p>
          </table:table-cell>
          <table:table-cell office:value-type="float" office:value="1.910449604171" table:formula="of:=[Drag_Force.C20]/(0.5*[.$B$2]*[.$B$4]*[.$B$3]^2)" table:style-name="ce1">
            <text:p>1.91044960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38" table:formula="of:=[Drag_Force.A21]" table:style-name="ce1">
            <text:p>0.38</text:p>
          </table:table-cell>
          <table:table-cell office:value-type="float" office:value="1.7193834433820001" table:formula="of:=[Drag_Force.B21]/(0.5*[.$B$2]*[.$B$4]*[.$B$3]^2)" table:style-name="ce1">
            <text:p>1.719383443</text:p>
          </table:table-cell>
          <table:table-cell office:value-type="float" office:value="1.5953927662259999" table:formula="of:=[Drag_Force.C21]/(0.5*[.$B$2]*[.$B$4]*[.$B$3]^2)" table:style-name="ce1">
            <text:p>1.59539276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4" table:formula="of:=[Drag_Force.A22]" table:style-name="ce1">
            <text:p>0.4</text:p>
          </table:table-cell>
          <table:table-cell office:value-type="float" office:value="2.0937203965790001" table:formula="of:=[Drag_Force.B22]/(0.5*[.$B$2]*[.$B$4]*[.$B$3]^2)" table:style-name="ce1">
            <text:p>2.093720397</text:p>
          </table:table-cell>
          <table:table-cell office:value-type="float" office:value="2.4080063528059998" table:formula="of:=[Drag_Force.C22]/(0.5*[.$B$2]*[.$B$4]*[.$B$3]^2)" table:style-name="ce1">
            <text:p>2.40800635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42" table:formula="of:=[Drag_Force.A23]" table:style-name="ce1">
            <text:p>0.42</text:p>
          </table:table-cell>
          <table:table-cell office:value-type="float" office:value="0.91055814308979999" table:formula="of:=[Drag_Force.B23]/(0.5*[.$B$2]*[.$B$4]*[.$B$3]^2)" table:style-name="ce1">
            <text:p>0.910558143</text:p>
          </table:table-cell>
          <table:table-cell office:value-type="float" office:value="0.90201575453399996" table:formula="of:=[Drag_Force.C23]/(0.5*[.$B$2]*[.$B$4]*[.$B$3]^2)" table:style-name="ce1">
            <text:p>0.90201575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44" table:formula="of:=[Drag_Force.A24]" table:style-name="ce1">
            <text:p>0.44</text:p>
          </table:table-cell>
          <table:table-cell office:value-type="float" office:value="1.4709458799910002" table:formula="of:=[Drag_Force.B24]/(0.5*[.$B$2]*[.$B$4]*[.$B$3]^2)" table:style-name="ce1">
            <text:p>1.47094588</text:p>
          </table:table-cell>
          <table:table-cell office:value-type="float" office:value="1.394749829145" table:formula="of:=[Drag_Force.C24]/(0.5*[.$B$2]*[.$B$4]*[.$B$3]^2)" table:style-name="ce1">
            <text:p>1.39474982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46" table:formula="of:=[Drag_Force.A25]" table:style-name="ce1">
            <text:p>0.46</text:p>
          </table:table-cell>
          <table:table-cell office:value-type="float" office:value="1.4423130986079999" table:formula="of:=[Drag_Force.B25]/(0.5*[.$B$2]*[.$B$4]*[.$B$3]^2)" table:style-name="ce1">
            <text:p>1.442313099</text:p>
          </table:table-cell>
          <table:table-cell office:value-type="float" office:value="1.4451845655029998" table:formula="of:=[Drag_Force.C25]/(0.5*[.$B$2]*[.$B$4]*[.$B$3]^2)" table:style-name="ce1">
            <text:p>1.44518456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48" table:formula="of:=[Drag_Force.A26]" table:style-name="ce1">
            <text:p>0.48</text:p>
          </table:table-cell>
          <table:table-cell office:value-type="float" office:value="1.4929024172449998" table:formula="of:=[Drag_Force.B26]/(0.5*[.$B$2]*[.$B$4]*[.$B$3]^2)" table:style-name="ce1">
            <text:p>1.492902417</text:p>
          </table:table-cell>
          <table:table-cell office:value-type="float" office:value="1.620201329603" table:formula="of:=[Drag_Force.C26]/(0.5*[.$B$2]*[.$B$4]*[.$B$3]^2)" table:style-name="ce1">
            <text:p>1.6202013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5" table:formula="of:=[Drag_Force.A27]" table:style-name="ce1">
            <text:p>0.5</text:p>
          </table:table-cell>
          <table:table-cell office:value-type="float" office:value="1.5792985893709999" table:formula="of:=[Drag_Force.B27]/(0.5*[.$B$2]*[.$B$4]*[.$B$3]^2)" table:style-name="ce1">
            <text:p>1.579298589</text:p>
          </table:table-cell>
          <table:table-cell office:value-type="float" office:value="1.598423253709" table:formula="of:=[Drag_Force.C27]/(0.5*[.$B$2]*[.$B$4]*[.$B$3]^2)" table:style-name="ce1">
            <text:p>1.59842325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52" table:formula="of:=[Drag_Force.A28]" table:style-name="ce1">
            <text:p>0.52</text:p>
          </table:table-cell>
          <table:table-cell office:value-type="float" office:value="1.2938056991540001" table:formula="of:=[Drag_Force.B28]/(0.5*[.$B$2]*[.$B$4]*[.$B$3]^2)" table:style-name="ce1">
            <text:p>1.293805699</text:p>
          </table:table-cell>
          <table:table-cell office:value-type="float" office:value="1.3389805019010002" table:formula="of:=[Drag_Force.C28]/(0.5*[.$B$2]*[.$B$4]*[.$B$3]^2)" table:style-name="ce1">
            <text:p>1.33898050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54" table:formula="of:=[Drag_Force.A29]" table:style-name="ce1">
            <text:p>0.54</text:p>
          </table:table-cell>
          <table:table-cell office:value-type="float" office:value="1.7492440410279999" table:formula="of:=[Drag_Force.B29]/(0.5*[.$B$2]*[.$B$4]*[.$B$3]^2)" table:style-name="ce1">
            <text:p>1.749244041</text:p>
          </table:table-cell>
          <table:table-cell office:value-type="float" office:value="1.6758069753539999" table:formula="of:=[Drag_Force.C29]/(0.5*[.$B$2]*[.$B$4]*[.$B$3]^2)" table:style-name="ce1">
            <text:p>1.67580697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56000000000000005" table:formula="of:=[Drag_Force.A30]" table:style-name="ce1">
            <text:p>0.56</text:p>
          </table:table-cell>
          <table:table-cell office:value-type="float" office:value="1.3880690128940001" table:formula="of:=[Drag_Force.B30]/(0.5*[.$B$2]*[.$B$4]*[.$B$3]^2)" table:style-name="ce1">
            <text:p>1.388069013</text:p>
          </table:table-cell>
          <table:table-cell office:value-type="float" office:value="1.3479770060780001" table:formula="of:=[Drag_Force.C30]/(0.5*[.$B$2]*[.$B$4]*[.$B$3]^2)" table:style-name="ce1">
            <text:p>1.34797700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57999999999999996" table:formula="of:=[Drag_Force.A31]" table:style-name="ce1">
            <text:p>0.58</text:p>
          </table:table-cell>
          <table:table-cell office:value-type="float" office:value="1.365658773374" table:formula="of:=[Drag_Force.B31]/(0.5*[.$B$2]*[.$B$4]*[.$B$3]^2)" table:style-name="ce1">
            <text:p>1.365658773</text:p>
          </table:table-cell>
          <table:table-cell office:value-type="float" office:value="1.4647395279389999" table:formula="of:=[Drag_Force.C31]/(0.5*[.$B$2]*[.$B$4]*[.$B$3]^2)" table:style-name="ce1">
            <text:p>1.46473952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6" table:formula="of:=[Drag_Force.A32]" table:style-name="ce1">
            <text:p>0.6</text:p>
          </table:table-cell>
          <table:table-cell office:value-type="float" office:value="1.3062329243319999" table:formula="of:=[Drag_Force.B32]/(0.5*[.$B$2]*[.$B$4]*[.$B$3]^2)" table:style-name="ce1">
            <text:p>1.306232924</text:p>
          </table:table-cell>
          <table:table-cell office:value-type="float" office:value="1.222241551218" table:formula="of:=[Drag_Force.C32]/(0.5*[.$B$2]*[.$B$4]*[.$B$3]^2)" table:style-name="ce1">
            <text:p>1.22224155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62" table:formula="of:=[Drag_Force.A33]" table:style-name="ce1">
            <text:p>0.62</text:p>
          </table:table-cell>
          <table:table-cell office:value-type="float" office:value="1.4853937086240001" table:formula="of:=[Drag_Force.B33]/(0.5*[.$B$2]*[.$B$4]*[.$B$3]^2)" table:style-name="ce1">
            <text:p>1.485393709</text:p>
          </table:table-cell>
          <table:table-cell office:value-type="float" office:value="1.6502133856480001" table:formula="of:=[Drag_Force.C33]/(0.5*[.$B$2]*[.$B$4]*[.$B$3]^2)" table:style-name="ce1">
            <text:p>1.65021338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64" table:formula="of:=[Drag_Force.A34]" table:style-name="ce1">
            <text:p>0.64</text:p>
          </table:table-cell>
          <table:table-cell office:value-type="float" office:value="1.453863177833" table:formula="of:=[Drag_Force.B34]/(0.5*[.$B$2]*[.$B$4]*[.$B$3]^2)" table:style-name="ce1">
            <text:p>1.453863178</text:p>
          </table:table-cell>
          <table:table-cell office:value-type="float" office:value="1.5209823633470001" table:formula="of:=[Drag_Force.C34]/(0.5*[.$B$2]*[.$B$4]*[.$B$3]^2)" table:style-name="ce1">
            <text:p>1.52098236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66" table:formula="of:=[Drag_Force.A35]" table:style-name="ce1">
            <text:p>0.66</text:p>
          </table:table-cell>
          <table:table-cell office:value-type="float" office:value="1.53508913739" table:formula="of:=[Drag_Force.B35]/(0.5*[.$B$2]*[.$B$4]*[.$B$3]^2)" table:style-name="ce1">
            <text:p>1.535089137</text:p>
          </table:table-cell>
          <table:table-cell office:value-type="float" office:value="1.449022785191" table:formula="of:=[Drag_Force.C35]/(0.5*[.$B$2]*[.$B$4]*[.$B$3]^2)" table:style-name="ce1">
            <text:p>1.44902278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68" table:formula="of:=[Drag_Force.A36]" table:style-name="ce1">
            <text:p>0.68</text:p>
          </table:table-cell>
          <table:table-cell office:value-type="float" office:value="1.2471684431309999" table:formula="of:=[Drag_Force.B36]/(0.5*[.$B$2]*[.$B$4]*[.$B$3]^2)" table:style-name="ce1">
            <text:p>1.247168443</text:p>
          </table:table-cell>
          <table:table-cell office:value-type="float" office:value="1.141003050076" table:formula="of:=[Drag_Force.C36]/(0.5*[.$B$2]*[.$B$4]*[.$B$3]^2)" table:style-name="ce1">
            <text:p>1.1410030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7" table:formula="of:=[Drag_Force.A37]" table:style-name="ce1">
            <text:p>0.7</text:p>
          </table:table-cell>
          <table:table-cell office:value-type="float" office:value="1.3181925113799999" table:formula="of:=[Drag_Force.B37]/(0.5*[.$B$2]*[.$B$4]*[.$B$3]^2)" table:style-name="ce1">
            <text:p>1.318192511</text:p>
          </table:table-cell>
          <table:table-cell office:value-type="float" office:value="1.4395094286240002" table:formula="of:=[Drag_Force.C37]/(0.5*[.$B$2]*[.$B$4]*[.$B$3]^2)" table:style-name="ce1">
            <text:p>1.43950942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72" table:formula="of:=[Drag_Force.A38]" table:style-name="ce1">
            <text:p>0.72</text:p>
          </table:table-cell>
          <table:table-cell office:value-type="float" office:value="1.4194016195099999" table:formula="of:=[Drag_Force.B38]/(0.5*[.$B$2]*[.$B$4]*[.$B$3]^2)" table:style-name="ce1">
            <text:p>1.41940162</text:p>
          </table:table-cell>
          <table:table-cell office:value-type="float" office:value="1.5278680088100001" table:formula="of:=[Drag_Force.C38]/(0.5*[.$B$2]*[.$B$4]*[.$B$3]^2)" table:style-name="ce1">
            <text:p>1.52786800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74" table:formula="of:=[Drag_Force.A39]" table:style-name="ce1">
            <text:p>0.74</text:p>
          </table:table-cell>
          <table:table-cell office:value-type="float" office:value="1.194206834192" table:formula="of:=[Drag_Force.B39]/(0.5*[.$B$2]*[.$B$4]*[.$B$3]^2)" table:style-name="ce1">
            <text:p>1.194206834</text:p>
          </table:table-cell>
          <table:table-cell office:value-type="float" office:value="1.192467593046" table:formula="of:=[Drag_Force.C39]/(0.5*[.$B$2]*[.$B$4]*[.$B$3]^2)" table:style-name="ce1">
            <text:p>1.19246759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76" table:formula="of:=[Drag_Force.A40]" table:style-name="ce1">
            <text:p>0.76</text:p>
          </table:table-cell>
          <table:table-cell office:value-type="float" office:value="1.585361066872" table:formula="of:=[Drag_Force.B40]/(0.5*[.$B$2]*[.$B$4]*[.$B$3]^2)" table:style-name="ce1">
            <text:p>1.585361067</text:p>
          </table:table-cell>
          <table:table-cell office:value-type="float" office:value="1.567321817619" table:formula="of:=[Drag_Force.C40]/(0.5*[.$B$2]*[.$B$4]*[.$B$3]^2)" table:style-name="ce1">
            <text:p>1.56732181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78" table:formula="of:=[Drag_Force.A41]" table:style-name="ce1">
            <text:p>0.78</text:p>
          </table:table-cell>
          <table:table-cell office:value-type="float" office:value="1.4555646781409999" table:formula="of:=[Drag_Force.B41]/(0.5*[.$B$2]*[.$B$4]*[.$B$3]^2)" table:style-name="ce1">
            <text:p>1.455564678</text:p>
          </table:table-cell>
          <table:table-cell office:value-type="float" office:value="1.387947047493" table:formula="of:=[Drag_Force.C41]/(0.5*[.$B$2]*[.$B$4]*[.$B$3]^2)" table:style-name="ce1">
            <text:p>1.38794704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8" table:formula="of:=[Drag_Force.A42]" table:style-name="ce1">
            <text:p>0.8</text:p>
          </table:table-cell>
          <table:table-cell office:value-type="float" office:value="1.241835390196" table:formula="of:=[Drag_Force.B42]/(0.5*[.$B$2]*[.$B$4]*[.$B$3]^2)" table:style-name="ce1">
            <text:p>1.24183539</text:p>
          </table:table-cell>
          <table:table-cell office:value-type="float" office:value="1.327088616852" table:formula="of:=[Drag_Force.C42]/(0.5*[.$B$2]*[.$B$4]*[.$B$3]^2)" table:style-name="ce1">
            <text:p>1.32708861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82" table:formula="of:=[Drag_Force.A43]" table:style-name="ce1">
            <text:p>0.82</text:p>
          </table:table-cell>
          <table:table-cell office:value-type="float" office:value="1.275943776126" table:formula="of:=[Drag_Force.B43]/(0.5*[.$B$2]*[.$B$4]*[.$B$3]^2)" table:style-name="ce1">
            <text:p>1.275943776</text:p>
          </table:table-cell>
          <table:table-cell office:value-type="float" office:value="1.1996120804129999" table:formula="of:=[Drag_Force.C43]/(0.5*[.$B$2]*[.$B$4]*[.$B$3]^2)" table:style-name="ce1">
            <text:p>1.1996120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84" table:formula="of:=[Drag_Force.A44]" table:style-name="ce1">
            <text:p>0.84</text:p>
          </table:table-cell>
          <table:table-cell office:value-type="float" office:value="1.3981457603659999" table:formula="of:=[Drag_Force.B44]/(0.5*[.$B$2]*[.$B$4]*[.$B$3]^2)" table:style-name="ce1">
            <text:p>1.39814576</text:p>
          </table:table-cell>
          <table:table-cell office:value-type="float" office:value="1.5041163581219998" table:formula="of:=[Drag_Force.C44]/(0.5*[.$B$2]*[.$B$4]*[.$B$3]^2)" table:style-name="ce1">
            <text:p>1.50411635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86" table:formula="of:=[Drag_Force.A45]" table:style-name="ce1">
            <text:p>0.86</text:p>
          </table:table-cell>
          <table:table-cell office:value-type="float" office:value="1.2939336781200002" table:formula="of:=[Drag_Force.B45]/(0.5*[.$B$2]*[.$B$4]*[.$B$3]^2)" table:style-name="ce1">
            <text:p>1.293933678</text:p>
          </table:table-cell>
          <table:table-cell office:value-type="float" office:value="1.368694144944" table:formula="of:=[Drag_Force.C45]/(0.5*[.$B$2]*[.$B$4]*[.$B$3]^2)" table:style-name="ce1">
            <text:p>1.36869414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88" table:formula="of:=[Drag_Force.A46]" table:style-name="ce1">
            <text:p>0.88</text:p>
          </table:table-cell>
          <table:table-cell office:value-type="float" office:value="1.3707872727750001" table:formula="of:=[Drag_Force.B46]/(0.5*[.$B$2]*[.$B$4]*[.$B$3]^2)" table:style-name="ce1">
            <text:p>1.370787273</text:p>
          </table:table-cell>
          <table:table-cell office:value-type="float" office:value="1.430695487286" table:formula="of:=[Drag_Force.C46]/(0.5*[.$B$2]*[.$B$4]*[.$B$3]^2)" table:style-name="ce1">
            <text:p>1.43069548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9" table:formula="of:=[Drag_Force.A47]" table:style-name="ce1">
            <text:p>0.9</text:p>
          </table:table-cell>
          <table:table-cell office:value-type="float" office:value="1.4823292262609999" table:formula="of:=[Drag_Force.B47]/(0.5*[.$B$2]*[.$B$4]*[.$B$3]^2)" table:style-name="ce1">
            <text:p>1.482329226</text:p>
          </table:table-cell>
          <table:table-cell office:value-type="float" office:value="1.3607342046330002" table:formula="of:=[Drag_Force.C47]/(0.5*[.$B$2]*[.$B$4]*[.$B$3]^2)" table:style-name="ce1">
            <text:p>1.36073420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92" table:formula="of:=[Drag_Force.A48]" table:style-name="ce1">
            <text:p>0.92</text:p>
          </table:table-cell>
          <table:table-cell office:value-type="float" office:value="1.2036485979309999" table:formula="of:=[Drag_Force.B48]/(0.5*[.$B$2]*[.$B$4]*[.$B$3]^2)" table:style-name="ce1">
            <text:p>1.203648598</text:p>
          </table:table-cell>
          <table:table-cell office:value-type="float" office:value="1.186124748366" table:formula="of:=[Drag_Force.C48]/(0.5*[.$B$2]*[.$B$4]*[.$B$3]^2)" table:style-name="ce1">
            <text:p>1.18612474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94" table:formula="of:=[Drag_Force.A49]" table:style-name="ce1">
            <text:p>0.94</text:p>
          </table:table-cell>
          <table:table-cell office:value-type="float" office:value="1.3014583192640001" table:formula="of:=[Drag_Force.B49]/(0.5*[.$B$2]*[.$B$4]*[.$B$3]^2)" table:style-name="ce1">
            <text:p>1.301458319</text:p>
          </table:table-cell>
          <table:table-cell office:value-type="float" office:value="1.3887666824920002" table:formula="of:=[Drag_Force.C49]/(0.5*[.$B$2]*[.$B$4]*[.$B$3]^2)" table:style-name="ce1">
            <text:p>1.38876668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96" table:formula="of:=[Drag_Force.A50]" table:style-name="ce1">
            <text:p>0.96</text:p>
          </table:table-cell>
          <table:table-cell office:value-type="float" office:value="1.323050146948" table:formula="of:=[Drag_Force.B50]/(0.5*[.$B$2]*[.$B$4]*[.$B$3]^2)" table:style-name="ce1">
            <text:p>1.323050147</text:p>
          </table:table-cell>
          <table:table-cell office:value-type="float" office:value="1.3932184736280002" table:formula="of:=[Drag_Force.C50]/(0.5*[.$B$2]*[.$B$4]*[.$B$3]^2)" table:style-name="ce1">
            <text:p>1.39321847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0.98" table:formula="of:=[Drag_Force.A51]" table:style-name="ce1">
            <text:p>0.98</text:p>
          </table:table-cell>
          <table:table-cell office:value-type="float" office:value="1.319092006148" table:formula="of:=[Drag_Force.B51]/(0.5*[.$B$2]*[.$B$4]*[.$B$3]^2)" table:style-name="ce1">
            <text:p>1.319092006</text:p>
          </table:table-cell>
          <table:table-cell office:value-type="float" office:value="1.3688249205880001" table:formula="of:=[Drag_Force.C51]/(0.5*[.$B$2]*[.$B$4]*[.$B$3]^2)" table:style-name="ce1">
            <text:p>1.36882492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" table:formula="of:=[Drag_Force.A52]" table:style-name="ce1">
            <text:p>1</text:p>
          </table:table-cell>
          <table:table-cell office:value-type="float" office:value="1.321597261293" table:formula="of:=[Drag_Force.B52]/(0.5*[.$B$2]*[.$B$4]*[.$B$3]^2)" table:style-name="ce1">
            <text:p>1.321597261</text:p>
          </table:table-cell>
          <table:table-cell office:value-type="float" office:value="1.324973139023" table:formula="of:=[Drag_Force.C52]/(0.5*[.$B$2]*[.$B$4]*[.$B$3]^2)" table:style-name="ce1">
            <text:p>1.32497313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02" table:formula="of:=[Drag_Force.A53]" table:style-name="ce1">
            <text:p>1.02</text:p>
          </table:table-cell>
          <table:table-cell office:value-type="float" office:value="1.3808461650410002" table:formula="of:=[Drag_Force.B53]/(0.5*[.$B$2]*[.$B$4]*[.$B$3]^2)" table:style-name="ce1">
            <text:p>1.380846165</text:p>
          </table:table-cell>
          <table:table-cell office:value-type="float" office:value="1.360957163009" table:formula="of:=[Drag_Force.C53]/(0.5*[.$B$2]*[.$B$4]*[.$B$3]^2)" table:style-name="ce1">
            <text:p>1.36095716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04" table:formula="of:=[Drag_Force.A54]" table:style-name="ce1">
            <text:p>1.04</text:p>
          </table:table-cell>
          <table:table-cell office:value-type="float" office:value="1.2489707007990001" table:formula="of:=[Drag_Force.B54]/(0.5*[.$B$2]*[.$B$4]*[.$B$3]^2)" table:style-name="ce1">
            <text:p>1.248970701</text:p>
          </table:table-cell>
          <table:table-cell office:value-type="float" office:value="1.206017867328" table:formula="of:=[Drag_Force.C54]/(0.5*[.$B$2]*[.$B$4]*[.$B$3]^2)" table:style-name="ce1">
            <text:p>1.20601786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06" table:formula="of:=[Drag_Force.A55]" table:style-name="ce1">
            <text:p>1.06</text:p>
          </table:table-cell>
          <table:table-cell office:value-type="float" office:value="1.2514354289880001" table:formula="of:=[Drag_Force.B55]/(0.5*[.$B$2]*[.$B$4]*[.$B$3]^2)" table:style-name="ce1">
            <text:p>1.251435429</text:p>
          </table:table-cell>
          <table:table-cell office:value-type="float" office:value="1.3063295884300001" table:formula="of:=[Drag_Force.C55]/(0.5*[.$B$2]*[.$B$4]*[.$B$3]^2)" table:style-name="ce1">
            <text:p>1.30632958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08" table:formula="of:=[Drag_Force.A56]" table:style-name="ce1">
            <text:p>1.08</text:p>
          </table:table-cell>
          <table:table-cell office:value-type="float" office:value="1.366516995462" table:formula="of:=[Drag_Force.B56]/(0.5*[.$B$2]*[.$B$4]*[.$B$3]^2)" table:style-name="ce1">
            <text:p>1.366516995</text:p>
          </table:table-cell>
          <table:table-cell office:value-type="float" office:value="1.3999365694970001" table:formula="of:=[Drag_Force.C56]/(0.5*[.$B$2]*[.$B$4]*[.$B$3]^2)" table:style-name="ce1">
            <text:p>1.39993656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1000000000000001" table:formula="of:=[Drag_Force.A57]" table:style-name="ce1">
            <text:p>1.1</text:p>
          </table:table-cell>
          <table:table-cell office:value-type="float" office:value="1.3164058052479999" table:formula="of:=[Drag_Force.B57]/(0.5*[.$B$2]*[.$B$4]*[.$B$3]^2)" table:style-name="ce1">
            <text:p>1.316405805</text:p>
          </table:table-cell>
          <table:table-cell office:value-type="float" office:value="1.3487510353200001" table:formula="of:=[Drag_Force.C57]/(0.5*[.$B$2]*[.$B$4]*[.$B$3]^2)" table:style-name="ce1">
            <text:p>1.34875103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1200000000000001" table:formula="of:=[Drag_Force.A58]" table:style-name="ce1">
            <text:p>1.12</text:p>
          </table:table-cell>
          <table:table-cell office:value-type="float" office:value="1.2972754614230002" table:formula="of:=[Drag_Force.B58]/(0.5*[.$B$2]*[.$B$4]*[.$B$3]^2)" table:style-name="ce1">
            <text:p>1.297275461</text:p>
          </table:table-cell>
          <table:table-cell office:value-type="float" office:value="1.3061574711790001" table:formula="of:=[Drag_Force.C58]/(0.5*[.$B$2]*[.$B$4]*[.$B$3]^2)" table:style-name="ce1">
            <text:p>1.30615747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1399999999999999" table:formula="of:=[Drag_Force.A59]" table:style-name="ce1">
            <text:p>1.14</text:p>
          </table:table-cell>
          <table:table-cell office:value-type="float" office:value="1.33004452377" table:formula="of:=[Drag_Force.B59]/(0.5*[.$B$2]*[.$B$4]*[.$B$3]^2)" table:style-name="ce1">
            <text:p>1.330044524</text:p>
          </table:table-cell>
          <table:table-cell office:value-type="float" office:value="1.275283328455" table:formula="of:=[Drag_Force.C59]/(0.5*[.$B$2]*[.$B$4]*[.$B$3]^2)" table:style-name="ce1">
            <text:p>1.27528332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1599999999999999" table:formula="of:=[Drag_Force.A60]" table:style-name="ce1">
            <text:p>1.16</text:p>
          </table:table-cell>
          <table:table-cell office:value-type="float" office:value="1.2490360177690001" table:formula="of:=[Drag_Force.B60]/(0.5*[.$B$2]*[.$B$4]*[.$B$3]^2)" table:style-name="ce1">
            <text:p>1.249036018</text:p>
          </table:table-cell>
          <table:table-cell office:value-type="float" office:value="1.248875133788" table:formula="of:=[Drag_Force.C60]/(0.5*[.$B$2]*[.$B$4]*[.$B$3]^2)" table:style-name="ce1">
            <text:p>1.24887513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18" table:formula="of:=[Drag_Force.A61]" table:style-name="ce1">
            <text:p>1.18</text:p>
          </table:table-cell>
          <table:table-cell office:value-type="float" office:value="1.209786666779" table:formula="of:=[Drag_Force.B61]/(0.5*[.$B$2]*[.$B$4]*[.$B$3]^2)" table:style-name="ce1">
            <text:p>1.209786667</text:p>
          </table:table-cell>
          <table:table-cell office:value-type="float" office:value="1.316656808509" table:formula="of:=[Drag_Force.C61]/(0.5*[.$B$2]*[.$B$4]*[.$B$3]^2)" table:style-name="ce1">
            <text:p>1.31665680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2" table:formula="of:=[Drag_Force.A62]" table:style-name="ce1">
            <text:p>1.2</text:p>
          </table:table-cell>
          <table:table-cell office:value-type="float" office:value="1.3478723193319999" table:formula="of:=[Drag_Force.B62]/(0.5*[.$B$2]*[.$B$4]*[.$B$3]^2)" table:style-name="ce1">
            <text:p>1.347872319</text:p>
          </table:table-cell>
          <table:table-cell office:value-type="float" office:value="1.3598772960049998" table:formula="of:=[Drag_Force.C62]/(0.5*[.$B$2]*[.$B$4]*[.$B$3]^2)" table:style-name="ce1">
            <text:p>1.35987729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22" table:formula="of:=[Drag_Force.A63]" table:style-name="ce1">
            <text:p>1.22</text:p>
          </table:table-cell>
          <table:table-cell office:value-type="float" office:value="1.312125927718" table:formula="of:=[Drag_Force.B63]/(0.5*[.$B$2]*[.$B$4]*[.$B$3]^2)" table:style-name="ce1">
            <text:p>1.312125928</text:p>
          </table:table-cell>
          <table:table-cell office:value-type="float" office:value="1.3087916000440001" table:formula="of:=[Drag_Force.C63]/(0.5*[.$B$2]*[.$B$4]*[.$B$3]^2)" table:style-name="ce1">
            <text:p>1.308791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24" table:formula="of:=[Drag_Force.A64]" table:style-name="ce1">
            <text:p>1.24</text:p>
          </table:table-cell>
          <table:table-cell office:value-type="float" office:value="1.2832101748910001" table:formula="of:=[Drag_Force.B64]/(0.5*[.$B$2]*[.$B$4]*[.$B$3]^2)" table:style-name="ce1">
            <text:p>1.283210175</text:p>
          </table:table-cell>
          <table:table-cell office:value-type="float" office:value="1.2817601330840001" table:formula="of:=[Drag_Force.C64]/(0.5*[.$B$2]*[.$B$4]*[.$B$3]^2)" table:style-name="ce1">
            <text:p>1.28176013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26" table:formula="of:=[Drag_Force.A65]" table:style-name="ce1">
            <text:p>1.26</text:p>
          </table:table-cell>
          <table:table-cell office:value-type="float" office:value="1.2999427618379999" table:formula="of:=[Drag_Force.B65]/(0.5*[.$B$2]*[.$B$4]*[.$B$3]^2)" table:style-name="ce1">
            <text:p>1.299942762</text:p>
          </table:table-cell>
          <table:table-cell office:value-type="float" office:value="1.274913151612" table:formula="of:=[Drag_Force.C65]/(0.5*[.$B$2]*[.$B$4]*[.$B$3]^2)" table:style-name="ce1">
            <text:p>1.27491315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28" table:formula="of:=[Drag_Force.A66]" table:style-name="ce1">
            <text:p>1.28</text:p>
          </table:table-cell>
          <table:table-cell office:value-type="float" office:value="1.247108661697" table:formula="of:=[Drag_Force.B66]/(0.5*[.$B$2]*[.$B$4]*[.$B$3]^2)" table:style-name="ce1">
            <text:p>1.247108662</text:p>
          </table:table-cell>
          <table:table-cell office:value-type="float" office:value="1.277673316592" table:formula="of:=[Drag_Force.C66]/(0.5*[.$B$2]*[.$B$4]*[.$B$3]^2)" table:style-name="ce1">
            <text:p>1.27767331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3" table:formula="of:=[Drag_Force.A67]" table:style-name="ce1">
            <text:p>1.3</text:p>
          </table:table-cell>
          <table:table-cell office:value-type="float" office:value="1.264769068258" table:formula="of:=[Drag_Force.B67]/(0.5*[.$B$2]*[.$B$4]*[.$B$3]^2)" table:style-name="ce1">
            <text:p>1.264769068</text:p>
          </table:table-cell>
          <table:table-cell office:value-type="float" office:value="1.2625858498540001" table:formula="of:=[Drag_Force.C67]/(0.5*[.$B$2]*[.$B$4]*[.$B$3]^2)" table:style-name="ce1">
            <text:p>1.2625858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32" table:formula="of:=[Drag_Force.A68]" table:style-name="ce1">
            <text:p>1.32</text:p>
          </table:table-cell>
          <table:table-cell office:value-type="float" office:value="1.304643653232" table:formula="of:=[Drag_Force.B68]/(0.5*[.$B$2]*[.$B$4]*[.$B$3]^2)" table:style-name="ce1">
            <text:p>1.304643653</text:p>
          </table:table-cell>
          <table:table-cell office:value-type="float" office:value="1.334222408194" table:formula="of:=[Drag_Force.C68]/(0.5*[.$B$2]*[.$B$4]*[.$B$3]^2)" table:style-name="ce1">
            <text:p>1.33422240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34" table:formula="of:=[Drag_Force.A69]" table:style-name="ce1">
            <text:p>1.34</text:p>
          </table:table-cell>
          <table:table-cell office:value-type="float" office:value="1.3050030635260002" table:formula="of:=[Drag_Force.B69]/(0.5*[.$B$2]*[.$B$4]*[.$B$3]^2)" table:style-name="ce1">
            <text:p>1.305003064</text:p>
          </table:table-cell>
          <table:table-cell office:value-type="float" office:value="1.308958086064" table:formula="of:=[Drag_Force.C69]/(0.5*[.$B$2]*[.$B$4]*[.$B$3]^2)" table:style-name="ce1">
            <text:p>1.30895808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36" table:formula="of:=[Drag_Force.A70]" table:style-name="ce1">
            <text:p>1.36</text:p>
          </table:table-cell>
          <table:table-cell office:value-type="float" office:value="1.2442821896589999" table:formula="of:=[Drag_Force.B70]/(0.5*[.$B$2]*[.$B$4]*[.$B$3]^2)" table:style-name="ce1">
            <text:p>1.24428219</text:p>
          </table:table-cell>
          <table:table-cell office:value-type="float" office:value="1.282165739948" table:formula="of:=[Drag_Force.C70]/(0.5*[.$B$2]*[.$B$4]*[.$B$3]^2)" table:style-name="ce1">
            <text:p>1.2821657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38" table:formula="of:=[Drag_Force.A71]" table:style-name="ce1">
            <text:p>1.38</text:p>
          </table:table-cell>
          <table:table-cell office:value-type="float" office:value="1.254528153648" table:formula="of:=[Drag_Force.B71]/(0.5*[.$B$2]*[.$B$4]*[.$B$3]^2)" table:style-name="ce1">
            <text:p>1.254528154</text:p>
          </table:table-cell>
          <table:table-cell office:value-type="float" office:value="1.24750907024" table:formula="of:=[Drag_Force.C71]/(0.5*[.$B$2]*[.$B$4]*[.$B$3]^2)" table:style-name="ce1">
            <text:p>1.2475090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4" table:formula="of:=[Drag_Force.A72]" table:style-name="ce1">
            <text:p>1.4</text:p>
          </table:table-cell>
          <table:table-cell office:value-type="float" office:value="1.268972875702" table:formula="of:=[Drag_Force.B72]/(0.5*[.$B$2]*[.$B$4]*[.$B$3]^2)" table:style-name="ce1">
            <text:p>1.268972876</text:p>
          </table:table-cell>
          <table:table-cell office:value-type="float" office:value="1.2824283288730001" table:formula="of:=[Drag_Force.C72]/(0.5*[.$B$2]*[.$B$4]*[.$B$3]^2)" table:style-name="ce1">
            <text:p>1.28242832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42" table:formula="of:=[Drag_Force.A73]" table:style-name="ce1">
            <text:p>1.42</text:p>
          </table:table-cell>
          <table:table-cell office:value-type="float" office:value="1.2519333731189999" table:formula="of:=[Drag_Force.B73]/(0.5*[.$B$2]*[.$B$4]*[.$B$3]^2)" table:style-name="ce1">
            <text:p>1.251933373</text:p>
          </table:table-cell>
          <table:table-cell office:value-type="float" office:value="1.253657664905" table:formula="of:=[Drag_Force.C73]/(0.5*[.$B$2]*[.$B$4]*[.$B$3]^2)" table:style-name="ce1">
            <text:p>1.25365766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44" table:formula="of:=[Drag_Force.A74]" table:style-name="ce1">
            <text:p>1.44</text:p>
          </table:table-cell>
          <table:table-cell office:value-type="float" office:value="1.242377151179" table:formula="of:=[Drag_Force.B74]/(0.5*[.$B$2]*[.$B$4]*[.$B$3]^2)" table:style-name="ce1">
            <text:p>1.242377151</text:p>
          </table:table-cell>
          <table:table-cell office:value-type="float" office:value="1.28672109154" table:formula="of:=[Drag_Force.C74]/(0.5*[.$B$2]*[.$B$4]*[.$B$3]^2)" table:style-name="ce1">
            <text:p>1.28672109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46" table:formula="of:=[Drag_Force.A75]" table:style-name="ce1">
            <text:p>1.46</text:p>
          </table:table-cell>
          <table:table-cell office:value-type="float" office:value="1.257726792503" table:formula="of:=[Drag_Force.B75]/(0.5*[.$B$2]*[.$B$4]*[.$B$3]^2)" table:style-name="ce1">
            <text:p>1.257726793</text:p>
          </table:table-cell>
          <table:table-cell office:value-type="float" office:value="1.296763855172" table:formula="of:=[Drag_Force.C75]/(0.5*[.$B$2]*[.$B$4]*[.$B$3]^2)" table:style-name="ce1">
            <text:p>1.29676385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48" table:formula="of:=[Drag_Force.A76]" table:style-name="ce1">
            <text:p>1.48</text:p>
          </table:table-cell>
          <table:table-cell office:value-type="float" office:value="1.241435161764" table:formula="of:=[Drag_Force.B76]/(0.5*[.$B$2]*[.$B$4]*[.$B$3]^2)" table:style-name="ce1">
            <text:p>1.241435162</text:p>
          </table:table-cell>
          <table:table-cell office:value-type="float" office:value="1.2525817203030001" table:formula="of:=[Drag_Force.C76]/(0.5*[.$B$2]*[.$B$4]*[.$B$3]^2)" table:style-name="ce1">
            <text:p>1.2525817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5" table:formula="of:=[Drag_Force.A77]" table:style-name="ce1">
            <text:p>1.5</text:p>
          </table:table-cell>
          <table:table-cell office:value-type="float" office:value="1.2634716316679999" table:formula="of:=[Drag_Force.B77]/(0.5*[.$B$2]*[.$B$4]*[.$B$3]^2)" table:style-name="ce1">
            <text:p>1.263471632</text:p>
          </table:table-cell>
          <table:table-cell office:value-type="float" office:value="1.2752082930820001" table:formula="of:=[Drag_Force.C77]/(0.5*[.$B$2]*[.$B$4]*[.$B$3]^2)" table:style-name="ce1">
            <text:p>1.27520829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52" table:formula="of:=[Drag_Force.A78]" table:style-name="ce1">
            <text:p>1.52</text:p>
          </table:table-cell>
          <table:table-cell office:value-type="float" office:value="1.287777779709" table:formula="of:=[Drag_Force.B78]/(0.5*[.$B$2]*[.$B$4]*[.$B$3]^2)" table:style-name="ce1">
            <text:p>1.28777778</text:p>
          </table:table-cell>
          <table:table-cell office:value-type="float" office:value="1.259595139165" table:formula="of:=[Drag_Force.C78]/(0.5*[.$B$2]*[.$B$4]*[.$B$3]^2)" table:style-name="ce1">
            <text:p>1.25959513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54" table:formula="of:=[Drag_Force.A79]" table:style-name="ce1">
            <text:p>1.54</text:p>
          </table:table-cell>
          <table:table-cell office:value-type="float" office:value="1.2527629496179999" table:formula="of:=[Drag_Force.B79]/(0.5*[.$B$2]*[.$B$4]*[.$B$3]^2)" table:style-name="ce1">
            <text:p>1.25276295</text:p>
          </table:table-cell>
          <table:table-cell office:value-type="float" office:value="1.2553885028589999" table:formula="of:=[Drag_Force.C79]/(0.5*[.$B$2]*[.$B$4]*[.$B$3]^2)" table:style-name="ce1">
            <text:p>1.25538850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56" table:formula="of:=[Drag_Force.A80]" table:style-name="ce1">
            <text:p>1.56</text:p>
          </table:table-cell>
          <table:table-cell office:value-type="float" office:value="1.1987683863380001" table:formula="of:=[Drag_Force.B80]/(0.5*[.$B$2]*[.$B$4]*[.$B$3]^2)" table:style-name="ce1">
            <text:p>1.198768386</text:p>
          </table:table-cell>
          <table:table-cell office:value-type="float" office:value="1.2391421360899999" table:formula="of:=[Drag_Force.C80]/(0.5*[.$B$2]*[.$B$4]*[.$B$3]^2)" table:style-name="ce1">
            <text:p>1.23914213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58" table:formula="of:=[Drag_Force.A81]" table:style-name="ce1">
            <text:p>1.58</text:p>
          </table:table-cell>
          <table:table-cell office:value-type="float" office:value="1.2323522507660001" table:formula="of:=[Drag_Force.B81]/(0.5*[.$B$2]*[.$B$4]*[.$B$3]^2)" table:style-name="ce1">
            <text:p>1.232352251</text:p>
          </table:table-cell>
          <table:table-cell office:value-type="float" office:value="1.3017328481149999" table:formula="of:=[Drag_Force.C81]/(0.5*[.$B$2]*[.$B$4]*[.$B$3]^2)" table:style-name="ce1">
            <text:p>1.30173284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6" table:formula="of:=[Drag_Force.A82]" table:style-name="ce1">
            <text:p>1.6</text:p>
          </table:table-cell>
          <table:table-cell office:value-type="float" office:value="1.244780007813" table:formula="of:=[Drag_Force.B82]/(0.5*[.$B$2]*[.$B$4]*[.$B$3]^2)" table:style-name="ce1">
            <text:p>1.244780008</text:p>
          </table:table-cell>
          <table:table-cell office:value-type="float" office:value="1.251690585815" table:formula="of:=[Drag_Force.C82]/(0.5*[.$B$2]*[.$B$4]*[.$B$3]^2)" table:style-name="ce1">
            <text:p>1.25169058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62" table:formula="of:=[Drag_Force.A83]" table:style-name="ce1">
            <text:p>1.62</text:p>
          </table:table-cell>
          <table:table-cell office:value-type="float" office:value="1.255712061131" table:formula="of:=[Drag_Force.B83]/(0.5*[.$B$2]*[.$B$4]*[.$B$3]^2)" table:style-name="ce1">
            <text:p>1.255712061</text:p>
          </table:table-cell>
          <table:table-cell office:value-type="float" office:value="1.2504205068630001" table:formula="of:=[Drag_Force.C83]/(0.5*[.$B$2]*[.$B$4]*[.$B$3]^2)" table:style-name="ce1">
            <text:p>1.25042050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64" table:formula="of:=[Drag_Force.A84]" table:style-name="ce1">
            <text:p>1.64</text:p>
          </table:table-cell>
          <table:table-cell office:value-type="float" office:value="1.2567899170629999" table:formula="of:=[Drag_Force.B84]/(0.5*[.$B$2]*[.$B$4]*[.$B$3]^2)" table:style-name="ce1">
            <text:p>1.256789917</text:p>
          </table:table-cell>
          <table:table-cell office:value-type="float" office:value="1.2581990334539999" table:formula="of:=[Drag_Force.C84]/(0.5*[.$B$2]*[.$B$4]*[.$B$3]^2)" table:style-name="ce1">
            <text:p>1.25819903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66" table:formula="of:=[Drag_Force.A85]" table:style-name="ce1">
            <text:p>1.66</text:p>
          </table:table-cell>
          <table:table-cell office:value-type="float" office:value="1.2434190299329999" table:formula="of:=[Drag_Force.B85]/(0.5*[.$B$2]*[.$B$4]*[.$B$3]^2)" table:style-name="ce1">
            <text:p>1.24341903</text:p>
          </table:table-cell>
          <table:table-cell office:value-type="float" office:value="1.256308332061" table:formula="of:=[Drag_Force.C85]/(0.5*[.$B$2]*[.$B$4]*[.$B$3]^2)" table:style-name="ce1">
            <text:p>1.25630833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68" table:formula="of:=[Drag_Force.A86]" table:style-name="ce1">
            <text:p>1.68</text:p>
          </table:table-cell>
          <table:table-cell office:value-type="float" office:value="1.200245490498" table:formula="of:=[Drag_Force.B86]/(0.5*[.$B$2]*[.$B$4]*[.$B$3]^2)" table:style-name="ce1">
            <text:p>1.20024549</text:p>
          </table:table-cell>
          <table:table-cell office:value-type="float" office:value="1.230260727124" table:formula="of:=[Drag_Force.C86]/(0.5*[.$B$2]*[.$B$4]*[.$B$3]^2)" table:style-name="ce1">
            <text:p>1.23026072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7" table:formula="of:=[Drag_Force.A87]" table:style-name="ce1">
            <text:p>1.7</text:p>
          </table:table-cell>
          <table:table-cell office:value-type="float" office:value="1.209350645545" table:formula="of:=[Drag_Force.B87]/(0.5*[.$B$2]*[.$B$4]*[.$B$3]^2)" table:style-name="ce1">
            <text:p>1.209350646</text:p>
          </table:table-cell>
          <table:table-cell office:value-type="float" office:value="1.263034942425" table:formula="of:=[Drag_Force.C87]/(0.5*[.$B$2]*[.$B$4]*[.$B$3]^2)" table:style-name="ce1">
            <text:p>1.26303494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72" table:formula="of:=[Drag_Force.A88]" table:style-name="ce1">
            <text:p>1.72</text:p>
          </table:table-cell>
          <table:table-cell office:value-type="float" office:value="1.246650659807" table:formula="of:=[Drag_Force.B88]/(0.5*[.$B$2]*[.$B$4]*[.$B$3]^2)" table:style-name="ce1">
            <text:p>1.24665066</text:p>
          </table:table-cell>
          <table:table-cell office:value-type="float" office:value="1.2700434261360001" table:formula="of:=[Drag_Force.C88]/(0.5*[.$B$2]*[.$B$4]*[.$B$3]^2)" table:style-name="ce1">
            <text:p>1.27004342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74" table:formula="of:=[Drag_Force.A89]" table:style-name="ce1">
            <text:p>1.74</text:p>
          </table:table-cell>
          <table:table-cell office:value-type="float" office:value="1.2320099625859999" table:formula="of:=[Drag_Force.B89]/(0.5*[.$B$2]*[.$B$4]*[.$B$3]^2)" table:style-name="ce1">
            <text:p>1.232009963</text:p>
          </table:table-cell>
          <table:table-cell office:value-type="float" office:value="1.2311661915450001" table:formula="of:=[Drag_Force.C89]/(0.5*[.$B$2]*[.$B$4]*[.$B$3]^2)" table:style-name="ce1">
            <text:p>1.23116619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76" table:formula="of:=[Drag_Force.A90]" table:style-name="ce1">
            <text:p>1.76</text:p>
          </table:table-cell>
          <table:table-cell office:value-type="float" office:value="1.2212358248090001" table:formula="of:=[Drag_Force.B90]/(0.5*[.$B$2]*[.$B$4]*[.$B$3]^2)" table:style-name="ce1">
            <text:p>1.221235825</text:p>
          </table:table-cell>
          <table:table-cell office:value-type="float" office:value="1.262468154142" table:formula="of:=[Drag_Force.C90]/(0.5*[.$B$2]*[.$B$4]*[.$B$3]^2)" table:style-name="ce1">
            <text:p>1.26246815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78" table:formula="of:=[Drag_Force.A91]" table:style-name="ce1">
            <text:p>1.78</text:p>
          </table:table-cell>
          <table:table-cell office:value-type="float" office:value="1.2772974651740001" table:formula="of:=[Drag_Force.B91]/(0.5*[.$B$2]*[.$B$4]*[.$B$3]^2)" table:style-name="ce1">
            <text:p>1.277297465</text:p>
          </table:table-cell>
          <table:table-cell office:value-type="float" office:value="1.236414613055" table:formula="of:=[Drag_Force.C91]/(0.5*[.$B$2]*[.$B$4]*[.$B$3]^2)" table:style-name="ce1">
            <text:p>1.23641461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8" table:formula="of:=[Drag_Force.A92]" table:style-name="ce1">
            <text:p>1.8</text:p>
          </table:table-cell>
          <table:table-cell office:value-type="float" office:value="1.232649073123" table:formula="of:=[Drag_Force.B92]/(0.5*[.$B$2]*[.$B$4]*[.$B$3]^2)" table:style-name="ce1">
            <text:p>1.232649073</text:p>
          </table:table-cell>
          <table:table-cell office:value-type="float" office:value="1.241242297856" table:formula="of:=[Drag_Force.C92]/(0.5*[.$B$2]*[.$B$4]*[.$B$3]^2)" table:style-name="ce1">
            <text:p>1.24124229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82" table:formula="of:=[Drag_Force.A93]" table:style-name="ce1">
            <text:p>1.82</text:p>
          </table:table-cell>
          <table:table-cell office:value-type="float" office:value="1.218177016412" table:formula="of:=[Drag_Force.B93]/(0.5*[.$B$2]*[.$B$4]*[.$B$3]^2)" table:style-name="ce1">
            <text:p>1.218177016</text:p>
          </table:table-cell>
          <table:table-cell office:value-type="float" office:value="1.23906114031" table:formula="of:=[Drag_Force.C93]/(0.5*[.$B$2]*[.$B$4]*[.$B$3]^2)" table:style-name="ce1">
            <text:p>1.2390611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84" table:formula="of:=[Drag_Force.A94]" table:style-name="ce1">
            <text:p>1.84</text:p>
          </table:table-cell>
          <table:table-cell office:value-type="float" office:value="1.2341259927579999" table:formula="of:=[Drag_Force.B94]/(0.5*[.$B$2]*[.$B$4]*[.$B$3]^2)" table:style-name="ce1">
            <text:p>1.234125993</text:p>
          </table:table-cell>
          <table:table-cell office:value-type="float" office:value="1.2680553844219999" table:formula="of:=[Drag_Force.C94]/(0.5*[.$B$2]*[.$B$4]*[.$B$3]^2)" table:style-name="ce1">
            <text:p>1.26805538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86" table:formula="of:=[Drag_Force.A95]" table:style-name="ce1">
            <text:p>1.86</text:p>
          </table:table-cell>
          <table:table-cell office:value-type="float" office:value="1.238370967449" table:formula="of:=[Drag_Force.B95]/(0.5*[.$B$2]*[.$B$4]*[.$B$3]^2)" table:style-name="ce1">
            <text:p>1.238370967</text:p>
          </table:table-cell>
          <table:table-cell office:value-type="float" office:value="1.226298656175" table:formula="of:=[Drag_Force.C95]/(0.5*[.$B$2]*[.$B$4]*[.$B$3]^2)" table:style-name="ce1">
            <text:p>1.22629865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88" table:formula="of:=[Drag_Force.A96]" table:style-name="ce1">
            <text:p>1.88</text:p>
          </table:table-cell>
          <table:table-cell office:value-type="float" office:value="1.2390579071649999" table:formula="of:=[Drag_Force.B96]/(0.5*[.$B$2]*[.$B$4]*[.$B$3]^2)" table:style-name="ce1">
            <text:p>1.239057907</text:p>
          </table:table-cell>
          <table:table-cell office:value-type="float" office:value="1.2389290977880001" table:formula="of:=[Drag_Force.C96]/(0.5*[.$B$2]*[.$B$4]*[.$B$3]^2)" table:style-name="ce1">
            <text:p>1.23892909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9" table:formula="of:=[Drag_Force.A97]" table:style-name="ce1">
            <text:p>1.9</text:p>
          </table:table-cell>
          <table:table-cell office:value-type="float" office:value="1.233954591429" table:formula="of:=[Drag_Force.B97]/(0.5*[.$B$2]*[.$B$4]*[.$B$3]^2)" table:style-name="ce1">
            <text:p>1.233954591</text:p>
          </table:table-cell>
          <table:table-cell office:value-type="float" office:value="1.2548990753459999" table:formula="of:=[Drag_Force.C97]/(0.5*[.$B$2]*[.$B$4]*[.$B$3]^2)" table:style-name="ce1">
            <text:p>1.25489907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92" table:formula="of:=[Drag_Force.A98]" table:style-name="ce1">
            <text:p>1.92</text:p>
          </table:table-cell>
          <table:table-cell office:value-type="float" office:value="1.22277565567" table:formula="of:=[Drag_Force.B98]/(0.5*[.$B$2]*[.$B$4]*[.$B$3]^2)" table:style-name="ce1">
            <text:p>1.222775656</text:p>
          </table:table-cell>
          <table:table-cell office:value-type="float" office:value="1.2138739692580001" table:formula="of:=[Drag_Force.C98]/(0.5*[.$B$2]*[.$B$4]*[.$B$3]^2)" table:style-name="ce1">
            <text:p>1.21387396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94" table:formula="of:=[Drag_Force.A99]" table:style-name="ce1">
            <text:p>1.94</text:p>
          </table:table-cell>
          <table:table-cell office:value-type="float" office:value="1.210136022863" table:formula="of:=[Drag_Force.B99]/(0.5*[.$B$2]*[.$B$4]*[.$B$3]^2)" table:style-name="ce1">
            <text:p>1.210136023</text:p>
          </table:table-cell>
          <table:table-cell office:value-type="float" office:value="1.245306583459" table:formula="of:=[Drag_Force.C99]/(0.5*[.$B$2]*[.$B$4]*[.$B$3]^2)" table:style-name="ce1">
            <text:p>1.24530658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96" table:formula="of:=[Drag_Force.A100]" table:style-name="ce1">
            <text:p>1.96</text:p>
          </table:table-cell>
          <table:table-cell office:value-type="float" office:value="1.2162321380999999" table:formula="of:=[Drag_Force.B100]/(0.5*[.$B$2]*[.$B$4]*[.$B$3]^2)" table:style-name="ce1">
            <text:p>1.216232138</text:p>
          </table:table-cell>
          <table:table-cell office:value-type="float" office:value="1.226578501521" table:formula="of:=[Drag_Force.C100]/(0.5*[.$B$2]*[.$B$4]*[.$B$3]^2)" table:style-name="ce1">
            <text:p>1.22657850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.98" table:formula="of:=[Drag_Force.A101]" table:style-name="ce1">
            <text:p>1.98</text:p>
          </table:table-cell>
          <table:table-cell office:value-type="float" office:value="1.224179335831" table:formula="of:=[Drag_Force.B101]/(0.5*[.$B$2]*[.$B$4]*[.$B$3]^2)" table:style-name="ce1">
            <text:p>1.224179336</text:p>
          </table:table-cell>
          <table:table-cell office:value-type="float" office:value="1.243472793335" table:formula="of:=[Drag_Force.C101]/(0.5*[.$B$2]*[.$B$4]*[.$B$3]^2)" table:style-name="ce1">
            <text:p>1.24347279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" table:formula="of:=[Drag_Force.A102]" table:style-name="ce1">
            <text:p>2</text:p>
          </table:table-cell>
          <table:table-cell office:value-type="float" office:value="1.218939399193" table:formula="of:=[Drag_Force.B102]/(0.5*[.$B$2]*[.$B$4]*[.$B$3]^2)" table:style-name="ce1">
            <text:p>1.218939399</text:p>
          </table:table-cell>
          <table:table-cell office:value-type="float" office:value="1.2217407757600001" table:formula="of:=[Drag_Force.C102]/(0.5*[.$B$2]*[.$B$4]*[.$B$3]^2)" table:style-name="ce1">
            <text:p>1.22174077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02" table:formula="of:=[Drag_Force.A103]" table:style-name="ce1">
            <text:p>2.02</text:p>
          </table:table-cell>
          <table:table-cell office:value-type="float" office:value="1.222694938349" table:formula="of:=[Drag_Force.B103]/(0.5*[.$B$2]*[.$B$4]*[.$B$3]^2)" table:style-name="ce1">
            <text:p>1.222694938</text:p>
          </table:table-cell>
          <table:table-cell office:value-type="float" office:value="1.236348654728" table:formula="of:=[Drag_Force.C103]/(0.5*[.$B$2]*[.$B$4]*[.$B$3]^2)" table:style-name="ce1">
            <text:p>1.23634865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04" table:formula="of:=[Drag_Force.A104]" table:style-name="ce1">
            <text:p>2.04</text:p>
          </table:table-cell>
          <table:table-cell office:value-type="float" office:value="1.2453637144379999" table:formula="of:=[Drag_Force.B104]/(0.5*[.$B$2]*[.$B$4]*[.$B$3]^2)" table:style-name="ce1">
            <text:p>1.245363714</text:p>
          </table:table-cell>
          <table:table-cell office:value-type="float" office:value="1.2428832313480001" table:formula="of:=[Drag_Force.C104]/(0.5*[.$B$2]*[.$B$4]*[.$B$3]^2)" table:style-name="ce1">
            <text:p>1.24288323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06" table:formula="of:=[Drag_Force.A105]" table:style-name="ce1">
            <text:p>2.06</text:p>
          </table:table-cell>
          <table:table-cell office:value-type="float" office:value="1.2101531629410001" table:formula="of:=[Drag_Force.B105]/(0.5*[.$B$2]*[.$B$4]*[.$B$3]^2)" table:style-name="ce1">
            <text:p>1.210153163</text:p>
          </table:table-cell>
          <table:table-cell office:value-type="float" office:value="1.216939590935" table:formula="of:=[Drag_Force.C105]/(0.5*[.$B$2]*[.$B$4]*[.$B$3]^2)" table:style-name="ce1">
            <text:p>1.21693959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08" table:formula="of:=[Drag_Force.A106]" table:style-name="ce1">
            <text:p>2.08</text:p>
          </table:table-cell>
          <table:table-cell office:value-type="float" office:value="1.2218994404470001" table:formula="of:=[Drag_Force.B106]/(0.5*[.$B$2]*[.$B$4]*[.$B$3]^2)" table:style-name="ce1">
            <text:p>1.22189944</text:p>
          </table:table-cell>
          <table:table-cell office:value-type="float" office:value="1.2369216760990001" table:formula="of:=[Drag_Force.C106]/(0.5*[.$B$2]*[.$B$4]*[.$B$3]^2)" table:style-name="ce1">
            <text:p>1.23692167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1" table:formula="of:=[Drag_Force.A107]" table:style-name="ce1">
            <text:p>2.1</text:p>
          </table:table-cell>
          <table:table-cell office:value-type="float" office:value="1.208826751593" table:formula="of:=[Drag_Force.B107]/(0.5*[.$B$2]*[.$B$4]*[.$B$3]^2)" table:style-name="ce1">
            <text:p>1.208826752</text:p>
          </table:table-cell>
          <table:table-cell office:value-type="float" office:value="1.221155522503" table:formula="of:=[Drag_Force.C107]/(0.5*[.$B$2]*[.$B$4]*[.$B$3]^2)" table:style-name="ce1">
            <text:p>1.22115552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12" table:formula="of:=[Drag_Force.A108]" table:style-name="ce1">
            <text:p>2.12</text:p>
          </table:table-cell>
          <table:table-cell office:value-type="float" office:value="1.2333044174130001" table:formula="of:=[Drag_Force.B108]/(0.5*[.$B$2]*[.$B$4]*[.$B$3]^2)" table:style-name="ce1">
            <text:p>1.233304417</text:p>
          </table:table-cell>
          <table:table-cell office:value-type="float" office:value="1.230827793185" table:formula="of:=[Drag_Force.C108]/(0.5*[.$B$2]*[.$B$4]*[.$B$3]^2)" table:style-name="ce1">
            <text:p>1.23082779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14" table:formula="of:=[Drag_Force.A109]" table:style-name="ce1">
            <text:p>2.14</text:p>
          </table:table-cell>
          <table:table-cell office:value-type="float" office:value="1.192028466407" table:formula="of:=[Drag_Force.B109]/(0.5*[.$B$2]*[.$B$4]*[.$B$3]^2)" table:style-name="ce1">
            <text:p>1.192028466</text:p>
          </table:table-cell>
          <table:table-cell office:value-type="float" office:value="1.22433711474" table:formula="of:=[Drag_Force.C109]/(0.5*[.$B$2]*[.$B$4]*[.$B$3]^2)" table:style-name="ce1">
            <text:p>1.22433711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16" table:formula="of:=[Drag_Force.A110]" table:style-name="ce1">
            <text:p>2.16</text:p>
          </table:table-cell>
          <table:table-cell office:value-type="float" office:value="1.209435030978" table:formula="of:=[Drag_Force.B110]/(0.5*[.$B$2]*[.$B$4]*[.$B$3]^2)" table:style-name="ce1">
            <text:p>1.209435031</text:p>
          </table:table-cell>
          <table:table-cell office:value-type="float" office:value="1.235580041915" table:formula="of:=[Drag_Force.C110]/(0.5*[.$B$2]*[.$B$4]*[.$B$3]^2)" table:style-name="ce1">
            <text:p>1.23558004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1800000000000002" table:formula="of:=[Drag_Force.A111]" table:style-name="ce1">
            <text:p>2.18</text:p>
          </table:table-cell>
          <table:table-cell office:value-type="float" office:value="1.2182342794609999" table:formula="of:=[Drag_Force.B111]/(0.5*[.$B$2]*[.$B$4]*[.$B$3]^2)" table:style-name="ce1">
            <text:p>1.218234279</text:p>
          </table:table-cell>
          <table:table-cell office:value-type="float" office:value="1.22310470379" table:formula="of:=[Drag_Force.C111]/(0.5*[.$B$2]*[.$B$4]*[.$B$3]^2)" table:style-name="ce1">
            <text:p>1.22310470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2000000000000002" table:formula="of:=[Drag_Force.A112]" table:style-name="ce1">
            <text:p>2.2</text:p>
          </table:table-cell>
          <table:table-cell office:value-type="float" office:value="1.2098881585750001" table:formula="of:=[Drag_Force.B112]/(0.5*[.$B$2]*[.$B$4]*[.$B$3]^2)" table:style-name="ce1">
            <text:p>1.209888159</text:p>
          </table:table-cell>
          <table:table-cell office:value-type="float" office:value="1.2235910471859999" table:formula="of:=[Drag_Force.C112]/(0.5*[.$B$2]*[.$B$4]*[.$B$3]^2)" table:style-name="ce1">
            <text:p>1.22359104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2200000000000002" table:formula="of:=[Drag_Force.A113]" table:style-name="ce1">
            <text:p>2.22</text:p>
          </table:table-cell>
          <table:table-cell office:value-type="float" office:value="1.218441371797" table:formula="of:=[Drag_Force.B113]/(0.5*[.$B$2]*[.$B$4]*[.$B$3]^2)" table:style-name="ce1">
            <text:p>1.218441372</text:p>
          </table:table-cell>
          <table:table-cell office:value-type="float" office:value="1.220550339786" table:formula="of:=[Drag_Force.C113]/(0.5*[.$B$2]*[.$B$4]*[.$B$3]^2)" table:style-name="ce1">
            <text:p>1.2205503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2400000000000002" table:formula="of:=[Drag_Force.A114]" table:style-name="ce1">
            <text:p>2.24</text:p>
          </table:table-cell>
          <table:table-cell office:value-type="float" office:value="1.2166687210489999" table:formula="of:=[Drag_Force.B114]/(0.5*[.$B$2]*[.$B$4]*[.$B$3]^2)" table:style-name="ce1">
            <text:p>1.216668721</text:p>
          </table:table-cell>
          <table:table-cell office:value-type="float" office:value="1.2187694542929999" table:formula="of:=[Drag_Force.C114]/(0.5*[.$B$2]*[.$B$4]*[.$B$3]^2)" table:style-name="ce1">
            <text:p>1.21876945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2599999999999998" table:formula="of:=[Drag_Force.A115]" table:style-name="ce1">
            <text:p>2.26</text:p>
          </table:table-cell>
          <table:table-cell office:value-type="float" office:value="1.2314932526740001" table:formula="of:=[Drag_Force.B115]/(0.5*[.$B$2]*[.$B$4]*[.$B$3]^2)" table:style-name="ce1">
            <text:p>1.231493253</text:p>
          </table:table-cell>
          <table:table-cell office:value-type="float" office:value="1.228857711341" table:formula="of:=[Drag_Force.C115]/(0.5*[.$B$2]*[.$B$4]*[.$B$3]^2)" table:style-name="ce1">
            <text:p>1.22885771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2799999999999998" table:formula="of:=[Drag_Force.A116]" table:style-name="ce1">
            <text:p>2.28</text:p>
          </table:table-cell>
          <table:table-cell office:value-type="float" office:value="1.202515603695" table:formula="of:=[Drag_Force.B116]/(0.5*[.$B$2]*[.$B$4]*[.$B$3]^2)" table:style-name="ce1">
            <text:p>1.202515604</text:p>
          </table:table-cell>
          <table:table-cell office:value-type="float" office:value="1.220973167893" table:formula="of:=[Drag_Force.C116]/(0.5*[.$B$2]*[.$B$4]*[.$B$3]^2)" table:style-name="ce1">
            <text:p>1.22097316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2999999999999998" table:formula="of:=[Drag_Force.A117]" table:style-name="ce1">
            <text:p>2.3</text:p>
          </table:table-cell>
          <table:table-cell office:value-type="float" office:value="1.1921050695419999" table:formula="of:=[Drag_Force.B117]/(0.5*[.$B$2]*[.$B$4]*[.$B$3]^2)" table:style-name="ce1">
            <text:p>1.19210507</text:p>
          </table:table-cell>
          <table:table-cell office:value-type="float" office:value="1.2213554204570001" table:formula="of:=[Drag_Force.C117]/(0.5*[.$B$2]*[.$B$4]*[.$B$3]^2)" table:style-name="ce1">
            <text:p>1.2213554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3199999999999998" table:formula="of:=[Drag_Force.A118]" table:style-name="ce1">
            <text:p>2.32</text:p>
          </table:table-cell>
          <table:table-cell office:value-type="float" office:value="1.1986549582579999" table:formula="of:=[Drag_Force.B118]/(0.5*[.$B$2]*[.$B$4]*[.$B$3]^2)" table:style-name="ce1">
            <text:p>1.198654958</text:p>
          </table:table-cell>
          <table:table-cell office:value-type="float" office:value="1.2149536776979999" table:formula="of:=[Drag_Force.C118]/(0.5*[.$B$2]*[.$B$4]*[.$B$3]^2)" table:style-name="ce1">
            <text:p>1.21495367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34" table:formula="of:=[Drag_Force.A119]" table:style-name="ce1">
            <text:p>2.34</text:p>
          </table:table-cell>
          <table:table-cell office:value-type="float" office:value="1.193608950797" table:formula="of:=[Drag_Force.B119]/(0.5*[.$B$2]*[.$B$4]*[.$B$3]^2)" table:style-name="ce1">
            <text:p>1.193608951</text:p>
          </table:table-cell>
          <table:table-cell office:value-type="float" office:value="1.2270052778209999" table:formula="of:=[Drag_Force.C119]/(0.5*[.$B$2]*[.$B$4]*[.$B$3]^2)" table:style-name="ce1">
            <text:p>1.22700527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36" table:formula="of:=[Drag_Force.A120]" table:style-name="ce1">
            <text:p>2.36</text:p>
          </table:table-cell>
          <table:table-cell office:value-type="float" office:value="1.2054508159690001" table:formula="of:=[Drag_Force.B120]/(0.5*[.$B$2]*[.$B$4]*[.$B$3]^2)" table:style-name="ce1">
            <text:p>1.205450816</text:p>
          </table:table-cell>
          <table:table-cell office:value-type="float" office:value="1.208736823715" table:formula="of:=[Drag_Force.C120]/(0.5*[.$B$2]*[.$B$4]*[.$B$3]^2)" table:style-name="ce1">
            <text:p>1.20873682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38" table:formula="of:=[Drag_Force.A121]" table:style-name="ce1">
            <text:p>2.38</text:p>
          </table:table-cell>
          <table:table-cell office:value-type="float" office:value="1.2132883723349999" table:formula="of:=[Drag_Force.B121]/(0.5*[.$B$2]*[.$B$4]*[.$B$3]^2)" table:style-name="ce1">
            <text:p>1.213288372</text:p>
          </table:table-cell>
          <table:table-cell office:value-type="float" office:value="1.2223479484070001" table:formula="of:=[Drag_Force.C121]/(0.5*[.$B$2]*[.$B$4]*[.$B$3]^2)" table:style-name="ce1">
            <text:p>1.22234794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4" table:formula="of:=[Drag_Force.A122]" table:style-name="ce1">
            <text:p>2.4</text:p>
          </table:table-cell>
          <table:table-cell office:value-type="float" office:value="1.2069627417569999" table:formula="of:=[Drag_Force.B122]/(0.5*[.$B$2]*[.$B$4]*[.$B$3]^2)" table:style-name="ce1">
            <text:p>1.206962742</text:p>
          </table:table-cell>
          <table:table-cell office:value-type="float" office:value="1.2165015243920001" table:formula="of:=[Drag_Force.C122]/(0.5*[.$B$2]*[.$B$4]*[.$B$3]^2)" table:style-name="ce1">
            <text:p>1.21650152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42" table:formula="of:=[Drag_Force.A123]" table:style-name="ce1">
            <text:p>2.42</text:p>
          </table:table-cell>
          <table:table-cell office:value-type="float" office:value="1.205773439913" table:formula="of:=[Drag_Force.B123]/(0.5*[.$B$2]*[.$B$4]*[.$B$3]^2)" table:style-name="ce1">
            <text:p>1.20577344</text:p>
          </table:table-cell>
          <table:table-cell office:value-type="float" office:value="1.209965057634" table:formula="of:=[Drag_Force.C123]/(0.5*[.$B$2]*[.$B$4]*[.$B$3]^2)" table:style-name="ce1">
            <text:p>1.20996505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44" table:formula="of:=[Drag_Force.A124]" table:style-name="ce1">
            <text:p>2.44</text:p>
          </table:table-cell>
          <table:table-cell office:value-type="float" office:value="1.196462758852" table:formula="of:=[Drag_Force.B124]/(0.5*[.$B$2]*[.$B$4]*[.$B$3]^2)" table:style-name="ce1">
            <text:p>1.196462759</text:p>
          </table:table-cell>
          <table:table-cell office:value-type="float" office:value="1.2232814339089999" table:formula="of:=[Drag_Force.C124]/(0.5*[.$B$2]*[.$B$4]*[.$B$3]^2)" table:style-name="ce1">
            <text:p>1.22328143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46" table:formula="of:=[Drag_Force.A125]" table:style-name="ce1">
            <text:p>2.46</text:p>
          </table:table-cell>
          <table:table-cell office:value-type="float" office:value="1.188387864316" table:formula="of:=[Drag_Force.B125]/(0.5*[.$B$2]*[.$B$4]*[.$B$3]^2)" table:style-name="ce1">
            <text:p>1.188387864</text:p>
          </table:table-cell>
          <table:table-cell office:value-type="float" office:value="1.2046263841110001" table:formula="of:=[Drag_Force.C125]/(0.5*[.$B$2]*[.$B$4]*[.$B$3]^2)" table:style-name="ce1">
            <text:p>1.20462638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48" table:formula="of:=[Drag_Force.A126]" table:style-name="ce1">
            <text:p>2.48</text:p>
          </table:table-cell>
          <table:table-cell office:value-type="float" office:value="1.2042663402430001" table:formula="of:=[Drag_Force.B126]/(0.5*[.$B$2]*[.$B$4]*[.$B$3]^2)" table:style-name="ce1">
            <text:p>1.20426634</text:p>
          </table:table-cell>
          <table:table-cell office:value-type="float" office:value="1.22502384827" table:formula="of:=[Drag_Force.C126]/(0.5*[.$B$2]*[.$B$4]*[.$B$3]^2)" table:style-name="ce1">
            <text:p>1.22502384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5" table:formula="of:=[Drag_Force.A127]" table:style-name="ce1">
            <text:p>2.5</text:p>
          </table:table-cell>
          <table:table-cell office:value-type="float" office:value="1.2394919799589998" table:formula="of:=[Drag_Force.B127]/(0.5*[.$B$2]*[.$B$4]*[.$B$3]^2)" table:style-name="ce1">
            <text:p>1.23949198</text:p>
          </table:table-cell>
          <table:table-cell office:value-type="float" office:value="1.206454001242" table:formula="of:=[Drag_Force.C127]/(0.5*[.$B$2]*[.$B$4]*[.$B$3]^2)" table:style-name="ce1">
            <text:p>1.20645400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52" table:formula="of:=[Drag_Force.A128]" table:style-name="ce1">
            <text:p>2.52</text:p>
          </table:table-cell>
          <table:table-cell office:value-type="float" office:value="1.208400377032" table:formula="of:=[Drag_Force.B128]/(0.5*[.$B$2]*[.$B$4]*[.$B$3]^2)" table:style-name="ce1">
            <text:p>1.208400377</text:p>
          </table:table-cell>
          <table:table-cell office:value-type="float" office:value="1.2135864343209999" table:formula="of:=[Drag_Force.C128]/(0.5*[.$B$2]*[.$B$4]*[.$B$3]^2)" table:style-name="ce1">
            <text:p>1.21358643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54" table:formula="of:=[Drag_Force.A129]" table:style-name="ce1">
            <text:p>2.54</text:p>
          </table:table-cell>
          <table:table-cell office:value-type="float" office:value="1.221265111193" table:formula="of:=[Drag_Force.B129]/(0.5*[.$B$2]*[.$B$4]*[.$B$3]^2)" table:style-name="ce1">
            <text:p>1.221265111</text:p>
          </table:table-cell>
          <table:table-cell office:value-type="float" office:value="1.210277346137" table:formula="of:=[Drag_Force.C129]/(0.5*[.$B$2]*[.$B$4]*[.$B$3]^2)" table:style-name="ce1">
            <text:p>1.21027734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56" table:formula="of:=[Drag_Force.A130]" table:style-name="ce1">
            <text:p>2.56</text:p>
          </table:table-cell>
          <table:table-cell office:value-type="float" office:value="1.175510124931" table:formula="of:=[Drag_Force.B130]/(0.5*[.$B$2]*[.$B$4]*[.$B$3]^2)" table:style-name="ce1">
            <text:p>1.175510125</text:p>
          </table:table-cell>
          <table:table-cell office:value-type="float" office:value="1.2070422911150001" table:formula="of:=[Drag_Force.C130]/(0.5*[.$B$2]*[.$B$4]*[.$B$3]^2)" table:style-name="ce1">
            <text:p>1.20704229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58" table:formula="of:=[Drag_Force.A131]" table:style-name="ce1">
            <text:p>2.58</text:p>
          </table:table-cell>
          <table:table-cell office:value-type="float" office:value="1.2303574805249999" table:formula="of:=[Drag_Force.B131]/(0.5*[.$B$2]*[.$B$4]*[.$B$3]^2)" table:style-name="ce1">
            <text:p>1.230357481</text:p>
          </table:table-cell>
          <table:table-cell office:value-type="float" office:value="1.2213149571939999" table:formula="of:=[Drag_Force.C131]/(0.5*[.$B$2]*[.$B$4]*[.$B$3]^2)" table:style-name="ce1">
            <text:p>1.22131495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6" table:formula="of:=[Drag_Force.A132]" table:style-name="ce1">
            <text:p>2.6</text:p>
          </table:table-cell>
          <table:table-cell office:value-type="float" office:value="1.2178139213199999" table:formula="of:=[Drag_Force.B132]/(0.5*[.$B$2]*[.$B$4]*[.$B$3]^2)" table:style-name="ce1">
            <text:p>1.217813921</text:p>
          </table:table-cell>
          <table:table-cell office:value-type="float" office:value="1.203411514328" table:formula="of:=[Drag_Force.C132]/(0.5*[.$B$2]*[.$B$4]*[.$B$3]^2)" table:style-name="ce1">
            <text:p>1.20341151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62" table:formula="of:=[Drag_Force.A133]" table:style-name="ce1">
            <text:p>2.62</text:p>
          </table:table-cell>
          <table:table-cell office:value-type="float" office:value="1.200626015329" table:formula="of:=[Drag_Force.B133]/(0.5*[.$B$2]*[.$B$4]*[.$B$3]^2)" table:style-name="ce1">
            <text:p>1.200626015</text:p>
          </table:table-cell>
          <table:table-cell office:value-type="float" office:value="1.217287892159" table:formula="of:=[Drag_Force.C133]/(0.5*[.$B$2]*[.$B$4]*[.$B$3]^2)" table:style-name="ce1">
            <text:p>1.21728789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64" table:formula="of:=[Drag_Force.A134]" table:style-name="ce1">
            <text:p>2.64</text:p>
          </table:table-cell>
          <table:table-cell office:value-type="float" office:value="1.165592372606" table:formula="of:=[Drag_Force.B134]/(0.5*[.$B$2]*[.$B$4]*[.$B$3]^2)" table:style-name="ce1">
            <text:p>1.165592373</text:p>
          </table:table-cell>
          <table:table-cell office:value-type="float" office:value="1.208614097898" table:formula="of:=[Drag_Force.C134]/(0.5*[.$B$2]*[.$B$4]*[.$B$3]^2)" table:style-name="ce1">
            <text:p>1.20861409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66" table:formula="of:=[Drag_Force.A135]" table:style-name="ce1">
            <text:p>2.66</text:p>
          </table:table-cell>
          <table:table-cell office:value-type="float" office:value="1.2020485238530001" table:formula="of:=[Drag_Force.B135]/(0.5*[.$B$2]*[.$B$4]*[.$B$3]^2)" table:style-name="ce1">
            <text:p>1.202048524</text:p>
          </table:table-cell>
          <table:table-cell office:value-type="float" office:value="1.21626299032" table:formula="of:=[Drag_Force.C135]/(0.5*[.$B$2]*[.$B$4]*[.$B$3]^2)" table:style-name="ce1">
            <text:p>1.2162629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68" table:formula="of:=[Drag_Force.A136]" table:style-name="ce1">
            <text:p>2.68</text:p>
          </table:table-cell>
          <table:table-cell office:value-type="float" office:value="1.220976530238" table:formula="of:=[Drag_Force.B136]/(0.5*[.$B$2]*[.$B$4]*[.$B$3]^2)" table:style-name="ce1">
            <text:p>1.22097653</text:p>
          </table:table-cell>
          <table:table-cell office:value-type="float" office:value="1.197878858315" table:formula="of:=[Drag_Force.C136]/(0.5*[.$B$2]*[.$B$4]*[.$B$3]^2)" table:style-name="ce1">
            <text:p>1.19787885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7" table:formula="of:=[Drag_Force.A137]" table:style-name="ce1">
            <text:p>2.7</text:p>
          </table:table-cell>
          <table:table-cell office:value-type="float" office:value="1.2022054556220001" table:formula="of:=[Drag_Force.B137]/(0.5*[.$B$2]*[.$B$4]*[.$B$3]^2)" table:style-name="ce1">
            <text:p>1.202205456</text:p>
          </table:table-cell>
          <table:table-cell office:value-type="float" office:value="1.21226481521" table:formula="of:=[Drag_Force.C137]/(0.5*[.$B$2]*[.$B$4]*[.$B$3]^2)" table:style-name="ce1">
            <text:p>1.21226481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72" table:formula="of:=[Drag_Force.A138]" table:style-name="ce1">
            <text:p>2.72</text:p>
          </table:table-cell>
          <table:table-cell office:value-type="float" office:value="1.219993578712" table:formula="of:=[Drag_Force.B138]/(0.5*[.$B$2]*[.$B$4]*[.$B$3]^2)" table:style-name="ce1">
            <text:p>1.219993579</text:p>
          </table:table-cell>
          <table:table-cell office:value-type="float" office:value="1.202129492709" table:formula="of:=[Drag_Force.C138]/(0.5*[.$B$2]*[.$B$4]*[.$B$3]^2)" table:style-name="ce1">
            <text:p>1.20212949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74" table:formula="of:=[Drag_Force.A139]" table:style-name="ce1">
            <text:p>2.74</text:p>
          </table:table-cell>
          <table:table-cell office:value-type="float" office:value="1.189508613428" table:formula="of:=[Drag_Force.B139]/(0.5*[.$B$2]*[.$B$4]*[.$B$3]^2)" table:style-name="ce1">
            <text:p>1.189508613</text:p>
          </table:table-cell>
          <table:table-cell office:value-type="float" office:value="1.2071232004279999" table:formula="of:=[Drag_Force.C139]/(0.5*[.$B$2]*[.$B$4]*[.$B$3]^2)" table:style-name="ce1">
            <text:p>1.207123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76" table:formula="of:=[Drag_Force.A140]" table:style-name="ce1">
            <text:p>2.76</text:p>
          </table:table-cell>
          <table:table-cell office:value-type="float" office:value="1.1884970798850001" table:formula="of:=[Drag_Force.B140]/(0.5*[.$B$2]*[.$B$4]*[.$B$3]^2)" table:style-name="ce1">
            <text:p>1.18849708</text:p>
          </table:table-cell>
          <table:table-cell office:value-type="float" office:value="1.214481985306" table:formula="of:=[Drag_Force.C140]/(0.5*[.$B$2]*[.$B$4]*[.$B$3]^2)" table:style-name="ce1">
            <text:p>1.21448198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78" table:formula="of:=[Drag_Force.A141]" table:style-name="ce1">
            <text:p>2.78</text:p>
          </table:table-cell>
          <table:table-cell office:value-type="float" office:value="1.2092316810179999" table:formula="of:=[Drag_Force.B141]/(0.5*[.$B$2]*[.$B$4]*[.$B$3]^2)" table:style-name="ce1">
            <text:p>1.209231681</text:p>
          </table:table-cell>
          <table:table-cell office:value-type="float" office:value="1.2027295307299999" table:formula="of:=[Drag_Force.C141]/(0.5*[.$B$2]*[.$B$4]*[.$B$3]^2)" table:style-name="ce1">
            <text:p>1.20272953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8" table:formula="of:=[Drag_Force.A142]" table:style-name="ce1">
            <text:p>2.8</text:p>
          </table:table-cell>
          <table:table-cell office:value-type="float" office:value="1.211533064573" table:formula="of:=[Drag_Force.B142]/(0.5*[.$B$2]*[.$B$4]*[.$B$3]^2)" table:style-name="ce1">
            <text:p>1.211533065</text:p>
          </table:table-cell>
          <table:table-cell office:value-type="float" office:value="1.213091328447" table:formula="of:=[Drag_Force.C142]/(0.5*[.$B$2]*[.$B$4]*[.$B$3]^2)" table:style-name="ce1">
            <text:p>1.21309132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82" table:formula="of:=[Drag_Force.A143]" table:style-name="ce1">
            <text:p>2.82</text:p>
          </table:table-cell>
          <table:table-cell office:value-type="float" office:value="1.2153696465479999" table:formula="of:=[Drag_Force.B143]/(0.5*[.$B$2]*[.$B$4]*[.$B$3]^2)" table:style-name="ce1">
            <text:p>1.215369647</text:p>
          </table:table-cell>
          <table:table-cell office:value-type="float" office:value="1.2020929402509999" table:formula="of:=[Drag_Force.C143]/(0.5*[.$B$2]*[.$B$4]*[.$B$3]^2)" table:style-name="ce1">
            <text:p>1.2020929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84" table:formula="of:=[Drag_Force.A144]" table:style-name="ce1">
            <text:p>2.84</text:p>
          </table:table-cell>
          <table:table-cell office:value-type="float" office:value="1.2095389259360001" table:formula="of:=[Drag_Force.B144]/(0.5*[.$B$2]*[.$B$4]*[.$B$3]^2)" table:style-name="ce1">
            <text:p>1.209538926</text:p>
          </table:table-cell>
          <table:table-cell office:value-type="float" office:value="1.2086734204189999" table:formula="of:=[Drag_Force.C144]/(0.5*[.$B$2]*[.$B$4]*[.$B$3]^2)" table:style-name="ce1">
            <text:p>1.2086734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86" table:formula="of:=[Drag_Force.A145]" table:style-name="ce1">
            <text:p>2.86</text:p>
          </table:table-cell>
          <table:table-cell office:value-type="float" office:value="1.201442822882" table:formula="of:=[Drag_Force.B145]/(0.5*[.$B$2]*[.$B$4]*[.$B$3]^2)" table:style-name="ce1">
            <text:p>1.201442823</text:p>
          </table:table-cell>
          <table:table-cell office:value-type="float" office:value="1.1961982321360001" table:formula="of:=[Drag_Force.C145]/(0.5*[.$B$2]*[.$B$4]*[.$B$3]^2)" table:style-name="ce1">
            <text:p>1.19619823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88" table:formula="of:=[Drag_Force.A146]" table:style-name="ce1">
            <text:p>2.88</text:p>
          </table:table-cell>
          <table:table-cell office:value-type="float" office:value="1.1954779845570001" table:formula="of:=[Drag_Force.B146]/(0.5*[.$B$2]*[.$B$4]*[.$B$3]^2)" table:style-name="ce1">
            <text:p>1.195477985</text:p>
          </table:table-cell>
          <table:table-cell office:value-type="float" office:value="1.209101226734" table:formula="of:=[Drag_Force.C146]/(0.5*[.$B$2]*[.$B$4]*[.$B$3]^2)" table:style-name="ce1">
            <text:p>1.20910122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9" table:formula="of:=[Drag_Force.A147]" table:style-name="ce1">
            <text:p>2.9</text:p>
          </table:table-cell>
          <table:table-cell office:value-type="float" office:value="1.2267387966980001" table:formula="of:=[Drag_Force.B147]/(0.5*[.$B$2]*[.$B$4]*[.$B$3]^2)" table:style-name="ce1">
            <text:p>1.226738797</text:p>
          </table:table-cell>
          <table:table-cell office:value-type="float" office:value="1.2011112156179999" table:formula="of:=[Drag_Force.C147]/(0.5*[.$B$2]*[.$B$4]*[.$B$3]^2)" table:style-name="ce1">
            <text:p>1.20111121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92" table:formula="of:=[Drag_Force.A148]" table:style-name="ce1">
            <text:p>2.92</text:p>
          </table:table-cell>
          <table:table-cell office:value-type="float" office:value="1.216034485255" table:formula="of:=[Drag_Force.B148]/(0.5*[.$B$2]*[.$B$4]*[.$B$3]^2)" table:style-name="ce1">
            <text:p>1.216034485</text:p>
          </table:table-cell>
          <table:table-cell office:value-type="float" office:value="1.200551801144" table:formula="of:=[Drag_Force.C148]/(0.5*[.$B$2]*[.$B$4]*[.$B$3]^2)" table:style-name="ce1">
            <text:p>1.20055180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94" table:formula="of:=[Drag_Force.A149]" table:style-name="ce1">
            <text:p>2.94</text:p>
          </table:table-cell>
          <table:table-cell office:value-type="float" office:value="1.202753828951" table:formula="of:=[Drag_Force.B149]/(0.5*[.$B$2]*[.$B$4]*[.$B$3]^2)" table:style-name="ce1">
            <text:p>1.202753829</text:p>
          </table:table-cell>
          <table:table-cell office:value-type="float" office:value="1.201078372135" table:formula="of:=[Drag_Force.C149]/(0.5*[.$B$2]*[.$B$4]*[.$B$3]^2)" table:style-name="ce1">
            <text:p>1.20107837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96" table:formula="of:=[Drag_Force.A150]" table:style-name="ce1">
            <text:p>2.96</text:p>
          </table:table-cell>
          <table:table-cell office:value-type="float" office:value="1.2041098618600001" table:formula="of:=[Drag_Force.B150]/(0.5*[.$B$2]*[.$B$4]*[.$B$3]^2)" table:style-name="ce1">
            <text:p>1.204109862</text:p>
          </table:table-cell>
          <table:table-cell office:value-type="float" office:value="1.203939599161" table:formula="of:=[Drag_Force.C150]/(0.5*[.$B$2]*[.$B$4]*[.$B$3]^2)" table:style-name="ce1">
            <text:p>1.20393959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2.98" table:formula="of:=[Drag_Force.A151]" table:style-name="ce1">
            <text:p>2.98</text:p>
          </table:table-cell>
          <table:table-cell office:value-type="float" office:value="1.1952537356590001" table:formula="of:=[Drag_Force.B151]/(0.5*[.$B$2]*[.$B$4]*[.$B$3]^2)" table:style-name="ce1">
            <text:p>1.195253736</text:p>
          </table:table-cell>
          <table:table-cell office:value-type="float" office:value="1.204727791594" table:formula="of:=[Drag_Force.C151]/(0.5*[.$B$2]*[.$B$4]*[.$B$3]^2)" table:style-name="ce1">
            <text:p>1.20472779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" table:formula="of:=[Drag_Force.A152]" table:style-name="ce1">
            <text:p>3</text:p>
          </table:table-cell>
          <table:table-cell office:value-type="float" office:value="1.224213700785" table:formula="of:=[Drag_Force.B152]/(0.5*[.$B$2]*[.$B$4]*[.$B$3]^2)" table:style-name="ce1">
            <text:p>1.224213701</text:p>
          </table:table-cell>
          <table:table-cell office:value-type="float" office:value="1.1996968140190001" table:formula="of:=[Drag_Force.C152]/(0.5*[.$B$2]*[.$B$4]*[.$B$3]^2)" table:style-name="ce1">
            <text:p>1.19969681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02" table:formula="of:=[Drag_Force.A153]" table:style-name="ce1">
            <text:p>3.02</text:p>
          </table:table-cell>
          <table:table-cell office:value-type="float" office:value="1.2280749845359999" table:formula="of:=[Drag_Force.B153]/(0.5*[.$B$2]*[.$B$4]*[.$B$3]^2)" table:style-name="ce1">
            <text:p>1.228074985</text:p>
          </table:table-cell>
          <table:table-cell office:value-type="float" office:value="1.2055431786370001" table:formula="of:=[Drag_Force.C153]/(0.5*[.$B$2]*[.$B$4]*[.$B$3]^2)" table:style-name="ce1">
            <text:p>1.20554317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04" table:formula="of:=[Drag_Force.A154]" table:style-name="ce1">
            <text:p>3.04</text:p>
          </table:table-cell>
          <table:table-cell office:value-type="float" office:value="1.197177242273" table:formula="of:=[Drag_Force.B154]/(0.5*[.$B$2]*[.$B$4]*[.$B$3]^2)" table:style-name="ce1">
            <text:p>1.197177242</text:p>
          </table:table-cell>
          <table:table-cell office:value-type="float" office:value="1.1973786134960001" table:formula="of:=[Drag_Force.C154]/(0.5*[.$B$2]*[.$B$4]*[.$B$3]^2)" table:style-name="ce1">
            <text:p>1.19737861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06" table:formula="of:=[Drag_Force.A155]" table:style-name="ce1">
            <text:p>3.06</text:p>
          </table:table-cell>
          <table:table-cell office:value-type="float" office:value="1.204355185004" table:formula="of:=[Drag_Force.B155]/(0.5*[.$B$2]*[.$B$4]*[.$B$3]^2)" table:style-name="ce1">
            <text:p>1.204355185</text:p>
          </table:table-cell>
          <table:table-cell office:value-type="float" office:value="1.201605287235" table:formula="of:=[Drag_Force.C155]/(0.5*[.$B$2]*[.$B$4]*[.$B$3]^2)" table:style-name="ce1">
            <text:p>1.20160528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08" table:formula="of:=[Drag_Force.A156]" table:style-name="ce1">
            <text:p>3.08</text:p>
          </table:table-cell>
          <table:table-cell office:value-type="float" office:value="1.2142059023489999" table:formula="of:=[Drag_Force.B156]/(0.5*[.$B$2]*[.$B$4]*[.$B$3]^2)" table:style-name="ce1">
            <text:p>1.214205902</text:p>
          </table:table-cell>
          <table:table-cell office:value-type="float" office:value="1.1932650185209999" table:formula="of:=[Drag_Force.C156]/(0.5*[.$B$2]*[.$B$4]*[.$B$3]^2)" table:style-name="ce1">
            <text:p>1.19326501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1" table:formula="of:=[Drag_Force.A157]" table:style-name="ce1">
            <text:p>3.1</text:p>
          </table:table-cell>
          <table:table-cell office:value-type="float" office:value="1.2257279294400001" table:formula="of:=[Drag_Force.B157]/(0.5*[.$B$2]*[.$B$4]*[.$B$3]^2)" table:style-name="ce1">
            <text:p>1.225727929</text:p>
          </table:table-cell>
          <table:table-cell office:value-type="float" office:value="1.199179548314" table:formula="of:=[Drag_Force.C157]/(0.5*[.$B$2]*[.$B$4]*[.$B$3]^2)" table:style-name="ce1">
            <text:p>1.19917954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12" table:formula="of:=[Drag_Force.A158]" table:style-name="ce1">
            <text:p>3.12</text:p>
          </table:table-cell>
          <table:table-cell office:value-type="float" office:value="1.1790209909479998" table:formula="of:=[Drag_Force.B158]/(0.5*[.$B$2]*[.$B$4]*[.$B$3]^2)" table:style-name="ce1">
            <text:p>1.179020991</text:p>
          </table:table-cell>
          <table:table-cell office:value-type="float" office:value="1.1929544552240001" table:formula="of:=[Drag_Force.C158]/(0.5*[.$B$2]*[.$B$4]*[.$B$3]^2)" table:style-name="ce1">
            <text:p>1.19295445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14" table:formula="of:=[Drag_Force.A159]" table:style-name="ce1">
            <text:p>3.14</text:p>
          </table:table-cell>
          <table:table-cell office:value-type="float" office:value="1.2103416052609999" table:formula="of:=[Drag_Force.B159]/(0.5*[.$B$2]*[.$B$4]*[.$B$3]^2)" table:style-name="ce1">
            <text:p>1.210341605</text:p>
          </table:table-cell>
          <table:table-cell office:value-type="float" office:value="1.197399931446" table:formula="of:=[Drag_Force.C159]/(0.5*[.$B$2]*[.$B$4]*[.$B$3]^2)" table:style-name="ce1">
            <text:p>1.19739993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16" table:formula="of:=[Drag_Force.A160]" table:style-name="ce1">
            <text:p>3.16</text:p>
          </table:table-cell>
          <table:table-cell office:value-type="float" office:value="1.22464016161" table:formula="of:=[Drag_Force.B160]/(0.5*[.$B$2]*[.$B$4]*[.$B$3]^2)" table:style-name="ce1">
            <text:p>1.224640162</text:p>
          </table:table-cell>
          <table:table-cell office:value-type="float" office:value="1.1992286976690001" table:formula="of:=[Drag_Force.C160]/(0.5*[.$B$2]*[.$B$4]*[.$B$3]^2)" table:style-name="ce1">
            <text:p>1.19922869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18" table:formula="of:=[Drag_Force.A161]" table:style-name="ce1">
            <text:p>3.18</text:p>
          </table:table-cell>
          <table:table-cell office:value-type="float" office:value="1.210588848013" table:formula="of:=[Drag_Force.B161]/(0.5*[.$B$2]*[.$B$4]*[.$B$3]^2)" table:style-name="ce1">
            <text:p>1.210588848</text:p>
          </table:table-cell>
          <table:table-cell office:value-type="float" office:value="1.199384092753" table:formula="of:=[Drag_Force.C161]/(0.5*[.$B$2]*[.$B$4]*[.$B$3]^2)" table:style-name="ce1">
            <text:p>1.19938409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2" table:formula="of:=[Drag_Force.A162]" table:style-name="ce1">
            <text:p>3.2</text:p>
          </table:table-cell>
          <table:table-cell office:value-type="float" office:value="1.214474017616" table:formula="of:=[Drag_Force.B162]/(0.5*[.$B$2]*[.$B$4]*[.$B$3]^2)" table:style-name="ce1">
            <text:p>1.214474018</text:p>
          </table:table-cell>
          <table:table-cell office:value-type="float" office:value="1.1979426891830001" table:formula="of:=[Drag_Force.C162]/(0.5*[.$B$2]*[.$B$4]*[.$B$3]^2)" table:style-name="ce1">
            <text:p>1.19794268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22" table:formula="of:=[Drag_Force.A163]" table:style-name="ce1">
            <text:p>3.22</text:p>
          </table:table-cell>
          <table:table-cell office:value-type="float" office:value="1.1998576426280001" table:formula="of:=[Drag_Force.B163]/(0.5*[.$B$2]*[.$B$4]*[.$B$3]^2)" table:style-name="ce1">
            <text:p>1.199857643</text:p>
          </table:table-cell>
          <table:table-cell office:value-type="float" office:value="1.194046670841" table:formula="of:=[Drag_Force.C163]/(0.5*[.$B$2]*[.$B$4]*[.$B$3]^2)" table:style-name="ce1">
            <text:p>1.19404667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24" table:formula="of:=[Drag_Force.A164]" table:style-name="ce1">
            <text:p>3.24</text:p>
          </table:table-cell>
          <table:table-cell office:value-type="float" office:value="1.2249664573100001" table:formula="of:=[Drag_Force.B164]/(0.5*[.$B$2]*[.$B$4]*[.$B$3]^2)" table:style-name="ce1">
            <text:p>1.224966457</text:p>
          </table:table-cell>
          <table:table-cell office:value-type="float" office:value="1.199437842789" table:formula="of:=[Drag_Force.C164]/(0.5*[.$B$2]*[.$B$4]*[.$B$3]^2)" table:style-name="ce1">
            <text:p>1.19943784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26" table:formula="of:=[Drag_Force.A165]" table:style-name="ce1">
            <text:p>3.26</text:p>
          </table:table-cell>
          <table:table-cell office:value-type="float" office:value="1.1970452724209999" table:formula="of:=[Drag_Force.B165]/(0.5*[.$B$2]*[.$B$4]*[.$B$3]^2)" table:style-name="ce1">
            <text:p>1.197045272</text:p>
          </table:table-cell>
          <table:table-cell office:value-type="float" office:value="1.197015786625" table:formula="of:=[Drag_Force.C165]/(0.5*[.$B$2]*[.$B$4]*[.$B$3]^2)" table:style-name="ce1">
            <text:p>1.19701578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28" table:formula="of:=[Drag_Force.A166]" table:style-name="ce1">
            <text:p>3.28</text:p>
          </table:table-cell>
          <table:table-cell office:value-type="float" office:value="1.210096777917" table:formula="of:=[Drag_Force.B166]/(0.5*[.$B$2]*[.$B$4]*[.$B$3]^2)" table:style-name="ce1">
            <text:p>1.210096778</text:p>
          </table:table-cell>
          <table:table-cell office:value-type="float" office:value="1.204487311034" table:formula="of:=[Drag_Force.C166]/(0.5*[.$B$2]*[.$B$4]*[.$B$3]^2)" table:style-name="ce1">
            <text:p>1.20448731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3" table:formula="of:=[Drag_Force.A167]" table:style-name="ce1">
            <text:p>3.3</text:p>
          </table:table-cell>
          <table:table-cell office:value-type="float" office:value="1.19235210334" table:formula="of:=[Drag_Force.B167]/(0.5*[.$B$2]*[.$B$4]*[.$B$3]^2)" table:style-name="ce1">
            <text:p>1.192352103</text:p>
          </table:table-cell>
          <table:table-cell office:value-type="float" office:value="1.1934005902010001" table:formula="of:=[Drag_Force.C167]/(0.5*[.$B$2]*[.$B$4]*[.$B$3]^2)" table:style-name="ce1">
            <text:p>1.1934005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32" table:formula="of:=[Drag_Force.A168]" table:style-name="ce1">
            <text:p>3.32</text:p>
          </table:table-cell>
          <table:table-cell office:value-type="float" office:value="1.220985463266" table:formula="of:=[Drag_Force.B168]/(0.5*[.$B$2]*[.$B$4]*[.$B$3]^2)" table:style-name="ce1">
            <text:p>1.220985463</text:p>
          </table:table-cell>
          <table:table-cell office:value-type="float" office:value="1.193294853954" table:formula="of:=[Drag_Force.C168]/(0.5*[.$B$2]*[.$B$4]*[.$B$3]^2)" table:style-name="ce1">
            <text:p>1.19329485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34" table:formula="of:=[Drag_Force.A169]" table:style-name="ce1">
            <text:p>3.34</text:p>
          </table:table-cell>
          <table:table-cell office:value-type="float" office:value="1.208675935779" table:formula="of:=[Drag_Force.B169]/(0.5*[.$B$2]*[.$B$4]*[.$B$3]^2)" table:style-name="ce1">
            <text:p>1.208675936</text:p>
          </table:table-cell>
          <table:table-cell office:value-type="float" office:value="1.194688017736" table:formula="of:=[Drag_Force.C169]/(0.5*[.$B$2]*[.$B$4]*[.$B$3]^2)" table:style-name="ce1">
            <text:p>1.19468801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36" table:formula="of:=[Drag_Force.A170]" table:style-name="ce1">
            <text:p>3.36</text:p>
          </table:table-cell>
          <table:table-cell office:value-type="float" office:value="1.20205826707" table:formula="of:=[Drag_Force.B170]/(0.5*[.$B$2]*[.$B$4]*[.$B$3]^2)" table:style-name="ce1">
            <text:p>1.202058267</text:p>
          </table:table-cell>
          <table:table-cell office:value-type="float" office:value="1.1957766549289999" table:formula="of:=[Drag_Force.C170]/(0.5*[.$B$2]*[.$B$4]*[.$B$3]^2)" table:style-name="ce1">
            <text:p>1.19577665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38" table:formula="of:=[Drag_Force.A171]" table:style-name="ce1">
            <text:p>3.38</text:p>
          </table:table-cell>
          <table:table-cell office:value-type="float" office:value="1.213178752983" table:formula="of:=[Drag_Force.B171]/(0.5*[.$B$2]*[.$B$4]*[.$B$3]^2)" table:style-name="ce1">
            <text:p>1.213178753</text:p>
          </table:table-cell>
          <table:table-cell office:value-type="float" office:value="1.1946610037000001" table:formula="of:=[Drag_Force.C171]/(0.5*[.$B$2]*[.$B$4]*[.$B$3]^2)" table:style-name="ce1">
            <text:p>1.19466100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4" table:formula="of:=[Drag_Force.A172]" table:style-name="ce1">
            <text:p>3.4</text:p>
          </table:table-cell>
          <table:table-cell office:value-type="float" office:value="1.250007319869" table:formula="of:=[Drag_Force.B172]/(0.5*[.$B$2]*[.$B$4]*[.$B$3]^2)" table:style-name="ce1">
            <text:p>1.25000732</text:p>
          </table:table-cell>
          <table:table-cell office:value-type="float" office:value="1.1998409376079999" table:formula="of:=[Drag_Force.C172]/(0.5*[.$B$2]*[.$B$4]*[.$B$3]^2)" table:style-name="ce1">
            <text:p>1.19984093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42" table:formula="of:=[Drag_Force.A173]" table:style-name="ce1">
            <text:p>3.42</text:p>
          </table:table-cell>
          <table:table-cell office:value-type="float" office:value="1.2261987709890001" table:formula="of:=[Drag_Force.B173]/(0.5*[.$B$2]*[.$B$4]*[.$B$3]^2)" table:style-name="ce1">
            <text:p>1.226198771</text:p>
          </table:table-cell>
          <table:table-cell office:value-type="float" office:value="1.2006028029009999" table:formula="of:=[Drag_Force.C173]/(0.5*[.$B$2]*[.$B$4]*[.$B$3]^2)" table:style-name="ce1">
            <text:p>1.20060280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44" table:formula="of:=[Drag_Force.A174]" table:style-name="ce1">
            <text:p>3.44</text:p>
          </table:table-cell>
          <table:table-cell office:value-type="float" office:value="1.234152582813" table:formula="of:=[Drag_Force.B174]/(0.5*[.$B$2]*[.$B$4]*[.$B$3]^2)" table:style-name="ce1">
            <text:p>1.234152583</text:p>
          </table:table-cell>
          <table:table-cell office:value-type="float" office:value="1.18738350857" table:formula="of:=[Drag_Force.C174]/(0.5*[.$B$2]*[.$B$4]*[.$B$3]^2)" table:style-name="ce1">
            <text:p>1.18738350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46" table:formula="of:=[Drag_Force.A175]" table:style-name="ce1">
            <text:p>3.46</text:p>
          </table:table-cell>
          <table:table-cell office:value-type="float" office:value="1.2787534647159999" table:formula="of:=[Drag_Force.B175]/(0.5*[.$B$2]*[.$B$4]*[.$B$3]^2)" table:style-name="ce1">
            <text:p>1.278753465</text:p>
          </table:table-cell>
          <table:table-cell office:value-type="float" office:value="1.2018808529930001" table:formula="of:=[Drag_Force.C175]/(0.5*[.$B$2]*[.$B$4]*[.$B$3]^2)" table:style-name="ce1">
            <text:p>1.20188085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48" table:formula="of:=[Drag_Force.A176]" table:style-name="ce1">
            <text:p>3.48</text:p>
          </table:table-cell>
          <table:table-cell office:value-type="float" office:value="1.2228935498139999" table:formula="of:=[Drag_Force.B176]/(0.5*[.$B$2]*[.$B$4]*[.$B$3]^2)" table:style-name="ce1">
            <text:p>1.22289355</text:p>
          </table:table-cell>
          <table:table-cell office:value-type="float" office:value="1.1955243454089999" table:formula="of:=[Drag_Force.C176]/(0.5*[.$B$2]*[.$B$4]*[.$B$3]^2)" table:style-name="ce1">
            <text:p>1.19552434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5" table:formula="of:=[Drag_Force.A177]" table:style-name="ce1">
            <text:p>3.5</text:p>
          </table:table-cell>
          <table:table-cell office:value-type="float" office:value="1.2616580166689999" table:formula="of:=[Drag_Force.B177]/(0.5*[.$B$2]*[.$B$4]*[.$B$3]^2)" table:style-name="ce1">
            <text:p>1.261658017</text:p>
          </table:table-cell>
          <table:table-cell office:value-type="float" office:value="1.1896252456960001" table:formula="of:=[Drag_Force.C177]/(0.5*[.$B$2]*[.$B$4]*[.$B$3]^2)" table:style-name="ce1">
            <text:p>1.18962524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52" table:formula="of:=[Drag_Force.A178]" table:style-name="ce1">
            <text:p>3.52</text:p>
          </table:table-cell>
          <table:table-cell office:value-type="float" office:value="1.23859332643" table:formula="of:=[Drag_Force.B178]/(0.5*[.$B$2]*[.$B$4]*[.$B$3]^2)" table:style-name="ce1">
            <text:p>1.238593326</text:p>
          </table:table-cell>
          <table:table-cell office:value-type="float" office:value="1.190755258759" table:formula="of:=[Drag_Force.C178]/(0.5*[.$B$2]*[.$B$4]*[.$B$3]^2)" table:style-name="ce1">
            <text:p>1.19075525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54" table:formula="of:=[Drag_Force.A179]" table:style-name="ce1">
            <text:p>3.54</text:p>
          </table:table-cell>
          <table:table-cell office:value-type="float" office:value="1.258019534122" table:formula="of:=[Drag_Force.B179]/(0.5*[.$B$2]*[.$B$4]*[.$B$3]^2)" table:style-name="ce1">
            <text:p>1.258019534</text:p>
          </table:table-cell>
          <table:table-cell office:value-type="float" office:value="1.1968126197470002" table:formula="of:=[Drag_Force.C179]/(0.5*[.$B$2]*[.$B$4]*[.$B$3]^2)" table:style-name="ce1">
            <text:p>1.1968126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56" table:formula="of:=[Drag_Force.A180]" table:style-name="ce1">
            <text:p>3.56</text:p>
          </table:table-cell>
          <table:table-cell office:value-type="float" office:value="1.234676771168" table:formula="of:=[Drag_Force.B180]/(0.5*[.$B$2]*[.$B$4]*[.$B$3]^2)" table:style-name="ce1">
            <text:p>1.234676771</text:p>
          </table:table-cell>
          <table:table-cell office:value-type="float" office:value="1.1938056791580001" table:formula="of:=[Drag_Force.C180]/(0.5*[.$B$2]*[.$B$4]*[.$B$3]^2)" table:style-name="ce1">
            <text:p>1.19380567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58" table:formula="of:=[Drag_Force.A181]" table:style-name="ce1">
            <text:p>3.58</text:p>
          </table:table-cell>
          <table:table-cell office:value-type="float" office:value="1.245823082025" table:formula="of:=[Drag_Force.B181]/(0.5*[.$B$2]*[.$B$4]*[.$B$3]^2)" table:style-name="ce1">
            <text:p>1.245823082</text:p>
          </table:table-cell>
          <table:table-cell office:value-type="float" office:value="1.1996864704850001" table:formula="of:=[Drag_Force.C181]/(0.5*[.$B$2]*[.$B$4]*[.$B$3]^2)" table:style-name="ce1">
            <text:p>1.1996864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6" table:formula="of:=[Drag_Force.A182]" table:style-name="ce1">
            <text:p>3.6</text:p>
          </table:table-cell>
          <table:table-cell office:value-type="float" office:value="1.2302745154250001" table:formula="of:=[Drag_Force.B182]/(0.5*[.$B$2]*[.$B$4]*[.$B$3]^2)" table:style-name="ce1">
            <text:p>1.230274515</text:p>
          </table:table-cell>
          <table:table-cell office:value-type="float" office:value="1.189926410974" table:formula="of:=[Drag_Force.C182]/(0.5*[.$B$2]*[.$B$4]*[.$B$3]^2)" table:style-name="ce1">
            <text:p>1.18992641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62" table:formula="of:=[Drag_Force.A183]" table:style-name="ce1">
            <text:p>3.62</text:p>
          </table:table-cell>
          <table:table-cell office:value-type="float" office:value="1.261209209225" table:formula="of:=[Drag_Force.B183]/(0.5*[.$B$2]*[.$B$4]*[.$B$3]^2)" table:style-name="ce1">
            <text:p>1.261209209</text:p>
          </table:table-cell>
          <table:table-cell office:value-type="float" office:value="1.186517613303" table:formula="of:=[Drag_Force.C183]/(0.5*[.$B$2]*[.$B$4]*[.$B$3]^2)" table:style-name="ce1">
            <text:p>1.18651761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64" table:formula="of:=[Drag_Force.A184]" table:style-name="ce1">
            <text:p>3.64</text:p>
          </table:table-cell>
          <table:table-cell office:value-type="float" office:value="1.247966110616" table:formula="of:=[Drag_Force.B184]/(0.5*[.$B$2]*[.$B$4]*[.$B$3]^2)" table:style-name="ce1">
            <text:p>1.247966111</text:p>
          </table:table-cell>
          <table:table-cell office:value-type="float" office:value="1.1974159587440001" table:formula="of:=[Drag_Force.C184]/(0.5*[.$B$2]*[.$B$4]*[.$B$3]^2)" table:style-name="ce1">
            <text:p>1.19741595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66" table:formula="of:=[Drag_Force.A185]" table:style-name="ce1">
            <text:p>3.66</text:p>
          </table:table-cell>
          <table:table-cell office:value-type="float" office:value="1.2505397627820001" table:formula="of:=[Drag_Force.B185]/(0.5*[.$B$2]*[.$B$4]*[.$B$3]^2)" table:style-name="ce1">
            <text:p>1.250539763</text:p>
          </table:table-cell>
          <table:table-cell office:value-type="float" office:value="1.1931465701340001" table:formula="of:=[Drag_Force.C185]/(0.5*[.$B$2]*[.$B$4]*[.$B$3]^2)" table:style-name="ce1">
            <text:p>1.1931465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68" table:formula="of:=[Drag_Force.A186]" table:style-name="ce1">
            <text:p>3.68</text:p>
          </table:table-cell>
          <table:table-cell office:value-type="float" office:value="1.2540496271050001" table:formula="of:=[Drag_Force.B186]/(0.5*[.$B$2]*[.$B$4]*[.$B$3]^2)" table:style-name="ce1">
            <text:p>1.254049627</text:p>
          </table:table-cell>
          <table:table-cell office:value-type="float" office:value="1.1914914111320001" table:formula="of:=[Drag_Force.C186]/(0.5*[.$B$2]*[.$B$4]*[.$B$3]^2)" table:style-name="ce1">
            <text:p>1.19149141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7" table:formula="of:=[Drag_Force.A187]" table:style-name="ce1">
            <text:p>3.7</text:p>
          </table:table-cell>
          <table:table-cell office:value-type="float" office:value="1.2803405877770002" table:formula="of:=[Drag_Force.B187]/(0.5*[.$B$2]*[.$B$4]*[.$B$3]^2)" table:style-name="ce1">
            <text:p>1.280340588</text:p>
          </table:table-cell>
          <table:table-cell office:value-type="float" office:value="1.1948294804450001" table:formula="of:=[Drag_Force.C187]/(0.5*[.$B$2]*[.$B$4]*[.$B$3]^2)" table:style-name="ce1">
            <text:p>1.1948294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72" table:formula="of:=[Drag_Force.A188]" table:style-name="ce1">
            <text:p>3.72</text:p>
          </table:table-cell>
          <table:table-cell office:value-type="float" office:value="1.2556875747530001" table:formula="of:=[Drag_Force.B188]/(0.5*[.$B$2]*[.$B$4]*[.$B$3]^2)" table:style-name="ce1">
            <text:p>1.255687575</text:p>
          </table:table-cell>
          <table:table-cell office:value-type="float" office:value="1.1910253342629999" table:formula="of:=[Drag_Force.C188]/(0.5*[.$B$2]*[.$B$4]*[.$B$3]^2)" table:style-name="ce1">
            <text:p>1.19102533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74" table:formula="of:=[Drag_Force.A189]" table:style-name="ce1">
            <text:p>3.74</text:p>
          </table:table-cell>
          <table:table-cell office:value-type="float" office:value="1.267071144245" table:formula="of:=[Drag_Force.B189]/(0.5*[.$B$2]*[.$B$4]*[.$B$3]^2)" table:style-name="ce1">
            <text:p>1.267071144</text:p>
          </table:table-cell>
          <table:table-cell office:value-type="float" office:value="1.184909156122" table:formula="of:=[Drag_Force.C189]/(0.5*[.$B$2]*[.$B$4]*[.$B$3]^2)" table:style-name="ce1">
            <text:p>1.18490915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76" table:formula="of:=[Drag_Force.A190]" table:style-name="ce1">
            <text:p>3.76</text:p>
          </table:table-cell>
          <table:table-cell office:value-type="float" office:value="1.274492077431" table:formula="of:=[Drag_Force.B190]/(0.5*[.$B$2]*[.$B$4]*[.$B$3]^2)" table:style-name="ce1">
            <text:p>1.274492077</text:p>
          </table:table-cell>
          <table:table-cell office:value-type="float" office:value="1.1891180906850001" table:formula="of:=[Drag_Force.C190]/(0.5*[.$B$2]*[.$B$4]*[.$B$3]^2)" table:style-name="ce1">
            <text:p>1.18911809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78" table:formula="of:=[Drag_Force.A191]" table:style-name="ce1">
            <text:p>3.78</text:p>
          </table:table-cell>
          <table:table-cell office:value-type="float" office:value="1.2708224589380002" table:formula="of:=[Drag_Force.B191]/(0.5*[.$B$2]*[.$B$4]*[.$B$3]^2)" table:style-name="ce1">
            <text:p>1.270822459</text:p>
          </table:table-cell>
          <table:table-cell office:value-type="float" office:value="1.1923428970080001" table:formula="of:=[Drag_Force.C191]/(0.5*[.$B$2]*[.$B$4]*[.$B$3]^2)" table:style-name="ce1">
            <text:p>1.19234289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8" table:formula="of:=[Drag_Force.A192]" table:style-name="ce1">
            <text:p>3.8</text:p>
          </table:table-cell>
          <table:table-cell office:value-type="float" office:value="1.29570083361" table:formula="of:=[Drag_Force.B192]/(0.5*[.$B$2]*[.$B$4]*[.$B$3]^2)" table:style-name="ce1">
            <text:p>1.295700834</text:p>
          </table:table-cell>
          <table:table-cell office:value-type="float" office:value="1.2018189029939998" table:formula="of:=[Drag_Force.C192]/(0.5*[.$B$2]*[.$B$4]*[.$B$3]^2)" table:style-name="ce1">
            <text:p>1.20181890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82" table:formula="of:=[Drag_Force.A193]" table:style-name="ce1">
            <text:p>3.82</text:p>
          </table:table-cell>
          <table:table-cell office:value-type="float" office:value="1.2538012760850001" table:formula="of:=[Drag_Force.B193]/(0.5*[.$B$2]*[.$B$4]*[.$B$3]^2)" table:style-name="ce1">
            <text:p>1.253801276</text:p>
          </table:table-cell>
          <table:table-cell office:value-type="float" office:value="1.188024088301" table:formula="of:=[Drag_Force.C193]/(0.5*[.$B$2]*[.$B$4]*[.$B$3]^2)" table:style-name="ce1">
            <text:p>1.18802408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84" table:formula="of:=[Drag_Force.A194]" table:style-name="ce1">
            <text:p>3.84</text:p>
          </table:table-cell>
          <table:table-cell office:value-type="float" office:value="1.2819225392359999" table:formula="of:=[Drag_Force.B194]/(0.5*[.$B$2]*[.$B$4]*[.$B$3]^2)" table:style-name="ce1">
            <text:p>1.281922539</text:p>
          </table:table-cell>
          <table:table-cell office:value-type="float" office:value="1.1898868958920001" table:formula="of:=[Drag_Force.C194]/(0.5*[.$B$2]*[.$B$4]*[.$B$3]^2)" table:style-name="ce1">
            <text:p>1.18988689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86" table:formula="of:=[Drag_Force.A195]" table:style-name="ce1">
            <text:p>3.86</text:p>
          </table:table-cell>
          <table:table-cell office:value-type="float" office:value="1.2805715010719998" table:formula="of:=[Drag_Force.B195]/(0.5*[.$B$2]*[.$B$4]*[.$B$3]^2)" table:style-name="ce1">
            <text:p>1.280571501</text:p>
          </table:table-cell>
          <table:table-cell office:value-type="float" office:value="1.194736345643" table:formula="of:=[Drag_Force.C195]/(0.5*[.$B$2]*[.$B$4]*[.$B$3]^2)" table:style-name="ce1">
            <text:p>1.19473634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88" table:formula="of:=[Drag_Force.A196]" table:style-name="ce1">
            <text:p>3.88</text:p>
          </table:table-cell>
          <table:table-cell office:value-type="float" office:value="1.2962566161519999" table:formula="of:=[Drag_Force.B196]/(0.5*[.$B$2]*[.$B$4]*[.$B$3]^2)" table:style-name="ce1">
            <text:p>1.296256616</text:p>
          </table:table-cell>
          <table:table-cell office:value-type="float" office:value="1.192075304274" table:formula="of:=[Drag_Force.C196]/(0.5*[.$B$2]*[.$B$4]*[.$B$3]^2)" table:style-name="ce1">
            <text:p>1.19207530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9" table:formula="of:=[Drag_Force.A197]" table:style-name="ce1">
            <text:p>3.9</text:p>
          </table:table-cell>
          <table:table-cell office:value-type="float" office:value="1.292963562043" table:formula="of:=[Drag_Force.B197]/(0.5*[.$B$2]*[.$B$4]*[.$B$3]^2)" table:style-name="ce1">
            <text:p>1.292963562</text:p>
          </table:table-cell>
          <table:table-cell office:value-type="float" office:value="1.197950787426" table:formula="of:=[Drag_Force.C197]/(0.5*[.$B$2]*[.$B$4]*[.$B$3]^2)" table:style-name="ce1">
            <text:p>1.19795078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92" table:formula="of:=[Drag_Force.A198]" table:style-name="ce1">
            <text:p>3.92</text:p>
          </table:table-cell>
          <table:table-cell office:value-type="float" office:value="1.287488661347" table:formula="of:=[Drag_Force.B198]/(0.5*[.$B$2]*[.$B$4]*[.$B$3]^2)" table:style-name="ce1">
            <text:p>1.287488661</text:p>
          </table:table-cell>
          <table:table-cell office:value-type="float" office:value="1.1977787311620001" table:formula="of:=[Drag_Force.C198]/(0.5*[.$B$2]*[.$B$4]*[.$B$3]^2)" table:style-name="ce1">
            <text:p>1.19777873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94" table:formula="of:=[Drag_Force.A199]" table:style-name="ce1">
            <text:p>3.94</text:p>
          </table:table-cell>
          <table:table-cell office:value-type="float" office:value="1.31782152467" table:formula="of:=[Drag_Force.B199]/(0.5*[.$B$2]*[.$B$4]*[.$B$3]^2)" table:style-name="ce1">
            <text:p>1.317821525</text:p>
          </table:table-cell>
          <table:table-cell office:value-type="float" office:value="1.1968681045360001" table:formula="of:=[Drag_Force.C199]/(0.5*[.$B$2]*[.$B$4]*[.$B$3]^2)" table:style-name="ce1">
            <text:p>1.19686810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96" table:formula="of:=[Drag_Force.A200]" table:style-name="ce1">
            <text:p>3.96</text:p>
          </table:table-cell>
          <table:table-cell office:value-type="float" office:value="1.3157953430239999" table:formula="of:=[Drag_Force.B200]/(0.5*[.$B$2]*[.$B$4]*[.$B$3]^2)" table:style-name="ce1">
            <text:p>1.315795343</text:p>
          </table:table-cell>
          <table:table-cell office:value-type="float" office:value="1.1931517015769999" table:formula="of:=[Drag_Force.C200]/(0.5*[.$B$2]*[.$B$4]*[.$B$3]^2)" table:style-name="ce1">
            <text:p>1.19315170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3.98" table:formula="of:=[Drag_Force.A201]" table:style-name="ce1">
            <text:p>3.98</text:p>
          </table:table-cell>
          <table:table-cell office:value-type="float" office:value="1.34075961165" table:formula="of:=[Drag_Force.B201]/(0.5*[.$B$2]*[.$B$4]*[.$B$3]^2)" table:style-name="ce1">
            <text:p>1.340759612</text:p>
          </table:table-cell>
          <table:table-cell office:value-type="float" office:value="1.199309533061" table:formula="of:=[Drag_Force.C201]/(0.5*[.$B$2]*[.$B$4]*[.$B$3]^2)" table:style-name="ce1">
            <text:p>1.19930953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" table:formula="of:=[Drag_Force.A202]" table:style-name="ce1">
            <text:p>4</text:p>
          </table:table-cell>
          <table:table-cell office:value-type="float" office:value="1.326902589473" table:formula="of:=[Drag_Force.B202]/(0.5*[.$B$2]*[.$B$4]*[.$B$3]^2)" table:style-name="ce1">
            <text:p>1.326902589</text:p>
          </table:table-cell>
          <table:table-cell office:value-type="float" office:value="1.194569622662" table:formula="of:=[Drag_Force.C202]/(0.5*[.$B$2]*[.$B$4]*[.$B$3]^2)" table:style-name="ce1">
            <text:p>1.19456962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0199999999999996" table:formula="of:=[Drag_Force.A203]" table:style-name="ce1">
            <text:p>4.02</text:p>
          </table:table-cell>
          <table:table-cell office:value-type="float" office:value="1.3183560604260001" table:formula="of:=[Drag_Force.B203]/(0.5*[.$B$2]*[.$B$4]*[.$B$3]^2)" table:style-name="ce1">
            <text:p>1.31835606</text:p>
          </table:table-cell>
          <table:table-cell office:value-type="float" office:value="1.199496327733" table:formula="of:=[Drag_Force.C203]/(0.5*[.$B$2]*[.$B$4]*[.$B$3]^2)" table:style-name="ce1">
            <text:p>1.19949632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04" table:formula="of:=[Drag_Force.A204]" table:style-name="ce1">
            <text:p>4.04</text:p>
          </table:table-cell>
          <table:table-cell office:value-type="float" office:value="1.375365387008" table:formula="of:=[Drag_Force.B204]/(0.5*[.$B$2]*[.$B$4]*[.$B$3]^2)" table:style-name="ce1">
            <text:p>1.375365387</text:p>
          </table:table-cell>
          <table:table-cell office:value-type="float" office:value="1.20213996587" table:formula="of:=[Drag_Force.C204]/(0.5*[.$B$2]*[.$B$4]*[.$B$3]^2)" table:style-name="ce1">
            <text:p>1.20213996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0599999999999996" table:formula="of:=[Drag_Force.A205]" table:style-name="ce1">
            <text:p>4.06</text:p>
          </table:table-cell>
          <table:table-cell office:value-type="float" office:value="1.361293899304" table:formula="of:=[Drag_Force.B205]/(0.5*[.$B$2]*[.$B$4]*[.$B$3]^2)" table:style-name="ce1">
            <text:p>1.361293899</text:p>
          </table:table-cell>
          <table:table-cell office:value-type="float" office:value="1.202527043396" table:formula="of:=[Drag_Force.C205]/(0.5*[.$B$2]*[.$B$4]*[.$B$3]^2)" table:style-name="ce1">
            <text:p>1.20252704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08" table:formula="of:=[Drag_Force.A206]" table:style-name="ce1">
            <text:p>4.08</text:p>
          </table:table-cell>
          <table:table-cell office:value-type="float" office:value="1.3494447431110002" table:formula="of:=[Drag_Force.B206]/(0.5*[.$B$2]*[.$B$4]*[.$B$3]^2)" table:style-name="ce1">
            <text:p>1.349444743</text:p>
          </table:table-cell>
          <table:table-cell office:value-type="float" office:value="1.1904632436209999" table:formula="of:=[Drag_Force.C206]/(0.5*[.$B$2]*[.$B$4]*[.$B$3]^2)" table:style-name="ce1">
            <text:p>1.19046324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0999999999999996" table:formula="of:=[Drag_Force.A207]" table:style-name="ce1">
            <text:p>4.1</text:p>
          </table:table-cell>
          <table:table-cell office:value-type="float" office:value="1.3649637240329999" table:formula="of:=[Drag_Force.B207]/(0.5*[.$B$2]*[.$B$4]*[.$B$3]^2)" table:style-name="ce1">
            <text:p>1.364963724</text:p>
          </table:table-cell>
          <table:table-cell office:value-type="float" office:value="1.2058291979240001" table:formula="of:=[Drag_Force.C207]/(0.5*[.$B$2]*[.$B$4]*[.$B$3]^2)" table:style-name="ce1">
            <text:p>1.20582919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12" table:formula="of:=[Drag_Force.A208]" table:style-name="ce1">
            <text:p>4.12</text:p>
          </table:table-cell>
          <table:table-cell office:value-type="float" office:value="1.4043092487969999" table:formula="of:=[Drag_Force.B208]/(0.5*[.$B$2]*[.$B$4]*[.$B$3]^2)" table:style-name="ce1">
            <text:p>1.404309249</text:p>
          </table:table-cell>
          <table:table-cell office:value-type="float" office:value="1.204335023144" table:formula="of:=[Drag_Force.C208]/(0.5*[.$B$2]*[.$B$4]*[.$B$3]^2)" table:style-name="ce1">
            <text:p>1.20433502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1399999999999997" table:formula="of:=[Drag_Force.A209]" table:style-name="ce1">
            <text:p>4.14</text:p>
          </table:table-cell>
          <table:table-cell office:value-type="float" office:value="1.387436683572" table:formula="of:=[Drag_Force.B209]/(0.5*[.$B$2]*[.$B$4]*[.$B$3]^2)" table:style-name="ce1">
            <text:p>1.387436684</text:p>
          </table:table-cell>
          <table:table-cell office:value-type="float" office:value="1.201326087745" table:formula="of:=[Drag_Force.C209]/(0.5*[.$B$2]*[.$B$4]*[.$B$3]^2)" table:style-name="ce1">
            <text:p>1.20132608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16" table:formula="of:=[Drag_Force.A210]" table:style-name="ce1">
            <text:p>4.16</text:p>
          </table:table-cell>
          <table:table-cell office:value-type="float" office:value="1.4037434627179999" table:formula="of:=[Drag_Force.B210]/(0.5*[.$B$2]*[.$B$4]*[.$B$3]^2)" table:style-name="ce1">
            <text:p>1.403743463</text:p>
          </table:table-cell>
          <table:table-cell office:value-type="float" office:value="1.2021557043519999" table:formula="of:=[Drag_Force.C210]/(0.5*[.$B$2]*[.$B$4]*[.$B$3]^2)" table:style-name="ce1">
            <text:p>1.20215570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18" table:formula="of:=[Drag_Force.A211]" table:style-name="ce1">
            <text:p>4.18</text:p>
          </table:table-cell>
          <table:table-cell office:value-type="float" office:value="1.3945928316499998" table:formula="of:=[Drag_Force.B211]/(0.5*[.$B$2]*[.$B$4]*[.$B$3]^2)" table:style-name="ce1">
            <text:p>1.394592832</text:p>
          </table:table-cell>
          <table:table-cell office:value-type="float" office:value="1.2007856686009999" table:formula="of:=[Drag_Force.C211]/(0.5*[.$B$2]*[.$B$4]*[.$B$3]^2)" table:style-name="ce1">
            <text:p>1.20078566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2" table:formula="of:=[Drag_Force.A212]" table:style-name="ce1">
            <text:p>4.2</text:p>
          </table:table-cell>
          <table:table-cell office:value-type="float" office:value="1.394234313588" table:formula="of:=[Drag_Force.B212]/(0.5*[.$B$2]*[.$B$4]*[.$B$3]^2)" table:style-name="ce1">
            <text:p>1.394234314</text:p>
          </table:table-cell>
          <table:table-cell office:value-type="float" office:value="1.20775672353" table:formula="of:=[Drag_Force.C212]/(0.5*[.$B$2]*[.$B$4]*[.$B$3]^2)" table:style-name="ce1">
            <text:p>1.20775672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22" table:formula="of:=[Drag_Force.A213]" table:style-name="ce1">
            <text:p>4.22</text:p>
          </table:table-cell>
          <table:table-cell office:value-type="float" office:value="1.390517162214" table:formula="of:=[Drag_Force.B213]/(0.5*[.$B$2]*[.$B$4]*[.$B$3]^2)" table:style-name="ce1">
            <text:p>1.390517162</text:p>
          </table:table-cell>
          <table:table-cell office:value-type="float" office:value="1.2078873103879999" table:formula="of:=[Drag_Force.C213]/(0.5*[.$B$2]*[.$B$4]*[.$B$3]^2)" table:style-name="ce1">
            <text:p>1.2078873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24" table:formula="of:=[Drag_Force.A214]" table:style-name="ce1">
            <text:p>4.24</text:p>
          </table:table-cell>
          <table:table-cell office:value-type="float" office:value="1.4014500982659999" table:formula="of:=[Drag_Force.B214]/(0.5*[.$B$2]*[.$B$4]*[.$B$3]^2)" table:style-name="ce1">
            <text:p>1.401450098</text:p>
          </table:table-cell>
          <table:table-cell office:value-type="float" office:value="1.2070847349580001" table:formula="of:=[Drag_Force.C214]/(0.5*[.$B$2]*[.$B$4]*[.$B$3]^2)" table:style-name="ce1">
            <text:p>1.20708473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26" table:formula="of:=[Drag_Force.A215]" table:style-name="ce1">
            <text:p>4.26</text:p>
          </table:table-cell>
          <table:table-cell office:value-type="float" office:value="1.412006063113" table:formula="of:=[Drag_Force.B215]/(0.5*[.$B$2]*[.$B$4]*[.$B$3]^2)" table:style-name="ce1">
            <text:p>1.412006063</text:p>
          </table:table-cell>
          <table:table-cell office:value-type="float" office:value="1.20795903535" table:formula="of:=[Drag_Force.C215]/(0.5*[.$B$2]*[.$B$4]*[.$B$3]^2)" table:style-name="ce1">
            <text:p>1.20795903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28" table:formula="of:=[Drag_Force.A216]" table:style-name="ce1">
            <text:p>4.28</text:p>
          </table:table-cell>
          <table:table-cell office:value-type="float" office:value="1.389168917496" table:formula="of:=[Drag_Force.B216]/(0.5*[.$B$2]*[.$B$4]*[.$B$3]^2)" table:style-name="ce1">
            <text:p>1.389168917</text:p>
          </table:table-cell>
          <table:table-cell office:value-type="float" office:value="1.2140457879390001" table:formula="of:=[Drag_Force.C216]/(0.5*[.$B$2]*[.$B$4]*[.$B$3]^2)" table:style-name="ce1">
            <text:p>1.21404578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3" table:formula="of:=[Drag_Force.A217]" table:style-name="ce1">
            <text:p>4.3</text:p>
          </table:table-cell>
          <table:table-cell office:value-type="float" office:value="1.4297034068429999" table:formula="of:=[Drag_Force.B217]/(0.5*[.$B$2]*[.$B$4]*[.$B$3]^2)" table:style-name="ce1">
            <text:p>1.429703407</text:p>
          </table:table-cell>
          <table:table-cell office:value-type="float" office:value="1.208106587024" table:formula="of:=[Drag_Force.C217]/(0.5*[.$B$2]*[.$B$4]*[.$B$3]^2)" table:style-name="ce1">
            <text:p>1.20810658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32" table:formula="of:=[Drag_Force.A218]" table:style-name="ce1">
            <text:p>4.32</text:p>
          </table:table-cell>
          <table:table-cell office:value-type="float" office:value="1.420067049299" table:formula="of:=[Drag_Force.B218]/(0.5*[.$B$2]*[.$B$4]*[.$B$3]^2)" table:style-name="ce1">
            <text:p>1.420067049</text:p>
          </table:table-cell>
          <table:table-cell office:value-type="float" office:value="1.2063129179059999" table:formula="of:=[Drag_Force.C218]/(0.5*[.$B$2]*[.$B$4]*[.$B$3]^2)" table:style-name="ce1">
            <text:p>1.20631291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34" table:formula="of:=[Drag_Force.A219]" table:style-name="ce1">
            <text:p>4.34</text:p>
          </table:table-cell>
          <table:table-cell office:value-type="float" office:value="1.4181523463010002" table:formula="of:=[Drag_Force.B219]/(0.5*[.$B$2]*[.$B$4]*[.$B$3]^2)" table:style-name="ce1">
            <text:p>1.418152346</text:p>
          </table:table-cell>
          <table:table-cell office:value-type="float" office:value="1.2166014831330001" table:formula="of:=[Drag_Force.C219]/(0.5*[.$B$2]*[.$B$4]*[.$B$3]^2)" table:style-name="ce1">
            <text:p>1.21660148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3600000000000003" table:formula="of:=[Drag_Force.A220]" table:style-name="ce1">
            <text:p>4.36</text:p>
          </table:table-cell>
          <table:table-cell office:value-type="float" office:value="1.439791728943" table:formula="of:=[Drag_Force.B220]/(0.5*[.$B$2]*[.$B$4]*[.$B$3]^2)" table:style-name="ce1">
            <text:p>1.439791729</text:p>
          </table:table-cell>
          <table:table-cell office:value-type="float" office:value="1.2145212437249999" table:formula="of:=[Drag_Force.C220]/(0.5*[.$B$2]*[.$B$4]*[.$B$3]^2)" table:style-name="ce1">
            <text:p>1.21452124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38" table:formula="of:=[Drag_Force.A221]" table:style-name="ce1">
            <text:p>4.38</text:p>
          </table:table-cell>
          <table:table-cell office:value-type="float" office:value="1.453647956473" table:formula="of:=[Drag_Force.B221]/(0.5*[.$B$2]*[.$B$4]*[.$B$3]^2)" table:style-name="ce1">
            <text:p>1.453647956</text:p>
          </table:table-cell>
          <table:table-cell office:value-type="float" office:value="1.216692719251" table:formula="of:=[Drag_Force.C221]/(0.5*[.$B$2]*[.$B$4]*[.$B$3]^2)" table:style-name="ce1">
            <text:p>1.21669271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4000000000000004" table:formula="of:=[Drag_Force.A222]" table:style-name="ce1">
            <text:p>4.4</text:p>
          </table:table-cell>
          <table:table-cell office:value-type="float" office:value="1.444828067093" table:formula="of:=[Drag_Force.B222]/(0.5*[.$B$2]*[.$B$4]*[.$B$3]^2)" table:style-name="ce1">
            <text:p>1.444828067</text:p>
          </table:table-cell>
          <table:table-cell office:value-type="float" office:value="1.2114099026259999" table:formula="of:=[Drag_Force.C222]/(0.5*[.$B$2]*[.$B$4]*[.$B$3]^2)" table:style-name="ce1">
            <text:p>1.21140990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42" table:formula="of:=[Drag_Force.A223]" table:style-name="ce1">
            <text:p>4.42</text:p>
          </table:table-cell>
          <table:table-cell office:value-type="float" office:value="1.4660632398109998" table:formula="of:=[Drag_Force.B223]/(0.5*[.$B$2]*[.$B$4]*[.$B$3]^2)" table:style-name="ce1">
            <text:p>1.46606324</text:p>
          </table:table-cell>
          <table:table-cell office:value-type="float" office:value="1.2182559138" table:formula="of:=[Drag_Force.C223]/(0.5*[.$B$2]*[.$B$4]*[.$B$3]^2)" table:style-name="ce1">
            <text:p>1.21825591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4400000000000004" table:formula="of:=[Drag_Force.A224]" table:style-name="ce1">
            <text:p>4.44</text:p>
          </table:table-cell>
          <table:table-cell office:value-type="float" office:value="1.4603129484569999" table:formula="of:=[Drag_Force.B224]/(0.5*[.$B$2]*[.$B$4]*[.$B$3]^2)" table:style-name="ce1">
            <text:p>1.460312948</text:p>
          </table:table-cell>
          <table:table-cell office:value-type="float" office:value="1.225106288424" table:formula="of:=[Drag_Force.C224]/(0.5*[.$B$2]*[.$B$4]*[.$B$3]^2)" table:style-name="ce1">
            <text:p>1.22510628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46" table:formula="of:=[Drag_Force.A225]" table:style-name="ce1">
            <text:p>4.46</text:p>
          </table:table-cell>
          <table:table-cell office:value-type="float" office:value="1.4408082372050002" table:formula="of:=[Drag_Force.B225]/(0.5*[.$B$2]*[.$B$4]*[.$B$3]^2)" table:style-name="ce1">
            <text:p>1.440808237</text:p>
          </table:table-cell>
          <table:table-cell office:value-type="float" office:value="1.2273510434470001" table:formula="of:=[Drag_Force.C225]/(0.5*[.$B$2]*[.$B$4]*[.$B$3]^2)" table:style-name="ce1">
            <text:p>1.22735104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4800000000000004" table:formula="of:=[Drag_Force.A226]" table:style-name="ce1">
            <text:p>4.48</text:p>
          </table:table-cell>
          <table:table-cell office:value-type="float" office:value="1.469765501136" table:formula="of:=[Drag_Force.B226]/(0.5*[.$B$2]*[.$B$4]*[.$B$3]^2)" table:style-name="ce1">
            <text:p>1.469765501</text:p>
          </table:table-cell>
          <table:table-cell office:value-type="float" office:value="1.2301273386739999" table:formula="of:=[Drag_Force.C226]/(0.5*[.$B$2]*[.$B$4]*[.$B$3]^2)" table:style-name="ce1">
            <text:p>1.23012733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5" table:formula="of:=[Drag_Force.A227]" table:style-name="ce1">
            <text:p>4.5</text:p>
          </table:table-cell>
          <table:table-cell office:value-type="float" office:value="1.4666017193249998" table:formula="of:=[Drag_Force.B227]/(0.5*[.$B$2]*[.$B$4]*[.$B$3]^2)" table:style-name="ce1">
            <text:p>1.466601719</text:p>
          </table:table-cell>
          <table:table-cell office:value-type="float" office:value="1.2319326212799999" table:formula="of:=[Drag_Force.C227]/(0.5*[.$B$2]*[.$B$4]*[.$B$3]^2)" table:style-name="ce1">
            <text:p>1.23193262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5199999999999996" table:formula="of:=[Drag_Force.A228]" table:style-name="ce1">
            <text:p>4.52</text:p>
          </table:table-cell>
          <table:table-cell office:value-type="float" office:value="1.441747451715" table:formula="of:=[Drag_Force.B228]/(0.5*[.$B$2]*[.$B$4]*[.$B$3]^2)" table:style-name="ce1">
            <text:p>1.441747452</text:p>
          </table:table-cell>
          <table:table-cell office:value-type="float" office:value="1.231404235956" table:formula="of:=[Drag_Force.C228]/(0.5*[.$B$2]*[.$B$4]*[.$B$3]^2)" table:style-name="ce1">
            <text:p>1.23140423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54" table:formula="of:=[Drag_Force.A229]" table:style-name="ce1">
            <text:p>4.54</text:p>
          </table:table-cell>
          <table:table-cell office:value-type="float" office:value="1.52567458507" table:formula="of:=[Drag_Force.B229]/(0.5*[.$B$2]*[.$B$4]*[.$B$3]^2)" table:style-name="ce1">
            <text:p>1.525674585</text:p>
          </table:table-cell>
          <table:table-cell office:value-type="float" office:value="1.2399751324550001" table:formula="of:=[Drag_Force.C229]/(0.5*[.$B$2]*[.$B$4]*[.$B$3]^2)" table:style-name="ce1">
            <text:p>1.23997513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5599999999999996" table:formula="of:=[Drag_Force.A230]" table:style-name="ce1">
            <text:p>4.56</text:p>
          </table:table-cell>
          <table:table-cell office:value-type="float" office:value="1.489604832316" table:formula="of:=[Drag_Force.B230]/(0.5*[.$B$2]*[.$B$4]*[.$B$3]^2)" table:style-name="ce1">
            <text:p>1.489604832</text:p>
          </table:table-cell>
          <table:table-cell office:value-type="float" office:value="1.2441957780899999" table:formula="of:=[Drag_Force.C230]/(0.5*[.$B$2]*[.$B$4]*[.$B$3]^2)" table:style-name="ce1">
            <text:p>1.24419577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58" table:formula="of:=[Drag_Force.A231]" table:style-name="ce1">
            <text:p>4.58</text:p>
          </table:table-cell>
          <table:table-cell office:value-type="float" office:value="1.536637602221" table:formula="of:=[Drag_Force.B231]/(0.5*[.$B$2]*[.$B$4]*[.$B$3]^2)" table:style-name="ce1">
            <text:p>1.536637602</text:p>
          </table:table-cell>
          <table:table-cell office:value-type="float" office:value="1.2411964981179999" table:formula="of:=[Drag_Force.C231]/(0.5*[.$B$2]*[.$B$4]*[.$B$3]^2)" table:style-name="ce1">
            <text:p>1.24119649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5999999999999996" table:formula="of:=[Drag_Force.A232]" table:style-name="ce1">
            <text:p>4.6</text:p>
          </table:table-cell>
          <table:table-cell office:value-type="float" office:value="1.510140198312" table:formula="of:=[Drag_Force.B232]/(0.5*[.$B$2]*[.$B$4]*[.$B$3]^2)" table:style-name="ce1">
            <text:p>1.510140198</text:p>
          </table:table-cell>
          <table:table-cell office:value-type="float" office:value="1.252744979624" table:formula="of:=[Drag_Force.C232]/(0.5*[.$B$2]*[.$B$4]*[.$B$3]^2)" table:style-name="ce1">
            <text:p>1.2527449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62" table:formula="of:=[Drag_Force.A233]" table:style-name="ce1">
            <text:p>4.62</text:p>
          </table:table-cell>
          <table:table-cell office:value-type="float" office:value="1.4805640700230001" table:formula="of:=[Drag_Force.B233]/(0.5*[.$B$2]*[.$B$4]*[.$B$3]^2)" table:style-name="ce1">
            <text:p>1.48056407</text:p>
          </table:table-cell>
          <table:table-cell office:value-type="float" office:value="1.257280275212" table:formula="of:=[Drag_Force.C233]/(0.5*[.$B$2]*[.$B$4]*[.$B$3]^2)" table:style-name="ce1">
            <text:p>1.25728027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6399999999999997" table:formula="of:=[Drag_Force.A234]" table:style-name="ce1">
            <text:p>4.64</text:p>
          </table:table-cell>
          <table:table-cell office:value-type="float" office:value="1.505784586019" table:formula="of:=[Drag_Force.B234]/(0.5*[.$B$2]*[.$B$4]*[.$B$3]^2)" table:style-name="ce1">
            <text:p>1.505784586</text:p>
          </table:table-cell>
          <table:table-cell office:value-type="float" office:value="1.25808568017" table:formula="of:=[Drag_Force.C234]/(0.5*[.$B$2]*[.$B$4]*[.$B$3]^2)" table:style-name="ce1">
            <text:p>1.2580856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66" table:formula="of:=[Drag_Force.A235]" table:style-name="ce1">
            <text:p>4.66</text:p>
          </table:table-cell>
          <table:table-cell office:value-type="float" office:value="1.5323919781320001" table:formula="of:=[Drag_Force.B235]/(0.5*[.$B$2]*[.$B$4]*[.$B$3]^2)" table:style-name="ce1">
            <text:p>1.532391978</text:p>
          </table:table-cell>
          <table:table-cell office:value-type="float" office:value="1.2626683830609999" table:formula="of:=[Drag_Force.C235]/(0.5*[.$B$2]*[.$B$4]*[.$B$3]^2)" table:style-name="ce1">
            <text:p>1.26266838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68" table:formula="of:=[Drag_Force.A236]" table:style-name="ce1">
            <text:p>4.68</text:p>
          </table:table-cell>
          <table:table-cell office:value-type="float" office:value="1.4923055115899999" table:formula="of:=[Drag_Force.B236]/(0.5*[.$B$2]*[.$B$4]*[.$B$3]^2)" table:style-name="ce1">
            <text:p>1.492305512</text:p>
          </table:table-cell>
          <table:table-cell office:value-type="float" office:value="1.268044994576" table:formula="of:=[Drag_Force.C236]/(0.5*[.$B$2]*[.$B$4]*[.$B$3]^2)" table:style-name="ce1">
            <text:p>1.26804499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7" table:formula="of:=[Drag_Force.A237]" table:style-name="ce1">
            <text:p>4.7</text:p>
          </table:table-cell>
          <table:table-cell office:value-type="float" office:value="1.4306769862440001" table:formula="of:=[Drag_Force.B237]/(0.5*[.$B$2]*[.$B$4]*[.$B$3]^2)" table:style-name="ce1">
            <text:p>1.430676986</text:p>
          </table:table-cell>
          <table:table-cell office:value-type="float" office:value="1.27100148533" table:formula="of:=[Drag_Force.C237]/(0.5*[.$B$2]*[.$B$4]*[.$B$3]^2)" table:style-name="ce1">
            <text:p>1.27100148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72" table:formula="of:=[Drag_Force.A238]" table:style-name="ce1">
            <text:p>4.72</text:p>
          </table:table-cell>
          <table:table-cell office:value-type="float" office:value="1.4897571897590001" table:formula="of:=[Drag_Force.B238]/(0.5*[.$B$2]*[.$B$4]*[.$B$3]^2)" table:style-name="ce1">
            <text:p>1.48975719</text:p>
          </table:table-cell>
          <table:table-cell office:value-type="float" office:value="1.2761621135929999" table:formula="of:=[Drag_Force.C238]/(0.5*[.$B$2]*[.$B$4]*[.$B$3]^2)" table:style-name="ce1">
            <text:p>1.27616211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74" table:formula="of:=[Drag_Force.A239]" table:style-name="ce1">
            <text:p>4.74</text:p>
          </table:table-cell>
          <table:table-cell office:value-type="float" office:value="1.433896660134" table:formula="of:=[Drag_Force.B239]/(0.5*[.$B$2]*[.$B$4]*[.$B$3]^2)" table:style-name="ce1">
            <text:p>1.43389666</text:p>
          </table:table-cell>
          <table:table-cell office:value-type="float" office:value="1.2750146555140001" table:formula="of:=[Drag_Force.C239]/(0.5*[.$B$2]*[.$B$4]*[.$B$3]^2)" table:style-name="ce1">
            <text:p>1.27501465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76" table:formula="of:=[Drag_Force.A240]" table:style-name="ce1">
            <text:p>4.76</text:p>
          </table:table-cell>
          <table:table-cell office:value-type="float" office:value="1.4628488144880001" table:formula="of:=[Drag_Force.B240]/(0.5*[.$B$2]*[.$B$4]*[.$B$3]^2)" table:style-name="ce1">
            <text:p>1.462848814</text:p>
          </table:table-cell>
          <table:table-cell office:value-type="float" office:value="1.290918478005" table:formula="of:=[Drag_Force.C240]/(0.5*[.$B$2]*[.$B$4]*[.$B$3]^2)" table:style-name="ce1">
            <text:p>1.29091847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78" table:formula="of:=[Drag_Force.A241]" table:style-name="ce1">
            <text:p>4.78</text:p>
          </table:table-cell>
          <table:table-cell office:value-type="float" office:value="1.4006471076490001" table:formula="of:=[Drag_Force.B241]/(0.5*[.$B$2]*[.$B$4]*[.$B$3]^2)" table:style-name="ce1">
            <text:p>1.400647108</text:p>
          </table:table-cell>
          <table:table-cell office:value-type="float" office:value="1.278016083145" table:formula="of:=[Drag_Force.C241]/(0.5*[.$B$2]*[.$B$4]*[.$B$3]^2)" table:style-name="ce1">
            <text:p>1.27801608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8" table:formula="of:=[Drag_Force.A242]" table:style-name="ce1">
            <text:p>4.8</text:p>
          </table:table-cell>
          <table:table-cell office:value-type="float" office:value="1.4285139082280001" table:formula="of:=[Drag_Force.B242]/(0.5*[.$B$2]*[.$B$4]*[.$B$3]^2)" table:style-name="ce1">
            <text:p>1.428513908</text:p>
          </table:table-cell>
          <table:table-cell office:value-type="float" office:value="1.291087470965" table:formula="of:=[Drag_Force.C242]/(0.5*[.$B$2]*[.$B$4]*[.$B$3]^2)" table:style-name="ce1">
            <text:p>1.29108747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82" table:formula="of:=[Drag_Force.A243]" table:style-name="ce1">
            <text:p>4.82</text:p>
          </table:table-cell>
          <table:table-cell office:value-type="float" office:value="1.4264035734079998" table:formula="of:=[Drag_Force.B243]/(0.5*[.$B$2]*[.$B$4]*[.$B$3]^2)" table:style-name="ce1">
            <text:p>1.426403573</text:p>
          </table:table-cell>
          <table:table-cell office:value-type="float" office:value="1.2986449907740001" table:formula="of:=[Drag_Force.C243]/(0.5*[.$B$2]*[.$B$4]*[.$B$3]^2)" table:style-name="ce1">
            <text:p>1.29864499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84" table:formula="of:=[Drag_Force.A244]" table:style-name="ce1">
            <text:p>4.84</text:p>
          </table:table-cell>
          <table:table-cell office:value-type="float" office:value="1.423984419203" table:formula="of:=[Drag_Force.B244]/(0.5*[.$B$2]*[.$B$4]*[.$B$3]^2)" table:style-name="ce1">
            <text:p>1.423984419</text:p>
          </table:table-cell>
          <table:table-cell office:value-type="float" office:value="1.3014168413249998" table:formula="of:=[Drag_Force.C244]/(0.5*[.$B$2]*[.$B$4]*[.$B$3]^2)" table:style-name="ce1">
            <text:p>1.30141684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8600000000000003" table:formula="of:=[Drag_Force.A245]" table:style-name="ce1">
            <text:p>4.86</text:p>
          </table:table-cell>
          <table:table-cell office:value-type="float" office:value="1.467233094971" table:formula="of:=[Drag_Force.B245]/(0.5*[.$B$2]*[.$B$4]*[.$B$3]^2)" table:style-name="ce1">
            <text:p>1.467233095</text:p>
          </table:table-cell>
          <table:table-cell office:value-type="float" office:value="1.3060979684680001" table:formula="of:=[Drag_Force.C245]/(0.5*[.$B$2]*[.$B$4]*[.$B$3]^2)" table:style-name="ce1">
            <text:p>1.30609796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88" table:formula="of:=[Drag_Force.A246]" table:style-name="ce1">
            <text:p>4.88</text:p>
          </table:table-cell>
          <table:table-cell office:value-type="float" office:value="1.459467532601" table:formula="of:=[Drag_Force.B246]/(0.5*[.$B$2]*[.$B$4]*[.$B$3]^2)" table:style-name="ce1">
            <text:p>1.459467533</text:p>
          </table:table-cell>
          <table:table-cell office:value-type="float" office:value="1.304936205482" table:formula="of:=[Drag_Force.C246]/(0.5*[.$B$2]*[.$B$4]*[.$B$3]^2)" table:style-name="ce1">
            <text:p>1.30493620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9000000000000004" table:formula="of:=[Drag_Force.A247]" table:style-name="ce1">
            <text:p>4.9</text:p>
          </table:table-cell>
          <table:table-cell office:value-type="float" office:value="1.500507071176" table:formula="of:=[Drag_Force.B247]/(0.5*[.$B$2]*[.$B$4]*[.$B$3]^2)" table:style-name="ce1">
            <text:p>1.500507071</text:p>
          </table:table-cell>
          <table:table-cell office:value-type="float" office:value="1.3027404201530002" table:formula="of:=[Drag_Force.C247]/(0.5*[.$B$2]*[.$B$4]*[.$B$3]^2)" table:style-name="ce1">
            <text:p>1.3027404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92" table:formula="of:=[Drag_Force.A248]" table:style-name="ce1">
            <text:p>4.92</text:p>
          </table:table-cell>
          <table:table-cell office:value-type="float" office:value="1.4940345865369999" table:formula="of:=[Drag_Force.B248]/(0.5*[.$B$2]*[.$B$4]*[.$B$3]^2)" table:style-name="ce1">
            <text:p>1.494034587</text:p>
          </table:table-cell>
          <table:table-cell office:value-type="float" office:value="1.313890158293" table:formula="of:=[Drag_Force.C248]/(0.5*[.$B$2]*[.$B$4]*[.$B$3]^2)" table:style-name="ce1">
            <text:p>1.31389015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9400000000000004" table:formula="of:=[Drag_Force.A249]" table:style-name="ce1">
            <text:p>4.94</text:p>
          </table:table-cell>
          <table:table-cell office:value-type="float" office:value="1.523463343302" table:formula="of:=[Drag_Force.B249]/(0.5*[.$B$2]*[.$B$4]*[.$B$3]^2)" table:style-name="ce1">
            <text:p>1.523463343</text:p>
          </table:table-cell>
          <table:table-cell office:value-type="float" office:value="1.3287849609389999" table:formula="of:=[Drag_Force.C249]/(0.5*[.$B$2]*[.$B$4]*[.$B$3]^2)" table:style-name="ce1">
            <text:p>1.32878496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96" table:formula="of:=[Drag_Force.A250]" table:style-name="ce1">
            <text:p>4.96</text:p>
          </table:table-cell>
          <table:table-cell office:value-type="float" office:value="1.5200739072289999" table:formula="of:=[Drag_Force.B250]/(0.5*[.$B$2]*[.$B$4]*[.$B$3]^2)" table:style-name="ce1">
            <text:p>1.520073907</text:p>
          </table:table-cell>
          <table:table-cell office:value-type="float" office:value="1.3286147520579998" table:formula="of:=[Drag_Force.C250]/(0.5*[.$B$2]*[.$B$4]*[.$B$3]^2)" table:style-name="ce1">
            <text:p>1.32861475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4.9800000000000004" table:formula="of:=[Drag_Force.A251]" table:style-name="ce1">
            <text:p>4.98</text:p>
          </table:table-cell>
          <table:table-cell office:value-type="float" office:value="1.4973434199510001" table:formula="of:=[Drag_Force.B251]/(0.5*[.$B$2]*[.$B$4]*[.$B$3]^2)" table:style-name="ce1">
            <text:p>1.49734342</text:p>
          </table:table-cell>
          <table:table-cell office:value-type="float" office:value="1.324972534677" table:formula="of:=[Drag_Force.C251]/(0.5*[.$B$2]*[.$B$4]*[.$B$3]^2)" table:style-name="ce1">
            <text:p>1.32497253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" table:formula="of:=[Drag_Force.A252]" table:style-name="ce1">
            <text:p>5</text:p>
          </table:table-cell>
          <table:table-cell office:value-type="float" office:value="1.4637787590910001" table:formula="of:=[Drag_Force.B252]/(0.5*[.$B$2]*[.$B$4]*[.$B$3]^2)" table:style-name="ce1">
            <text:p>1.463778759</text:p>
          </table:table-cell>
          <table:table-cell office:value-type="float" office:value="1.339496256933" table:formula="of:=[Drag_Force.C252]/(0.5*[.$B$2]*[.$B$4]*[.$B$3]^2)" table:style-name="ce1">
            <text:p>1.33949625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0199999999999996" table:formula="of:=[Drag_Force.A253]" table:style-name="ce1">
            <text:p>5.02</text:p>
          </table:table-cell>
          <table:table-cell office:value-type="float" office:value="1.4644934374440002" table:formula="of:=[Drag_Force.B253]/(0.5*[.$B$2]*[.$B$4]*[.$B$3]^2)" table:style-name="ce1">
            <text:p>1.464493437</text:p>
          </table:table-cell>
          <table:table-cell office:value-type="float" office:value="1.3581238042420001" table:formula="of:=[Drag_Force.C253]/(0.5*[.$B$2]*[.$B$4]*[.$B$3]^2)" table:style-name="ce1">
            <text:p>1.35812380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04" table:formula="of:=[Drag_Force.A254]" table:style-name="ce1">
            <text:p>5.04</text:p>
          </table:table-cell>
          <table:table-cell office:value-type="float" office:value="1.4666181663919999" table:formula="of:=[Drag_Force.B254]/(0.5*[.$B$2]*[.$B$4]*[.$B$3]^2)" table:style-name="ce1">
            <text:p>1.466618166</text:p>
          </table:table-cell>
          <table:table-cell office:value-type="float" office:value="1.3525547274709999" table:formula="of:=[Drag_Force.C254]/(0.5*[.$B$2]*[.$B$4]*[.$B$3]^2)" table:style-name="ce1">
            <text:p>1.35255472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0599999999999996" table:formula="of:=[Drag_Force.A255]" table:style-name="ce1">
            <text:p>5.06</text:p>
          </table:table-cell>
          <table:table-cell office:value-type="float" office:value="1.4962964559909999" table:formula="of:=[Drag_Force.B255]/(0.5*[.$B$2]*[.$B$4]*[.$B$3]^2)" table:style-name="ce1">
            <text:p>1.496296456</text:p>
          </table:table-cell>
          <table:table-cell office:value-type="float" office:value="1.3775004127229999" table:formula="of:=[Drag_Force.C255]/(0.5*[.$B$2]*[.$B$4]*[.$B$3]^2)" table:style-name="ce1">
            <text:p>1.37750041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08" table:formula="of:=[Drag_Force.A256]" table:style-name="ce1">
            <text:p>5.08</text:p>
          </table:table-cell>
          <table:table-cell office:value-type="float" office:value="1.4636104192499999" table:formula="of:=[Drag_Force.B256]/(0.5*[.$B$2]*[.$B$4]*[.$B$3]^2)" table:style-name="ce1">
            <text:p>1.463610419</text:p>
          </table:table-cell>
          <table:table-cell office:value-type="float" office:value="1.3702559050630001" table:formula="of:=[Drag_Force.C256]/(0.5*[.$B$2]*[.$B$4]*[.$B$3]^2)" table:style-name="ce1">
            <text:p>1.37025590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0999999999999996" table:formula="of:=[Drag_Force.A257]" table:style-name="ce1">
            <text:p>5.1</text:p>
          </table:table-cell>
          <table:table-cell office:value-type="float" office:value="1.4469247210040002" table:formula="of:=[Drag_Force.B257]/(0.5*[.$B$2]*[.$B$4]*[.$B$3]^2)" table:style-name="ce1">
            <text:p>1.446924721</text:p>
          </table:table-cell>
          <table:table-cell office:value-type="float" office:value="1.3907814829099998" table:formula="of:=[Drag_Force.C257]/(0.5*[.$B$2]*[.$B$4]*[.$B$3]^2)" table:style-name="ce1">
            <text:p>1.39078148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12" table:formula="of:=[Drag_Force.A258]" table:style-name="ce1">
            <text:p>5.12</text:p>
          </table:table-cell>
          <table:table-cell office:value-type="float" office:value="1.4210040550670002" table:formula="of:=[Drag_Force.B258]/(0.5*[.$B$2]*[.$B$4]*[.$B$3]^2)" table:style-name="ce1">
            <text:p>1.421004055</text:p>
          </table:table-cell>
          <table:table-cell office:value-type="float" office:value="1.387804323858" table:formula="of:=[Drag_Force.C258]/(0.5*[.$B$2]*[.$B$4]*[.$B$3]^2)" table:style-name="ce1">
            <text:p>1.38780432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14" table:formula="of:=[Drag_Force.A259]" table:style-name="ce1">
            <text:p>5.14</text:p>
          </table:table-cell>
          <table:table-cell office:value-type="float" office:value="1.4610305140049999" table:formula="of:=[Drag_Force.B259]/(0.5*[.$B$2]*[.$B$4]*[.$B$3]^2)" table:style-name="ce1">
            <text:p>1.461030514</text:p>
          </table:table-cell>
          <table:table-cell office:value-type="float" office:value="1.3956513585179999" table:formula="of:=[Drag_Force.C259]/(0.5*[.$B$2]*[.$B$4]*[.$B$3]^2)" table:style-name="ce1">
            <text:p>1.39565135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16" table:formula="of:=[Drag_Force.A260]" table:style-name="ce1">
            <text:p>5.16</text:p>
          </table:table-cell>
          <table:table-cell office:value-type="float" office:value="1.451204568151" table:formula="of:=[Drag_Force.B260]/(0.5*[.$B$2]*[.$B$4]*[.$B$3]^2)" table:style-name="ce1">
            <text:p>1.451204568</text:p>
          </table:table-cell>
          <table:table-cell office:value-type="float" office:value="1.410865599618" table:formula="of:=[Drag_Force.C260]/(0.5*[.$B$2]*[.$B$4]*[.$B$3]^2)" table:style-name="ce1">
            <text:p>1.410865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18" table:formula="of:=[Drag_Force.A261]" table:style-name="ce1">
            <text:p>5.18</text:p>
          </table:table-cell>
          <table:table-cell office:value-type="float" office:value="1.4642077440930001" table:formula="of:=[Drag_Force.B261]/(0.5*[.$B$2]*[.$B$4]*[.$B$3]^2)" table:style-name="ce1">
            <text:p>1.464207744</text:p>
          </table:table-cell>
          <table:table-cell office:value-type="float" office:value="1.4080587497030002" table:formula="of:=[Drag_Force.C261]/(0.5*[.$B$2]*[.$B$4]*[.$B$3]^2)" table:style-name="ce1">
            <text:p>1.4080587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2" table:formula="of:=[Drag_Force.A262]" table:style-name="ce1">
            <text:p>5.2</text:p>
          </table:table-cell>
          <table:table-cell office:value-type="float" office:value="1.4661063577120002" table:formula="of:=[Drag_Force.B262]/(0.5*[.$B$2]*[.$B$4]*[.$B$3]^2)" table:style-name="ce1">
            <text:p>1.466106358</text:p>
          </table:table-cell>
          <table:table-cell office:value-type="float" office:value="1.420093217122" table:formula="of:=[Drag_Force.C262]/(0.5*[.$B$2]*[.$B$4]*[.$B$3]^2)" table:style-name="ce1">
            <text:p>1.42009321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22" table:formula="of:=[Drag_Force.A263]" table:style-name="ce1">
            <text:p>5.22</text:p>
          </table:table-cell>
          <table:table-cell office:value-type="float" office:value="1.5007678643240001" table:formula="of:=[Drag_Force.B263]/(0.5*[.$B$2]*[.$B$4]*[.$B$3]^2)" table:style-name="ce1">
            <text:p>1.500767864</text:p>
          </table:table-cell>
          <table:table-cell office:value-type="float" office:value="1.4138844835169999" table:formula="of:=[Drag_Force.C263]/(0.5*[.$B$2]*[.$B$4]*[.$B$3]^2)" table:style-name="ce1">
            <text:p>1.41388448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24" table:formula="of:=[Drag_Force.A264]" table:style-name="ce1">
            <text:p>5.24</text:p>
          </table:table-cell>
          <table:table-cell office:value-type="float" office:value="1.522357236762" table:formula="of:=[Drag_Force.B264]/(0.5*[.$B$2]*[.$B$4]*[.$B$3]^2)" table:style-name="ce1">
            <text:p>1.522357237</text:p>
          </table:table-cell>
          <table:table-cell office:value-type="float" office:value="1.4157975775459999" table:formula="of:=[Drag_Force.C264]/(0.5*[.$B$2]*[.$B$4]*[.$B$3]^2)" table:style-name="ce1">
            <text:p>1.41579757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26" table:formula="of:=[Drag_Force.A265]" table:style-name="ce1">
            <text:p>5.26</text:p>
          </table:table-cell>
          <table:table-cell office:value-type="float" office:value="1.4794988415149999" table:formula="of:=[Drag_Force.B265]/(0.5*[.$B$2]*[.$B$4]*[.$B$3]^2)" table:style-name="ce1">
            <text:p>1.479498842</text:p>
          </table:table-cell>
          <table:table-cell office:value-type="float" office:value="1.418164215454" table:formula="of:=[Drag_Force.C265]/(0.5*[.$B$2]*[.$B$4]*[.$B$3]^2)" table:style-name="ce1">
            <text:p>1.41816421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28" table:formula="of:=[Drag_Force.A266]" table:style-name="ce1">
            <text:p>5.28</text:p>
          </table:table-cell>
          <table:table-cell office:value-type="float" office:value="1.4582397535080001" table:formula="of:=[Drag_Force.B266]/(0.5*[.$B$2]*[.$B$4]*[.$B$3]^2)" table:style-name="ce1">
            <text:p>1.458239754</text:p>
          </table:table-cell>
          <table:table-cell office:value-type="float" office:value="1.4131759741380001" table:formula="of:=[Drag_Force.C266]/(0.5*[.$B$2]*[.$B$4]*[.$B$3]^2)" table:style-name="ce1">
            <text:p>1.41317597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3" table:formula="of:=[Drag_Force.A267]" table:style-name="ce1">
            <text:p>5.3</text:p>
          </table:table-cell>
          <table:table-cell office:value-type="float" office:value="1.4292904354789999" table:formula="of:=[Drag_Force.B267]/(0.5*[.$B$2]*[.$B$4]*[.$B$3]^2)" table:style-name="ce1">
            <text:p>1.429290435</text:p>
          </table:table-cell>
          <table:table-cell office:value-type="float" office:value="1.4271757511379999" table:formula="of:=[Drag_Force.C267]/(0.5*[.$B$2]*[.$B$4]*[.$B$3]^2)" table:style-name="ce1">
            <text:p>1.42717575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32" table:formula="of:=[Drag_Force.A268]" table:style-name="ce1">
            <text:p>5.32</text:p>
          </table:table-cell>
          <table:table-cell office:value-type="float" office:value="1.4515800388269999" table:formula="of:=[Drag_Force.B268]/(0.5*[.$B$2]*[.$B$4]*[.$B$3]^2)" table:style-name="ce1">
            <text:p>1.451580039</text:p>
          </table:table-cell>
          <table:table-cell office:value-type="float" office:value="1.408892866567" table:formula="of:=[Drag_Force.C268]/(0.5*[.$B$2]*[.$B$4]*[.$B$3]^2)" table:style-name="ce1">
            <text:p>1.40889286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34" table:formula="of:=[Drag_Force.A269]" table:style-name="ce1">
            <text:p>5.34</text:p>
          </table:table-cell>
          <table:table-cell office:value-type="float" office:value="1.4599480195449999" table:formula="of:=[Drag_Force.B269]/(0.5*[.$B$2]*[.$B$4]*[.$B$3]^2)" table:style-name="ce1">
            <text:p>1.45994802</text:p>
          </table:table-cell>
          <table:table-cell office:value-type="float" office:value="1.4036902394609998" table:formula="of:=[Drag_Force.C269]/(0.5*[.$B$2]*[.$B$4]*[.$B$3]^2)" table:style-name="ce1">
            <text:p>1.40369023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36" table:formula="of:=[Drag_Force.A270]" table:style-name="ce1">
            <text:p>5.36</text:p>
          </table:table-cell>
          <table:table-cell office:value-type="float" office:value="1.400603286105" table:formula="of:=[Drag_Force.B270]/(0.5*[.$B$2]*[.$B$4]*[.$B$3]^2)" table:style-name="ce1">
            <text:p>1.400603286</text:p>
          </table:table-cell>
          <table:table-cell office:value-type="float" office:value="1.4045114357299999" table:formula="of:=[Drag_Force.C270]/(0.5*[.$B$2]*[.$B$4]*[.$B$3]^2)" table:style-name="ce1">
            <text:p>1.40451143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38" table:formula="of:=[Drag_Force.A271]" table:style-name="ce1">
            <text:p>5.38</text:p>
          </table:table-cell>
          <table:table-cell office:value-type="float" office:value="1.355812495159" table:formula="of:=[Drag_Force.B271]/(0.5*[.$B$2]*[.$B$4]*[.$B$3]^2)" table:style-name="ce1">
            <text:p>1.355812495</text:p>
          </table:table-cell>
          <table:table-cell office:value-type="float" office:value="1.403981831504" table:formula="of:=[Drag_Force.C271]/(0.5*[.$B$2]*[.$B$4]*[.$B$3]^2)" table:style-name="ce1">
            <text:p>1.40398183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4" table:formula="of:=[Drag_Force.A272]" table:style-name="ce1">
            <text:p>5.4</text:p>
          </table:table-cell>
          <table:table-cell office:value-type="float" office:value="1.3794168073469999" table:formula="of:=[Drag_Force.B272]/(0.5*[.$B$2]*[.$B$4]*[.$B$3]^2)" table:style-name="ce1">
            <text:p>1.379416807</text:p>
          </table:table-cell>
          <table:table-cell office:value-type="float" office:value="1.418010892536" table:formula="of:=[Drag_Force.C272]/(0.5*[.$B$2]*[.$B$4]*[.$B$3]^2)" table:style-name="ce1">
            <text:p>1.41801089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42" table:formula="of:=[Drag_Force.A273]" table:style-name="ce1">
            <text:p>5.42</text:p>
          </table:table-cell>
          <table:table-cell office:value-type="float" office:value="1.4661303267310002" table:formula="of:=[Drag_Force.B273]/(0.5*[.$B$2]*[.$B$4]*[.$B$3]^2)" table:style-name="ce1">
            <text:p>1.466130327</text:p>
          </table:table-cell>
          <table:table-cell office:value-type="float" office:value="1.4206278965900001" table:formula="of:=[Drag_Force.C273]/(0.5*[.$B$2]*[.$B$4]*[.$B$3]^2)" table:style-name="ce1">
            <text:p>1.42062789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44" table:formula="of:=[Drag_Force.A274]" table:style-name="ce1">
            <text:p>5.44</text:p>
          </table:table-cell>
          <table:table-cell office:value-type="float" office:value="1.5222977183989999" table:formula="of:=[Drag_Force.B274]/(0.5*[.$B$2]*[.$B$4]*[.$B$3]^2)" table:style-name="ce1">
            <text:p>1.522297718</text:p>
          </table:table-cell>
          <table:table-cell office:value-type="float" office:value="1.4120915934280001" table:formula="of:=[Drag_Force.C274]/(0.5*[.$B$2]*[.$B$4]*[.$B$3]^2)" table:style-name="ce1">
            <text:p>1.41209159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46" table:formula="of:=[Drag_Force.A275]" table:style-name="ce1">
            <text:p>5.46</text:p>
          </table:table-cell>
          <table:table-cell office:value-type="float" office:value="1.505942661313" table:formula="of:=[Drag_Force.B275]/(0.5*[.$B$2]*[.$B$4]*[.$B$3]^2)" table:style-name="ce1">
            <text:p>1.505942661</text:p>
          </table:table-cell>
          <table:table-cell office:value-type="float" office:value="1.4259853402490001" table:formula="of:=[Drag_Force.C275]/(0.5*[.$B$2]*[.$B$4]*[.$B$3]^2)" table:style-name="ce1">
            <text:p>1.4259853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48" table:formula="of:=[Drag_Force.A276]" table:style-name="ce1">
            <text:p>5.48</text:p>
          </table:table-cell>
          <table:table-cell office:value-type="float" office:value="1.4868959710359999" table:formula="of:=[Drag_Force.B276]/(0.5*[.$B$2]*[.$B$4]*[.$B$3]^2)" table:style-name="ce1">
            <text:p>1.486895971</text:p>
          </table:table-cell>
          <table:table-cell office:value-type="float" office:value="1.4171762850979999" table:formula="of:=[Drag_Force.C276]/(0.5*[.$B$2]*[.$B$4]*[.$B$3]^2)" table:style-name="ce1">
            <text:p>1.41717628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5" table:formula="of:=[Drag_Force.A277]" table:style-name="ce1">
            <text:p>5.5</text:p>
          </table:table-cell>
          <table:table-cell office:value-type="float" office:value="1.4761740467620001" table:formula="of:=[Drag_Force.B277]/(0.5*[.$B$2]*[.$B$4]*[.$B$3]^2)" table:style-name="ce1">
            <text:p>1.476174047</text:p>
          </table:table-cell>
          <table:table-cell office:value-type="float" office:value="1.4384512571330001" table:formula="of:=[Drag_Force.C277]/(0.5*[.$B$2]*[.$B$4]*[.$B$3]^2)" table:style-name="ce1">
            <text:p>1.43845125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52" table:formula="of:=[Drag_Force.A278]" table:style-name="ce1">
            <text:p>5.52</text:p>
          </table:table-cell>
          <table:table-cell office:value-type="float" office:value="1.4881977397369999" table:formula="of:=[Drag_Force.B278]/(0.5*[.$B$2]*[.$B$4]*[.$B$3]^2)" table:style-name="ce1">
            <text:p>1.48819774</text:p>
          </table:table-cell>
          <table:table-cell office:value-type="float" office:value="1.4341640698809999" table:formula="of:=[Drag_Force.C278]/(0.5*[.$B$2]*[.$B$4]*[.$B$3]^2)" table:style-name="ce1">
            <text:p>1.4341640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54" table:formula="of:=[Drag_Force.A279]" table:style-name="ce1">
            <text:p>5.54</text:p>
          </table:table-cell>
          <table:table-cell office:value-type="float" office:value="1.5064890218939999" table:formula="of:=[Drag_Force.B279]/(0.5*[.$B$2]*[.$B$4]*[.$B$3]^2)" table:style-name="ce1">
            <text:p>1.506489022</text:p>
          </table:table-cell>
          <table:table-cell office:value-type="float" office:value="1.4355606225299999" table:formula="of:=[Drag_Force.C279]/(0.5*[.$B$2]*[.$B$4]*[.$B$3]^2)" table:style-name="ce1">
            <text:p>1.43556062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56" table:formula="of:=[Drag_Force.A280]" table:style-name="ce1">
            <text:p>5.56</text:p>
          </table:table-cell>
          <table:table-cell office:value-type="float" office:value="1.495063331303" table:formula="of:=[Drag_Force.B280]/(0.5*[.$B$2]*[.$B$4]*[.$B$3]^2)" table:style-name="ce1">
            <text:p>1.495063331</text:p>
          </table:table-cell>
          <table:table-cell office:value-type="float" office:value="1.4358271493429999" table:formula="of:=[Drag_Force.C280]/(0.5*[.$B$2]*[.$B$4]*[.$B$3]^2)" table:style-name="ce1">
            <text:p>1.43582714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58" table:formula="of:=[Drag_Force.A281]" table:style-name="ce1">
            <text:p>5.58</text:p>
          </table:table-cell>
          <table:table-cell office:value-type="float" office:value="1.4688669238380001" table:formula="of:=[Drag_Force.B281]/(0.5*[.$B$2]*[.$B$4]*[.$B$3]^2)" table:style-name="ce1">
            <text:p>1.468866924</text:p>
          </table:table-cell>
          <table:table-cell office:value-type="float" office:value="1.446421236345" table:formula="of:=[Drag_Force.C281]/(0.5*[.$B$2]*[.$B$4]*[.$B$3]^2)" table:style-name="ce1">
            <text:p>1.44642123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6" table:formula="of:=[Drag_Force.A282]" table:style-name="ce1">
            <text:p>5.6</text:p>
          </table:table-cell>
          <table:table-cell office:value-type="float" office:value="1.449327346232" table:formula="of:=[Drag_Force.B282]/(0.5*[.$B$2]*[.$B$4]*[.$B$3]^2)" table:style-name="ce1">
            <text:p>1.449327346</text:p>
          </table:table-cell>
          <table:table-cell office:value-type="float" office:value="1.4523802213670001" table:formula="of:=[Drag_Force.C282]/(0.5*[.$B$2]*[.$B$4]*[.$B$3]^2)" table:style-name="ce1">
            <text:p>1.45238022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62" table:formula="of:=[Drag_Force.A283]" table:style-name="ce1">
            <text:p>5.62</text:p>
          </table:table-cell>
          <table:table-cell office:value-type="float" office:value="1.4569534826020001" table:formula="of:=[Drag_Force.B283]/(0.5*[.$B$2]*[.$B$4]*[.$B$3]^2)" table:style-name="ce1">
            <text:p>1.456953483</text:p>
          </table:table-cell>
          <table:table-cell office:value-type="float" office:value="1.4265515638880002" table:formula="of:=[Drag_Force.C283]/(0.5*[.$B$2]*[.$B$4]*[.$B$3]^2)" table:style-name="ce1">
            <text:p>1.42655156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64" table:formula="of:=[Drag_Force.A284]" table:style-name="ce1">
            <text:p>5.64</text:p>
          </table:table-cell>
          <table:table-cell office:value-type="float" office:value="1.4702881380759998" table:formula="of:=[Drag_Force.B284]/(0.5*[.$B$2]*[.$B$4]*[.$B$3]^2)" table:style-name="ce1">
            <text:p>1.470288138</text:p>
          </table:table-cell>
          <table:table-cell office:value-type="float" office:value="1.4530921446359999" table:formula="of:=[Drag_Force.C284]/(0.5*[.$B$2]*[.$B$4]*[.$B$3]^2)" table:style-name="ce1">
            <text:p>1.45309214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66" table:formula="of:=[Drag_Force.A285]" table:style-name="ce1">
            <text:p>5.66</text:p>
          </table:table-cell>
          <table:table-cell office:value-type="float" office:value="1.508263959467" table:formula="of:=[Drag_Force.B285]/(0.5*[.$B$2]*[.$B$4]*[.$B$3]^2)" table:style-name="ce1">
            <text:p>1.508263959</text:p>
          </table:table-cell>
          <table:table-cell office:value-type="float" office:value="1.4472670609180001" table:formula="of:=[Drag_Force.C285]/(0.5*[.$B$2]*[.$B$4]*[.$B$3]^2)" table:style-name="ce1">
            <text:p>1.44726706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68" table:formula="of:=[Drag_Force.A286]" table:style-name="ce1">
            <text:p>5.68</text:p>
          </table:table-cell>
          <table:table-cell office:value-type="float" office:value="1.5574168474030001" table:formula="of:=[Drag_Force.B286]/(0.5*[.$B$2]*[.$B$4]*[.$B$3]^2)" table:style-name="ce1">
            <text:p>1.557416847</text:p>
          </table:table-cell>
          <table:table-cell office:value-type="float" office:value="1.4463162168200001" table:formula="of:=[Drag_Force.C286]/(0.5*[.$B$2]*[.$B$4]*[.$B$3]^2)" table:style-name="ce1">
            <text:p>1.44631621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7" table:formula="of:=[Drag_Force.A287]" table:style-name="ce1">
            <text:p>5.7</text:p>
          </table:table-cell>
          <table:table-cell office:value-type="float" office:value="1.500087604862" table:formula="of:=[Drag_Force.B287]/(0.5*[.$B$2]*[.$B$4]*[.$B$3]^2)" table:style-name="ce1">
            <text:p>1.500087605</text:p>
          </table:table-cell>
          <table:table-cell office:value-type="float" office:value="1.456689248902" table:formula="of:=[Drag_Force.C287]/(0.5*[.$B$2]*[.$B$4]*[.$B$3]^2)" table:style-name="ce1">
            <text:p>1.45668924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72" table:formula="of:=[Drag_Force.A288]" table:style-name="ce1">
            <text:p>5.72</text:p>
          </table:table-cell>
          <table:table-cell office:value-type="float" office:value="1.4833160184830001" table:formula="of:=[Drag_Force.B288]/(0.5*[.$B$2]*[.$B$4]*[.$B$3]^2)" table:style-name="ce1">
            <text:p>1.483316018</text:p>
          </table:table-cell>
          <table:table-cell office:value-type="float" office:value="1.4523518554599999" table:formula="of:=[Drag_Force.C288]/(0.5*[.$B$2]*[.$B$4]*[.$B$3]^2)" table:style-name="ce1">
            <text:p>1.45235185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74" table:formula="of:=[Drag_Force.A289]" table:style-name="ce1">
            <text:p>5.74</text:p>
          </table:table-cell>
          <table:table-cell office:value-type="float" office:value="1.4916150743930001" table:formula="of:=[Drag_Force.B289]/(0.5*[.$B$2]*[.$B$4]*[.$B$3]^2)" table:style-name="ce1">
            <text:p>1.491615074</text:p>
          </table:table-cell>
          <table:table-cell office:value-type="float" office:value="1.4562498364900001" table:formula="of:=[Drag_Force.C289]/(0.5*[.$B$2]*[.$B$4]*[.$B$3]^2)" table:style-name="ce1">
            <text:p>1.45624983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76" table:formula="of:=[Drag_Force.A290]" table:style-name="ce1">
            <text:p>5.76</text:p>
          </table:table-cell>
          <table:table-cell office:value-type="float" office:value="1.5284535249960001" table:formula="of:=[Drag_Force.B290]/(0.5*[.$B$2]*[.$B$4]*[.$B$3]^2)" table:style-name="ce1">
            <text:p>1.528453525</text:p>
          </table:table-cell>
          <table:table-cell office:value-type="float" office:value="1.455398028072" table:formula="of:=[Drag_Force.C290]/(0.5*[.$B$2]*[.$B$4]*[.$B$3]^2)" table:style-name="ce1">
            <text:p>1.45539802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78" table:formula="of:=[Drag_Force.A291]" table:style-name="ce1">
            <text:p>5.78</text:p>
          </table:table-cell>
          <table:table-cell office:value-type="float" office:value="1.510533179988" table:formula="of:=[Drag_Force.B291]/(0.5*[.$B$2]*[.$B$4]*[.$B$3]^2)" table:style-name="ce1">
            <text:p>1.51053318</text:p>
          </table:table-cell>
          <table:table-cell office:value-type="float" office:value="1.4150539267280002" table:formula="of:=[Drag_Force.C291]/(0.5*[.$B$2]*[.$B$4]*[.$B$3]^2)" table:style-name="ce1">
            <text:p>1.41505392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8" table:formula="of:=[Drag_Force.A292]" table:style-name="ce1">
            <text:p>5.8</text:p>
          </table:table-cell>
          <table:table-cell office:value-type="float" office:value="1.506700297096" table:formula="of:=[Drag_Force.B292]/(0.5*[.$B$2]*[.$B$4]*[.$B$3]^2)" table:style-name="ce1">
            <text:p>1.506700297</text:p>
          </table:table-cell>
          <table:table-cell office:value-type="float" office:value="1.3831540014349999" table:formula="of:=[Drag_Force.C292]/(0.5*[.$B$2]*[.$B$4]*[.$B$3]^2)" table:style-name="ce1">
            <text:p>1.38315400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82" table:formula="of:=[Drag_Force.A293]" table:style-name="ce1">
            <text:p>5.82</text:p>
          </table:table-cell>
          <table:table-cell office:value-type="float" office:value="1.443841321541" table:formula="of:=[Drag_Force.B293]/(0.5*[.$B$2]*[.$B$4]*[.$B$3]^2)" table:style-name="ce1">
            <text:p>1.443841322</text:p>
          </table:table-cell>
          <table:table-cell office:value-type="float" office:value="1.383118740297" table:formula="of:=[Drag_Force.C293]/(0.5*[.$B$2]*[.$B$4]*[.$B$3]^2)" table:style-name="ce1">
            <text:p>1.3831187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84" table:formula="of:=[Drag_Force.A294]" table:style-name="ce1">
            <text:p>5.84</text:p>
          </table:table-cell>
          <table:table-cell office:value-type="float" office:value="1.4594697648819999" table:formula="of:=[Drag_Force.B294]/(0.5*[.$B$2]*[.$B$4]*[.$B$3]^2)" table:style-name="ce1">
            <text:p>1.459469765</text:p>
          </table:table-cell>
          <table:table-cell office:value-type="float" office:value="1.375713238573" table:formula="of:=[Drag_Force.C294]/(0.5*[.$B$2]*[.$B$4]*[.$B$3]^2)" table:style-name="ce1">
            <text:p>1.37571323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86" table:formula="of:=[Drag_Force.A295]" table:style-name="ce1">
            <text:p>5.86</text:p>
          </table:table-cell>
          <table:table-cell office:value-type="float" office:value="1.4971373271120001" table:formula="of:=[Drag_Force.B295]/(0.5*[.$B$2]*[.$B$4]*[.$B$3]^2)" table:style-name="ce1">
            <text:p>1.497137327</text:p>
          </table:table-cell>
          <table:table-cell office:value-type="float" office:value="1.302322155665" table:formula="of:=[Drag_Force.C295]/(0.5*[.$B$2]*[.$B$4]*[.$B$3]^2)" table:style-name="ce1">
            <text:p>1.30232215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88" table:formula="of:=[Drag_Force.A296]" table:style-name="ce1">
            <text:p>5.88</text:p>
          </table:table-cell>
          <table:table-cell office:value-type="float" office:value="1.5103586307399999" table:formula="of:=[Drag_Force.B296]/(0.5*[.$B$2]*[.$B$4]*[.$B$3]^2)" table:style-name="ce1">
            <text:p>1.510358631</text:p>
          </table:table-cell>
          <table:table-cell office:value-type="float" office:value="1.2705519462279999" table:formula="of:=[Drag_Force.C296]/(0.5*[.$B$2]*[.$B$4]*[.$B$3]^2)" table:style-name="ce1">
            <text:p>1.27055194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9" table:formula="of:=[Drag_Force.A297]" table:style-name="ce1">
            <text:p>5.9</text:p>
          </table:table-cell>
          <table:table-cell office:value-type="float" office:value="1.4868003458579999" table:formula="of:=[Drag_Force.B297]/(0.5*[.$B$2]*[.$B$4]*[.$B$3]^2)" table:style-name="ce1">
            <text:p>1.486800346</text:p>
          </table:table-cell>
          <table:table-cell office:value-type="float" office:value="1.2513481611519999" table:formula="of:=[Drag_Force.C297]/(0.5*[.$B$2]*[.$B$4]*[.$B$3]^2)" table:style-name="ce1">
            <text:p>1.25134816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92" table:formula="of:=[Drag_Force.A298]" table:style-name="ce1">
            <text:p>5.92</text:p>
          </table:table-cell>
          <table:table-cell office:value-type="float" office:value="1.486183847215" table:formula="of:=[Drag_Force.B298]/(0.5*[.$B$2]*[.$B$4]*[.$B$3]^2)" table:style-name="ce1">
            <text:p>1.486183847</text:p>
          </table:table-cell>
          <table:table-cell office:value-type="float" office:value="1.3207120841360001" table:formula="of:=[Drag_Force.C298]/(0.5*[.$B$2]*[.$B$4]*[.$B$3]^2)" table:style-name="ce1">
            <text:p>1.32071208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94" table:formula="of:=[Drag_Force.A299]" table:style-name="ce1">
            <text:p>5.94</text:p>
          </table:table-cell>
          <table:table-cell office:value-type="float" office:value="1.4927699121789999" table:formula="of:=[Drag_Force.B299]/(0.5*[.$B$2]*[.$B$4]*[.$B$3]^2)" table:style-name="ce1">
            <text:p>1.492769912</text:p>
          </table:table-cell>
          <table:table-cell office:value-type="float" office:value="1.364951009181" table:formula="of:=[Drag_Force.C299]/(0.5*[.$B$2]*[.$B$4]*[.$B$3]^2)" table:style-name="ce1">
            <text:p>1.36495100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96" table:formula="of:=[Drag_Force.A300]" table:style-name="ce1">
            <text:p>5.96</text:p>
          </table:table-cell>
          <table:table-cell office:value-type="float" office:value="1.510522819078" table:formula="of:=[Drag_Force.B300]/(0.5*[.$B$2]*[.$B$4]*[.$B$3]^2)" table:style-name="ce1">
            <text:p>1.510522819</text:p>
          </table:table-cell>
          <table:table-cell office:value-type="float" office:value="1.360726735366" table:formula="of:=[Drag_Force.C300]/(0.5*[.$B$2]*[.$B$4]*[.$B$3]^2)" table:style-name="ce1">
            <text:p>1.36072673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5.98" table:formula="of:=[Drag_Force.A301]" table:style-name="ce1">
            <text:p>5.98</text:p>
          </table:table-cell>
          <table:table-cell office:value-type="float" office:value="1.5401431418070002" table:formula="of:=[Drag_Force.B301]/(0.5*[.$B$2]*[.$B$4]*[.$B$3]^2)" table:style-name="ce1">
            <text:p>1.540143142</text:p>
          </table:table-cell>
          <table:table-cell office:value-type="float" office:value="1.3958159968850001" table:formula="of:=[Drag_Force.C301]/(0.5*[.$B$2]*[.$B$4]*[.$B$3]^2)" table:style-name="ce1">
            <text:p>1.39581599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" table:formula="of:=[Drag_Force.A302]" table:style-name="ce1">
            <text:p>6</text:p>
          </table:table-cell>
          <table:table-cell office:value-type="float" office:value="1.5288856330460001" table:formula="of:=[Drag_Force.B302]/(0.5*[.$B$2]*[.$B$4]*[.$B$3]^2)" table:style-name="ce1">
            <text:p>1.528885633</text:p>
          </table:table-cell>
          <table:table-cell office:value-type="float" office:value="1.440169905294" table:formula="of:=[Drag_Force.C302]/(0.5*[.$B$2]*[.$B$4]*[.$B$3]^2)" table:style-name="ce1">
            <text:p>1.44016990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02" table:formula="of:=[Drag_Force.A303]" table:style-name="ce1">
            <text:p>6.02</text:p>
          </table:table-cell>
          <table:table-cell office:value-type="float" office:value="1.517279724849" table:formula="of:=[Drag_Force.B303]/(0.5*[.$B$2]*[.$B$4]*[.$B$3]^2)" table:style-name="ce1">
            <text:p>1.517279725</text:p>
          </table:table-cell>
          <table:table-cell office:value-type="float" office:value="1.4365837605289999" table:formula="of:=[Drag_Force.C303]/(0.5*[.$B$2]*[.$B$4]*[.$B$3]^2)" table:style-name="ce1">
            <text:p>1.43658376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04" table:formula="of:=[Drag_Force.A304]" table:style-name="ce1">
            <text:p>6.04</text:p>
          </table:table-cell>
          <table:table-cell office:value-type="float" office:value="1.5326909958460002" table:formula="of:=[Drag_Force.B304]/(0.5*[.$B$2]*[.$B$4]*[.$B$3]^2)" table:style-name="ce1">
            <text:p>1.532690996</text:p>
          </table:table-cell>
          <table:table-cell office:value-type="float" office:value="1.4814350990010001" table:formula="of:=[Drag_Force.C304]/(0.5*[.$B$2]*[.$B$4]*[.$B$3]^2)" table:style-name="ce1">
            <text:p>1.48143509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06" table:formula="of:=[Drag_Force.A305]" table:style-name="ce1">
            <text:p>6.06</text:p>
          </table:table-cell>
          <table:table-cell office:value-type="float" office:value="1.565466344866" table:formula="of:=[Drag_Force.B305]/(0.5*[.$B$2]*[.$B$4]*[.$B$3]^2)" table:style-name="ce1">
            <text:p>1.565466345</text:p>
          </table:table-cell>
          <table:table-cell office:value-type="float" office:value="1.462070495641" table:formula="of:=[Drag_Force.C305]/(0.5*[.$B$2]*[.$B$4]*[.$B$3]^2)" table:style-name="ce1">
            <text:p>1.46207049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08" table:formula="of:=[Drag_Force.A306]" table:style-name="ce1">
            <text:p>6.08</text:p>
          </table:table-cell>
          <table:table-cell office:value-type="float" office:value="1.557242424185" table:formula="of:=[Drag_Force.B306]/(0.5*[.$B$2]*[.$B$4]*[.$B$3]^2)" table:style-name="ce1">
            <text:p>1.557242424</text:p>
          </table:table-cell>
          <table:table-cell office:value-type="float" office:value="1.3886830120409999" table:formula="of:=[Drag_Force.C306]/(0.5*[.$B$2]*[.$B$4]*[.$B$3]^2)" table:style-name="ce1">
            <text:p>1.38868301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1" table:formula="of:=[Drag_Force.A307]" table:style-name="ce1">
            <text:p>6.1</text:p>
          </table:table-cell>
          <table:table-cell office:value-type="float" office:value="1.5571568086330001" table:formula="of:=[Drag_Force.B307]/(0.5*[.$B$2]*[.$B$4]*[.$B$3]^2)" table:style-name="ce1">
            <text:p>1.557156809</text:p>
          </table:table-cell>
          <table:table-cell office:value-type="float" office:value="1.389582678065" table:formula="of:=[Drag_Force.C307]/(0.5*[.$B$2]*[.$B$4]*[.$B$3]^2)" table:style-name="ce1">
            <text:p>1.38958267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12" table:formula="of:=[Drag_Force.A308]" table:style-name="ce1">
            <text:p>6.12</text:p>
          </table:table-cell>
          <table:table-cell office:value-type="float" office:value="1.556164282748" table:formula="of:=[Drag_Force.B308]/(0.5*[.$B$2]*[.$B$4]*[.$B$3]^2)" table:style-name="ce1">
            <text:p>1.556164283</text:p>
          </table:table-cell>
          <table:table-cell office:value-type="float" office:value="1.359363288887" table:formula="of:=[Drag_Force.C308]/(0.5*[.$B$2]*[.$B$4]*[.$B$3]^2)" table:style-name="ce1">
            <text:p>1.35936328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14" table:formula="of:=[Drag_Force.A309]" table:style-name="ce1">
            <text:p>6.14</text:p>
          </table:table-cell>
          <table:table-cell office:value-type="float" office:value="1.5615393142389999" table:formula="of:=[Drag_Force.B309]/(0.5*[.$B$2]*[.$B$4]*[.$B$3]^2)" table:style-name="ce1">
            <text:p>1.561539314</text:p>
          </table:table-cell>
          <table:table-cell office:value-type="float" office:value="1.3653752167569999" table:formula="of:=[Drag_Force.C309]/(0.5*[.$B$2]*[.$B$4]*[.$B$3]^2)" table:style-name="ce1">
            <text:p>1.36537521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16" table:formula="of:=[Drag_Force.A310]" table:style-name="ce1">
            <text:p>6.16</text:p>
          </table:table-cell>
          <table:table-cell office:value-type="float" office:value="1.544370895029" table:formula="of:=[Drag_Force.B310]/(0.5*[.$B$2]*[.$B$4]*[.$B$3]^2)" table:style-name="ce1">
            <text:p>1.544370895</text:p>
          </table:table-cell>
          <table:table-cell office:value-type="float" office:value="1.3895968737469999" table:formula="of:=[Drag_Force.C310]/(0.5*[.$B$2]*[.$B$4]*[.$B$3]^2)" table:style-name="ce1">
            <text:p>1.38959687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18" table:formula="of:=[Drag_Force.A311]" table:style-name="ce1">
            <text:p>6.18</text:p>
          </table:table-cell>
          <table:table-cell office:value-type="float" office:value="1.4933431107370001" table:formula="of:=[Drag_Force.B311]/(0.5*[.$B$2]*[.$B$4]*[.$B$3]^2)" table:style-name="ce1">
            <text:p>1.493343111</text:p>
          </table:table-cell>
          <table:table-cell office:value-type="float" office:value="1.3599795145639999" table:formula="of:=[Drag_Force.C311]/(0.5*[.$B$2]*[.$B$4]*[.$B$3]^2)" table:style-name="ce1">
            <text:p>1.35997951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2" table:formula="of:=[Drag_Force.A312]" table:style-name="ce1">
            <text:p>6.2</text:p>
          </table:table-cell>
          <table:table-cell office:value-type="float" office:value="1.4627560736629999" table:formula="of:=[Drag_Force.B312]/(0.5*[.$B$2]*[.$B$4]*[.$B$3]^2)" table:style-name="ce1">
            <text:p>1.462756074</text:p>
          </table:table-cell>
          <table:table-cell office:value-type="float" office:value="1.3568506517430001" table:formula="of:=[Drag_Force.C312]/(0.5*[.$B$2]*[.$B$4]*[.$B$3]^2)" table:style-name="ce1">
            <text:p>1.35685065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22" table:formula="of:=[Drag_Force.A313]" table:style-name="ce1">
            <text:p>6.22</text:p>
          </table:table-cell>
          <table:table-cell office:value-type="float" office:value="1.4679224806069999" table:formula="of:=[Drag_Force.B313]/(0.5*[.$B$2]*[.$B$4]*[.$B$3]^2)" table:style-name="ce1">
            <text:p>1.467922481</text:p>
          </table:table-cell>
          <table:table-cell office:value-type="float" office:value="1.3686522775079999" table:formula="of:=[Drag_Force.C313]/(0.5*[.$B$2]*[.$B$4]*[.$B$3]^2)" table:style-name="ce1">
            <text:p>1.36865227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24" table:formula="of:=[Drag_Force.A314]" table:style-name="ce1">
            <text:p>6.24</text:p>
          </table:table-cell>
          <table:table-cell office:value-type="float" office:value="1.4939664101989998" table:formula="of:=[Drag_Force.B314]/(0.5*[.$B$2]*[.$B$4]*[.$B$3]^2)" table:style-name="ce1">
            <text:p>1.49396641</text:p>
          </table:table-cell>
          <table:table-cell office:value-type="float" office:value="1.4225530394169998" table:formula="of:=[Drag_Force.C314]/(0.5*[.$B$2]*[.$B$4]*[.$B$3]^2)" table:style-name="ce1">
            <text:p>1.42255303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26" table:formula="of:=[Drag_Force.A315]" table:style-name="ce1">
            <text:p>6.26</text:p>
          </table:table-cell>
          <table:table-cell office:value-type="float" office:value="1.4930502553289999" table:formula="of:=[Drag_Force.B315]/(0.5*[.$B$2]*[.$B$4]*[.$B$3]^2)" table:style-name="ce1">
            <text:p>1.493050255</text:p>
          </table:table-cell>
          <table:table-cell office:value-type="float" office:value="1.4441085335650001" table:formula="of:=[Drag_Force.C315]/(0.5*[.$B$2]*[.$B$4]*[.$B$3]^2)" table:style-name="ce1">
            <text:p>1.44410853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28" table:formula="of:=[Drag_Force.A316]" table:style-name="ce1">
            <text:p>6.28</text:p>
          </table:table-cell>
          <table:table-cell office:value-type="float" office:value="1.53688410852" table:formula="of:=[Drag_Force.B316]/(0.5*[.$B$2]*[.$B$4]*[.$B$3]^2)" table:style-name="ce1">
            <text:p>1.536884109</text:p>
          </table:table-cell>
          <table:table-cell office:value-type="float" office:value="1.4009101338580001" table:formula="of:=[Drag_Force.C316]/(0.5*[.$B$2]*[.$B$4]*[.$B$3]^2)" table:style-name="ce1">
            <text:p>1.40091013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3" table:formula="of:=[Drag_Force.A317]" table:style-name="ce1">
            <text:p>6.3</text:p>
          </table:table-cell>
          <table:table-cell office:value-type="float" office:value="1.5573854435679999" table:formula="of:=[Drag_Force.B317]/(0.5*[.$B$2]*[.$B$4]*[.$B$3]^2)" table:style-name="ce1">
            <text:p>1.557385444</text:p>
          </table:table-cell>
          <table:table-cell office:value-type="float" office:value="1.336710551645" table:formula="of:=[Drag_Force.C317]/(0.5*[.$B$2]*[.$B$4]*[.$B$3]^2)" table:style-name="ce1">
            <text:p>1.33671055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32" table:formula="of:=[Drag_Force.A318]" table:style-name="ce1">
            <text:p>6.32</text:p>
          </table:table-cell>
          <table:table-cell office:value-type="float" office:value="1.5879963647849999" table:formula="of:=[Drag_Force.B318]/(0.5*[.$B$2]*[.$B$4]*[.$B$3]^2)" table:style-name="ce1">
            <text:p>1.587996365</text:p>
          </table:table-cell>
          <table:table-cell office:value-type="float" office:value="1.3495239419890002" table:formula="of:=[Drag_Force.C318]/(0.5*[.$B$2]*[.$B$4]*[.$B$3]^2)" table:style-name="ce1">
            <text:p>1.34952394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34" table:formula="of:=[Drag_Force.A319]" table:style-name="ce1">
            <text:p>6.34</text:p>
          </table:table-cell>
          <table:table-cell office:value-type="float" office:value="1.6245744622140001" table:formula="of:=[Drag_Force.B319]/(0.5*[.$B$2]*[.$B$4]*[.$B$3]^2)" table:style-name="ce1">
            <text:p>1.624574462</text:p>
          </table:table-cell>
          <table:table-cell office:value-type="float" office:value="1.389388075044" table:formula="of:=[Drag_Force.C319]/(0.5*[.$B$2]*[.$B$4]*[.$B$3]^2)" table:style-name="ce1">
            <text:p>1.38938807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36" table:formula="of:=[Drag_Force.A320]" table:style-name="ce1">
            <text:p>6.36</text:p>
          </table:table-cell>
          <table:table-cell office:value-type="float" office:value="1.6195081297530001" table:formula="of:=[Drag_Force.B320]/(0.5*[.$B$2]*[.$B$4]*[.$B$3]^2)" table:style-name="ce1">
            <text:p>1.61950813</text:p>
          </table:table-cell>
          <table:table-cell office:value-type="float" office:value="1.389202505249" table:formula="of:=[Drag_Force.C320]/(0.5*[.$B$2]*[.$B$4]*[.$B$3]^2)" table:style-name="ce1">
            <text:p>1.38920250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38" table:formula="of:=[Drag_Force.A321]" table:style-name="ce1">
            <text:p>6.38</text:p>
          </table:table-cell>
          <table:table-cell office:value-type="float" office:value="1.6058823735830001" table:formula="of:=[Drag_Force.B321]/(0.5*[.$B$2]*[.$B$4]*[.$B$3]^2)" table:style-name="ce1">
            <text:p>1.605882374</text:p>
          </table:table-cell>
          <table:table-cell office:value-type="float" office:value="1.3506942742829999" table:formula="of:=[Drag_Force.C321]/(0.5*[.$B$2]*[.$B$4]*[.$B$3]^2)" table:style-name="ce1">
            <text:p>1.35069427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4" table:formula="of:=[Drag_Force.A322]" table:style-name="ce1">
            <text:p>6.4</text:p>
          </table:table-cell>
          <table:table-cell office:value-type="float" office:value="1.5707761856959999" table:formula="of:=[Drag_Force.B322]/(0.5*[.$B$2]*[.$B$4]*[.$B$3]^2)" table:style-name="ce1">
            <text:p>1.570776186</text:p>
          </table:table-cell>
          <table:table-cell office:value-type="float" office:value="1.3527657768430001" table:formula="of:=[Drag_Force.C322]/(0.5*[.$B$2]*[.$B$4]*[.$B$3]^2)" table:style-name="ce1">
            <text:p>1.35276577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42" table:formula="of:=[Drag_Force.A323]" table:style-name="ce1">
            <text:p>6.42</text:p>
          </table:table-cell>
          <table:table-cell office:value-type="float" office:value="1.5458277770250002" table:formula="of:=[Drag_Force.B323]/(0.5*[.$B$2]*[.$B$4]*[.$B$3]^2)" table:style-name="ce1">
            <text:p>1.545827777</text:p>
          </table:table-cell>
          <table:table-cell office:value-type="float" office:value="1.3695288070480001" table:formula="of:=[Drag_Force.C323]/(0.5*[.$B$2]*[.$B$4]*[.$B$3]^2)" table:style-name="ce1">
            <text:p>1.36952880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44" table:formula="of:=[Drag_Force.A324]" table:style-name="ce1">
            <text:p>6.44</text:p>
          </table:table-cell>
          <table:table-cell office:value-type="float" office:value="1.5312942001750001" table:formula="of:=[Drag_Force.B324]/(0.5*[.$B$2]*[.$B$4]*[.$B$3]^2)" table:style-name="ce1">
            <text:p>1.5312942</text:p>
          </table:table-cell>
          <table:table-cell office:value-type="float" office:value="1.4388182460830001" table:formula="of:=[Drag_Force.C324]/(0.5*[.$B$2]*[.$B$4]*[.$B$3]^2)" table:style-name="ce1">
            <text:p>1.43881824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46" table:formula="of:=[Drag_Force.A325]" table:style-name="ce1">
            <text:p>6.46</text:p>
          </table:table-cell>
          <table:table-cell office:value-type="float" office:value="1.490705880266" table:formula="of:=[Drag_Force.B325]/(0.5*[.$B$2]*[.$B$4]*[.$B$3]^2)" table:style-name="ce1">
            <text:p>1.49070588</text:p>
          </table:table-cell>
          <table:table-cell office:value-type="float" office:value="1.411390466689" table:formula="of:=[Drag_Force.C325]/(0.5*[.$B$2]*[.$B$4]*[.$B$3]^2)" table:style-name="ce1">
            <text:p>1.41139046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48" table:formula="of:=[Drag_Force.A326]" table:style-name="ce1">
            <text:p>6.48</text:p>
          </table:table-cell>
          <table:table-cell office:value-type="float" office:value="1.5045748262379999" table:formula="of:=[Drag_Force.B326]/(0.5*[.$B$2]*[.$B$4]*[.$B$3]^2)" table:style-name="ce1">
            <text:p>1.504574826</text:p>
          </table:table-cell>
          <table:table-cell office:value-type="float" office:value="1.3941974253999998" table:formula="of:=[Drag_Force.C326]/(0.5*[.$B$2]*[.$B$4]*[.$B$3]^2)" table:style-name="ce1">
            <text:p>1.39419742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5" table:formula="of:=[Drag_Force.A327]" table:style-name="ce1">
            <text:p>6.5</text:p>
          </table:table-cell>
          <table:table-cell office:value-type="float" office:value="1.524601990526" table:formula="of:=[Drag_Force.B327]/(0.5*[.$B$2]*[.$B$4]*[.$B$3]^2)" table:style-name="ce1">
            <text:p>1.524601991</text:p>
          </table:table-cell>
          <table:table-cell office:value-type="float" office:value="1.4008682154959999" table:formula="of:=[Drag_Force.C327]/(0.5*[.$B$2]*[.$B$4]*[.$B$3]^2)" table:style-name="ce1">
            <text:p>1.40086821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52" table:formula="of:=[Drag_Force.A328]" table:style-name="ce1">
            <text:p>6.52</text:p>
          </table:table-cell>
          <table:table-cell office:value-type="float" office:value="1.546040321824" table:formula="of:=[Drag_Force.B328]/(0.5*[.$B$2]*[.$B$4]*[.$B$3]^2)" table:style-name="ce1">
            <text:p>1.546040322</text:p>
          </table:table-cell>
          <table:table-cell office:value-type="float" office:value="1.3754077743619999" table:formula="of:=[Drag_Force.C328]/(0.5*[.$B$2]*[.$B$4]*[.$B$3]^2)" table:style-name="ce1">
            <text:p>1.37540777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54" table:formula="of:=[Drag_Force.A329]" table:style-name="ce1">
            <text:p>6.54</text:p>
          </table:table-cell>
          <table:table-cell office:value-type="float" office:value="1.534517259117" table:formula="of:=[Drag_Force.B329]/(0.5*[.$B$2]*[.$B$4]*[.$B$3]^2)" table:style-name="ce1">
            <text:p>1.534517259</text:p>
          </table:table-cell>
          <table:table-cell office:value-type="float" office:value="1.3964432776570002" table:formula="of:=[Drag_Force.C329]/(0.5*[.$B$2]*[.$B$4]*[.$B$3]^2)" table:style-name="ce1">
            <text:p>1.39644327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56" table:formula="of:=[Drag_Force.A330]" table:style-name="ce1">
            <text:p>6.56</text:p>
          </table:table-cell>
          <table:table-cell office:value-type="float" office:value="1.5449233004960001" table:formula="of:=[Drag_Force.B330]/(0.5*[.$B$2]*[.$B$4]*[.$B$3]^2)" table:style-name="ce1">
            <text:p>1.5449233</text:p>
          </table:table-cell>
          <table:table-cell office:value-type="float" office:value="1.4264140538589998" table:formula="of:=[Drag_Force.C330]/(0.5*[.$B$2]*[.$B$4]*[.$B$3]^2)" table:style-name="ce1">
            <text:p>1.42641405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58" table:formula="of:=[Drag_Force.A331]" table:style-name="ce1">
            <text:p>6.58</text:p>
          </table:table-cell>
          <table:table-cell office:value-type="float" office:value="1.563835182027" table:formula="of:=[Drag_Force.B331]/(0.5*[.$B$2]*[.$B$4]*[.$B$3]^2)" table:style-name="ce1">
            <text:p>1.563835182</text:p>
          </table:table-cell>
          <table:table-cell office:value-type="float" office:value="1.411972757891" table:formula="of:=[Drag_Force.C331]/(0.5*[.$B$2]*[.$B$4]*[.$B$3]^2)" table:style-name="ce1">
            <text:p>1.41197275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6" table:formula="of:=[Drag_Force.A332]" table:style-name="ce1">
            <text:p>6.6</text:p>
          </table:table-cell>
          <table:table-cell office:value-type="float" office:value="1.5813080621450002" table:formula="of:=[Drag_Force.B332]/(0.5*[.$B$2]*[.$B$4]*[.$B$3]^2)" table:style-name="ce1">
            <text:p>1.581308062</text:p>
          </table:table-cell>
          <table:table-cell office:value-type="float" office:value="1.4145804332380001" table:formula="of:=[Drag_Force.C332]/(0.5*[.$B$2]*[.$B$4]*[.$B$3]^2)" table:style-name="ce1">
            <text:p>1.41458043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62" table:formula="of:=[Drag_Force.A333]" table:style-name="ce1">
            <text:p>6.62</text:p>
          </table:table-cell>
          <table:table-cell office:value-type="float" office:value="1.6034153656379999" table:formula="of:=[Drag_Force.B333]/(0.5*[.$B$2]*[.$B$4]*[.$B$3]^2)" table:style-name="ce1">
            <text:p>1.603415366</text:p>
          </table:table-cell>
          <table:table-cell office:value-type="float" office:value="1.429626134437" table:formula="of:=[Drag_Force.C333]/(0.5*[.$B$2]*[.$B$4]*[.$B$3]^2)" table:style-name="ce1">
            <text:p>1.42962613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64" table:formula="of:=[Drag_Force.A334]" table:style-name="ce1">
            <text:p>6.64</text:p>
          </table:table-cell>
          <table:table-cell office:value-type="float" office:value="1.582415434866" table:formula="of:=[Drag_Force.B334]/(0.5*[.$B$2]*[.$B$4]*[.$B$3]^2)" table:style-name="ce1">
            <text:p>1.582415435</text:p>
          </table:table-cell>
          <table:table-cell office:value-type="float" office:value="1.4161881174000002" table:formula="of:=[Drag_Force.C334]/(0.5*[.$B$2]*[.$B$4]*[.$B$3]^2)" table:style-name="ce1">
            <text:p>1.41618811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66" table:formula="of:=[Drag_Force.A335]" table:style-name="ce1">
            <text:p>6.66</text:p>
          </table:table-cell>
          <table:table-cell office:value-type="float" office:value="1.580679509918" table:formula="of:=[Drag_Force.B335]/(0.5*[.$B$2]*[.$B$4]*[.$B$3]^2)" table:style-name="ce1">
            <text:p>1.58067951</text:p>
          </table:table-cell>
          <table:table-cell office:value-type="float" office:value="1.434093316337" table:formula="of:=[Drag_Force.C335]/(0.5*[.$B$2]*[.$B$4]*[.$B$3]^2)" table:style-name="ce1">
            <text:p>1.43409331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68" table:formula="of:=[Drag_Force.A336]" table:style-name="ce1">
            <text:p>6.68</text:p>
          </table:table-cell>
          <table:table-cell office:value-type="float" office:value="1.553288965208" table:formula="of:=[Drag_Force.B336]/(0.5*[.$B$2]*[.$B$4]*[.$B$3]^2)" table:style-name="ce1">
            <text:p>1.553288965</text:p>
          </table:table-cell>
          <table:table-cell office:value-type="float" office:value="1.4879798151979999" table:formula="of:=[Drag_Force.C336]/(0.5*[.$B$2]*[.$B$4]*[.$B$3]^2)" table:style-name="ce1">
            <text:p>1.48797981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7" table:formula="of:=[Drag_Force.A337]" table:style-name="ce1">
            <text:p>6.7</text:p>
          </table:table-cell>
          <table:table-cell office:value-type="float" office:value="1.5430029780730001" table:formula="of:=[Drag_Force.B337]/(0.5*[.$B$2]*[.$B$4]*[.$B$3]^2)" table:style-name="ce1">
            <text:p>1.543002978</text:p>
          </table:table-cell>
          <table:table-cell office:value-type="float" office:value="1.4902235552380001" table:formula="of:=[Drag_Force.C337]/(0.5*[.$B$2]*[.$B$4]*[.$B$3]^2)" table:style-name="ce1">
            <text:p>1.49022355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72" table:formula="of:=[Drag_Force.A338]" table:style-name="ce1">
            <text:p>6.72</text:p>
          </table:table-cell>
          <table:table-cell office:value-type="float" office:value="1.5836271358560001" table:formula="of:=[Drag_Force.B338]/(0.5*[.$B$2]*[.$B$4]*[.$B$3]^2)" table:style-name="ce1">
            <text:p>1.583627136</text:p>
          </table:table-cell>
          <table:table-cell office:value-type="float" office:value="1.466560184837" table:formula="of:=[Drag_Force.C338]/(0.5*[.$B$2]*[.$B$4]*[.$B$3]^2)" table:style-name="ce1">
            <text:p>1.46656018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74" table:formula="of:=[Drag_Force.A339]" table:style-name="ce1">
            <text:p>6.74</text:p>
          </table:table-cell>
          <table:table-cell office:value-type="float" office:value="1.5708664539669999" table:formula="of:=[Drag_Force.B339]/(0.5*[.$B$2]*[.$B$4]*[.$B$3]^2)" table:style-name="ce1">
            <text:p>1.570866454</text:p>
          </table:table-cell>
          <table:table-cell office:value-type="float" office:value="1.4303512662139999" table:formula="of:=[Drag_Force.C339]/(0.5*[.$B$2]*[.$B$4]*[.$B$3]^2)" table:style-name="ce1">
            <text:p>1.43035126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76" table:formula="of:=[Drag_Force.A340]" table:style-name="ce1">
            <text:p>6.76</text:p>
          </table:table-cell>
          <table:table-cell office:value-type="float" office:value="1.5647769076460001" table:formula="of:=[Drag_Force.B340]/(0.5*[.$B$2]*[.$B$4]*[.$B$3]^2)" table:style-name="ce1">
            <text:p>1.564776908</text:p>
          </table:table-cell>
          <table:table-cell office:value-type="float" office:value="1.4383894188449999" table:formula="of:=[Drag_Force.C340]/(0.5*[.$B$2]*[.$B$4]*[.$B$3]^2)" table:style-name="ce1">
            <text:p>1.43838941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78" table:formula="of:=[Drag_Force.A341]" table:style-name="ce1">
            <text:p>6.78</text:p>
          </table:table-cell>
          <table:table-cell office:value-type="float" office:value="1.5731270147399998" table:formula="of:=[Drag_Force.B341]/(0.5*[.$B$2]*[.$B$4]*[.$B$3]^2)" table:style-name="ce1">
            <text:p>1.573127015</text:p>
          </table:table-cell>
          <table:table-cell office:value-type="float" office:value="1.4354078767179999" table:formula="of:=[Drag_Force.C341]/(0.5*[.$B$2]*[.$B$4]*[.$B$3]^2)" table:style-name="ce1">
            <text:p>1.43540787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8" table:formula="of:=[Drag_Force.A342]" table:style-name="ce1">
            <text:p>6.8</text:p>
          </table:table-cell>
          <table:table-cell office:value-type="float" office:value="1.5625460621539999" table:formula="of:=[Drag_Force.B342]/(0.5*[.$B$2]*[.$B$4]*[.$B$3]^2)" table:style-name="ce1">
            <text:p>1.562546062</text:p>
          </table:table-cell>
          <table:table-cell office:value-type="float" office:value="1.401074290046" table:formula="of:=[Drag_Force.C342]/(0.5*[.$B$2]*[.$B$4]*[.$B$3]^2)" table:style-name="ce1">
            <text:p>1.4010742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82" table:formula="of:=[Drag_Force.A343]" table:style-name="ce1">
            <text:p>6.82</text:p>
          </table:table-cell>
          <table:table-cell office:value-type="float" office:value="1.5746459920870002" table:formula="of:=[Drag_Force.B343]/(0.5*[.$B$2]*[.$B$4]*[.$B$3]^2)" table:style-name="ce1">
            <text:p>1.574645992</text:p>
          </table:table-cell>
          <table:table-cell office:value-type="float" office:value="1.3703755000039999" table:formula="of:=[Drag_Force.C343]/(0.5*[.$B$2]*[.$B$4]*[.$B$3]^2)" table:style-name="ce1">
            <text:p>1.370375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84" table:formula="of:=[Drag_Force.A344]" table:style-name="ce1">
            <text:p>6.84</text:p>
          </table:table-cell>
          <table:table-cell office:value-type="float" office:value="1.5664061736439998" table:formula="of:=[Drag_Force.B344]/(0.5*[.$B$2]*[.$B$4]*[.$B$3]^2)" table:style-name="ce1">
            <text:p>1.566406174</text:p>
          </table:table-cell>
          <table:table-cell office:value-type="float" office:value="1.3592526559340001" table:formula="of:=[Drag_Force.C344]/(0.5*[.$B$2]*[.$B$4]*[.$B$3]^2)" table:style-name="ce1">
            <text:p>1.35925265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86" table:formula="of:=[Drag_Force.A345]" table:style-name="ce1">
            <text:p>6.86</text:p>
          </table:table-cell>
          <table:table-cell office:value-type="float" office:value="1.5480096619270001" table:formula="of:=[Drag_Force.B345]/(0.5*[.$B$2]*[.$B$4]*[.$B$3]^2)" table:style-name="ce1">
            <text:p>1.548009662</text:p>
          </table:table-cell>
          <table:table-cell office:value-type="float" office:value="1.3870471823259998" table:formula="of:=[Drag_Force.C345]/(0.5*[.$B$2]*[.$B$4]*[.$B$3]^2)" table:style-name="ce1">
            <text:p>1.38704718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88" table:formula="of:=[Drag_Force.A346]" table:style-name="ce1">
            <text:p>6.88</text:p>
          </table:table-cell>
          <table:table-cell office:value-type="float" office:value="1.548185562354" table:formula="of:=[Drag_Force.B346]/(0.5*[.$B$2]*[.$B$4]*[.$B$3]^2)" table:style-name="ce1">
            <text:p>1.548185562</text:p>
          </table:table-cell>
          <table:table-cell office:value-type="float" office:value="1.416102750004" table:formula="of:=[Drag_Force.C346]/(0.5*[.$B$2]*[.$B$4]*[.$B$3]^2)" table:style-name="ce1">
            <text:p>1.4161027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9" table:formula="of:=[Drag_Force.A347]" table:style-name="ce1">
            <text:p>6.9</text:p>
          </table:table-cell>
          <table:table-cell office:value-type="float" office:value="1.516625080881" table:formula="of:=[Drag_Force.B347]/(0.5*[.$B$2]*[.$B$4]*[.$B$3]^2)" table:style-name="ce1">
            <text:p>1.516625081</text:p>
          </table:table-cell>
          <table:table-cell office:value-type="float" office:value="1.3988409221739999" table:formula="of:=[Drag_Force.C347]/(0.5*[.$B$2]*[.$B$4]*[.$B$3]^2)" table:style-name="ce1">
            <text:p>1.39884092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92" table:formula="of:=[Drag_Force.A348]" table:style-name="ce1">
            <text:p>6.92</text:p>
          </table:table-cell>
          <table:table-cell office:value-type="float" office:value="1.51453997838" table:formula="of:=[Drag_Force.B348]/(0.5*[.$B$2]*[.$B$4]*[.$B$3]^2)" table:style-name="ce1">
            <text:p>1.514539978</text:p>
          </table:table-cell>
          <table:table-cell office:value-type="float" office:value="1.4333304340340001" table:formula="of:=[Drag_Force.C348]/(0.5*[.$B$2]*[.$B$4]*[.$B$3]^2)" table:style-name="ce1">
            <text:p>1.43333043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94" table:formula="of:=[Drag_Force.A349]" table:style-name="ce1">
            <text:p>6.94</text:p>
          </table:table-cell>
          <table:table-cell office:value-type="float" office:value="1.5195713387780001" table:formula="of:=[Drag_Force.B349]/(0.5*[.$B$2]*[.$B$4]*[.$B$3]^2)" table:style-name="ce1">
            <text:p>1.519571339</text:p>
          </table:table-cell>
          <table:table-cell office:value-type="float" office:value="1.445747408368" table:formula="of:=[Drag_Force.C349]/(0.5*[.$B$2]*[.$B$4]*[.$B$3]^2)" table:style-name="ce1">
            <text:p>1.44574740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96" table:formula="of:=[Drag_Force.A350]" table:style-name="ce1">
            <text:p>6.96</text:p>
          </table:table-cell>
          <table:table-cell office:value-type="float" office:value="1.5388877915579999" table:formula="of:=[Drag_Force.B350]/(0.5*[.$B$2]*[.$B$4]*[.$B$3]^2)" table:style-name="ce1">
            <text:p>1.538887792</text:p>
          </table:table-cell>
          <table:table-cell office:value-type="float" office:value="1.4301734704469999" table:formula="of:=[Drag_Force.C350]/(0.5*[.$B$2]*[.$B$4]*[.$B$3]^2)" table:style-name="ce1">
            <text:p>1.4301734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6.98" table:formula="of:=[Drag_Force.A351]" table:style-name="ce1">
            <text:p>6.98</text:p>
          </table:table-cell>
          <table:table-cell office:value-type="float" office:value="1.5259575749559999" table:formula="of:=[Drag_Force.B351]/(0.5*[.$B$2]*[.$B$4]*[.$B$3]^2)" table:style-name="ce1">
            <text:p>1.525957575</text:p>
          </table:table-cell>
          <table:table-cell office:value-type="float" office:value="1.463749349313" table:formula="of:=[Drag_Force.C351]/(0.5*[.$B$2]*[.$B$4]*[.$B$3]^2)" table:style-name="ce1">
            <text:p>1.46374934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" table:formula="of:=[Drag_Force.A352]" table:style-name="ce1">
            <text:p>7</text:p>
          </table:table-cell>
          <table:table-cell office:value-type="float" office:value="1.556159264595" table:formula="of:=[Drag_Force.B352]/(0.5*[.$B$2]*[.$B$4]*[.$B$3]^2)" table:style-name="ce1">
            <text:p>1.556159265</text:p>
          </table:table-cell>
          <table:table-cell office:value-type="float" office:value="1.4459809155150001" table:formula="of:=[Drag_Force.C352]/(0.5*[.$B$2]*[.$B$4]*[.$B$3]^2)" table:style-name="ce1">
            <text:p>1.44598091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02" table:formula="of:=[Drag_Force.A353]" table:style-name="ce1">
            <text:p>7.02</text:p>
          </table:table-cell>
          <table:table-cell office:value-type="float" office:value="1.5850864406959999" table:formula="of:=[Drag_Force.B353]/(0.5*[.$B$2]*[.$B$4]*[.$B$3]^2)" table:style-name="ce1">
            <text:p>1.585086441</text:p>
          </table:table-cell>
          <table:table-cell office:value-type="float" office:value="1.4768004045430001" table:formula="of:=[Drag_Force.C353]/(0.5*[.$B$2]*[.$B$4]*[.$B$3]^2)" table:style-name="ce1">
            <text:p>1.47680040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04" table:formula="of:=[Drag_Force.A354]" table:style-name="ce1">
            <text:p>7.04</text:p>
          </table:table-cell>
          <table:table-cell office:value-type="float" office:value="1.5849810664469999" table:formula="of:=[Drag_Force.B354]/(0.5*[.$B$2]*[.$B$4]*[.$B$3]^2)" table:style-name="ce1">
            <text:p>1.584981066</text:p>
          </table:table-cell>
          <table:table-cell office:value-type="float" office:value="1.463694044865" table:formula="of:=[Drag_Force.C354]/(0.5*[.$B$2]*[.$B$4]*[.$B$3]^2)" table:style-name="ce1">
            <text:p>1.46369404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06" table:formula="of:=[Drag_Force.A355]" table:style-name="ce1">
            <text:p>7.06</text:p>
          </table:table-cell>
          <table:table-cell office:value-type="float" office:value="1.6078043064030001" table:formula="of:=[Drag_Force.B355]/(0.5*[.$B$2]*[.$B$4]*[.$B$3]^2)" table:style-name="ce1">
            <text:p>1.607804306</text:p>
          </table:table-cell>
          <table:table-cell office:value-type="float" office:value="1.4853895999619999" table:formula="of:=[Drag_Force.C355]/(0.5*[.$B$2]*[.$B$4]*[.$B$3]^2)" table:style-name="ce1">
            <text:p>1.485389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08" table:formula="of:=[Drag_Force.A356]" table:style-name="ce1">
            <text:p>7.08</text:p>
          </table:table-cell>
          <table:table-cell office:value-type="float" office:value="1.6080525748500001" table:formula="of:=[Drag_Force.B356]/(0.5*[.$B$2]*[.$B$4]*[.$B$3]^2)" table:style-name="ce1">
            <text:p>1.608052575</text:p>
          </table:table-cell>
          <table:table-cell office:value-type="float" office:value="1.4714949107000002" table:formula="of:=[Drag_Force.C356]/(0.5*[.$B$2]*[.$B$4]*[.$B$3]^2)" table:style-name="ce1">
            <text:p>1.47149491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1" table:formula="of:=[Drag_Force.A357]" table:style-name="ce1">
            <text:p>7.1</text:p>
          </table:table-cell>
          <table:table-cell office:value-type="float" office:value="1.6043090379360001" table:formula="of:=[Drag_Force.B357]/(0.5*[.$B$2]*[.$B$4]*[.$B$3]^2)" table:style-name="ce1">
            <text:p>1.604309038</text:p>
          </table:table-cell>
          <table:table-cell office:value-type="float" office:value="1.5059284973179998" table:formula="of:=[Drag_Force.C357]/(0.5*[.$B$2]*[.$B$4]*[.$B$3]^2)" table:style-name="ce1">
            <text:p>1.50592849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12" table:formula="of:=[Drag_Force.A358]" table:style-name="ce1">
            <text:p>7.12</text:p>
          </table:table-cell>
          <table:table-cell office:value-type="float" office:value="1.6130656235800001" table:formula="of:=[Drag_Force.B358]/(0.5*[.$B$2]*[.$B$4]*[.$B$3]^2)" table:style-name="ce1">
            <text:p>1.613065624</text:p>
          </table:table-cell>
          <table:table-cell office:value-type="float" office:value="1.4786995573589998" table:formula="of:=[Drag_Force.C358]/(0.5*[.$B$2]*[.$B$4]*[.$B$3]^2)" table:style-name="ce1">
            <text:p>1.47869955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14" table:formula="of:=[Drag_Force.A359]" table:style-name="ce1">
            <text:p>7.14</text:p>
          </table:table-cell>
          <table:table-cell office:value-type="float" office:value="1.6084748674790001" table:formula="of:=[Drag_Force.B359]/(0.5*[.$B$2]*[.$B$4]*[.$B$3]^2)" table:style-name="ce1">
            <text:p>1.608474867</text:p>
          </table:table-cell>
          <table:table-cell office:value-type="float" office:value="1.462990280199" table:formula="of:=[Drag_Force.C359]/(0.5*[.$B$2]*[.$B$4]*[.$B$3]^2)" table:style-name="ce1">
            <text:p>1.4629902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16" table:formula="of:=[Drag_Force.A360]" table:style-name="ce1">
            <text:p>7.16</text:p>
          </table:table-cell>
          <table:table-cell office:value-type="float" office:value="1.5669088777839999" table:formula="of:=[Drag_Force.B360]/(0.5*[.$B$2]*[.$B$4]*[.$B$3]^2)" table:style-name="ce1">
            <text:p>1.566908878</text:p>
          </table:table-cell>
          <table:table-cell office:value-type="float" office:value="1.4313086907229999" table:formula="of:=[Drag_Force.C360]/(0.5*[.$B$2]*[.$B$4]*[.$B$3]^2)" table:style-name="ce1">
            <text:p>1.43130869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18" table:formula="of:=[Drag_Force.A361]" table:style-name="ce1">
            <text:p>7.18</text:p>
          </table:table-cell>
          <table:table-cell office:value-type="float" office:value="1.5494107138140001" table:formula="of:=[Drag_Force.B361]/(0.5*[.$B$2]*[.$B$4]*[.$B$3]^2)" table:style-name="ce1">
            <text:p>1.549410714</text:p>
          </table:table-cell>
          <table:table-cell office:value-type="float" office:value="1.449207607463" table:formula="of:=[Drag_Force.C361]/(0.5*[.$B$2]*[.$B$4]*[.$B$3]^2)" table:style-name="ce1">
            <text:p>1.44920760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2" table:formula="of:=[Drag_Force.A362]" table:style-name="ce1">
            <text:p>7.2</text:p>
          </table:table-cell>
          <table:table-cell office:value-type="float" office:value="1.5621013514989999" table:formula="of:=[Drag_Force.B362]/(0.5*[.$B$2]*[.$B$4]*[.$B$3]^2)" table:style-name="ce1">
            <text:p>1.562101351</text:p>
          </table:table-cell>
          <table:table-cell office:value-type="float" office:value="1.429374264837" table:formula="of:=[Drag_Force.C362]/(0.5*[.$B$2]*[.$B$4]*[.$B$3]^2)" table:style-name="ce1">
            <text:p>1.42937426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22" table:formula="of:=[Drag_Force.A363]" table:style-name="ce1">
            <text:p>7.22</text:p>
          </table:table-cell>
          <table:table-cell office:value-type="float" office:value="1.527883591046" table:formula="of:=[Drag_Force.B363]/(0.5*[.$B$2]*[.$B$4]*[.$B$3]^2)" table:style-name="ce1">
            <text:p>1.527883591</text:p>
          </table:table-cell>
          <table:table-cell office:value-type="float" office:value="1.4612312255379998" table:formula="of:=[Drag_Force.C363]/(0.5*[.$B$2]*[.$B$4]*[.$B$3]^2)" table:style-name="ce1">
            <text:p>1.46123122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24" table:formula="of:=[Drag_Force.A364]" table:style-name="ce1">
            <text:p>7.24</text:p>
          </table:table-cell>
          <table:table-cell office:value-type="float" office:value="1.53568791258" table:formula="of:=[Drag_Force.B364]/(0.5*[.$B$2]*[.$B$4]*[.$B$3]^2)" table:style-name="ce1">
            <text:p>1.535687913</text:p>
          </table:table-cell>
          <table:table-cell office:value-type="float" office:value="1.4448099833300001" table:formula="of:=[Drag_Force.C364]/(0.5*[.$B$2]*[.$B$4]*[.$B$3]^2)" table:style-name="ce1">
            <text:p>1.44480998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26" table:formula="of:=[Drag_Force.A365]" table:style-name="ce1">
            <text:p>7.26</text:p>
          </table:table-cell>
          <table:table-cell office:value-type="float" office:value="1.5208665339820002" table:formula="of:=[Drag_Force.B365]/(0.5*[.$B$2]*[.$B$4]*[.$B$3]^2)" table:style-name="ce1">
            <text:p>1.520866534</text:p>
          </table:table-cell>
          <table:table-cell office:value-type="float" office:value="1.4407696078039998" table:formula="of:=[Drag_Force.C365]/(0.5*[.$B$2]*[.$B$4]*[.$B$3]^2)" table:style-name="ce1">
            <text:p>1.44076960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28" table:formula="of:=[Drag_Force.A366]" table:style-name="ce1">
            <text:p>7.28</text:p>
          </table:table-cell>
          <table:table-cell office:value-type="float" office:value="1.5164574141939999" table:formula="of:=[Drag_Force.B366]/(0.5*[.$B$2]*[.$B$4]*[.$B$3]^2)" table:style-name="ce1">
            <text:p>1.516457414</text:p>
          </table:table-cell>
          <table:table-cell office:value-type="float" office:value="1.455535728171" table:formula="of:=[Drag_Force.C366]/(0.5*[.$B$2]*[.$B$4]*[.$B$3]^2)" table:style-name="ce1">
            <text:p>1.45553572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3" table:formula="of:=[Drag_Force.A367]" table:style-name="ce1">
            <text:p>7.3</text:p>
          </table:table-cell>
          <table:table-cell office:value-type="float" office:value="1.524698531593" table:formula="of:=[Drag_Force.B367]/(0.5*[.$B$2]*[.$B$4]*[.$B$3]^2)" table:style-name="ce1">
            <text:p>1.524698532</text:p>
          </table:table-cell>
          <table:table-cell office:value-type="float" office:value="1.5008264452200002" table:formula="of:=[Drag_Force.C367]/(0.5*[.$B$2]*[.$B$4]*[.$B$3]^2)" table:style-name="ce1">
            <text:p>1.50082644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32" table:formula="of:=[Drag_Force.A368]" table:style-name="ce1">
            <text:p>7.32</text:p>
          </table:table-cell>
          <table:table-cell office:value-type="float" office:value="1.5264434867180001" table:formula="of:=[Drag_Force.B368]/(0.5*[.$B$2]*[.$B$4]*[.$B$3]^2)" table:style-name="ce1">
            <text:p>1.526443487</text:p>
          </table:table-cell>
          <table:table-cell office:value-type="float" office:value="1.525669445358" table:formula="of:=[Drag_Force.C368]/(0.5*[.$B$2]*[.$B$4]*[.$B$3]^2)" table:style-name="ce1">
            <text:p>1.52566944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34" table:formula="of:=[Drag_Force.A369]" table:style-name="ce1">
            <text:p>7.34</text:p>
          </table:table-cell>
          <table:table-cell office:value-type="float" office:value="1.5312530660519998" table:formula="of:=[Drag_Force.B369]/(0.5*[.$B$2]*[.$B$4]*[.$B$3]^2)" table:style-name="ce1">
            <text:p>1.531253066</text:p>
          </table:table-cell>
          <table:table-cell office:value-type="float" office:value="1.490827479774" table:formula="of:=[Drag_Force.C369]/(0.5*[.$B$2]*[.$B$4]*[.$B$3]^2)" table:style-name="ce1">
            <text:p>1.4908274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36" table:formula="of:=[Drag_Force.A370]" table:style-name="ce1">
            <text:p>7.36</text:p>
          </table:table-cell>
          <table:table-cell office:value-type="float" office:value="1.5378982612609999" table:formula="of:=[Drag_Force.B370]/(0.5*[.$B$2]*[.$B$4]*[.$B$3]^2)" table:style-name="ce1">
            <text:p>1.537898261</text:p>
          </table:table-cell>
          <table:table-cell office:value-type="float" office:value="1.448489790595" table:formula="of:=[Drag_Force.C370]/(0.5*[.$B$2]*[.$B$4]*[.$B$3]^2)" table:style-name="ce1">
            <text:p>1.44848979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38" table:formula="of:=[Drag_Force.A371]" table:style-name="ce1">
            <text:p>7.38</text:p>
          </table:table-cell>
          <table:table-cell office:value-type="float" office:value="1.5141362078840002" table:formula="of:=[Drag_Force.B371]/(0.5*[.$B$2]*[.$B$4]*[.$B$3]^2)" table:style-name="ce1">
            <text:p>1.514136208</text:p>
          </table:table-cell>
          <table:table-cell office:value-type="float" office:value="1.4492179141720001" table:formula="of:=[Drag_Force.C371]/(0.5*[.$B$2]*[.$B$4]*[.$B$3]^2)" table:style-name="ce1">
            <text:p>1.44921791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4" table:formula="of:=[Drag_Force.A372]" table:style-name="ce1">
            <text:p>7.4</text:p>
          </table:table-cell>
          <table:table-cell office:value-type="float" office:value="1.53821988294" table:formula="of:=[Drag_Force.B372]/(0.5*[.$B$2]*[.$B$4]*[.$B$3]^2)" table:style-name="ce1">
            <text:p>1.538219883</text:p>
          </table:table-cell>
          <table:table-cell office:value-type="float" office:value="1.479290869036" table:formula="of:=[Drag_Force.C372]/(0.5*[.$B$2]*[.$B$4]*[.$B$3]^2)" table:style-name="ce1">
            <text:p>1.47929086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42" table:formula="of:=[Drag_Force.A373]" table:style-name="ce1">
            <text:p>7.42</text:p>
          </table:table-cell>
          <table:table-cell office:value-type="float" office:value="1.5548327878500001" table:formula="of:=[Drag_Force.B373]/(0.5*[.$B$2]*[.$B$4]*[.$B$3]^2)" table:style-name="ce1">
            <text:p>1.554832788</text:p>
          </table:table-cell>
          <table:table-cell office:value-type="float" office:value="1.446254092954" table:formula="of:=[Drag_Force.C373]/(0.5*[.$B$2]*[.$B$4]*[.$B$3]^2)" table:style-name="ce1">
            <text:p>1.44625409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44" table:formula="of:=[Drag_Force.A374]" table:style-name="ce1">
            <text:p>7.44</text:p>
          </table:table-cell>
          <table:table-cell office:value-type="float" office:value="1.5686938287359999" table:formula="of:=[Drag_Force.B374]/(0.5*[.$B$2]*[.$B$4]*[.$B$3]^2)" table:style-name="ce1">
            <text:p>1.568693829</text:p>
          </table:table-cell>
          <table:table-cell office:value-type="float" office:value="1.445759678181" table:formula="of:=[Drag_Force.C374]/(0.5*[.$B$2]*[.$B$4]*[.$B$3]^2)" table:style-name="ce1">
            <text:p>1.44575967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46" table:formula="of:=[Drag_Force.A375]" table:style-name="ce1">
            <text:p>7.46</text:p>
          </table:table-cell>
          <table:table-cell office:value-type="float" office:value="1.587139211554" table:formula="of:=[Drag_Force.B375]/(0.5*[.$B$2]*[.$B$4]*[.$B$3]^2)" table:style-name="ce1">
            <text:p>1.587139212</text:p>
          </table:table-cell>
          <table:table-cell office:value-type="float" office:value="1.4484059891509999" table:formula="of:=[Drag_Force.C375]/(0.5*[.$B$2]*[.$B$4]*[.$B$3]^2)" table:style-name="ce1">
            <text:p>1.44840598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48" table:formula="of:=[Drag_Force.A376]" table:style-name="ce1">
            <text:p>7.48</text:p>
          </table:table-cell>
          <table:table-cell office:value-type="float" office:value="1.5837275621040001" table:formula="of:=[Drag_Force.B376]/(0.5*[.$B$2]*[.$B$4]*[.$B$3]^2)" table:style-name="ce1">
            <text:p>1.583727562</text:p>
          </table:table-cell>
          <table:table-cell office:value-type="float" office:value="1.428961079609" table:formula="of:=[Drag_Force.C376]/(0.5*[.$B$2]*[.$B$4]*[.$B$3]^2)" table:style-name="ce1">
            <text:p>1.4289610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5" table:formula="of:=[Drag_Force.A377]" table:style-name="ce1">
            <text:p>7.5</text:p>
          </table:table-cell>
          <table:table-cell office:value-type="float" office:value="1.6206670081269998" table:formula="of:=[Drag_Force.B377]/(0.5*[.$B$2]*[.$B$4]*[.$B$3]^2)" table:style-name="ce1">
            <text:p>1.620667008</text:p>
          </table:table-cell>
          <table:table-cell office:value-type="float" office:value="1.4510141183409999" table:formula="of:=[Drag_Force.C377]/(0.5*[.$B$2]*[.$B$4]*[.$B$3]^2)" table:style-name="ce1">
            <text:p>1.45101411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52" table:formula="of:=[Drag_Force.A378]" table:style-name="ce1">
            <text:p>7.52</text:p>
          </table:table-cell>
          <table:table-cell office:value-type="float" office:value="1.608311396188" table:formula="of:=[Drag_Force.B378]/(0.5*[.$B$2]*[.$B$4]*[.$B$3]^2)" table:style-name="ce1">
            <text:p>1.608311396</text:p>
          </table:table-cell>
          <table:table-cell office:value-type="float" office:value="1.4776261295309998" table:formula="of:=[Drag_Force.C378]/(0.5*[.$B$2]*[.$B$4]*[.$B$3]^2)" table:style-name="ce1">
            <text:p>1.4776261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54" table:formula="of:=[Drag_Force.A379]" table:style-name="ce1">
            <text:p>7.54</text:p>
          </table:table-cell>
          <table:table-cell office:value-type="float" office:value="1.616356501027" table:formula="of:=[Drag_Force.B379]/(0.5*[.$B$2]*[.$B$4]*[.$B$3]^2)" table:style-name="ce1">
            <text:p>1.616356501</text:p>
          </table:table-cell>
          <table:table-cell office:value-type="float" office:value="1.4882948988460001" table:formula="of:=[Drag_Force.C379]/(0.5*[.$B$2]*[.$B$4]*[.$B$3]^2)" table:style-name="ce1">
            <text:p>1.48829489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56" table:formula="of:=[Drag_Force.A380]" table:style-name="ce1">
            <text:p>7.56</text:p>
          </table:table-cell>
          <table:table-cell office:value-type="float" office:value="1.6480885112959998" table:formula="of:=[Drag_Force.B380]/(0.5*[.$B$2]*[.$B$4]*[.$B$3]^2)" table:style-name="ce1">
            <text:p>1.648088511</text:p>
          </table:table-cell>
          <table:table-cell office:value-type="float" office:value="1.4987940677590001" table:formula="of:=[Drag_Force.C380]/(0.5*[.$B$2]*[.$B$4]*[.$B$3]^2)" table:style-name="ce1">
            <text:p>1.49879406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58" table:formula="of:=[Drag_Force.A381]" table:style-name="ce1">
            <text:p>7.58</text:p>
          </table:table-cell>
          <table:table-cell office:value-type="float" office:value="1.640809911639" table:formula="of:=[Drag_Force.B381]/(0.5*[.$B$2]*[.$B$4]*[.$B$3]^2)" table:style-name="ce1">
            <text:p>1.640809912</text:p>
          </table:table-cell>
          <table:table-cell office:value-type="float" office:value="1.516746403892" table:formula="of:=[Drag_Force.C381]/(0.5*[.$B$2]*[.$B$4]*[.$B$3]^2)" table:style-name="ce1">
            <text:p>1.51674640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6" table:formula="of:=[Drag_Force.A382]" table:style-name="ce1">
            <text:p>7.6</text:p>
          </table:table-cell>
          <table:table-cell office:value-type="float" office:value="1.6097420440400001" table:formula="of:=[Drag_Force.B382]/(0.5*[.$B$2]*[.$B$4]*[.$B$3]^2)" table:style-name="ce1">
            <text:p>1.609742044</text:p>
          </table:table-cell>
          <table:table-cell office:value-type="float" office:value="1.5140484175270001" table:formula="of:=[Drag_Force.C382]/(0.5*[.$B$2]*[.$B$4]*[.$B$3]^2)" table:style-name="ce1">
            <text:p>1.51404841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62" table:formula="of:=[Drag_Force.A383]" table:style-name="ce1">
            <text:p>7.62</text:p>
          </table:table-cell>
          <table:table-cell office:value-type="float" office:value="1.589299344484" table:formula="of:=[Drag_Force.B383]/(0.5*[.$B$2]*[.$B$4]*[.$B$3]^2)" table:style-name="ce1">
            <text:p>1.589299344</text:p>
          </table:table-cell>
          <table:table-cell office:value-type="float" office:value="1.528154300567" table:formula="of:=[Drag_Force.C383]/(0.5*[.$B$2]*[.$B$4]*[.$B$3]^2)" table:style-name="ce1">
            <text:p>1.52815430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64" table:formula="of:=[Drag_Force.A384]" table:style-name="ce1">
            <text:p>7.64</text:p>
          </table:table-cell>
          <table:table-cell office:value-type="float" office:value="1.5557248865579998" table:formula="of:=[Drag_Force.B384]/(0.5*[.$B$2]*[.$B$4]*[.$B$3]^2)" table:style-name="ce1">
            <text:p>1.555724887</text:p>
          </table:table-cell>
          <table:table-cell office:value-type="float" office:value="1.5141331624239998" table:formula="of:=[Drag_Force.C384]/(0.5*[.$B$2]*[.$B$4]*[.$B$3]^2)" table:style-name="ce1">
            <text:p>1.51413316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66" table:formula="of:=[Drag_Force.A385]" table:style-name="ce1">
            <text:p>7.66</text:p>
          </table:table-cell>
          <table:table-cell office:value-type="float" office:value="1.559712328322" table:formula="of:=[Drag_Force.B385]/(0.5*[.$B$2]*[.$B$4]*[.$B$3]^2)" table:style-name="ce1">
            <text:p>1.559712328</text:p>
          </table:table-cell>
          <table:table-cell office:value-type="float" office:value="1.496295918378" table:formula="of:=[Drag_Force.C385]/(0.5*[.$B$2]*[.$B$4]*[.$B$3]^2)" table:style-name="ce1">
            <text:p>1.49629591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68" table:formula="of:=[Drag_Force.A386]" table:style-name="ce1">
            <text:p>7.68</text:p>
          </table:table-cell>
          <table:table-cell office:value-type="float" office:value="1.5445285556939998" table:formula="of:=[Drag_Force.B386]/(0.5*[.$B$2]*[.$B$4]*[.$B$3]^2)" table:style-name="ce1">
            <text:p>1.544528556</text:p>
          </table:table-cell>
          <table:table-cell office:value-type="float" office:value="1.4881978746639999" table:formula="of:=[Drag_Force.C386]/(0.5*[.$B$2]*[.$B$4]*[.$B$3]^2)" table:style-name="ce1">
            <text:p>1.48819787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7" table:formula="of:=[Drag_Force.A387]" table:style-name="ce1">
            <text:p>7.7</text:p>
          </table:table-cell>
          <table:table-cell office:value-type="float" office:value="1.5268582506720001" table:formula="of:=[Drag_Force.B387]/(0.5*[.$B$2]*[.$B$4]*[.$B$3]^2)" table:style-name="ce1">
            <text:p>1.526858251</text:p>
          </table:table-cell>
          <table:table-cell office:value-type="float" office:value="1.4815734224799999" table:formula="of:=[Drag_Force.C387]/(0.5*[.$B$2]*[.$B$4]*[.$B$3]^2)" table:style-name="ce1">
            <text:p>1.48157342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72" table:formula="of:=[Drag_Force.A388]" table:style-name="ce1">
            <text:p>7.72</text:p>
          </table:table-cell>
          <table:table-cell office:value-type="float" office:value="1.530538741782" table:formula="of:=[Drag_Force.B388]/(0.5*[.$B$2]*[.$B$4]*[.$B$3]^2)" table:style-name="ce1">
            <text:p>1.530538742</text:p>
          </table:table-cell>
          <table:table-cell office:value-type="float" office:value="1.4377463715179999" table:formula="of:=[Drag_Force.C388]/(0.5*[.$B$2]*[.$B$4]*[.$B$3]^2)" table:style-name="ce1">
            <text:p>1.43774637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74" table:formula="of:=[Drag_Force.A389]" table:style-name="ce1">
            <text:p>7.74</text:p>
          </table:table-cell>
          <table:table-cell office:value-type="float" office:value="1.50482021199" table:formula="of:=[Drag_Force.B389]/(0.5*[.$B$2]*[.$B$4]*[.$B$3]^2)" table:style-name="ce1">
            <text:p>1.504820212</text:p>
          </table:table-cell>
          <table:table-cell office:value-type="float" office:value="1.436188067917" table:formula="of:=[Drag_Force.C389]/(0.5*[.$B$2]*[.$B$4]*[.$B$3]^2)" table:style-name="ce1">
            <text:p>1.43618806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76" table:formula="of:=[Drag_Force.A390]" table:style-name="ce1">
            <text:p>7.76</text:p>
          </table:table-cell>
          <table:table-cell office:value-type="float" office:value="1.516485568767" table:formula="of:=[Drag_Force.B390]/(0.5*[.$B$2]*[.$B$4]*[.$B$3]^2)" table:style-name="ce1">
            <text:p>1.516485569</text:p>
          </table:table-cell>
          <table:table-cell office:value-type="float" office:value="1.4500399031160001" table:formula="of:=[Drag_Force.C390]/(0.5*[.$B$2]*[.$B$4]*[.$B$3]^2)" table:style-name="ce1">
            <text:p>1.45003990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78" table:formula="of:=[Drag_Force.A391]" table:style-name="ce1">
            <text:p>7.78</text:p>
          </table:table-cell>
          <table:table-cell office:value-type="float" office:value="1.550069886585" table:formula="of:=[Drag_Force.B391]/(0.5*[.$B$2]*[.$B$4]*[.$B$3]^2)" table:style-name="ce1">
            <text:p>1.550069887</text:p>
          </table:table-cell>
          <table:table-cell office:value-type="float" office:value="1.4574582688090001" table:formula="of:=[Drag_Force.C391]/(0.5*[.$B$2]*[.$B$4]*[.$B$3]^2)" table:style-name="ce1">
            <text:p>1.45745826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8" table:formula="of:=[Drag_Force.A392]" table:style-name="ce1">
            <text:p>7.8</text:p>
          </table:table-cell>
          <table:table-cell office:value-type="float" office:value="1.54129075616" table:formula="of:=[Drag_Force.B392]/(0.5*[.$B$2]*[.$B$4]*[.$B$3]^2)" table:style-name="ce1">
            <text:p>1.541290756</text:p>
          </table:table-cell>
          <table:table-cell office:value-type="float" office:value="1.431241969555" table:formula="of:=[Drag_Force.C392]/(0.5*[.$B$2]*[.$B$4]*[.$B$3]^2)" table:style-name="ce1">
            <text:p>1.4312419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82" table:formula="of:=[Drag_Force.A393]" table:style-name="ce1">
            <text:p>7.82</text:p>
          </table:table-cell>
          <table:table-cell office:value-type="float" office:value="1.548453485027" table:formula="of:=[Drag_Force.B393]/(0.5*[.$B$2]*[.$B$4]*[.$B$3]^2)" table:style-name="ce1">
            <text:p>1.548453485</text:p>
          </table:table-cell>
          <table:table-cell office:value-type="float" office:value="1.4402219822590001" table:formula="of:=[Drag_Force.C393]/(0.5*[.$B$2]*[.$B$4]*[.$B$3]^2)" table:style-name="ce1">
            <text:p>1.44022198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84" table:formula="of:=[Drag_Force.A394]" table:style-name="ce1">
            <text:p>7.84</text:p>
          </table:table-cell>
          <table:table-cell office:value-type="float" office:value="1.569791939346" table:formula="of:=[Drag_Force.B394]/(0.5*[.$B$2]*[.$B$4]*[.$B$3]^2)" table:style-name="ce1">
            <text:p>1.569791939</text:p>
          </table:table-cell>
          <table:table-cell office:value-type="float" office:value="1.4648389955150001" table:formula="of:=[Drag_Force.C394]/(0.5*[.$B$2]*[.$B$4]*[.$B$3]^2)" table:style-name="ce1">
            <text:p>1.46483899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86" table:formula="of:=[Drag_Force.A395]" table:style-name="ce1">
            <text:p>7.86</text:p>
          </table:table-cell>
          <table:table-cell office:value-type="float" office:value="1.5660834185879999" table:formula="of:=[Drag_Force.B395]/(0.5*[.$B$2]*[.$B$4]*[.$B$3]^2)" table:style-name="ce1">
            <text:p>1.566083419</text:p>
          </table:table-cell>
          <table:table-cell office:value-type="float" office:value="1.442649502818" table:formula="of:=[Drag_Force.C395]/(0.5*[.$B$2]*[.$B$4]*[.$B$3]^2)" table:style-name="ce1">
            <text:p>1.44264950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88" table:formula="of:=[Drag_Force.A396]" table:style-name="ce1">
            <text:p>7.88</text:p>
          </table:table-cell>
          <table:table-cell office:value-type="float" office:value="1.595763703167" table:formula="of:=[Drag_Force.B396]/(0.5*[.$B$2]*[.$B$4]*[.$B$3]^2)" table:style-name="ce1">
            <text:p>1.595763703</text:p>
          </table:table-cell>
          <table:table-cell office:value-type="float" office:value="1.4720779725640001" table:formula="of:=[Drag_Force.C396]/(0.5*[.$B$2]*[.$B$4]*[.$B$3]^2)" table:style-name="ce1">
            <text:p>1.47207797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9" table:formula="of:=[Drag_Force.A397]" table:style-name="ce1">
            <text:p>7.9</text:p>
          </table:table-cell>
          <table:table-cell office:value-type="float" office:value="1.5955770889179999" table:formula="of:=[Drag_Force.B397]/(0.5*[.$B$2]*[.$B$4]*[.$B$3]^2)" table:style-name="ce1">
            <text:p>1.595577089</text:p>
          </table:table-cell>
          <table:table-cell office:value-type="float" office:value="1.4484441505399999" table:formula="of:=[Drag_Force.C397]/(0.5*[.$B$2]*[.$B$4]*[.$B$3]^2)" table:style-name="ce1">
            <text:p>1.44844415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92" table:formula="of:=[Drag_Force.A398]" table:style-name="ce1">
            <text:p>7.92</text:p>
          </table:table-cell>
          <table:table-cell office:value-type="float" office:value="1.6236621245680001" table:formula="of:=[Drag_Force.B398]/(0.5*[.$B$2]*[.$B$4]*[.$B$3]^2)" table:style-name="ce1">
            <text:p>1.623662125</text:p>
          </table:table-cell>
          <table:table-cell office:value-type="float" office:value="1.471968393484" table:formula="of:=[Drag_Force.C398]/(0.5*[.$B$2]*[.$B$4]*[.$B$3]^2)" table:style-name="ce1">
            <text:p>1.47196839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94" table:formula="of:=[Drag_Force.A399]" table:style-name="ce1">
            <text:p>7.94</text:p>
          </table:table-cell>
          <table:table-cell office:value-type="float" office:value="1.6243718395860001" table:formula="of:=[Drag_Force.B399]/(0.5*[.$B$2]*[.$B$4]*[.$B$3]^2)" table:style-name="ce1">
            <text:p>1.62437184</text:p>
          </table:table-cell>
          <table:table-cell office:value-type="float" office:value="1.4560059311820002" table:formula="of:=[Drag_Force.C399]/(0.5*[.$B$2]*[.$B$4]*[.$B$3]^2)" table:style-name="ce1">
            <text:p>1.45600593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96" table:formula="of:=[Drag_Force.A400]" table:style-name="ce1">
            <text:p>7.96</text:p>
          </table:table-cell>
          <table:table-cell office:value-type="float" office:value="1.6432888346230001" table:formula="of:=[Drag_Force.B400]/(0.5*[.$B$2]*[.$B$4]*[.$B$3]^2)" table:style-name="ce1">
            <text:p>1.643288835</text:p>
          </table:table-cell>
          <table:table-cell office:value-type="float" office:value="1.4940004496070001" table:formula="of:=[Drag_Force.C400]/(0.5*[.$B$2]*[.$B$4]*[.$B$3]^2)" table:style-name="ce1">
            <text:p>1.4940004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7.98" table:formula="of:=[Drag_Force.A401]" table:style-name="ce1">
            <text:p>7.98</text:p>
          </table:table-cell>
          <table:table-cell office:value-type="float" office:value="1.64775966078" table:formula="of:=[Drag_Force.B401]/(0.5*[.$B$2]*[.$B$4]*[.$B$3]^2)" table:style-name="ce1">
            <text:p>1.647759661</text:p>
          </table:table-cell>
          <table:table-cell office:value-type="float" office:value="1.4906226211820002" table:formula="of:=[Drag_Force.C401]/(0.5*[.$B$2]*[.$B$4]*[.$B$3]^2)" table:style-name="ce1">
            <text:p>1.49062262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" table:formula="of:=[Drag_Force.A402]" table:style-name="ce1">
            <text:p>8</text:p>
          </table:table-cell>
          <table:table-cell office:value-type="float" office:value="1.6475636557969999" table:formula="of:=[Drag_Force.B402]/(0.5*[.$B$2]*[.$B$4]*[.$B$3]^2)" table:style-name="ce1">
            <text:p>1.647563656</text:p>
          </table:table-cell>
          <table:table-cell office:value-type="float" office:value="1.5139980310449999" table:formula="of:=[Drag_Force.C402]/(0.5*[.$B$2]*[.$B$4]*[.$B$3]^2)" table:style-name="ce1">
            <text:p>1.51399803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02" table:formula="of:=[Drag_Force.A403]" table:style-name="ce1">
            <text:p>8.02</text:p>
          </table:table-cell>
          <table:table-cell office:value-type="float" office:value="1.640887636892" table:formula="of:=[Drag_Force.B403]/(0.5*[.$B$2]*[.$B$4]*[.$B$3]^2)" table:style-name="ce1">
            <text:p>1.640887637</text:p>
          </table:table-cell>
          <table:table-cell office:value-type="float" office:value="1.4977972090160001" table:formula="of:=[Drag_Force.C403]/(0.5*[.$B$2]*[.$B$4]*[.$B$3]^2)" table:style-name="ce1">
            <text:p>1.49779720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0399999999999991" table:formula="of:=[Drag_Force.A404]" table:style-name="ce1">
            <text:p>8.04</text:p>
          </table:table-cell>
          <table:table-cell office:value-type="float" office:value="1.6126524671990001" table:formula="of:=[Drag_Force.B404]/(0.5*[.$B$2]*[.$B$4]*[.$B$3]^2)" table:style-name="ce1">
            <text:p>1.612652467</text:p>
          </table:table-cell>
          <table:table-cell office:value-type="float" office:value="1.5448960344739999" table:formula="of:=[Drag_Force.C404]/(0.5*[.$B$2]*[.$B$4]*[.$B$3]^2)" table:style-name="ce1">
            <text:p>1.54489603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06" table:formula="of:=[Drag_Force.A405]" table:style-name="ce1">
            <text:p>8.06</text:p>
          </table:table-cell>
          <table:table-cell office:value-type="float" office:value="1.5749370825139999" table:formula="of:=[Drag_Force.B405]/(0.5*[.$B$2]*[.$B$4]*[.$B$3]^2)" table:style-name="ce1">
            <text:p>1.574937083</text:p>
          </table:table-cell>
          <table:table-cell office:value-type="float" office:value="1.5310870358099999" table:formula="of:=[Drag_Force.C405]/(0.5*[.$B$2]*[.$B$4]*[.$B$3]^2)" table:style-name="ce1">
            <text:p>1.53108703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08" table:formula="of:=[Drag_Force.A406]" table:style-name="ce1">
            <text:p>8.08</text:p>
          </table:table-cell>
          <table:table-cell office:value-type="float" office:value="1.5516915635469999" table:formula="of:=[Drag_Force.B406]/(0.5*[.$B$2]*[.$B$4]*[.$B$3]^2)" table:style-name="ce1">
            <text:p>1.551691564</text:p>
          </table:table-cell>
          <table:table-cell office:value-type="float" office:value="1.5238033494269998" table:formula="of:=[Drag_Force.C406]/(0.5*[.$B$2]*[.$B$4]*[.$B$3]^2)" table:style-name="ce1">
            <text:p>1.52380334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1" table:formula="of:=[Drag_Force.A407]" table:style-name="ce1">
            <text:p>8.1</text:p>
          </table:table-cell>
          <table:table-cell office:value-type="float" office:value="1.53818215149" table:formula="of:=[Drag_Force.B407]/(0.5*[.$B$2]*[.$B$4]*[.$B$3]^2)" table:style-name="ce1">
            <text:p>1.538182151</text:p>
          </table:table-cell>
          <table:table-cell office:value-type="float" office:value="1.498332291961" table:formula="of:=[Drag_Force.C407]/(0.5*[.$B$2]*[.$B$4]*[.$B$3]^2)" table:style-name="ce1">
            <text:p>1.49833229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1199999999999992" table:formula="of:=[Drag_Force.A408]" table:style-name="ce1">
            <text:p>8.12</text:p>
          </table:table-cell>
          <table:table-cell office:value-type="float" office:value="1.5089339635569998" table:formula="of:=[Drag_Force.B408]/(0.5*[.$B$2]*[.$B$4]*[.$B$3]^2)" table:style-name="ce1">
            <text:p>1.508933964</text:p>
          </table:table-cell>
          <table:table-cell office:value-type="float" office:value="1.4965335029010001" table:formula="of:=[Drag_Force.C408]/(0.5*[.$B$2]*[.$B$4]*[.$B$3]^2)" table:style-name="ce1">
            <text:p>1.49653350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14" table:formula="of:=[Drag_Force.A409]" table:style-name="ce1">
            <text:p>8.14</text:p>
          </table:table-cell>
          <table:table-cell office:value-type="float" office:value="1.521584253441" table:formula="of:=[Drag_Force.B409]/(0.5*[.$B$2]*[.$B$4]*[.$B$3]^2)" table:style-name="ce1">
            <text:p>1.521584253</text:p>
          </table:table-cell>
          <table:table-cell office:value-type="float" office:value="1.495691090282" table:formula="of:=[Drag_Force.C409]/(0.5*[.$B$2]*[.$B$4]*[.$B$3]^2)" table:style-name="ce1">
            <text:p>1.4956910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16" table:formula="of:=[Drag_Force.A410]" table:style-name="ce1">
            <text:p>8.16</text:p>
          </table:table-cell>
          <table:table-cell office:value-type="float" office:value="1.5151786722189999" table:formula="of:=[Drag_Force.B410]/(0.5*[.$B$2]*[.$B$4]*[.$B$3]^2)" table:style-name="ce1">
            <text:p>1.515178672</text:p>
          </table:table-cell>
          <table:table-cell office:value-type="float" office:value="1.465677541442" table:formula="of:=[Drag_Force.C410]/(0.5*[.$B$2]*[.$B$4]*[.$B$3]^2)" table:style-name="ce1">
            <text:p>1.46567754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18" table:formula="of:=[Drag_Force.A411]" table:style-name="ce1">
            <text:p>8.18</text:p>
          </table:table-cell>
          <table:table-cell office:value-type="float" office:value="1.544308045892" table:formula="of:=[Drag_Force.B411]/(0.5*[.$B$2]*[.$B$4]*[.$B$3]^2)" table:style-name="ce1">
            <text:p>1.544308046</text:p>
          </table:table-cell>
          <table:table-cell office:value-type="float" office:value="1.450173669387" table:formula="of:=[Drag_Force.C411]/(0.5*[.$B$2]*[.$B$4]*[.$B$3]^2)" table:style-name="ce1">
            <text:p>1.45017366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1999999999999993" table:formula="of:=[Drag_Force.A412]" table:style-name="ce1">
            <text:p>8.2</text:p>
          </table:table-cell>
          <table:table-cell office:value-type="float" office:value="1.5091425093300002" table:formula="of:=[Drag_Force.B412]/(0.5*[.$B$2]*[.$B$4]*[.$B$3]^2)" table:style-name="ce1">
            <text:p>1.509142509</text:p>
          </table:table-cell>
          <table:table-cell office:value-type="float" office:value="1.4511714186939999" table:formula="of:=[Drag_Force.C412]/(0.5*[.$B$2]*[.$B$4]*[.$B$3]^2)" table:style-name="ce1">
            <text:p>1.45117141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2200000000000006" table:formula="of:=[Drag_Force.A413]" table:style-name="ce1">
            <text:p>8.22</text:p>
          </table:table-cell>
          <table:table-cell office:value-type="float" office:value="1.5430553760769998" table:formula="of:=[Drag_Force.B413]/(0.5*[.$B$2]*[.$B$4]*[.$B$3]^2)" table:style-name="ce1">
            <text:p>1.543055376</text:p>
          </table:table-cell>
          <table:table-cell office:value-type="float" office:value="1.411219876421" table:formula="of:=[Drag_Force.C413]/(0.5*[.$B$2]*[.$B$4]*[.$B$3]^2)" table:style-name="ce1">
            <text:p>1.41121987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24" table:formula="of:=[Drag_Force.A414]" table:style-name="ce1">
            <text:p>8.24</text:p>
          </table:table-cell>
          <table:table-cell office:value-type="float" office:value="1.5690427600649999" table:formula="of:=[Drag_Force.B414]/(0.5*[.$B$2]*[.$B$4]*[.$B$3]^2)" table:style-name="ce1">
            <text:p>1.56904276</text:p>
          </table:table-cell>
          <table:table-cell office:value-type="float" office:value="1.4315229100089999" table:formula="of:=[Drag_Force.C414]/(0.5*[.$B$2]*[.$B$4]*[.$B$3]^2)" table:style-name="ce1">
            <text:p>1.4315229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26" table:formula="of:=[Drag_Force.A415]" table:style-name="ce1">
            <text:p>8.26</text:p>
          </table:table-cell>
          <table:table-cell office:value-type="float" office:value="1.5685889981650001" table:formula="of:=[Drag_Force.B415]/(0.5*[.$B$2]*[.$B$4]*[.$B$3]^2)" table:style-name="ce1">
            <text:p>1.568588998</text:p>
          </table:table-cell>
          <table:table-cell office:value-type="float" office:value="1.448872573901" table:formula="of:=[Drag_Force.C415]/(0.5*[.$B$2]*[.$B$4]*[.$B$3]^2)" table:style-name="ce1">
            <text:p>1.44887257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2799999999999994" table:formula="of:=[Drag_Force.A416]" table:style-name="ce1">
            <text:p>8.28</text:p>
          </table:table-cell>
          <table:table-cell office:value-type="float" office:value="1.5837048676379999" table:formula="of:=[Drag_Force.B416]/(0.5*[.$B$2]*[.$B$4]*[.$B$3]^2)" table:style-name="ce1">
            <text:p>1.583704868</text:p>
          </table:table-cell>
          <table:table-cell office:value-type="float" office:value="1.469659659932" table:formula="of:=[Drag_Force.C416]/(0.5*[.$B$2]*[.$B$4]*[.$B$3]^2)" table:style-name="ce1">
            <text:p>1.4696596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3000000000000007" table:formula="of:=[Drag_Force.A417]" table:style-name="ce1">
            <text:p>8.3</text:p>
          </table:table-cell>
          <table:table-cell office:value-type="float" office:value="1.565913137898" table:formula="of:=[Drag_Force.B417]/(0.5*[.$B$2]*[.$B$4]*[.$B$3]^2)" table:style-name="ce1">
            <text:p>1.565913138</text:p>
          </table:table-cell>
          <table:table-cell office:value-type="float" office:value="1.459331370044" table:formula="of:=[Drag_Force.C417]/(0.5*[.$B$2]*[.$B$4]*[.$B$3]^2)" table:style-name="ce1">
            <text:p>1.4593313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32" table:formula="of:=[Drag_Force.A418]" table:style-name="ce1">
            <text:p>8.32</text:p>
          </table:table-cell>
          <table:table-cell office:value-type="float" office:value="1.577577250149" table:formula="of:=[Drag_Force.B418]/(0.5*[.$B$2]*[.$B$4]*[.$B$3]^2)" table:style-name="ce1">
            <text:p>1.57757725</text:p>
          </table:table-cell>
          <table:table-cell office:value-type="float" office:value="1.4511759434429998" table:formula="of:=[Drag_Force.C418]/(0.5*[.$B$2]*[.$B$4]*[.$B$3]^2)" table:style-name="ce1">
            <text:p>1.45117594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34" table:formula="of:=[Drag_Force.A419]" table:style-name="ce1">
            <text:p>8.34</text:p>
          </table:table-cell>
          <table:table-cell office:value-type="float" office:value="1.585925698242" table:formula="of:=[Drag_Force.B419]/(0.5*[.$B$2]*[.$B$4]*[.$B$3]^2)" table:style-name="ce1">
            <text:p>1.585925698</text:p>
          </table:table-cell>
          <table:table-cell office:value-type="float" office:value="1.4825945020760001" table:formula="of:=[Drag_Force.C419]/(0.5*[.$B$2]*[.$B$4]*[.$B$3]^2)" table:style-name="ce1">
            <text:p>1.48259450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36" table:formula="of:=[Drag_Force.A420]" table:style-name="ce1">
            <text:p>8.36</text:p>
          </table:table-cell>
          <table:table-cell office:value-type="float" office:value="1.620600325326" table:formula="of:=[Drag_Force.B420]/(0.5*[.$B$2]*[.$B$4]*[.$B$3]^2)" table:style-name="ce1">
            <text:p>1.620600325</text:p>
          </table:table-cell>
          <table:table-cell office:value-type="float" office:value="1.498828297769" table:formula="of:=[Drag_Force.C420]/(0.5*[.$B$2]*[.$B$4]*[.$B$3]^2)" table:style-name="ce1">
            <text:p>1.49882829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3800000000000008" table:formula="of:=[Drag_Force.A421]" table:style-name="ce1">
            <text:p>8.38</text:p>
          </table:table-cell>
          <table:table-cell office:value-type="float" office:value="1.6363614340839998" table:formula="of:=[Drag_Force.B421]/(0.5*[.$B$2]*[.$B$4]*[.$B$3]^2)" table:style-name="ce1">
            <text:p>1.636361434</text:p>
          </table:table-cell>
          <table:table-cell office:value-type="float" office:value="1.500940236216" table:formula="of:=[Drag_Force.C421]/(0.5*[.$B$2]*[.$B$4]*[.$B$3]^2)" table:style-name="ce1">
            <text:p>1.50094023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4" table:formula="of:=[Drag_Force.A422]" table:style-name="ce1">
            <text:p>8.4</text:p>
          </table:table-cell>
          <table:table-cell office:value-type="float" office:value="1.6329544003230001" table:formula="of:=[Drag_Force.B422]/(0.5*[.$B$2]*[.$B$4]*[.$B$3]^2)" table:style-name="ce1">
            <text:p>1.6329544</text:p>
          </table:table-cell>
          <table:table-cell office:value-type="float" office:value="1.5184638573189999" table:formula="of:=[Drag_Force.C422]/(0.5*[.$B$2]*[.$B$4]*[.$B$3]^2)" table:style-name="ce1">
            <text:p>1.51846385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42" table:formula="of:=[Drag_Force.A423]" table:style-name="ce1">
            <text:p>8.42</text:p>
          </table:table-cell>
          <table:table-cell office:value-type="float" office:value="1.6112896151749998" table:formula="of:=[Drag_Force.B423]/(0.5*[.$B$2]*[.$B$4]*[.$B$3]^2)" table:style-name="ce1">
            <text:p>1.611289615</text:p>
          </table:table-cell>
          <table:table-cell office:value-type="float" office:value="1.5214943323049999" table:formula="of:=[Drag_Force.C423]/(0.5*[.$B$2]*[.$B$4]*[.$B$3]^2)" table:style-name="ce1">
            <text:p>1.52149433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44" table:formula="of:=[Drag_Force.A424]" table:style-name="ce1">
            <text:p>8.44</text:p>
          </table:table-cell>
          <table:table-cell office:value-type="float" office:value="1.60812837796" table:formula="of:=[Drag_Force.B424]/(0.5*[.$B$2]*[.$B$4]*[.$B$3]^2)" table:style-name="ce1">
            <text:p>1.608128378</text:p>
          </table:table-cell>
          <table:table-cell office:value-type="float" office:value="1.522172119296" table:formula="of:=[Drag_Force.C424]/(0.5*[.$B$2]*[.$B$4]*[.$B$3]^2)" table:style-name="ce1">
            <text:p>1.52217211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4600000000000009" table:formula="of:=[Drag_Force.A425]" table:style-name="ce1">
            <text:p>8.46</text:p>
          </table:table-cell>
          <table:table-cell office:value-type="float" office:value="1.6176104322460001" table:formula="of:=[Drag_Force.B425]/(0.5*[.$B$2]*[.$B$4]*[.$B$3]^2)" table:style-name="ce1">
            <text:p>1.617610432</text:p>
          </table:table-cell>
          <table:table-cell office:value-type="float" office:value="1.56091944378" table:formula="of:=[Drag_Force.C425]/(0.5*[.$B$2]*[.$B$4]*[.$B$3]^2)" table:style-name="ce1">
            <text:p>1.56091944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48" table:formula="of:=[Drag_Force.A426]" table:style-name="ce1">
            <text:p>8.48</text:p>
          </table:table-cell>
          <table:table-cell office:value-type="float" office:value="1.5964976633529999" table:formula="of:=[Drag_Force.B426]/(0.5*[.$B$2]*[.$B$4]*[.$B$3]^2)" table:style-name="ce1">
            <text:p>1.596497663</text:p>
          </table:table-cell>
          <table:table-cell office:value-type="float" office:value="1.539686870578" table:formula="of:=[Drag_Force.C426]/(0.5*[.$B$2]*[.$B$4]*[.$B$3]^2)" table:style-name="ce1">
            <text:p>1.53968687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5" table:formula="of:=[Drag_Force.A427]" table:style-name="ce1">
            <text:p>8.5</text:p>
          </table:table-cell>
          <table:table-cell office:value-type="float" office:value="1.5732277580810001" table:formula="of:=[Drag_Force.B427]/(0.5*[.$B$2]*[.$B$4]*[.$B$3]^2)" table:style-name="ce1">
            <text:p>1.573227758</text:p>
          </table:table-cell>
          <table:table-cell office:value-type="float" office:value="1.556669976197" table:formula="of:=[Drag_Force.C427]/(0.5*[.$B$2]*[.$B$4]*[.$B$3]^2)" table:style-name="ce1">
            <text:p>1.55666997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52" table:formula="of:=[Drag_Force.A428]" table:style-name="ce1">
            <text:p>8.52</text:p>
          </table:table-cell>
          <table:table-cell office:value-type="float" office:value="1.5366546058799999" table:formula="of:=[Drag_Force.B428]/(0.5*[.$B$2]*[.$B$4]*[.$B$3]^2)" table:style-name="ce1">
            <text:p>1.536654606</text:p>
          </table:table-cell>
          <table:table-cell office:value-type="float" office:value="1.5276607693049999" table:formula="of:=[Drag_Force.C428]/(0.5*[.$B$2]*[.$B$4]*[.$B$3]^2)" table:style-name="ce1">
            <text:p>1.52766076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5399999999999991" table:formula="of:=[Drag_Force.A429]" table:style-name="ce1">
            <text:p>8.54</text:p>
          </table:table-cell>
          <table:table-cell office:value-type="float" office:value="1.5295609790710001" table:formula="of:=[Drag_Force.B429]/(0.5*[.$B$2]*[.$B$4]*[.$B$3]^2)" table:style-name="ce1">
            <text:p>1.529560979</text:p>
          </table:table-cell>
          <table:table-cell office:value-type="float" office:value="1.5358303944109999" table:formula="of:=[Drag_Force.C429]/(0.5*[.$B$2]*[.$B$4]*[.$B$3]^2)" table:style-name="ce1">
            <text:p>1.53583039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56" table:formula="of:=[Drag_Force.A430]" table:style-name="ce1">
            <text:p>8.56</text:p>
          </table:table-cell>
          <table:table-cell office:value-type="float" office:value="1.5217734765669999" table:formula="of:=[Drag_Force.B430]/(0.5*[.$B$2]*[.$B$4]*[.$B$3]^2)" table:style-name="ce1">
            <text:p>1.521773477</text:p>
          </table:table-cell>
          <table:table-cell office:value-type="float" office:value="1.527053214116" table:formula="of:=[Drag_Force.C430]/(0.5*[.$B$2]*[.$B$4]*[.$B$3]^2)" table:style-name="ce1">
            <text:p>1.52705321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58" table:formula="of:=[Drag_Force.A431]" table:style-name="ce1">
            <text:p>8.58</text:p>
          </table:table-cell>
          <table:table-cell office:value-type="float" office:value="1.5677926043260002" table:formula="of:=[Drag_Force.B431]/(0.5*[.$B$2]*[.$B$4]*[.$B$3]^2)" table:style-name="ce1">
            <text:p>1.567792604</text:p>
          </table:table-cell>
          <table:table-cell office:value-type="float" office:value="1.4926354627730001" table:formula="of:=[Drag_Force.C431]/(0.5*[.$B$2]*[.$B$4]*[.$B$3]^2)" table:style-name="ce1">
            <text:p>1.49263546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6" table:formula="of:=[Drag_Force.A432]" table:style-name="ce1">
            <text:p>8.6</text:p>
          </table:table-cell>
          <table:table-cell office:value-type="float" office:value="1.5760983073989998" table:formula="of:=[Drag_Force.B432]/(0.5*[.$B$2]*[.$B$4]*[.$B$3]^2)" table:style-name="ce1">
            <text:p>1.576098307</text:p>
          </table:table-cell>
          <table:table-cell office:value-type="float" office:value="1.4687696273270001" table:formula="of:=[Drag_Force.C432]/(0.5*[.$B$2]*[.$B$4]*[.$B$3]^2)" table:style-name="ce1">
            <text:p>1.46876962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6199999999999992" table:formula="of:=[Drag_Force.A433]" table:style-name="ce1">
            <text:p>8.62</text:p>
          </table:table-cell>
          <table:table-cell office:value-type="float" office:value="1.547645871297" table:formula="of:=[Drag_Force.B433]/(0.5*[.$B$2]*[.$B$4]*[.$B$3]^2)" table:style-name="ce1">
            <text:p>1.547645871</text:p>
          </table:table-cell>
          <table:table-cell office:value-type="float" office:value="1.4709747332430001" table:formula="of:=[Drag_Force.C433]/(0.5*[.$B$2]*[.$B$4]*[.$B$3]^2)" table:style-name="ce1">
            <text:p>1.47097473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64" table:formula="of:=[Drag_Force.A434]" table:style-name="ce1">
            <text:p>8.64</text:p>
          </table:table-cell>
          <table:table-cell office:value-type="float" office:value="1.5299945514609998" table:formula="of:=[Drag_Force.B434]/(0.5*[.$B$2]*[.$B$4]*[.$B$3]^2)" table:style-name="ce1">
            <text:p>1.529994551</text:p>
          </table:table-cell>
          <table:table-cell office:value-type="float" office:value="1.4540753317270001" table:formula="of:=[Drag_Force.C434]/(0.5*[.$B$2]*[.$B$4]*[.$B$3]^2)" table:style-name="ce1">
            <text:p>1.45407533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66" table:formula="of:=[Drag_Force.A435]" table:style-name="ce1">
            <text:p>8.66</text:p>
          </table:table-cell>
          <table:table-cell office:value-type="float" office:value="1.53638791338" table:formula="of:=[Drag_Force.B435]/(0.5*[.$B$2]*[.$B$4]*[.$B$3]^2)" table:style-name="ce1">
            <text:p>1.536387913</text:p>
          </table:table-cell>
          <table:table-cell office:value-type="float" office:value="1.419711149961" table:formula="of:=[Drag_Force.C435]/(0.5*[.$B$2]*[.$B$4]*[.$B$3]^2)" table:style-name="ce1">
            <text:p>1.4197111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68" table:formula="of:=[Drag_Force.A436]" table:style-name="ce1">
            <text:p>8.68</text:p>
          </table:table-cell>
          <table:table-cell office:value-type="float" office:value="1.5704341452349999" table:formula="of:=[Drag_Force.B436]/(0.5*[.$B$2]*[.$B$4]*[.$B$3]^2)" table:style-name="ce1">
            <text:p>1.570434145</text:p>
          </table:table-cell>
          <table:table-cell office:value-type="float" office:value="1.4347707648330001" table:formula="of:=[Drag_Force.C436]/(0.5*[.$B$2]*[.$B$4]*[.$B$3]^2)" table:style-name="ce1">
            <text:p>1.43477076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6999999999999993" table:formula="of:=[Drag_Force.A437]" table:style-name="ce1">
            <text:p>8.7</text:p>
          </table:table-cell>
          <table:table-cell office:value-type="float" office:value="1.5425573063909999" table:formula="of:=[Drag_Force.B437]/(0.5*[.$B$2]*[.$B$4]*[.$B$3]^2)" table:style-name="ce1">
            <text:p>1.542557306</text:p>
          </table:table-cell>
          <table:table-cell office:value-type="float" office:value="1.430639744894" table:formula="of:=[Drag_Force.C437]/(0.5*[.$B$2]*[.$B$4]*[.$B$3]^2)" table:style-name="ce1">
            <text:p>1.43063974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7200000000000006" table:formula="of:=[Drag_Force.A438]" table:style-name="ce1">
            <text:p>8.72</text:p>
          </table:table-cell>
          <table:table-cell office:value-type="float" office:value="1.56106600718" table:formula="of:=[Drag_Force.B438]/(0.5*[.$B$2]*[.$B$4]*[.$B$3]^2)" table:style-name="ce1">
            <text:p>1.561066007</text:p>
          </table:table-cell>
          <table:table-cell office:value-type="float" office:value="1.4553785464539999" table:formula="of:=[Drag_Force.C438]/(0.5*[.$B$2]*[.$B$4]*[.$B$3]^2)" table:style-name="ce1">
            <text:p>1.45537854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74" table:formula="of:=[Drag_Force.A439]" table:style-name="ce1">
            <text:p>8.74</text:p>
          </table:table-cell>
          <table:table-cell office:value-type="float" office:value="1.5564435392440001" table:formula="of:=[Drag_Force.B439]/(0.5*[.$B$2]*[.$B$4]*[.$B$3]^2)" table:style-name="ce1">
            <text:p>1.556443539</text:p>
          </table:table-cell>
          <table:table-cell office:value-type="float" office:value="1.4875387767289998" table:formula="of:=[Drag_Force.C439]/(0.5*[.$B$2]*[.$B$4]*[.$B$3]^2)" table:style-name="ce1">
            <text:p>1.48753877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76" table:formula="of:=[Drag_Force.A440]" table:style-name="ce1">
            <text:p>8.76</text:p>
          </table:table-cell>
          <table:table-cell office:value-type="float" office:value="1.553660528238" table:formula="of:=[Drag_Force.B440]/(0.5*[.$B$2]*[.$B$4]*[.$B$3]^2)" table:style-name="ce1">
            <text:p>1.553660528</text:p>
          </table:table-cell>
          <table:table-cell office:value-type="float" office:value="1.4950259068310001" table:formula="of:=[Drag_Force.C440]/(0.5*[.$B$2]*[.$B$4]*[.$B$3]^2)" table:style-name="ce1">
            <text:p>1.49502590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7799999999999994" table:formula="of:=[Drag_Force.A441]" table:style-name="ce1">
            <text:p>8.78</text:p>
          </table:table-cell>
          <table:table-cell office:value-type="float" office:value="1.5826647715909998" table:formula="of:=[Drag_Force.B441]/(0.5*[.$B$2]*[.$B$4]*[.$B$3]^2)" table:style-name="ce1">
            <text:p>1.582664772</text:p>
          </table:table-cell>
          <table:table-cell office:value-type="float" office:value="1.4858955529650002" table:formula="of:=[Drag_Force.C441]/(0.5*[.$B$2]*[.$B$4]*[.$B$3]^2)" table:style-name="ce1">
            <text:p>1.48589555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8000000000000007" table:formula="of:=[Drag_Force.A442]" table:style-name="ce1">
            <text:p>8.8</text:p>
          </table:table-cell>
          <table:table-cell office:value-type="float" office:value="1.5915623779629999" table:formula="of:=[Drag_Force.B442]/(0.5*[.$B$2]*[.$B$4]*[.$B$3]^2)" table:style-name="ce1">
            <text:p>1.591562378</text:p>
          </table:table-cell>
          <table:table-cell office:value-type="float" office:value="1.497112798591" table:formula="of:=[Drag_Force.C442]/(0.5*[.$B$2]*[.$B$4]*[.$B$3]^2)" table:style-name="ce1">
            <text:p>1.49711279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82" table:formula="of:=[Drag_Force.A443]" table:style-name="ce1">
            <text:p>8.82</text:p>
          </table:table-cell>
          <table:table-cell office:value-type="float" office:value="1.6257895991289999" table:formula="of:=[Drag_Force.B443]/(0.5*[.$B$2]*[.$B$4]*[.$B$3]^2)" table:style-name="ce1">
            <text:p>1.625789599</text:p>
          </table:table-cell>
          <table:table-cell office:value-type="float" office:value="1.5247814980879999" table:formula="of:=[Drag_Force.C443]/(0.5*[.$B$2]*[.$B$4]*[.$B$3]^2)" table:style-name="ce1">
            <text:p>1.52478149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84" table:formula="of:=[Drag_Force.A444]" table:style-name="ce1">
            <text:p>8.84</text:p>
          </table:table-cell>
          <table:table-cell office:value-type="float" office:value="1.668144522458" table:formula="of:=[Drag_Force.B444]/(0.5*[.$B$2]*[.$B$4]*[.$B$3]^2)" table:style-name="ce1">
            <text:p>1.668144522</text:p>
          </table:table-cell>
          <table:table-cell office:value-type="float" office:value="1.5260395026290001" table:formula="of:=[Drag_Force.C444]/(0.5*[.$B$2]*[.$B$4]*[.$B$3]^2)" table:style-name="ce1">
            <text:p>1.52603950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86" table:formula="of:=[Drag_Force.A445]" table:style-name="ce1">
            <text:p>8.86</text:p>
          </table:table-cell>
          <table:table-cell office:value-type="float" office:value="1.6410371071700001" table:formula="of:=[Drag_Force.B445]/(0.5*[.$B$2]*[.$B$4]*[.$B$3]^2)" table:style-name="ce1">
            <text:p>1.641037107</text:p>
          </table:table-cell>
          <table:table-cell office:value-type="float" office:value="1.533490663289" table:formula="of:=[Drag_Force.C445]/(0.5*[.$B$2]*[.$B$4]*[.$B$3]^2)" table:style-name="ce1">
            <text:p>1.53349066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8800000000000008" table:formula="of:=[Drag_Force.A446]" table:style-name="ce1">
            <text:p>8.88</text:p>
          </table:table-cell>
          <table:table-cell office:value-type="float" office:value="1.632226384425" table:formula="of:=[Drag_Force.B446]/(0.5*[.$B$2]*[.$B$4]*[.$B$3]^2)" table:style-name="ce1">
            <text:p>1.632226384</text:p>
          </table:table-cell>
          <table:table-cell office:value-type="float" office:value="1.54273835514" table:formula="of:=[Drag_Force.C446]/(0.5*[.$B$2]*[.$B$4]*[.$B$3]^2)" table:style-name="ce1">
            <text:p>1.54273835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9" table:formula="of:=[Drag_Force.A447]" table:style-name="ce1">
            <text:p>8.9</text:p>
          </table:table-cell>
          <table:table-cell office:value-type="float" office:value="1.631083601284" table:formula="of:=[Drag_Force.B447]/(0.5*[.$B$2]*[.$B$4]*[.$B$3]^2)" table:style-name="ce1">
            <text:p>1.631083601</text:p>
          </table:table-cell>
          <table:table-cell office:value-type="float" office:value="1.5483134396630001" table:formula="of:=[Drag_Force.C447]/(0.5*[.$B$2]*[.$B$4]*[.$B$3]^2)" table:style-name="ce1">
            <text:p>1.5483134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92" table:formula="of:=[Drag_Force.A448]" table:style-name="ce1">
            <text:p>8.92</text:p>
          </table:table-cell>
          <table:table-cell office:value-type="float" office:value="1.5669069852800002" table:formula="of:=[Drag_Force.B448]/(0.5*[.$B$2]*[.$B$4]*[.$B$3]^2)" table:style-name="ce1">
            <text:p>1.566906985</text:p>
          </table:table-cell>
          <table:table-cell office:value-type="float" office:value="1.5434954912029999" table:formula="of:=[Drag_Force.C448]/(0.5*[.$B$2]*[.$B$4]*[.$B$3]^2)" table:style-name="ce1">
            <text:p>1.54349549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94" table:formula="of:=[Drag_Force.A449]" table:style-name="ce1">
            <text:p>8.94</text:p>
          </table:table-cell>
          <table:table-cell office:value-type="float" office:value="1.5605939856309998" table:formula="of:=[Drag_Force.B449]/(0.5*[.$B$2]*[.$B$4]*[.$B$3]^2)" table:style-name="ce1">
            <text:p>1.560593986</text:p>
          </table:table-cell>
          <table:table-cell office:value-type="float" office:value="1.5784978901529998" table:formula="of:=[Drag_Force.C449]/(0.5*[.$B$2]*[.$B$4]*[.$B$3]^2)" table:style-name="ce1">
            <text:p>1.5784978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9600000000000009" table:formula="of:=[Drag_Force.A450]" table:style-name="ce1">
            <text:p>8.96</text:p>
          </table:table-cell>
          <table:table-cell office:value-type="float" office:value="1.5508610308670001" table:formula="of:=[Drag_Force.B450]/(0.5*[.$B$2]*[.$B$4]*[.$B$3]^2)" table:style-name="ce1">
            <text:p>1.550861031</text:p>
          </table:table-cell>
          <table:table-cell office:value-type="float" office:value="1.546691517542" table:formula="of:=[Drag_Force.C450]/(0.5*[.$B$2]*[.$B$4]*[.$B$3]^2)" table:style-name="ce1">
            <text:p>1.54669151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8.98" table:formula="of:=[Drag_Force.A451]" table:style-name="ce1">
            <text:p>8.98</text:p>
          </table:table-cell>
          <table:table-cell office:value-type="float" office:value="1.538742151566" table:formula="of:=[Drag_Force.B451]/(0.5*[.$B$2]*[.$B$4]*[.$B$3]^2)" table:style-name="ce1">
            <text:p>1.538742152</text:p>
          </table:table-cell>
          <table:table-cell office:value-type="float" office:value="1.5357482884500002" table:formula="of:=[Drag_Force.C451]/(0.5*[.$B$2]*[.$B$4]*[.$B$3]^2)" table:style-name="ce1">
            <text:p>1.53574828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" table:formula="of:=[Drag_Force.A452]" table:style-name="ce1">
            <text:p>9</text:p>
          </table:table-cell>
          <table:table-cell office:value-type="float" office:value="1.5433005816750001" table:formula="of:=[Drag_Force.B452]/(0.5*[.$B$2]*[.$B$4]*[.$B$3]^2)" table:style-name="ce1">
            <text:p>1.543300582</text:p>
          </table:table-cell>
          <table:table-cell office:value-type="float" office:value="1.5149434542660001" table:formula="of:=[Drag_Force.C452]/(0.5*[.$B$2]*[.$B$4]*[.$B$3]^2)" table:style-name="ce1">
            <text:p>1.51494345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02" table:formula="of:=[Drag_Force.A453]" table:style-name="ce1">
            <text:p>9.02</text:p>
          </table:table-cell>
          <table:table-cell office:value-type="float" office:value="1.5122932564010001" table:formula="of:=[Drag_Force.B453]/(0.5*[.$B$2]*[.$B$4]*[.$B$3]^2)" table:style-name="ce1">
            <text:p>1.512293256</text:p>
          </table:table-cell>
          <table:table-cell office:value-type="float" office:value="1.4871049659900002" table:formula="of:=[Drag_Force.C453]/(0.5*[.$B$2]*[.$B$4]*[.$B$3]^2)" table:style-name="ce1">
            <text:p>1.48710496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0399999999999991" table:formula="of:=[Drag_Force.A454]" table:style-name="ce1">
            <text:p>9.04</text:p>
          </table:table-cell>
          <table:table-cell office:value-type="float" office:value="1.5075443456490001" table:formula="of:=[Drag_Force.B454]/(0.5*[.$B$2]*[.$B$4]*[.$B$3]^2)" table:style-name="ce1">
            <text:p>1.507544346</text:p>
          </table:table-cell>
          <table:table-cell office:value-type="float" office:value="1.4468539272759999" table:formula="of:=[Drag_Force.C454]/(0.5*[.$B$2]*[.$B$4]*[.$B$3]^2)" table:style-name="ce1">
            <text:p>1.44685392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06" table:formula="of:=[Drag_Force.A455]" table:style-name="ce1">
            <text:p>9.06</text:p>
          </table:table-cell>
          <table:table-cell office:value-type="float" office:value="1.546499832251" table:formula="of:=[Drag_Force.B455]/(0.5*[.$B$2]*[.$B$4]*[.$B$3]^2)" table:style-name="ce1">
            <text:p>1.546499832</text:p>
          </table:table-cell>
          <table:table-cell office:value-type="float" office:value="1.4416776991439999" table:formula="of:=[Drag_Force.C455]/(0.5*[.$B$2]*[.$B$4]*[.$B$3]^2)" table:style-name="ce1">
            <text:p>1.44167769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08" table:formula="of:=[Drag_Force.A456]" table:style-name="ce1">
            <text:p>9.08</text:p>
          </table:table-cell>
          <table:table-cell office:value-type="float" office:value="1.562907383792" table:formula="of:=[Drag_Force.B456]/(0.5*[.$B$2]*[.$B$4]*[.$B$3]^2)" table:style-name="ce1">
            <text:p>1.562907384</text:p>
          </table:table-cell>
          <table:table-cell office:value-type="float" office:value="1.4571230938569999" table:formula="of:=[Drag_Force.C456]/(0.5*[.$B$2]*[.$B$4]*[.$B$3]^2)" table:style-name="ce1">
            <text:p>1.45712309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1" table:formula="of:=[Drag_Force.A457]" table:style-name="ce1">
            <text:p>9.1</text:p>
          </table:table-cell>
          <table:table-cell office:value-type="float" office:value="1.5374379379009999" table:formula="of:=[Drag_Force.B457]/(0.5*[.$B$2]*[.$B$4]*[.$B$3]^2)" table:style-name="ce1">
            <text:p>1.537437938</text:p>
          </table:table-cell>
          <table:table-cell office:value-type="float" office:value="1.473612735243" table:formula="of:=[Drag_Force.C457]/(0.5*[.$B$2]*[.$B$4]*[.$B$3]^2)" table:style-name="ce1">
            <text:p>1.47361273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1199999999999992" table:formula="of:=[Drag_Force.A458]" table:style-name="ce1">
            <text:p>9.12</text:p>
          </table:table-cell>
          <table:table-cell office:value-type="float" office:value="1.52532876786" table:formula="of:=[Drag_Force.B458]/(0.5*[.$B$2]*[.$B$4]*[.$B$3]^2)" table:style-name="ce1">
            <text:p>1.525328768</text:p>
          </table:table-cell>
          <table:table-cell office:value-type="float" office:value="1.459231987581" table:formula="of:=[Drag_Force.C458]/(0.5*[.$B$2]*[.$B$4]*[.$B$3]^2)" table:style-name="ce1">
            <text:p>1.45923198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14" table:formula="of:=[Drag_Force.A459]" table:style-name="ce1">
            <text:p>9.14</text:p>
          </table:table-cell>
          <table:table-cell office:value-type="float" office:value="1.532144379295" table:formula="of:=[Drag_Force.B459]/(0.5*[.$B$2]*[.$B$4]*[.$B$3]^2)" table:style-name="ce1">
            <text:p>1.532144379</text:p>
          </table:table-cell>
          <table:table-cell office:value-type="float" office:value="1.4611683019680002" table:formula="of:=[Drag_Force.C459]/(0.5*[.$B$2]*[.$B$4]*[.$B$3]^2)" table:style-name="ce1">
            <text:p>1.46116830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16" table:formula="of:=[Drag_Force.A460]" table:style-name="ce1">
            <text:p>9.16</text:p>
          </table:table-cell>
          <table:table-cell office:value-type="float" office:value="1.552427732647" table:formula="of:=[Drag_Force.B460]/(0.5*[.$B$2]*[.$B$4]*[.$B$3]^2)" table:style-name="ce1">
            <text:p>1.552427733</text:p>
          </table:table-cell>
          <table:table-cell office:value-type="float" office:value="1.450713029124" table:formula="of:=[Drag_Force.C460]/(0.5*[.$B$2]*[.$B$4]*[.$B$3]^2)" table:style-name="ce1">
            <text:p>1.45071302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18" table:formula="of:=[Drag_Force.A461]" table:style-name="ce1">
            <text:p>9.18</text:p>
          </table:table-cell>
          <table:table-cell office:value-type="float" office:value="1.569540240332" table:formula="of:=[Drag_Force.B461]/(0.5*[.$B$2]*[.$B$4]*[.$B$3]^2)" table:style-name="ce1">
            <text:p>1.56954024</text:p>
          </table:table-cell>
          <table:table-cell office:value-type="float" office:value="1.4865332183819999" table:formula="of:=[Drag_Force.C461]/(0.5*[.$B$2]*[.$B$4]*[.$B$3]^2)" table:style-name="ce1">
            <text:p>1.48653321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1999999999999993" table:formula="of:=[Drag_Force.A462]" table:style-name="ce1">
            <text:p>9.2</text:p>
          </table:table-cell>
          <table:table-cell office:value-type="float" office:value="1.5552413957740001" table:formula="of:=[Drag_Force.B462]/(0.5*[.$B$2]*[.$B$4]*[.$B$3]^2)" table:style-name="ce1">
            <text:p>1.555241396</text:p>
          </table:table-cell>
          <table:table-cell office:value-type="float" office:value="1.5245527498309999" table:formula="of:=[Drag_Force.C462]/(0.5*[.$B$2]*[.$B$4]*[.$B$3]^2)" table:style-name="ce1">
            <text:p>1.5245527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2200000000000006" table:formula="of:=[Drag_Force.A463]" table:style-name="ce1">
            <text:p>9.22</text:p>
          </table:table-cell>
          <table:table-cell office:value-type="float" office:value="1.582019416211" table:formula="of:=[Drag_Force.B463]/(0.5*[.$B$2]*[.$B$4]*[.$B$3]^2)" table:style-name="ce1">
            <text:p>1.582019416</text:p>
          </table:table-cell>
          <table:table-cell office:value-type="float" office:value="1.5088316113889999" table:formula="of:=[Drag_Force.C463]/(0.5*[.$B$2]*[.$B$4]*[.$B$3]^2)" table:style-name="ce1">
            <text:p>1.50883161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24" table:formula="of:=[Drag_Force.A464]" table:style-name="ce1">
            <text:p>9.24</text:p>
          </table:table-cell>
          <table:table-cell office:value-type="float" office:value="1.6151197539340001" table:formula="of:=[Drag_Force.B464]/(0.5*[.$B$2]*[.$B$4]*[.$B$3]^2)" table:style-name="ce1">
            <text:p>1.615119754</text:p>
          </table:table-cell>
          <table:table-cell office:value-type="float" office:value="1.503218510033" table:formula="of:=[Drag_Force.C464]/(0.5*[.$B$2]*[.$B$4]*[.$B$3]^2)" table:style-name="ce1">
            <text:p>1.50321851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26" table:formula="of:=[Drag_Force.A465]" table:style-name="ce1">
            <text:p>9.26</text:p>
          </table:table-cell>
          <table:table-cell office:value-type="float" office:value="1.657347160716" table:formula="of:=[Drag_Force.B465]/(0.5*[.$B$2]*[.$B$4]*[.$B$3]^2)" table:style-name="ce1">
            <text:p>1.657347161</text:p>
          </table:table-cell>
          <table:table-cell office:value-type="float" office:value="1.525074662502" table:formula="of:=[Drag_Force.C465]/(0.5*[.$B$2]*[.$B$4]*[.$B$3]^2)" table:style-name="ce1">
            <text:p>1.52507466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2799999999999994" table:formula="of:=[Drag_Force.A466]" table:style-name="ce1">
            <text:p>9.28</text:p>
          </table:table-cell>
          <table:table-cell office:value-type="float" office:value="1.6373824093760001" table:formula="of:=[Drag_Force.B466]/(0.5*[.$B$2]*[.$B$4]*[.$B$3]^2)" table:style-name="ce1">
            <text:p>1.637382409</text:p>
          </table:table-cell>
          <table:table-cell office:value-type="float" office:value="1.4821877779370001" table:formula="of:=[Drag_Force.C466]/(0.5*[.$B$2]*[.$B$4]*[.$B$3]^2)" table:style-name="ce1">
            <text:p>1.48218777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3000000000000007" table:formula="of:=[Drag_Force.A467]" table:style-name="ce1">
            <text:p>9.3</text:p>
          </table:table-cell>
          <table:table-cell office:value-type="float" office:value="1.6205512660319998" table:formula="of:=[Drag_Force.B467]/(0.5*[.$B$2]*[.$B$4]*[.$B$3]^2)" table:style-name="ce1">
            <text:p>1.620551266</text:p>
          </table:table-cell>
          <table:table-cell office:value-type="float" office:value="1.5377136658149999" table:formula="of:=[Drag_Force.C467]/(0.5*[.$B$2]*[.$B$4]*[.$B$3]^2)" table:style-name="ce1">
            <text:p>1.53771366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32" table:formula="of:=[Drag_Force.A468]" table:style-name="ce1">
            <text:p>9.32</text:p>
          </table:table-cell>
          <table:table-cell office:value-type="float" office:value="1.621979463568" table:formula="of:=[Drag_Force.B468]/(0.5*[.$B$2]*[.$B$4]*[.$B$3]^2)" table:style-name="ce1">
            <text:p>1.621979464</text:p>
          </table:table-cell>
          <table:table-cell office:value-type="float" office:value="1.5655568317699999" table:formula="of:=[Drag_Force.C468]/(0.5*[.$B$2]*[.$B$4]*[.$B$3]^2)" table:style-name="ce1">
            <text:p>1.56555683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34" table:formula="of:=[Drag_Force.A469]" table:style-name="ce1">
            <text:p>9.34</text:p>
          </table:table-cell>
          <table:table-cell office:value-type="float" office:value="1.635259860443" table:formula="of:=[Drag_Force.B469]/(0.5*[.$B$2]*[.$B$4]*[.$B$3]^2)" table:style-name="ce1">
            <text:p>1.63525986</text:p>
          </table:table-cell>
          <table:table-cell office:value-type="float" office:value="1.548009301907" table:formula="of:=[Drag_Force.C469]/(0.5*[.$B$2]*[.$B$4]*[.$B$3]^2)" table:style-name="ce1">
            <text:p>1.54800930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36" table:formula="of:=[Drag_Force.A470]" table:style-name="ce1">
            <text:p>9.36</text:p>
          </table:table-cell>
          <table:table-cell office:value-type="float" office:value="1.6240982352510001" table:formula="of:=[Drag_Force.B470]/(0.5*[.$B$2]*[.$B$4]*[.$B$3]^2)" table:style-name="ce1">
            <text:p>1.624098235</text:p>
          </table:table-cell>
          <table:table-cell office:value-type="float" office:value="1.5631717258290001" table:formula="of:=[Drag_Force.C470]/(0.5*[.$B$2]*[.$B$4]*[.$B$3]^2)" table:style-name="ce1">
            <text:p>1.56317172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3800000000000008" table:formula="of:=[Drag_Force.A471]" table:style-name="ce1">
            <text:p>9.38</text:p>
          </table:table-cell>
          <table:table-cell office:value-type="float" office:value="1.5586152211300002" table:formula="of:=[Drag_Force.B471]/(0.5*[.$B$2]*[.$B$4]*[.$B$3]^2)" table:style-name="ce1">
            <text:p>1.558615221</text:p>
          </table:table-cell>
          <table:table-cell office:value-type="float" office:value="1.5240999878069998" table:formula="of:=[Drag_Force.C471]/(0.5*[.$B$2]*[.$B$4]*[.$B$3]^2)" table:style-name="ce1">
            <text:p>1.52409998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4" table:formula="of:=[Drag_Force.A472]" table:style-name="ce1">
            <text:p>9.4</text:p>
          </table:table-cell>
          <table:table-cell office:value-type="float" office:value="1.5471357693409999" table:formula="of:=[Drag_Force.B472]/(0.5*[.$B$2]*[.$B$4]*[.$B$3]^2)" table:style-name="ce1">
            <text:p>1.547135769</text:p>
          </table:table-cell>
          <table:table-cell office:value-type="float" office:value="1.5364615349370001" table:formula="of:=[Drag_Force.C472]/(0.5*[.$B$2]*[.$B$4]*[.$B$3]^2)" table:style-name="ce1">
            <text:p>1.53646153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42" table:formula="of:=[Drag_Force.A473]" table:style-name="ce1">
            <text:p>9.42</text:p>
          </table:table-cell>
          <table:table-cell office:value-type="float" office:value="1.544559140549" table:formula="of:=[Drag_Force.B473]/(0.5*[.$B$2]*[.$B$4]*[.$B$3]^2)" table:style-name="ce1">
            <text:p>1.544559141</text:p>
          </table:table-cell>
          <table:table-cell office:value-type="float" office:value="1.516887023582" table:formula="of:=[Drag_Force.C473]/(0.5*[.$B$2]*[.$B$4]*[.$B$3]^2)" table:style-name="ce1">
            <text:p>1.51688702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44" table:formula="of:=[Drag_Force.A474]" table:style-name="ce1">
            <text:p>9.44</text:p>
          </table:table-cell>
          <table:table-cell office:value-type="float" office:value="1.531210545765" table:formula="of:=[Drag_Force.B474]/(0.5*[.$B$2]*[.$B$4]*[.$B$3]^2)" table:style-name="ce1">
            <text:p>1.531210546</text:p>
          </table:table-cell>
          <table:table-cell office:value-type="float" office:value="1.5131128427389999" table:formula="of:=[Drag_Force.C474]/(0.5*[.$B$2]*[.$B$4]*[.$B$3]^2)" table:style-name="ce1">
            <text:p>1.51311284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4600000000000009" table:formula="of:=[Drag_Force.A475]" table:style-name="ce1">
            <text:p>9.46</text:p>
          </table:table-cell>
          <table:table-cell office:value-type="float" office:value="1.531386004312" table:formula="of:=[Drag_Force.B475]/(0.5*[.$B$2]*[.$B$4]*[.$B$3]^2)" table:style-name="ce1">
            <text:p>1.531386004</text:p>
          </table:table-cell>
          <table:table-cell office:value-type="float" office:value="1.481202803038" table:formula="of:=[Drag_Force.C475]/(0.5*[.$B$2]*[.$B$4]*[.$B$3]^2)" table:style-name="ce1">
            <text:p>1.48120280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48" table:formula="of:=[Drag_Force.A476]" table:style-name="ce1">
            <text:p>9.48</text:p>
          </table:table-cell>
          <table:table-cell office:value-type="float" office:value="1.5387858183329999" table:formula="of:=[Drag_Force.B476]/(0.5*[.$B$2]*[.$B$4]*[.$B$3]^2)" table:style-name="ce1">
            <text:p>1.538785818</text:p>
          </table:table-cell>
          <table:table-cell office:value-type="float" office:value="1.452903106732" table:formula="of:=[Drag_Force.C476]/(0.5*[.$B$2]*[.$B$4]*[.$B$3]^2)" table:style-name="ce1">
            <text:p>1.45290310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5" table:formula="of:=[Drag_Force.A477]" table:style-name="ce1">
            <text:p>9.5</text:p>
          </table:table-cell>
          <table:table-cell office:value-type="float" office:value="1.549894573285" table:formula="of:=[Drag_Force.B477]/(0.5*[.$B$2]*[.$B$4]*[.$B$3]^2)" table:style-name="ce1">
            <text:p>1.549894573</text:p>
          </table:table-cell>
          <table:table-cell office:value-type="float" office:value="1.442309592515" table:formula="of:=[Drag_Force.C477]/(0.5*[.$B$2]*[.$B$4]*[.$B$3]^2)" table:style-name="ce1">
            <text:p>1.44230959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52" table:formula="of:=[Drag_Force.A478]" table:style-name="ce1">
            <text:p>9.52</text:p>
          </table:table-cell>
          <table:table-cell office:value-type="float" office:value="1.528895166449" table:formula="of:=[Drag_Force.B478]/(0.5*[.$B$2]*[.$B$4]*[.$B$3]^2)" table:style-name="ce1">
            <text:p>1.528895166</text:p>
          </table:table-cell>
          <table:table-cell office:value-type="float" office:value="1.454332965756" table:formula="of:=[Drag_Force.C478]/(0.5*[.$B$2]*[.$B$4]*[.$B$3]^2)" table:style-name="ce1">
            <text:p>1.45433296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5399999999999991" table:formula="of:=[Drag_Force.A479]" table:style-name="ce1">
            <text:p>9.54</text:p>
          </table:table-cell>
          <table:table-cell office:value-type="float" office:value="1.546845159309" table:formula="of:=[Drag_Force.B479]/(0.5*[.$B$2]*[.$B$4]*[.$B$3]^2)" table:style-name="ce1">
            <text:p>1.546845159</text:p>
          </table:table-cell>
          <table:table-cell office:value-type="float" office:value="1.4656980839330001" table:formula="of:=[Drag_Force.C479]/(0.5*[.$B$2]*[.$B$4]*[.$B$3]^2)" table:style-name="ce1">
            <text:p>1.46569808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56" table:formula="of:=[Drag_Force.A480]" table:style-name="ce1">
            <text:p>9.56</text:p>
          </table:table-cell>
          <table:table-cell office:value-type="float" office:value="1.550133621753" table:formula="of:=[Drag_Force.B480]/(0.5*[.$B$2]*[.$B$4]*[.$B$3]^2)" table:style-name="ce1">
            <text:p>1.550133622</text:p>
          </table:table-cell>
          <table:table-cell office:value-type="float" office:value="1.458711369934" table:formula="of:=[Drag_Force.C480]/(0.5*[.$B$2]*[.$B$4]*[.$B$3]^2)" table:style-name="ce1">
            <text:p>1.4587113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58" table:formula="of:=[Drag_Force.A481]" table:style-name="ce1">
            <text:p>9.58</text:p>
          </table:table-cell>
          <table:table-cell office:value-type="float" office:value="1.560177006845" table:formula="of:=[Drag_Force.B481]/(0.5*[.$B$2]*[.$B$4]*[.$B$3]^2)" table:style-name="ce1">
            <text:p>1.560177007</text:p>
          </table:table-cell>
          <table:table-cell office:value-type="float" office:value="1.4718067625989999" table:formula="of:=[Drag_Force.C481]/(0.5*[.$B$2]*[.$B$4]*[.$B$3]^2)" table:style-name="ce1">
            <text:p>1.47180676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6" table:formula="of:=[Drag_Force.A482]" table:style-name="ce1">
            <text:p>9.6</text:p>
          </table:table-cell>
          <table:table-cell office:value-type="float" office:value="1.5661557223470002" table:formula="of:=[Drag_Force.B482]/(0.5*[.$B$2]*[.$B$4]*[.$B$3]^2)" table:style-name="ce1">
            <text:p>1.566155722</text:p>
          </table:table-cell>
          <table:table-cell office:value-type="float" office:value="1.4819134055100001" table:formula="of:=[Drag_Force.C482]/(0.5*[.$B$2]*[.$B$4]*[.$B$3]^2)" table:style-name="ce1">
            <text:p>1.48191340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6199999999999992" table:formula="of:=[Drag_Force.A483]" table:style-name="ce1">
            <text:p>9.62</text:p>
          </table:table-cell>
          <table:table-cell office:value-type="float" office:value="1.5547008835029998" table:formula="of:=[Drag_Force.B483]/(0.5*[.$B$2]*[.$B$4]*[.$B$3]^2)" table:style-name="ce1">
            <text:p>1.554700884</text:p>
          </table:table-cell>
          <table:table-cell office:value-type="float" office:value="1.449757874213" table:formula="of:=[Drag_Force.C483]/(0.5*[.$B$2]*[.$B$4]*[.$B$3]^2)" table:style-name="ce1">
            <text:p>1.44975787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64" table:formula="of:=[Drag_Force.A484]" table:style-name="ce1">
            <text:p>9.64</text:p>
          </table:table-cell>
          <table:table-cell office:value-type="float" office:value="1.582257217042" table:formula="of:=[Drag_Force.B484]/(0.5*[.$B$2]*[.$B$4]*[.$B$3]^2)" table:style-name="ce1">
            <text:p>1.582257217</text:p>
          </table:table-cell>
          <table:table-cell office:value-type="float" office:value="1.483816408676" table:formula="of:=[Drag_Force.C484]/(0.5*[.$B$2]*[.$B$4]*[.$B$3]^2)" table:style-name="ce1">
            <text:p>1.48381640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66" table:formula="of:=[Drag_Force.A485]" table:style-name="ce1">
            <text:p>9.66</text:p>
          </table:table-cell>
          <table:table-cell office:value-type="float" office:value="1.6017814675139999" table:formula="of:=[Drag_Force.B485]/(0.5*[.$B$2]*[.$B$4]*[.$B$3]^2)" table:style-name="ce1">
            <text:p>1.601781468</text:p>
          </table:table-cell>
          <table:table-cell office:value-type="float" office:value="1.495766526376" table:formula="of:=[Drag_Force.C485]/(0.5*[.$B$2]*[.$B$4]*[.$B$3]^2)" table:style-name="ce1">
            <text:p>1.49576652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68" table:formula="of:=[Drag_Force.A486]" table:style-name="ce1">
            <text:p>9.68</text:p>
          </table:table-cell>
          <table:table-cell office:value-type="float" office:value="1.6232567260370001" table:formula="of:=[Drag_Force.B486]/(0.5*[.$B$2]*[.$B$4]*[.$B$3]^2)" table:style-name="ce1">
            <text:p>1.623256726</text:p>
          </table:table-cell>
          <table:table-cell office:value-type="float" office:value="1.4943800570299999" table:formula="of:=[Drag_Force.C486]/(0.5*[.$B$2]*[.$B$4]*[.$B$3]^2)" table:style-name="ce1">
            <text:p>1.49438005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6999999999999993" table:formula="of:=[Drag_Force.A487]" table:style-name="ce1">
            <text:p>9.7</text:p>
          </table:table-cell>
          <table:table-cell office:value-type="float" office:value="1.631005195917" table:formula="of:=[Drag_Force.B487]/(0.5*[.$B$2]*[.$B$4]*[.$B$3]^2)" table:style-name="ce1">
            <text:p>1.631005196</text:p>
          </table:table-cell>
          <table:table-cell office:value-type="float" office:value="1.4950487533599999" table:formula="of:=[Drag_Force.C487]/(0.5*[.$B$2]*[.$B$4]*[.$B$3]^2)" table:style-name="ce1">
            <text:p>1.49504875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7200000000000006" table:formula="of:=[Drag_Force.A488]" table:style-name="ce1">
            <text:p>9.72</text:p>
          </table:table-cell>
          <table:table-cell office:value-type="float" office:value="1.64255219784" table:formula="of:=[Drag_Force.B488]/(0.5*[.$B$2]*[.$B$4]*[.$B$3]^2)" table:style-name="ce1">
            <text:p>1.642552198</text:p>
          </table:table-cell>
          <table:table-cell office:value-type="float" office:value="1.5059095797969999" table:formula="of:=[Drag_Force.C488]/(0.5*[.$B$2]*[.$B$4]*[.$B$3]^2)" table:style-name="ce1">
            <text:p>1.5059095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74" table:formula="of:=[Drag_Force.A489]" table:style-name="ce1">
            <text:p>9.74</text:p>
          </table:table-cell>
          <table:table-cell office:value-type="float" office:value="1.6412286180810001" table:formula="of:=[Drag_Force.B489]/(0.5*[.$B$2]*[.$B$4]*[.$B$3]^2)" table:style-name="ce1">
            <text:p>1.641228618</text:p>
          </table:table-cell>
          <table:table-cell office:value-type="float" office:value="1.5720928631710001" table:formula="of:=[Drag_Force.C489]/(0.5*[.$B$2]*[.$B$4]*[.$B$3]^2)" table:style-name="ce1">
            <text:p>1.572092863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76" table:formula="of:=[Drag_Force.A490]" table:style-name="ce1">
            <text:p>9.76</text:p>
          </table:table-cell>
          <table:table-cell office:value-type="float" office:value="1.6327880224040001" table:formula="of:=[Drag_Force.B490]/(0.5*[.$B$2]*[.$B$4]*[.$B$3]^2)" table:style-name="ce1">
            <text:p>1.632788022</text:p>
          </table:table-cell>
          <table:table-cell office:value-type="float" office:value="1.5562852677469998" table:formula="of:=[Drag_Force.C490]/(0.5*[.$B$2]*[.$B$4]*[.$B$3]^2)" table:style-name="ce1">
            <text:p>1.55628526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7799999999999994" table:formula="of:=[Drag_Force.A491]" table:style-name="ce1">
            <text:p>9.78</text:p>
          </table:table-cell>
          <table:table-cell office:value-type="float" office:value="1.6017135579169999" table:formula="of:=[Drag_Force.B491]/(0.5*[.$B$2]*[.$B$4]*[.$B$3]^2)" table:style-name="ce1">
            <text:p>1.601713558</text:p>
          </table:table-cell>
          <table:table-cell office:value-type="float" office:value="1.5329923289559999" table:formula="of:=[Drag_Force.C491]/(0.5*[.$B$2]*[.$B$4]*[.$B$3]^2)" table:style-name="ce1">
            <text:p>1.532992329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8000000000000007" table:formula="of:=[Drag_Force.A492]" table:style-name="ce1">
            <text:p>9.8</text:p>
          </table:table-cell>
          <table:table-cell office:value-type="float" office:value="1.598591142269" table:formula="of:=[Drag_Force.B492]/(0.5*[.$B$2]*[.$B$4]*[.$B$3]^2)" table:style-name="ce1">
            <text:p>1.598591142</text:p>
          </table:table-cell>
          <table:table-cell office:value-type="float" office:value="1.55365516681" table:formula="of:=[Drag_Force.C492]/(0.5*[.$B$2]*[.$B$4]*[.$B$3]^2)" table:style-name="ce1">
            <text:p>1.55365516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82" table:formula="of:=[Drag_Force.A493]" table:style-name="ce1">
            <text:p>9.82</text:p>
          </table:table-cell>
          <table:table-cell office:value-type="float" office:value="1.5646843473800001" table:formula="of:=[Drag_Force.B493]/(0.5*[.$B$2]*[.$B$4]*[.$B$3]^2)" table:style-name="ce1">
            <text:p>1.564684347</text:p>
          </table:table-cell>
          <table:table-cell office:value-type="float" office:value="1.5474666343449999" table:formula="of:=[Drag_Force.C493]/(0.5*[.$B$2]*[.$B$4]*[.$B$3]^2)" table:style-name="ce1">
            <text:p>1.547466634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84" table:formula="of:=[Drag_Force.A494]" table:style-name="ce1">
            <text:p>9.84</text:p>
          </table:table-cell>
          <table:table-cell office:value-type="float" office:value="1.54225364846" table:formula="of:=[Drag_Force.B494]/(0.5*[.$B$2]*[.$B$4]*[.$B$3]^2)" table:style-name="ce1">
            <text:p>1.542253648</text:p>
          </table:table-cell>
          <table:table-cell office:value-type="float" office:value="1.5356377881130001" table:formula="of:=[Drag_Force.C494]/(0.5*[.$B$2]*[.$B$4]*[.$B$3]^2)" table:style-name="ce1">
            <text:p>1.53563778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86" table:formula="of:=[Drag_Force.A495]" table:style-name="ce1">
            <text:p>9.86</text:p>
          </table:table-cell>
          <table:table-cell office:value-type="float" office:value="1.5459366800829999" table:formula="of:=[Drag_Force.B495]/(0.5*[.$B$2]*[.$B$4]*[.$B$3]^2)" table:style-name="ce1">
            <text:p>1.54593668</text:p>
          </table:table-cell>
          <table:table-cell office:value-type="float" office:value="1.5171836957060001" table:formula="of:=[Drag_Force.C495]/(0.5*[.$B$2]*[.$B$4]*[.$B$3]^2)" table:style-name="ce1">
            <text:p>1.51718369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8800000000000008" table:formula="of:=[Drag_Force.A496]" table:style-name="ce1">
            <text:p>9.88</text:p>
          </table:table-cell>
          <table:table-cell office:value-type="float" office:value="1.5314828501369999" table:formula="of:=[Drag_Force.B496]/(0.5*[.$B$2]*[.$B$4]*[.$B$3]^2)" table:style-name="ce1">
            <text:p>1.53148285</text:p>
          </table:table-cell>
          <table:table-cell office:value-type="float" office:value="1.470437006734" table:formula="of:=[Drag_Force.C496]/(0.5*[.$B$2]*[.$B$4]*[.$B$3]^2)" table:style-name="ce1">
            <text:p>1.47043700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9" table:formula="of:=[Drag_Force.A497]" table:style-name="ce1">
            <text:p>9.9</text:p>
          </table:table-cell>
          <table:table-cell office:value-type="float" office:value="1.521911674991" table:formula="of:=[Drag_Force.B497]/(0.5*[.$B$2]*[.$B$4]*[.$B$3]^2)" table:style-name="ce1">
            <text:p>1.521911675</text:p>
          </table:table-cell>
          <table:table-cell office:value-type="float" office:value="1.450766224738" table:formula="of:=[Drag_Force.C497]/(0.5*[.$B$2]*[.$B$4]*[.$B$3]^2)" table:style-name="ce1">
            <text:p>1.450766225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92" table:formula="of:=[Drag_Force.A498]" table:style-name="ce1">
            <text:p>9.92</text:p>
          </table:table-cell>
          <table:table-cell office:value-type="float" office:value="1.532420190521" table:formula="of:=[Drag_Force.B498]/(0.5*[.$B$2]*[.$B$4]*[.$B$3]^2)" table:style-name="ce1">
            <text:p>1.532420191</text:p>
          </table:table-cell>
          <table:table-cell office:value-type="float" office:value="1.4643496768200002" table:formula="of:=[Drag_Force.C498]/(0.5*[.$B$2]*[.$B$4]*[.$B$3]^2)" table:style-name="ce1">
            <text:p>1.46434967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94" table:formula="of:=[Drag_Force.A499]" table:style-name="ce1">
            <text:p>9.94</text:p>
          </table:table-cell>
          <table:table-cell office:value-type="float" office:value="1.5383821413570002" table:formula="of:=[Drag_Force.B499]/(0.5*[.$B$2]*[.$B$4]*[.$B$3]^2)" table:style-name="ce1">
            <text:p>1.538382141</text:p>
          </table:table-cell>
          <table:table-cell office:value-type="float" office:value="1.4577731169049999" table:formula="of:=[Drag_Force.C499]/(0.5*[.$B$2]*[.$B$4]*[.$B$3]^2)" table:style-name="ce1">
            <text:p>1.45777311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9600000000000009" table:formula="of:=[Drag_Force.A500]" table:style-name="ce1">
            <text:p>9.96</text:p>
          </table:table-cell>
          <table:table-cell office:value-type="float" office:value="1.5464723820169999" table:formula="of:=[Drag_Force.B500]/(0.5*[.$B$2]*[.$B$4]*[.$B$3]^2)" table:style-name="ce1">
            <text:p>1.546472382</text:p>
          </table:table-cell>
          <table:table-cell office:value-type="float" office:value="1.4614957457119999" table:formula="of:=[Drag_Force.C500]/(0.5*[.$B$2]*[.$B$4]*[.$B$3]^2)" table:style-name="ce1">
            <text:p>1.46149574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9.98" table:formula="of:=[Drag_Force.A501]" table:style-name="ce1">
            <text:p>9.98</text:p>
          </table:table-cell>
          <table:table-cell office:value-type="float" office:value="1.5444255502370001" table:formula="of:=[Drag_Force.B501]/(0.5*[.$B$2]*[.$B$4]*[.$B$3]^2)" table:style-name="ce1">
            <text:p>1.54442555</text:p>
          </table:table-cell>
          <table:table-cell office:value-type="float" office:value="1.4477763676390001" table:formula="of:=[Drag_Force.C501]/(0.5*[.$B$2]*[.$B$4]*[.$B$3]^2)" table:style-name="ce1">
            <text:p>1.447776368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0" table:formula="of:=[Drag_Force.A502]" table:style-name="ce1">
            <text:p>10</text:p>
          </table:table-cell>
          <table:table-cell office:value-type="float" office:value="1.5582537952359998" table:formula="of:=[Drag_Force.B502]/(0.5*[.$B$2]*[.$B$4]*[.$B$3]^2)" table:style-name="ce1">
            <text:p>1.558253795</text:p>
          </table:table-cell>
          <table:table-cell office:value-type="float" office:value="1.4472852651349999" table:formula="of:=[Drag_Force.C502]/(0.5*[.$B$2]*[.$B$4]*[.$B$3]^2)" table:style-name="ce1">
            <text:p>1.447285265</text:p>
          </table:table-cell>
          <table:table-cell table:number-columns-repeated="16378"/>
        </table:table-row>
        <table:table-row table:number-rows-repeated="10480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Bueno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ephyslab</meta:initial-creator>
    <dc:creator>ephyslab</dc:creator>
    <meta:creation-date>2020-01-30T16:24:44Z</meta:creation-date>
    <dc:date>2020-03-12T11:49:4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200" chart:minimum="5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0" chart:minimum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1389in" svg:stroke-color="#00b05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30.9996850393701pt" svg:width="383.9996850393701pt" chart:style-name="Crt0">
        <chart:title chart:style-name="CT00">
          <text:p text:style-name="a0" text:class-names="" text:cond-style-name="">Force.x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Drag_Force.$B$1" chart:values-cell-range-address="Drag_Force.$B$2:.$B$502" chart:class="chart:scatter" chart:attached-axis="primary-y" chart:style-name="G0S0">
            <chart:domain table:cell-range-address="Drag_Force.$A$2:.$A$502"/>
            <chart:data-point chart:repeated="501"/>
          </chart:series>
          <chart:series chart:label-cell-address="Drag_Force.$C$1" chart:values-cell-range-address="Drag_Force.$C$2:.$C$502" chart:class="chart:scatter" chart:attached-axis="primary-y" chart:style-name="G0S1">
            <chart:domain table:cell-range-address="Drag_Force.$A$2:.$A$502"/>
            <chart:data-point chart:repeated="5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.8" chart:minimum="0.8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0" chart:minimum="7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1389in" svg:stroke-color="#00b05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78.69968503937pt" svg:width="462.0002362204725pt" chart:style-name="Crt0">
        <chart:title chart:style-name="CT00">
          <text:p text:style-name="a0" text:class-names="" text:cond-style-name="">Cd dp=D/40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Drag_Coefficient.$E$1" chart:values-cell-range-address="Drag_Coefficient.$E$2:.$E$1453" chart:class="chart:scatter" chart:attached-axis="primary-y" chart:style-name="G0S0">
            <chart:domain table:cell-range-address="Drag_Coefficient.$D$2:.$D$1453"/>
            <chart:data-point chart:repeated="1452"/>
          </chart:series>
          <chart:series chart:label-cell-address="Drag_Coefficient.$F$1" chart:values-cell-range-address="Drag_Coefficient.$F$2:.$F$1453" chart:class="chart:scatter" chart:attached-axis="primary-y" chart:style-name="G0S1">
            <chart:domain table:cell-range-address="Drag_Coefficient.$D$2:.$D$1453"/>
            <chart:data-point chart:repeated="145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